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22.59pt"/>
    </style:style>
    <style:style style:name="co12" style:family="table-column">
      <style:table-column-properties fo:break-before="auto" style:column-width="17.21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cparam_full_long_hikuri_edit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zcmb</text:p>
          </table:table-cell>
          <table:table-cell office:value-type="string" calcext:value-type="string">
            <text:p>mb</text:p>
          </table:table-cell>
          <table:table-cell table:number-columns-repeated="17"/>
        </table:table-row>
        <table:table-row table:style-name="ro1">
          <table:table-cell office:value-type="float" office:value="0.50309" calcext:value-type="float">
            <text:p>0.50309</text:p>
          </table:table-cell>
          <table:table-cell office:value-type="float" office:value="22.93445" calcext:value-type="float">
            <text:p>22.93445</text:p>
          </table:table-cell>
          <table:table-cell table:number-columns-repeated="17"/>
        </table:table-row>
        <table:table-row table:style-name="ro1">
          <table:table-cell office:value-type="float" office:value="0.4948" calcext:value-type="float">
            <text:p>0.4948</text:p>
          </table:table-cell>
          <table:table-cell office:value-type="float" office:value="22.8802" calcext:value-type="float">
            <text:p>22.8802</text:p>
          </table:table-cell>
          <table:table-cell table:number-columns-repeated="17"/>
        </table:table-row>
        <table:table-row table:style-name="ro1">
          <table:table-cell office:value-type="float" office:value="0.67767" calcext:value-type="float">
            <text:p>0.67767</text:p>
          </table:table-cell>
          <table:table-cell office:value-type="float" office:value="24.0377" calcext:value-type="float">
            <text:p>24.0377</text:p>
          </table:table-cell>
          <table:table-cell table:number-columns-repeated="17"/>
        </table:table-row>
        <table:table-row table:style-name="ro1">
          <table:table-cell office:value-type="float" office:value="0.8665" calcext:value-type="float">
            <text:p>0.8665</text:p>
          </table:table-cell>
          <table:table-cell office:value-type="float" office:value="24.34685" calcext:value-type="float">
            <text:p>24.34685</text:p>
          </table:table-cell>
          <table:table-cell table:number-columns-repeated="17"/>
        </table:table-row>
        <table:table-row table:style-name="ro1">
          <table:table-cell office:value-type="float" office:value="0.79857" calcext:value-type="float">
            <text:p>0.79857</text:p>
          </table:table-cell>
          <table:table-cell office:value-type="float" office:value="24.3605" calcext:value-type="float">
            <text:p>24.3605</text:p>
          </table:table-cell>
          <table:table-cell table:number-columns-repeated="17"/>
        </table:table-row>
        <table:table-row table:style-name="ro1">
          <table:table-cell office:value-type="float" office:value="0.37144" calcext:value-type="float">
            <text:p>0.37144</text:p>
          </table:table-cell>
          <table:table-cell office:value-type="float" office:value="22.28785" calcext:value-type="float">
            <text:p>22.28785</text:p>
          </table:table-cell>
          <table:table-cell table:number-columns-repeated="17"/>
        </table:table-row>
        <table:table-row table:style-name="ro1">
          <table:table-cell office:value-type="float" office:value="0.35582" calcext:value-type="float">
            <text:p>0.35582</text:p>
          </table:table-cell>
          <table:table-cell office:value-type="float" office:value="22.05915" calcext:value-type="float">
            <text:p>22.05915</text:p>
          </table:table-cell>
          <table:table-cell table:number-columns-repeated="17"/>
        </table:table-row>
        <table:table-row table:style-name="ro1">
          <table:table-cell office:value-type="float" office:value="0.2836" calcext:value-type="float">
            <text:p>0.2836</text:p>
          </table:table-cell>
          <table:table-cell office:value-type="float" office:value="21.40915" calcext:value-type="float">
            <text:p>21.40915</text:p>
          </table:table-cell>
          <table:table-cell table:number-columns-repeated="17"/>
        </table:table-row>
        <table:table-row table:style-name="ro1">
          <table:table-cell office:value-type="float" office:value="0.4664" calcext:value-type="float">
            <text:p>0.4664</text:p>
          </table:table-cell>
          <table:table-cell office:value-type="float" office:value="23.21635" calcext:value-type="float">
            <text:p>23.21635</text:p>
          </table:table-cell>
          <table:table-cell table:number-columns-repeated="17"/>
        </table:table-row>
        <table:table-row table:style-name="ro1">
          <table:table-cell office:value-type="float" office:value="0.94688" calcext:value-type="float">
            <text:p>0.94688</text:p>
          </table:table-cell>
          <table:table-cell office:value-type="float" office:value="24.41155" calcext:value-type="float">
            <text:p>24.41155</text:p>
          </table:table-cell>
          <table:table-cell table:number-columns-repeated="17"/>
        </table:table-row>
        <table:table-row table:style-name="ro1">
          <table:table-cell office:value-type="float" office:value="0.69315" calcext:value-type="float">
            <text:p>0.69315</text:p>
          </table:table-cell>
          <table:table-cell office:value-type="float" office:value="23.79645" calcext:value-type="float">
            <text:p>23.79645</text:p>
          </table:table-cell>
          <table:table-cell table:number-columns-repeated="17"/>
        </table:table-row>
        <table:table-row table:style-name="ro1">
          <table:table-cell office:value-type="float" office:value="0.89693" calcext:value-type="float">
            <text:p>0.89693</text:p>
          </table:table-cell>
          <table:table-cell office:value-type="float" office:value="24.40275" calcext:value-type="float">
            <text:p>24.40275</text:p>
          </table:table-cell>
          <table:table-cell table:number-columns-repeated="17"/>
        </table:table-row>
        <table:table-row table:style-name="ro1">
          <table:table-cell office:value-type="float" office:value="0.78904" calcext:value-type="float">
            <text:p>0.78904</text:p>
          </table:table-cell>
          <table:table-cell office:value-type="float" office:value="24.2188" calcext:value-type="float">
            <text:p>24.2188</text:p>
          </table:table-cell>
          <table:table-cell table:number-columns-repeated="17"/>
        </table:table-row>
        <table:table-row table:style-name="ro1">
          <table:table-cell office:value-type="float" office:value="0.59027" calcext:value-type="float">
            <text:p>0.59027</text:p>
          </table:table-cell>
          <table:table-cell office:value-type="float" office:value="23.3354" calcext:value-type="float">
            <text:p>23.3354</text:p>
          </table:table-cell>
          <table:table-cell table:number-columns-repeated="17"/>
        </table:table-row>
        <table:table-row table:style-name="ro1">
          <table:table-cell office:value-type="float" office:value="0.21075" calcext:value-type="float">
            <text:p>0.21075</text:p>
          </table:table-cell>
          <table:table-cell office:value-type="float" office:value="20.64495" calcext:value-type="float">
            <text:p>20.64495</text:p>
          </table:table-cell>
          <table:table-cell table:number-columns-repeated="17"/>
        </table:table-row>
        <table:table-row table:style-name="ro1">
          <table:table-cell office:value-type="float" office:value="0.85852" calcext:value-type="float">
            <text:p>0.85852</text:p>
          </table:table-cell>
          <table:table-cell office:value-type="float" office:value="24.1237" calcext:value-type="float">
            <text:p>24.1237</text:p>
          </table:table-cell>
          <table:table-cell table:number-columns-repeated="17"/>
        </table:table-row>
        <table:table-row table:style-name="ro1">
          <table:table-cell office:value-type="float" office:value="0.55875" calcext:value-type="float">
            <text:p>0.55875</text:p>
          </table:table-cell>
          <table:table-cell office:value-type="float" office:value="23.1648" calcext:value-type="float">
            <text:p>23.1648</text:p>
          </table:table-cell>
          <table:table-cell table:number-columns-repeated="17"/>
        </table:table-row>
        <table:table-row table:style-name="ro1">
          <table:table-cell office:value-type="float" office:value="0.9964" calcext:value-type="float">
            <text:p>0.9964</text:p>
          </table:table-cell>
          <table:table-cell office:value-type="float" office:value="24.69965" calcext:value-type="float">
            <text:p>24.69965</text:p>
          </table:table-cell>
          <table:table-cell table:number-columns-repeated="17"/>
        </table:table-row>
        <table:table-row table:style-name="ro1">
          <table:table-cell office:value-type="float" office:value="0.58294" calcext:value-type="float">
            <text:p>0.58294</text:p>
          </table:table-cell>
          <table:table-cell office:value-type="float" office:value="23.34385" calcext:value-type="float">
            <text:p>23.34385</text:p>
          </table:table-cell>
          <table:table-cell table:number-columns-repeated="17"/>
        </table:table-row>
        <table:table-row table:style-name="ro1">
          <table:table-cell office:value-type="float" office:value="0.79656" calcext:value-type="float">
            <text:p>0.79656</text:p>
          </table:table-cell>
          <table:table-cell office:value-type="float" office:value="23.85445" calcext:value-type="float">
            <text:p>23.85445</text:p>
          </table:table-cell>
          <table:table-cell table:number-columns-repeated="17"/>
        </table:table-row>
        <table:table-row table:style-name="ro1">
          <table:table-cell office:value-type="float" office:value="0.91348" calcext:value-type="float">
            <text:p>0.91348</text:p>
          </table:table-cell>
          <table:table-cell office:value-type="float" office:value="24.37895" calcext:value-type="float">
            <text:p>24.37895</text:p>
          </table:table-cell>
          <table:table-cell table:number-columns-repeated="17"/>
        </table:table-row>
        <table:table-row table:style-name="ro1">
          <table:table-cell office:value-type="float" office:value="0.94846" calcext:value-type="float">
            <text:p>0.94846</text:p>
          </table:table-cell>
          <table:table-cell office:value-type="float" office:value="24.66675" calcext:value-type="float">
            <text:p>24.66675</text:p>
          </table:table-cell>
          <table:table-cell table:number-columns-repeated="17"/>
        </table:table-row>
        <table:table-row table:style-name="ro1">
          <table:table-cell office:value-type="float" office:value="0.73362" calcext:value-type="float">
            <text:p>0.73362</text:p>
          </table:table-cell>
          <table:table-cell office:value-type="float" office:value="23.8481" calcext:value-type="float">
            <text:p>23.8481</text:p>
          </table:table-cell>
          <table:table-cell table:number-columns-repeated="17"/>
        </table:table-row>
        <table:table-row table:style-name="ro1">
          <table:table-cell office:value-type="float" office:value="0.7656" calcext:value-type="float">
            <text:p>0.7656</text:p>
          </table:table-cell>
          <table:table-cell office:value-type="float" office:value="24.10805" calcext:value-type="float">
            <text:p>24.10805</text:p>
          </table:table-cell>
          <table:table-cell table:number-columns-repeated="17"/>
        </table:table-row>
        <table:table-row table:style-name="ro1">
          <table:table-cell office:value-type="float" office:value="0.98341" calcext:value-type="float">
            <text:p>0.98341</text:p>
          </table:table-cell>
          <table:table-cell office:value-type="float" office:value="24.828" calcext:value-type="float">
            <text:p>24.828</text:p>
          </table:table-cell>
          <table:table-cell table:number-columns-repeated="17"/>
        </table:table-row>
        <table:table-row table:style-name="ro1">
          <table:table-cell office:value-type="float" office:value="0.70064" calcext:value-type="float">
            <text:p>0.70064</text:p>
          </table:table-cell>
          <table:table-cell office:value-type="float" office:value="23.7492" calcext:value-type="float">
            <text:p>23.7492</text:p>
          </table:table-cell>
          <table:table-cell table:number-columns-repeated="17"/>
        </table:table-row>
        <table:table-row table:style-name="ro1">
          <table:table-cell office:value-type="float" office:value="0.83814" calcext:value-type="float">
            <text:p>0.83814</text:p>
          </table:table-cell>
          <table:table-cell office:value-type="float" office:value="24.1545" calcext:value-type="float">
            <text:p>24.1545</text:p>
          </table:table-cell>
          <table:table-cell table:number-columns-repeated="17"/>
        </table:table-row>
        <table:table-row table:style-name="ro1">
          <table:table-cell office:value-type="float" office:value="0.3706" calcext:value-type="float">
            <text:p>0.3706</text:p>
          </table:table-cell>
          <table:table-cell office:value-type="float" office:value="22.1401" calcext:value-type="float">
            <text:p>22.1401</text:p>
          </table:table-cell>
          <table:table-cell table:number-columns-repeated="17"/>
        </table:table-row>
        <table:table-row table:style-name="ro1">
          <table:table-cell office:value-type="float" office:value="0.35858" calcext:value-type="float">
            <text:p>0.35858</text:p>
          </table:table-cell>
          <table:table-cell office:value-type="float" office:value="21.95965" calcext:value-type="float">
            <text:p>21.95965</text:p>
          </table:table-cell>
          <table:table-cell table:number-columns-repeated="17"/>
        </table:table-row>
        <table:table-row table:style-name="ro1">
          <table:table-cell office:value-type="float" office:value="0.52278" calcext:value-type="float">
            <text:p>0.52278</text:p>
          </table:table-cell>
          <table:table-cell office:value-type="float" office:value="23.15915" calcext:value-type="float">
            <text:p>23.15915</text:p>
          </table:table-cell>
          <table:table-cell table:number-columns-repeated="17"/>
        </table:table-row>
        <table:table-row table:style-name="ro1">
          <table:table-cell office:value-type="float" office:value="0.70198" calcext:value-type="float">
            <text:p>0.70198</text:p>
          </table:table-cell>
          <table:table-cell office:value-type="float" office:value="23.7115" calcext:value-type="float">
            <text:p>23.7115</text:p>
          </table:table-cell>
          <table:table-cell table:number-columns-repeated="17"/>
        </table:table-row>
        <table:table-row table:style-name="ro1">
          <table:table-cell office:value-type="float" office:value="0.74613" calcext:value-type="float">
            <text:p>0.74613</text:p>
          </table:table-cell>
          <table:table-cell office:value-type="float" office:value="23.8056" calcext:value-type="float">
            <text:p>23.8056</text:p>
          </table:table-cell>
          <table:table-cell table:number-columns-repeated="17"/>
        </table:table-row>
        <table:table-row table:style-name="ro1">
          <table:table-cell office:value-type="float" office:value="0.59185" calcext:value-type="float">
            <text:p>0.59185</text:p>
          </table:table-cell>
          <table:table-cell office:value-type="float" office:value="23.2429" calcext:value-type="float">
            <text:p>23.2429</text:p>
          </table:table-cell>
          <table:table-cell table:number-columns-repeated="17"/>
        </table:table-row>
        <table:table-row table:style-name="ro1">
          <table:table-cell office:value-type="float" office:value="0.62063" calcext:value-type="float">
            <text:p>0.62063</text:p>
          </table:table-cell>
          <table:table-cell office:value-type="float" office:value="23.5114" calcext:value-type="float">
            <text:p>23.5114</text:p>
          </table:table-cell>
          <table:table-cell table:number-columns-repeated="17"/>
        </table:table-row>
        <table:table-row table:style-name="ro1">
          <table:table-cell office:value-type="float" office:value="1.00279" calcext:value-type="float">
            <text:p>1.00279</text:p>
          </table:table-cell>
          <table:table-cell office:value-type="float" office:value="25.0798" calcext:value-type="float">
            <text:p>25.0798</text:p>
          </table:table-cell>
          <table:table-cell table:number-columns-repeated="17"/>
        </table:table-row>
        <table:table-row table:style-name="ro1">
          <table:table-cell office:value-type="float" office:value="0.61064" calcext:value-type="float">
            <text:p>0.61064</text:p>
          </table:table-cell>
          <table:table-cell office:value-type="float" office:value="23.47615" calcext:value-type="float">
            <text:p>23.47615</text:p>
          </table:table-cell>
          <table:table-cell table:number-columns-repeated="17"/>
        </table:table-row>
        <table:table-row table:style-name="ro1">
          <table:table-cell office:value-type="float" office:value="0.35833" calcext:value-type="float">
            <text:p>0.35833</text:p>
          </table:table-cell>
          <table:table-cell office:value-type="float" office:value="21.9694" calcext:value-type="float">
            <text:p>21.9694</text:p>
          </table:table-cell>
          <table:table-cell table:number-columns-repeated="17"/>
        </table:table-row>
        <table:table-row table:style-name="ro1">
          <table:table-cell office:value-type="float" office:value="0.45155" calcext:value-type="float">
            <text:p>0.45155</text:p>
          </table:table-cell>
          <table:table-cell office:value-type="float" office:value="22.4159" calcext:value-type="float">
            <text:p>22.4159</text:p>
          </table:table-cell>
          <table:table-cell table:number-columns-repeated="17"/>
        </table:table-row>
        <table:table-row table:style-name="ro1">
          <table:table-cell office:value-type="float" office:value="0.5526" calcext:value-type="float">
            <text:p>0.5526</text:p>
          </table:table-cell>
          <table:table-cell office:value-type="float" office:value="22.98515" calcext:value-type="float">
            <text:p>22.98515</text:p>
          </table:table-cell>
          <table:table-cell table:number-columns-repeated="17"/>
        </table:table-row>
        <table:table-row table:style-name="ro1">
          <table:table-cell office:value-type="float" office:value="0.75068" calcext:value-type="float">
            <text:p>0.75068</text:p>
          </table:table-cell>
          <table:table-cell office:value-type="float" office:value="23.763" calcext:value-type="float">
            <text:p>23.763</text:p>
          </table:table-cell>
          <table:table-cell table:number-columns-repeated="17"/>
        </table:table-row>
        <table:table-row table:style-name="ro1">
          <table:table-cell office:value-type="float" office:value="0.82269" calcext:value-type="float">
            <text:p>0.82269</text:p>
          </table:table-cell>
          <table:table-cell office:value-type="float" office:value="24.3356" calcext:value-type="float">
            <text:p>24.3356</text:p>
          </table:table-cell>
          <table:table-cell table:number-columns-repeated="17"/>
        </table:table-row>
        <table:table-row table:style-name="ro1">
          <table:table-cell office:value-type="float" office:value="0.95076" calcext:value-type="float">
            <text:p>0.95076</text:p>
          </table:table-cell>
          <table:table-cell office:value-type="float" office:value="24.68515" calcext:value-type="float">
            <text:p>24.68515</text:p>
          </table:table-cell>
          <table:table-cell table:number-columns-repeated="17"/>
        </table:table-row>
        <table:table-row table:style-name="ro1">
          <table:table-cell office:value-type="float" office:value="0.34052" calcext:value-type="float">
            <text:p>0.34052</text:p>
          </table:table-cell>
          <table:table-cell office:value-type="float" office:value="21.9463" calcext:value-type="float">
            <text:p>21.9463</text:p>
          </table:table-cell>
          <table:table-cell table:number-columns-repeated="17"/>
        </table:table-row>
        <table:table-row table:style-name="ro1">
          <table:table-cell office:value-type="float" office:value="0.81072" calcext:value-type="float">
            <text:p>0.81072</text:p>
          </table:table-cell>
          <table:table-cell office:value-type="float" office:value="24.0795" calcext:value-type="float">
            <text:p>24.0795</text:p>
          </table:table-cell>
          <table:table-cell table:number-columns-repeated="17"/>
        </table:table-row>
        <table:table-row table:style-name="ro1">
          <table:table-cell office:value-type="float" office:value="0.61124" calcext:value-type="float">
            <text:p>0.61124</text:p>
          </table:table-cell>
          <table:table-cell office:value-type="float" office:value="23.7392" calcext:value-type="float">
            <text:p>23.7392</text:p>
          </table:table-cell>
          <table:table-cell table:number-columns-repeated="17"/>
        </table:table-row>
        <table:table-row table:style-name="ro1">
          <table:table-cell office:value-type="float" office:value="0.54831" calcext:value-type="float">
            <text:p>0.54831</text:p>
          </table:table-cell>
          <table:table-cell office:value-type="float" office:value="22.8926" calcext:value-type="float">
            <text:p>22.8926</text:p>
          </table:table-cell>
          <table:table-cell table:number-columns-repeated="17"/>
        </table:table-row>
        <table:table-row table:style-name="ro1">
          <table:table-cell office:value-type="float" office:value="1.02879" calcext:value-type="float">
            <text:p>1.02879</text:p>
          </table:table-cell>
          <table:table-cell office:value-type="float" office:value="24.7289" calcext:value-type="float">
            <text:p>24.7289</text:p>
          </table:table-cell>
          <table:table-cell table:number-columns-repeated="17"/>
        </table:table-row>
        <table:table-row table:style-name="ro1">
          <table:table-cell office:value-type="float" office:value="0.42244" calcext:value-type="float">
            <text:p>0.42244</text:p>
          </table:table-cell>
          <table:table-cell office:value-type="float" office:value="22.35675" calcext:value-type="float">
            <text:p>22.35675</text:p>
          </table:table-cell>
          <table:table-cell table:number-columns-repeated="17"/>
        </table:table-row>
        <table:table-row table:style-name="ro1">
          <table:table-cell office:value-type="float" office:value="0.70115" calcext:value-type="float">
            <text:p>0.70115</text:p>
          </table:table-cell>
          <table:table-cell office:value-type="float" office:value="23.90875" calcext:value-type="float">
            <text:p>23.90875</text:p>
          </table:table-cell>
          <table:table-cell table:number-columns-repeated="17"/>
        </table:table-row>
        <table:table-row table:style-name="ro1">
          <table:table-cell office:value-type="float" office:value="0.68517" calcext:value-type="float">
            <text:p>0.68517</text:p>
          </table:table-cell>
          <table:table-cell office:value-type="float" office:value="23.844" calcext:value-type="float">
            <text:p>23.844</text:p>
          </table:table-cell>
          <table:table-cell table:number-columns-repeated="17"/>
        </table:table-row>
        <table:table-row table:style-name="ro1">
          <table:table-cell office:value-type="float" office:value="0.93189" calcext:value-type="float">
            <text:p>0.93189</text:p>
          </table:table-cell>
          <table:table-cell office:value-type="float" office:value="24.54795" calcext:value-type="float">
            <text:p>24.54795</text:p>
          </table:table-cell>
          <table:table-cell table:number-columns-repeated="17"/>
        </table:table-row>
        <table:table-row table:style-name="ro1">
          <table:table-cell office:value-type="float" office:value="0.74909" calcext:value-type="float">
            <text:p>0.74909</text:p>
          </table:table-cell>
          <table:table-cell office:value-type="float" office:value="23.81055" calcext:value-type="float">
            <text:p>23.81055</text:p>
          </table:table-cell>
          <table:table-cell table:number-columns-repeated="17"/>
        </table:table-row>
        <table:table-row table:style-name="ro1">
          <table:table-cell office:value-type="float" office:value="0.4684" calcext:value-type="float">
            <text:p>0.4684</text:p>
          </table:table-cell>
          <table:table-cell office:value-type="float" office:value="22.73255" calcext:value-type="float">
            <text:p>22.73255</text:p>
          </table:table-cell>
          <table:table-cell table:number-columns-repeated="17"/>
        </table:table-row>
        <table:table-row table:style-name="ro1">
          <table:table-cell office:value-type="float" office:value="0.95886" calcext:value-type="float">
            <text:p>0.95886</text:p>
          </table:table-cell>
          <table:table-cell office:value-type="float" office:value="24.80665" calcext:value-type="float">
            <text:p>24.80665</text:p>
          </table:table-cell>
          <table:table-cell table:number-columns-repeated="17"/>
        </table:table-row>
        <table:table-row table:style-name="ro1">
          <table:table-cell office:value-type="float" office:value="0.84053" calcext:value-type="float">
            <text:p>0.84053</text:p>
          </table:table-cell>
          <table:table-cell office:value-type="float" office:value="24.22255" calcext:value-type="float">
            <text:p>24.22255</text:p>
          </table:table-cell>
          <table:table-cell table:number-columns-repeated="17"/>
        </table:table-row>
        <table:table-row table:style-name="ro1">
          <table:table-cell office:value-type="float" office:value="0.56276" calcext:value-type="float">
            <text:p>0.56276</text:p>
          </table:table-cell>
          <table:table-cell office:value-type="float" office:value="23.2428" calcext:value-type="float">
            <text:p>23.2428</text:p>
          </table:table-cell>
          <table:table-cell table:number-columns-repeated="17"/>
        </table:table-row>
        <table:table-row table:style-name="ro1">
          <table:table-cell office:value-type="float" office:value="0.82854" calcext:value-type="float">
            <text:p>0.82854</text:p>
          </table:table-cell>
          <table:table-cell office:value-type="float" office:value="24.39785" calcext:value-type="float">
            <text:p>24.39785</text:p>
          </table:table-cell>
          <table:table-cell table:number-columns-repeated="17"/>
        </table:table-row>
        <table:table-row table:style-name="ro1">
          <table:table-cell office:value-type="float" office:value="0.57875" calcext:value-type="float">
            <text:p>0.57875</text:p>
          </table:table-cell>
          <table:table-cell office:value-type="float" office:value="23.22495" calcext:value-type="float">
            <text:p>23.22495</text:p>
          </table:table-cell>
          <table:table-cell table:number-columns-repeated="17"/>
        </table:table-row>
        <table:table-row table:style-name="ro1">
          <table:table-cell office:value-type="float" office:value="0.8645" calcext:value-type="float">
            <text:p>0.8645</text:p>
          </table:table-cell>
          <table:table-cell office:value-type="float" office:value="24.3693" calcext:value-type="float">
            <text:p>24.3693</text:p>
          </table:table-cell>
          <table:table-cell table:number-columns-repeated="17"/>
        </table:table-row>
        <table:table-row table:style-name="ro1">
          <table:table-cell office:value-type="float" office:value="0.85851" calcext:value-type="float">
            <text:p>0.85851</text:p>
          </table:table-cell>
          <table:table-cell office:value-type="float" office:value="24.4442" calcext:value-type="float">
            <text:p>24.4442</text:p>
          </table:table-cell>
          <table:table-cell table:number-columns-repeated="17"/>
        </table:table-row>
        <table:table-row table:style-name="ro1">
          <table:table-cell office:value-type="float" office:value="0.58575" calcext:value-type="float">
            <text:p>0.58575</text:p>
          </table:table-cell>
          <table:table-cell office:value-type="float" office:value="23.5694" calcext:value-type="float">
            <text:p>23.5694</text:p>
          </table:table-cell>
          <table:table-cell table:number-columns-repeated="17"/>
        </table:table-row>
        <table:table-row table:style-name="ro1">
          <table:table-cell office:value-type="float" office:value="0.48881" calcext:value-type="float">
            <text:p>0.48881</text:p>
          </table:table-cell>
          <table:table-cell office:value-type="float" office:value="22.8653" calcext:value-type="float">
            <text:p>22.8653</text:p>
          </table:table-cell>
          <table:table-cell table:number-columns-repeated="17"/>
        </table:table-row>
        <table:table-row table:style-name="ro1">
          <table:table-cell office:value-type="float" office:value="0.68866" calcext:value-type="float">
            <text:p>0.68866</text:p>
          </table:table-cell>
          <table:table-cell office:value-type="float" office:value="23.6132" calcext:value-type="float">
            <text:p>23.6132</text:p>
          </table:table-cell>
          <table:table-cell table:number-columns-repeated="17"/>
        </table:table-row>
        <table:table-row table:style-name="ro1">
          <table:table-cell office:value-type="float" office:value="0.32454" calcext:value-type="float">
            <text:p>0.32454</text:p>
          </table:table-cell>
          <table:table-cell office:value-type="float" office:value="21.79365" calcext:value-type="float">
            <text:p>21.79365</text:p>
          </table:table-cell>
          <table:table-cell table:number-columns-repeated="17"/>
        </table:table-row>
        <table:table-row table:style-name="ro1">
          <table:table-cell office:value-type="float" office:value="0.18538" calcext:value-type="float">
            <text:p>0.18538</text:p>
          </table:table-cell>
          <table:table-cell office:value-type="float" office:value="20.4558" calcext:value-type="float">
            <text:p>20.4558</text:p>
          </table:table-cell>
          <table:table-cell table:number-columns-repeated="17"/>
        </table:table-row>
        <table:table-row table:style-name="ro1">
          <table:table-cell office:value-type="float" office:value="0.68196" calcext:value-type="float">
            <text:p>0.68196</text:p>
          </table:table-cell>
          <table:table-cell office:value-type="float" office:value="23.59755" calcext:value-type="float">
            <text:p>23.59755</text:p>
          </table:table-cell>
          <table:table-cell table:number-columns-repeated="17"/>
        </table:table-row>
        <table:table-row table:style-name="ro1">
          <table:table-cell office:value-type="float" office:value="0.92223" calcext:value-type="float">
            <text:p>0.92223</text:p>
          </table:table-cell>
          <table:table-cell office:value-type="float" office:value="24.355" calcext:value-type="float">
            <text:p>24.355</text:p>
          </table:table-cell>
          <table:table-cell table:number-columns-repeated="17"/>
        </table:table-row>
        <table:table-row table:style-name="ro1">
          <table:table-cell office:value-type="float" office:value="0.42866" calcext:value-type="float">
            <text:p>0.42866</text:p>
          </table:table-cell>
          <table:table-cell office:value-type="float" office:value="22.751" calcext:value-type="float">
            <text:p>22.751</text:p>
          </table:table-cell>
          <table:table-cell table:number-columns-repeated="17"/>
        </table:table-row>
        <table:table-row table:style-name="ro1">
          <table:table-cell office:value-type="float" office:value="0.69998" calcext:value-type="float">
            <text:p>0.69998</text:p>
          </table:table-cell>
          <table:table-cell office:value-type="float" office:value="23.95255" calcext:value-type="float">
            <text:p>23.95255</text:p>
          </table:table-cell>
          <table:table-cell table:number-columns-repeated="17"/>
        </table:table-row>
        <table:table-row table:style-name="ro1">
          <table:table-cell office:value-type="float" office:value="0.57584" calcext:value-type="float">
            <text:p>0.57584</text:p>
          </table:table-cell>
          <table:table-cell office:value-type="float" office:value="23.38495" calcext:value-type="float">
            <text:p>23.38495</text:p>
          </table:table-cell>
          <table:table-cell table:number-columns-repeated="17"/>
        </table:table-row>
        <table:table-row table:style-name="ro1">
          <table:table-cell office:value-type="float" office:value="0.51176" calcext:value-type="float">
            <text:p>0.51176</text:p>
          </table:table-cell>
          <table:table-cell office:value-type="float" office:value="23.11305" calcext:value-type="float">
            <text:p>23.11305</text:p>
          </table:table-cell>
          <table:table-cell table:number-columns-repeated="17"/>
        </table:table-row>
        <table:table-row table:style-name="ro1">
          <table:table-cell office:value-type="float" office:value="0.64191" calcext:value-type="float">
            <text:p>0.64191</text:p>
          </table:table-cell>
          <table:table-cell office:value-type="float" office:value="23.62155" calcext:value-type="float">
            <text:p>23.62155</text:p>
          </table:table-cell>
          <table:table-cell table:number-columns-repeated="17"/>
        </table:table-row>
        <table:table-row table:style-name="ro1">
          <table:table-cell office:value-type="float" office:value="0.35157" calcext:value-type="float">
            <text:p>0.35157</text:p>
          </table:table-cell>
          <table:table-cell office:value-type="float" office:value="22.2272" calcext:value-type="float">
            <text:p>22.2272</text:p>
          </table:table-cell>
          <table:table-cell table:number-columns-repeated="17"/>
        </table:table-row>
        <table:table-row table:style-name="ro1">
          <table:table-cell office:value-type="float" office:value="0.34957" calcext:value-type="float">
            <text:p>0.34957</text:p>
          </table:table-cell>
          <table:table-cell office:value-type="float" office:value="22.14445" calcext:value-type="float">
            <text:p>22.14445</text:p>
          </table:table-cell>
          <table:table-cell table:number-columns-repeated="17"/>
        </table:table-row>
        <table:table-row table:style-name="ro1">
          <table:table-cell office:value-type="float" office:value="0.35527" calcext:value-type="float">
            <text:p>0.35527</text:p>
          </table:table-cell>
          <table:table-cell office:value-type="float" office:value="22.23665" calcext:value-type="float">
            <text:p>22.23665</text:p>
          </table:table-cell>
          <table:table-cell table:number-columns-repeated="17"/>
        </table:table-row>
        <table:table-row table:style-name="ro1">
          <table:table-cell office:value-type="float" office:value="0.87217" calcext:value-type="float">
            <text:p>0.87217</text:p>
          </table:table-cell>
          <table:table-cell office:value-type="float" office:value="24.3402" calcext:value-type="float">
            <text:p>24.3402</text:p>
          </table:table-cell>
          <table:table-cell table:number-columns-repeated="17"/>
        </table:table-row>
        <table:table-row table:style-name="ro1">
          <table:table-cell office:value-type="float" office:value="0.92624" calcext:value-type="float">
            <text:p>0.92624</text:p>
          </table:table-cell>
          <table:table-cell office:value-type="float" office:value="24.7687" calcext:value-type="float">
            <text:p>24.7687</text:p>
          </table:table-cell>
          <table:table-cell table:number-columns-repeated="17"/>
        </table:table-row>
        <table:table-row table:style-name="ro1">
          <table:table-cell office:value-type="float" office:value="0.41957" calcext:value-type="float">
            <text:p>0.41957</text:p>
          </table:table-cell>
          <table:table-cell office:value-type="float" office:value="22.59095" calcext:value-type="float">
            <text:p>22.59095</text:p>
          </table:table-cell>
          <table:table-cell table:number-columns-repeated="17"/>
        </table:table-row>
        <table:table-row table:style-name="ro1">
          <table:table-cell office:value-type="float" office:value="0.89073" calcext:value-type="float">
            <text:p>0.89073</text:p>
          </table:table-cell>
          <table:table-cell office:value-type="float" office:value="24.1804" calcext:value-type="float">
            <text:p>24.1804</text:p>
          </table:table-cell>
          <table:table-cell table:number-columns-repeated="17"/>
        </table:table-row>
        <table:table-row table:style-name="ro1">
          <table:table-cell office:value-type="float" office:value="0.48057" calcext:value-type="float">
            <text:p>0.48057</text:p>
          </table:table-cell>
          <table:table-cell office:value-type="float" office:value="22.7752" calcext:value-type="float">
            <text:p>22.7752</text:p>
          </table:table-cell>
          <table:table-cell table:number-columns-repeated="17"/>
        </table:table-row>
        <table:table-row table:style-name="ro1">
          <table:table-cell office:value-type="float" office:value="0.5806" calcext:value-type="float">
            <text:p>0.5806</text:p>
          </table:table-cell>
          <table:table-cell office:value-type="float" office:value="23.36785" calcext:value-type="float">
            <text:p>23.36785</text:p>
          </table:table-cell>
          <table:table-cell table:number-columns-repeated="17"/>
        </table:table-row>
        <table:table-row table:style-name="ro1">
          <table:table-cell office:value-type="float" office:value="0.80569" calcext:value-type="float">
            <text:p>0.80569</text:p>
          </table:table-cell>
          <table:table-cell office:value-type="float" office:value="24.09575" calcext:value-type="float">
            <text:p>24.09575</text:p>
          </table:table-cell>
          <table:table-cell table:number-columns-repeated="17"/>
        </table:table-row>
        <table:table-row table:style-name="ro1">
          <table:table-cell office:value-type="float" office:value="0.66464" calcext:value-type="float">
            <text:p>0.66464</text:p>
          </table:table-cell>
          <table:table-cell office:value-type="float" office:value="23.6337" calcext:value-type="float">
            <text:p>23.6337</text:p>
          </table:table-cell>
          <table:table-cell table:number-columns-repeated="17"/>
        </table:table-row>
        <table:table-row table:style-name="ro1">
          <table:table-cell office:value-type="float" office:value="0.74566" calcext:value-type="float">
            <text:p>0.74566</text:p>
          </table:table-cell>
          <table:table-cell office:value-type="float" office:value="24.00735" calcext:value-type="float">
            <text:p>24.00735</text:p>
          </table:table-cell>
          <table:table-cell table:number-columns-repeated="17"/>
        </table:table-row>
        <table:table-row table:style-name="ro1">
          <table:table-cell office:value-type="float" office:value="0.73669" calcext:value-type="float">
            <text:p>0.73669</text:p>
          </table:table-cell>
          <table:table-cell office:value-type="float" office:value="23.77845" calcext:value-type="float">
            <text:p>23.77845</text:p>
          </table:table-cell>
          <table:table-cell table:number-columns-repeated="17"/>
        </table:table-row>
        <table:table-row table:style-name="ro1">
          <table:table-cell office:value-type="float" office:value="0.37053" calcext:value-type="float">
            <text:p>0.37053</text:p>
          </table:table-cell>
          <table:table-cell office:value-type="float" office:value="22.04575" calcext:value-type="float">
            <text:p>22.04575</text:p>
          </table:table-cell>
          <table:table-cell table:number-columns-repeated="17"/>
        </table:table-row>
        <table:table-row table:style-name="ro1">
          <table:table-cell office:value-type="float" office:value="0.85073" calcext:value-type="float">
            <text:p>0.85073</text:p>
          </table:table-cell>
          <table:table-cell office:value-type="float" office:value="24.31865" calcext:value-type="float">
            <text:p>24.31865</text:p>
          </table:table-cell>
          <table:table-cell table:number-columns-repeated="17"/>
        </table:table-row>
        <table:table-row table:style-name="ro1">
          <table:table-cell office:value-type="float" office:value="0.21946" calcext:value-type="float">
            <text:p>0.21946</text:p>
          </table:table-cell>
          <table:table-cell office:value-type="float" office:value="20.8469" calcext:value-type="float">
            <text:p>20.8469</text:p>
          </table:table-cell>
          <table:table-cell table:number-columns-repeated="17"/>
        </table:table-row>
        <table:table-row table:style-name="ro1">
          <table:table-cell office:value-type="float" office:value="0.64764" calcext:value-type="float">
            <text:p>0.64764</text:p>
          </table:table-cell>
          <table:table-cell office:value-type="float" office:value="23.6259" calcext:value-type="float">
            <text:p>23.6259</text:p>
          </table:table-cell>
          <table:table-cell table:number-columns-repeated="17"/>
        </table:table-row>
        <table:table-row table:style-name="ro1">
          <table:table-cell office:value-type="float" office:value="0.6006" calcext:value-type="float">
            <text:p>0.6006</text:p>
          </table:table-cell>
          <table:table-cell office:value-type="float" office:value="23.4022" calcext:value-type="float">
            <text:p>23.4022</text:p>
          </table:table-cell>
          <table:table-cell table:number-columns-repeated="17"/>
        </table:table-row>
        <table:table-row table:style-name="ro1">
          <table:table-cell office:value-type="float" office:value="0.7607" calcext:value-type="float">
            <text:p>0.7607</text:p>
          </table:table-cell>
          <table:table-cell office:value-type="float" office:value="23.92525" calcext:value-type="float">
            <text:p>23.92525</text:p>
          </table:table-cell>
          <table:table-cell table:number-columns-repeated="17"/>
        </table:table-row>
        <table:table-row table:style-name="ro1">
          <table:table-cell office:value-type="float" office:value="0.47057" calcext:value-type="float">
            <text:p>0.47057</text:p>
          </table:table-cell>
          <table:table-cell office:value-type="float" office:value="22.804" calcext:value-type="float">
            <text:p>22.804</text:p>
          </table:table-cell>
          <table:table-cell table:number-columns-repeated="17"/>
        </table:table-row>
        <table:table-row table:style-name="ro1">
          <table:table-cell office:value-type="float" office:value="0.49737" calcext:value-type="float">
            <text:p>0.49737</text:p>
          </table:table-cell>
          <table:table-cell office:value-type="float" office:value="22.9275" calcext:value-type="float">
            <text:p>22.9275</text:p>
          </table:table-cell>
          <table:table-cell table:number-columns-repeated="17"/>
        </table:table-row>
        <table:table-row table:style-name="ro1">
          <table:table-cell office:value-type="float" office:value="0.50736" calcext:value-type="float">
            <text:p>0.50736</text:p>
          </table:table-cell>
          <table:table-cell office:value-type="float" office:value="22.9705" calcext:value-type="float">
            <text:p>22.9705</text:p>
          </table:table-cell>
          <table:table-cell table:number-columns-repeated="17"/>
        </table:table-row>
        <table:table-row table:style-name="ro1">
          <table:table-cell office:value-type="float" office:value="0.58728" calcext:value-type="float">
            <text:p>0.58728</text:p>
          </table:table-cell>
          <table:table-cell office:value-type="float" office:value="23.44375" calcext:value-type="float">
            <text:p>23.44375</text:p>
          </table:table-cell>
          <table:table-cell table:number-columns-repeated="17"/>
        </table:table-row>
        <table:table-row table:style-name="ro1">
          <table:table-cell office:value-type="float" office:value="0.69915" calcext:value-type="float">
            <text:p>0.69915</text:p>
          </table:table-cell>
          <table:table-cell office:value-type="float" office:value="23.77905" calcext:value-type="float">
            <text:p>23.77905</text:p>
          </table:table-cell>
          <table:table-cell table:number-columns-repeated="17"/>
        </table:table-row>
        <table:table-row table:style-name="ro1">
          <table:table-cell office:value-type="float" office:value="0.76108" calcext:value-type="float">
            <text:p>0.76108</text:p>
          </table:table-cell>
          <table:table-cell office:value-type="float" office:value="24.05415" calcext:value-type="float">
            <text:p>24.05415</text:p>
          </table:table-cell>
          <table:table-cell table:number-columns-repeated="17"/>
        </table:table-row>
        <table:table-row table:style-name="ro1">
          <table:table-cell office:value-type="float" office:value="0.78805" calcext:value-type="float">
            <text:p>0.78805</text:p>
          </table:table-cell>
          <table:table-cell office:value-type="float" office:value="24.1069" calcext:value-type="float">
            <text:p>24.1069</text:p>
          </table:table-cell>
          <table:table-cell table:number-columns-repeated="17"/>
        </table:table-row>
        <table:table-row table:style-name="ro1">
          <table:table-cell office:value-type="float" office:value="0.40547" calcext:value-type="float">
            <text:p>0.40547</text:p>
          </table:table-cell>
          <table:table-cell office:value-type="float" office:value="22.564" calcext:value-type="float">
            <text:p>22.564</text:p>
          </table:table-cell>
          <table:table-cell table:number-columns-repeated="17"/>
        </table:table-row>
        <table:table-row table:style-name="ro1">
          <table:table-cell office:value-type="float" office:value="0.80804" calcext:value-type="float">
            <text:p>0.80804</text:p>
          </table:table-cell>
          <table:table-cell office:value-type="float" office:value="24.55735" calcext:value-type="float">
            <text:p>24.55735</text:p>
          </table:table-cell>
          <table:table-cell table:number-columns-repeated="17"/>
        </table:table-row>
        <table:table-row table:style-name="ro1">
          <table:table-cell office:value-type="float" office:value="0.58328" calcext:value-type="float">
            <text:p>0.58328</text:p>
          </table:table-cell>
          <table:table-cell office:value-type="float" office:value="23.6081" calcext:value-type="float">
            <text:p>23.6081</text:p>
          </table:table-cell>
          <table:table-cell table:number-columns-repeated="17"/>
        </table:table-row>
        <table:table-row table:style-name="ro1">
          <table:table-cell office:value-type="float" office:value="0.72013" calcext:value-type="float">
            <text:p>0.72013</text:p>
          </table:table-cell>
          <table:table-cell office:value-type="float" office:value="24.0226" calcext:value-type="float">
            <text:p>24.0226</text:p>
          </table:table-cell>
          <table:table-cell table:number-columns-repeated="17"/>
        </table:table-row>
        <table:table-row table:style-name="ro1">
          <table:table-cell office:value-type="float" office:value="0.83699" calcext:value-type="float">
            <text:p>0.83699</text:p>
          </table:table-cell>
          <table:table-cell office:value-type="float" office:value="24.3054" calcext:value-type="float">
            <text:p>24.3054</text:p>
          </table:table-cell>
          <table:table-cell table:number-columns-repeated="17"/>
        </table:table-row>
        <table:table-row table:style-name="ro1">
          <table:table-cell office:value-type="float" office:value="0.80603" calcext:value-type="float">
            <text:p>0.80603</text:p>
          </table:table-cell>
          <table:table-cell office:value-type="float" office:value="24.2544" calcext:value-type="float">
            <text:p>24.2544</text:p>
          </table:table-cell>
          <table:table-cell table:number-columns-repeated="17"/>
        </table:table-row>
        <table:table-row table:style-name="ro1">
          <table:table-cell office:value-type="float" office:value="0.50074" calcext:value-type="float">
            <text:p>0.50074</text:p>
          </table:table-cell>
          <table:table-cell office:value-type="float" office:value="23.0505" calcext:value-type="float">
            <text:p>23.0505</text:p>
          </table:table-cell>
          <table:table-cell table:number-columns-repeated="17"/>
        </table:table-row>
        <table:table-row table:style-name="ro1">
          <table:table-cell office:value-type="float" office:value="0.53378" calcext:value-type="float">
            <text:p>0.53378</text:p>
          </table:table-cell>
          <table:table-cell office:value-type="float" office:value="22.9345" calcext:value-type="float">
            <text:p>22.9345</text:p>
          </table:table-cell>
          <table:table-cell table:number-columns-repeated="17"/>
        </table:table-row>
        <table:table-row table:style-name="ro1">
          <table:table-cell office:value-type="float" office:value="0.82212" calcext:value-type="float">
            <text:p>0.82212</text:p>
          </table:table-cell>
          <table:table-cell office:value-type="float" office:value="24.1676" calcext:value-type="float">
            <text:p>24.1676</text:p>
          </table:table-cell>
          <table:table-cell table:number-columns-repeated="17"/>
        </table:table-row>
        <table:table-row table:style-name="ro1">
          <table:table-cell office:value-type="float" office:value="0.12531" calcext:value-type="float">
            <text:p>0.12531</text:p>
          </table:table-cell>
          <table:table-cell office:value-type="float" office:value="19.4684" calcext:value-type="float">
            <text:p>19.4684</text:p>
          </table:table-cell>
          <table:table-cell table:number-columns-repeated="17"/>
        </table:table-row>
        <table:table-row table:style-name="ro1">
          <table:table-cell office:value-type="float" office:value="0.44368" calcext:value-type="float">
            <text:p>0.44368</text:p>
          </table:table-cell>
          <table:table-cell office:value-type="float" office:value="22.57415" calcext:value-type="float">
            <text:p>22.57415</text:p>
          </table:table-cell>
          <table:table-cell table:number-columns-repeated="17"/>
        </table:table-row>
        <table:table-row table:style-name="ro1">
          <table:table-cell office:value-type="float" office:value="0.68366" calcext:value-type="float">
            <text:p>0.68366</text:p>
          </table:table-cell>
          <table:table-cell office:value-type="float" office:value="23.9441" calcext:value-type="float">
            <text:p>23.9441</text:p>
          </table:table-cell>
          <table:table-cell table:number-columns-repeated="17"/>
        </table:table-row>
        <table:table-row table:style-name="ro1">
          <table:table-cell office:value-type="float" office:value="0.72668" calcext:value-type="float">
            <text:p>0.72668</text:p>
          </table:table-cell>
          <table:table-cell office:value-type="float" office:value="23.90005" calcext:value-type="float">
            <text:p>23.90005</text:p>
          </table:table-cell>
          <table:table-cell table:number-columns-repeated="17"/>
        </table:table-row>
        <table:table-row table:style-name="ro1">
          <table:table-cell office:value-type="float" office:value="0.40455" calcext:value-type="float">
            <text:p>0.40455</text:p>
          </table:table-cell>
          <table:table-cell office:value-type="float" office:value="22.44625" calcext:value-type="float">
            <text:p>22.44625</text:p>
          </table:table-cell>
          <table:table-cell table:number-columns-repeated="17"/>
        </table:table-row>
        <table:table-row table:style-name="ro1">
          <table:table-cell office:value-type="float" office:value="0.69065" calcext:value-type="float">
            <text:p>0.69065</text:p>
          </table:table-cell>
          <table:table-cell office:value-type="float" office:value="23.7527" calcext:value-type="float">
            <text:p>23.7527</text:p>
          </table:table-cell>
          <table:table-cell table:number-columns-repeated="17"/>
        </table:table-row>
        <table:table-row table:style-name="ro1">
          <table:table-cell office:value-type="float" office:value="0.57661" calcext:value-type="float">
            <text:p>0.57661</text:p>
          </table:table-cell>
          <table:table-cell office:value-type="float" office:value="23.2437" calcext:value-type="float">
            <text:p>23.2437</text:p>
          </table:table-cell>
          <table:table-cell table:number-columns-repeated="17"/>
        </table:table-row>
        <table:table-row table:style-name="ro1">
          <table:table-cell office:value-type="float" office:value="0.72068" calcext:value-type="float">
            <text:p>0.72068</text:p>
          </table:table-cell>
          <table:table-cell office:value-type="float" office:value="23.87645" calcext:value-type="float">
            <text:p>23.87645</text:p>
          </table:table-cell>
          <table:table-cell table:number-columns-repeated="17"/>
        </table:table-row>
        <table:table-row table:style-name="ro1">
          <table:table-cell office:value-type="float" office:value="0.55031" calcext:value-type="float">
            <text:p>0.55031</text:p>
          </table:table-cell>
          <table:table-cell office:value-type="float" office:value="23.16815" calcext:value-type="float">
            <text:p>23.16815</text:p>
          </table:table-cell>
          <table:table-cell table:number-columns-repeated="17"/>
        </table:table-row>
        <table:table-row table:style-name="ro1">
          <table:table-cell office:value-type="float" office:value="0.84797" calcext:value-type="float">
            <text:p>0.84797</text:p>
          </table:table-cell>
          <table:table-cell office:value-type="float" office:value="24.3105" calcext:value-type="float">
            <text:p>24.3105</text:p>
          </table:table-cell>
          <table:table-cell table:number-columns-repeated="17"/>
        </table:table-row>
        <table:table-row table:style-name="ro1">
          <table:table-cell office:value-type="float" office:value="0.43544" calcext:value-type="float">
            <text:p>0.43544</text:p>
          </table:table-cell>
          <table:table-cell office:value-type="float" office:value="22.36675" calcext:value-type="float">
            <text:p>22.36675</text:p>
          </table:table-cell>
          <table:table-cell table:number-columns-repeated="17"/>
        </table:table-row>
        <table:table-row table:style-name="ro1">
          <table:table-cell office:value-type="float" office:value="0.30158" calcext:value-type="float">
            <text:p>0.30158</text:p>
          </table:table-cell>
          <table:table-cell office:value-type="float" office:value="21.64245" calcext:value-type="float">
            <text:p>21.64245</text:p>
          </table:table-cell>
          <table:table-cell table:number-columns-repeated="17"/>
        </table:table-row>
        <table:table-row table:style-name="ro1">
          <table:table-cell office:value-type="float" office:value="0.58073" calcext:value-type="float">
            <text:p>0.58073</text:p>
          </table:table-cell>
          <table:table-cell office:value-type="float" office:value="23.52355" calcext:value-type="float">
            <text:p>23.52355</text:p>
          </table:table-cell>
          <table:table-cell table:number-columns-repeated="17"/>
        </table:table-row>
        <table:table-row table:style-name="ro1">
          <table:table-cell office:value-type="float" office:value="0.34593" calcext:value-type="float">
            <text:p>0.34593</text:p>
          </table:table-cell>
          <table:table-cell office:value-type="float" office:value="22.11525" calcext:value-type="float">
            <text:p>22.11525</text:p>
          </table:table-cell>
          <table:table-cell table:number-columns-repeated="17"/>
        </table:table-row>
        <table:table-row table:style-name="ro1">
          <table:table-cell office:value-type="float" office:value="0.33094" calcext:value-type="float">
            <text:p>0.33094</text:p>
          </table:table-cell>
          <table:table-cell office:value-type="float" office:value="21.7829" calcext:value-type="float">
            <text:p>21.7829</text:p>
          </table:table-cell>
          <table:table-cell table:number-columns-repeated="17"/>
        </table:table-row>
        <table:table-row table:style-name="ro1">
          <table:table-cell office:value-type="float" office:value="0.44956" calcext:value-type="float">
            <text:p>0.44956</text:p>
          </table:table-cell>
          <table:table-cell office:value-type="float" office:value="22.78895" calcext:value-type="float">
            <text:p>22.78895</text:p>
          </table:table-cell>
          <table:table-cell table:number-columns-repeated="17"/>
        </table:table-row>
        <table:table-row table:style-name="ro1">
          <table:table-cell office:value-type="float" office:value="0.29172" calcext:value-type="float">
            <text:p>0.29172</text:p>
          </table:table-cell>
          <table:table-cell office:value-type="float" office:value="21.47215" calcext:value-type="float">
            <text:p>21.47215</text:p>
          </table:table-cell>
          <table:table-cell table:number-columns-repeated="17"/>
        </table:table-row>
        <table:table-row table:style-name="ro1">
          <table:table-cell office:value-type="float" office:value="0.46127" calcext:value-type="float">
            <text:p>0.46127</text:p>
          </table:table-cell>
          <table:table-cell office:value-type="float" office:value="22.62945" calcext:value-type="float">
            <text:p>22.62945</text:p>
          </table:table-cell>
          <table:table-cell table:number-columns-repeated="17"/>
        </table:table-row>
        <table:table-row table:style-name="ro1">
          <table:table-cell office:value-type="float" office:value="0.63222" calcext:value-type="float">
            <text:p>0.63222</text:p>
          </table:table-cell>
          <table:table-cell office:value-type="float" office:value="23.66065" calcext:value-type="float">
            <text:p>23.66065</text:p>
          </table:table-cell>
          <table:table-cell table:number-columns-repeated="17"/>
        </table:table-row>
        <table:table-row table:style-name="ro1">
          <table:table-cell office:value-type="float" office:value="0.26862" calcext:value-type="float">
            <text:p>0.26862</text:p>
          </table:table-cell>
          <table:table-cell office:value-type="float" office:value="21.1762" calcext:value-type="float">
            <text:p>21.1762</text:p>
          </table:table-cell>
          <table:table-cell table:number-columns-repeated="17"/>
        </table:table-row>
        <table:table-row table:style-name="ro1">
          <table:table-cell office:value-type="float" office:value="0.92491" calcext:value-type="float">
            <text:p>0.92491</text:p>
          </table:table-cell>
          <table:table-cell office:value-type="float" office:value="24.7416" calcext:value-type="float">
            <text:p>24.7416</text:p>
          </table:table-cell>
          <table:table-cell table:number-columns-repeated="17"/>
        </table:table-row>
        <table:table-row table:style-name="ro1">
          <table:table-cell office:value-type="float" office:value="0.62522" calcext:value-type="float">
            <text:p>0.62522</text:p>
          </table:table-cell>
          <table:table-cell office:value-type="float" office:value="23.46015" calcext:value-type="float">
            <text:p>23.46015</text:p>
          </table:table-cell>
          <table:table-cell table:number-columns-repeated="17"/>
        </table:table-row>
        <table:table-row table:style-name="ro1">
          <table:table-cell office:value-type="float" office:value="0.60825" calcext:value-type="float">
            <text:p>0.60825</text:p>
          </table:table-cell>
          <table:table-cell office:value-type="float" office:value="23.3767" calcext:value-type="float">
            <text:p>23.3767</text:p>
          </table:table-cell>
          <table:table-cell table:number-columns-repeated="17"/>
        </table:table-row>
        <table:table-row table:style-name="ro1">
          <table:table-cell office:value-type="float" office:value="0.57828" calcext:value-type="float">
            <text:p>0.57828</text:p>
          </table:table-cell>
          <table:table-cell office:value-type="float" office:value="23.2373" calcext:value-type="float">
            <text:p>23.2373</text:p>
          </table:table-cell>
          <table:table-cell table:number-columns-repeated="17"/>
        </table:table-row>
        <table:table-row table:style-name="ro1">
          <table:table-cell office:value-type="float" office:value="0.71963" calcext:value-type="float">
            <text:p>0.71963</text:p>
          </table:table-cell>
          <table:table-cell office:value-type="float" office:value="23.82525" calcext:value-type="float">
            <text:p>23.82525</text:p>
          </table:table-cell>
          <table:table-cell table:number-columns-repeated="17"/>
        </table:table-row>
        <table:table-row table:style-name="ro1">
          <table:table-cell office:value-type="float" office:value="0.7666" calcext:value-type="float">
            <text:p>0.7666</text:p>
          </table:table-cell>
          <table:table-cell office:value-type="float" office:value="24.24705" calcext:value-type="float">
            <text:p>24.24705</text:p>
          </table:table-cell>
          <table:table-cell table:number-columns-repeated="17"/>
        </table:table-row>
        <table:table-row table:style-name="ro1">
          <table:table-cell office:value-type="float" office:value="0.36791" calcext:value-type="float">
            <text:p>0.36791</text:p>
          </table:table-cell>
          <table:table-cell office:value-type="float" office:value="22.24455" calcext:value-type="float">
            <text:p>22.24455</text:p>
          </table:table-cell>
          <table:table-cell table:number-columns-repeated="17"/>
        </table:table-row>
        <table:table-row table:style-name="ro1">
          <table:table-cell office:value-type="float" office:value="0.84852" calcext:value-type="float">
            <text:p>0.84852</text:p>
          </table:table-cell>
          <table:table-cell office:value-type="float" office:value="24.33175" calcext:value-type="float">
            <text:p>24.33175</text:p>
          </table:table-cell>
          <table:table-cell table:number-columns-repeated="17"/>
        </table:table-row>
        <table:table-row table:style-name="ro1">
          <table:table-cell office:value-type="float" office:value="0.7766" calcext:value-type="float">
            <text:p>0.7766</text:p>
          </table:table-cell>
          <table:table-cell office:value-type="float" office:value="24.0942" calcext:value-type="float">
            <text:p>24.0942</text:p>
          </table:table-cell>
          <table:table-cell table:number-columns-repeated="17"/>
        </table:table-row>
        <table:table-row table:style-name="ro1">
          <table:table-cell office:value-type="float" office:value="0.58375" calcext:value-type="float">
            <text:p>0.58375</text:p>
          </table:table-cell>
          <table:table-cell office:value-type="float" office:value="23.2686" calcext:value-type="float">
            <text:p>23.2686</text:p>
          </table:table-cell>
          <table:table-cell table:number-columns-repeated="17"/>
        </table:table-row>
        <table:table-row table:style-name="ro1">
          <table:table-cell office:value-type="float" office:value="0.58873" calcext:value-type="float">
            <text:p>0.58873</text:p>
          </table:table-cell>
          <table:table-cell office:value-type="float" office:value="23.30085" calcext:value-type="float">
            <text:p>23.30085</text:p>
          </table:table-cell>
          <table:table-cell table:number-columns-repeated="17"/>
        </table:table-row>
        <table:table-row table:style-name="ro1">
          <table:table-cell office:value-type="float" office:value="0.76859" calcext:value-type="float">
            <text:p>0.76859</text:p>
          </table:table-cell>
          <table:table-cell office:value-type="float" office:value="24.2078" calcext:value-type="float">
            <text:p>24.2078</text:p>
          </table:table-cell>
          <table:table-cell table:number-columns-repeated="17"/>
        </table:table-row>
        <table:table-row table:style-name="ro1">
          <table:table-cell office:value-type="float" office:value="0.5138" calcext:value-type="float">
            <text:p>0.5138</text:p>
          </table:table-cell>
          <table:table-cell office:value-type="float" office:value="23.12745" calcext:value-type="float">
            <text:p>23.12745</text:p>
          </table:table-cell>
          <table:table-cell table:number-columns-repeated="17"/>
        </table:table-row>
        <table:table-row table:style-name="ro1">
          <table:table-cell office:value-type="float" office:value="0.63771" calcext:value-type="float">
            <text:p>0.63771</text:p>
          </table:table-cell>
          <table:table-cell office:value-type="float" office:value="23.37" calcext:value-type="float">
            <text:p>23.37</text:p>
          </table:table-cell>
          <table:table-cell table:number-columns-repeated="17"/>
        </table:table-row>
        <table:table-row table:style-name="ro1">
          <table:table-cell office:value-type="float" office:value="0.43487" calcext:value-type="float">
            <text:p>0.43487</text:p>
          </table:table-cell>
          <table:table-cell office:value-type="float" office:value="22.5623" calcext:value-type="float">
            <text:p>22.5623</text:p>
          </table:table-cell>
          <table:table-cell table:number-columns-repeated="17"/>
        </table:table-row>
        <table:table-row table:style-name="ro1">
          <table:table-cell office:value-type="float" office:value="0.58375" calcext:value-type="float">
            <text:p>0.58375</text:p>
          </table:table-cell>
          <table:table-cell office:value-type="float" office:value="23.46355" calcext:value-type="float">
            <text:p>23.46355</text:p>
          </table:table-cell>
          <table:table-cell table:number-columns-repeated="17"/>
        </table:table-row>
        <table:table-row table:style-name="ro1">
          <table:table-cell office:value-type="float" office:value="0.66206" calcext:value-type="float">
            <text:p>0.66206</text:p>
          </table:table-cell>
          <table:table-cell office:value-type="float" office:value="23.74875" calcext:value-type="float">
            <text:p>23.74875</text:p>
          </table:table-cell>
          <table:table-cell table:number-columns-repeated="17"/>
        </table:table-row>
        <table:table-row table:style-name="ro1">
          <table:table-cell office:value-type="float" office:value="0.62189" calcext:value-type="float">
            <text:p>0.62189</text:p>
          </table:table-cell>
          <table:table-cell office:value-type="float" office:value="23.4108" calcext:value-type="float">
            <text:p>23.4108</text:p>
          </table:table-cell>
          <table:table-cell table:number-columns-repeated="17"/>
        </table:table-row>
        <table:table-row table:style-name="ro1">
          <table:table-cell office:value-type="float" office:value="0.41664" calcext:value-type="float">
            <text:p>0.41664</text:p>
          </table:table-cell>
          <table:table-cell office:value-type="float" office:value="22.5154" calcext:value-type="float">
            <text:p>22.5154</text:p>
          </table:table-cell>
          <table:table-cell table:number-columns-repeated="17"/>
        </table:table-row>
        <table:table-row table:style-name="ro1">
          <table:table-cell office:value-type="float" office:value="0.45169" calcext:value-type="float">
            <text:p>0.45169</text:p>
          </table:table-cell>
          <table:table-cell office:value-type="float" office:value="22.36265" calcext:value-type="float">
            <text:p>22.36265</text:p>
          </table:table-cell>
          <table:table-cell table:number-columns-repeated="17"/>
        </table:table-row>
        <table:table-row table:style-name="ro1">
          <table:table-cell office:value-type="float" office:value="0.73401" calcext:value-type="float">
            <text:p>0.73401</text:p>
          </table:table-cell>
          <table:table-cell office:value-type="float" office:value="24.04855" calcext:value-type="float">
            <text:p>24.04855</text:p>
          </table:table-cell>
          <table:table-cell table:number-columns-repeated="17"/>
        </table:table-row>
        <table:table-row table:style-name="ro1">
          <table:table-cell office:value-type="float" office:value="0.74202" calcext:value-type="float">
            <text:p>0.74202</text:p>
          </table:table-cell>
          <table:table-cell office:value-type="float" office:value="24.26275" calcext:value-type="float">
            <text:p>24.26275</text:p>
          </table:table-cell>
          <table:table-cell table:number-columns-repeated="17"/>
        </table:table-row>
        <table:table-row table:style-name="ro1">
          <table:table-cell office:value-type="float" office:value="0.34957" calcext:value-type="float">
            <text:p>0.34957</text:p>
          </table:table-cell>
          <table:table-cell office:value-type="float" office:value="21.74" calcext:value-type="float">
            <text:p>21.74</text:p>
          </table:table-cell>
          <table:table-cell table:number-columns-repeated="17"/>
        </table:table-row>
        <table:table-row table:style-name="ro1">
          <table:table-cell office:value-type="float" office:value="0.51476" calcext:value-type="float">
            <text:p>0.51476</text:p>
          </table:table-cell>
          <table:table-cell office:value-type="float" office:value="23.18845" calcext:value-type="float">
            <text:p>23.18845</text:p>
          </table:table-cell>
          <table:table-cell table:number-columns-repeated="17"/>
        </table:table-row>
        <table:table-row table:style-name="ro1">
          <table:table-cell office:value-type="float" office:value="0.64364" calcext:value-type="float">
            <text:p>0.64364</text:p>
          </table:table-cell>
          <table:table-cell office:value-type="float" office:value="23.60755" calcext:value-type="float">
            <text:p>23.60755</text:p>
          </table:table-cell>
          <table:table-cell table:number-columns-repeated="17"/>
        </table:table-row>
        <table:table-row table:style-name="ro1">
          <table:table-cell office:value-type="float" office:value="0.47058" calcext:value-type="float">
            <text:p>0.47058</text:p>
          </table:table-cell>
          <table:table-cell office:value-type="float" office:value="22.65205" calcext:value-type="float">
            <text:p>22.65205</text:p>
          </table:table-cell>
          <table:table-cell table:number-columns-repeated="17"/>
        </table:table-row>
        <table:table-row table:style-name="ro1">
          <table:table-cell office:value-type="float" office:value="0.26349" calcext:value-type="float">
            <text:p>0.26349</text:p>
          </table:table-cell>
          <table:table-cell office:value-type="float" office:value="21.15515" calcext:value-type="float">
            <text:p>21.15515</text:p>
          </table:table-cell>
          <table:table-cell table:number-columns-repeated="17"/>
        </table:table-row>
        <table:table-row table:style-name="ro1">
          <table:table-cell office:value-type="float" office:value="0.7427" calcext:value-type="float">
            <text:p>0.7427</text:p>
          </table:table-cell>
          <table:table-cell office:value-type="float" office:value="23.92255" calcext:value-type="float">
            <text:p>23.92255</text:p>
          </table:table-cell>
          <table:table-cell table:number-columns-repeated="17"/>
        </table:table-row>
        <table:table-row table:style-name="ro1">
          <table:table-cell office:value-type="float" office:value="0.91075" calcext:value-type="float">
            <text:p>0.91075</text:p>
          </table:table-cell>
          <table:table-cell office:value-type="float" office:value="24.6116" calcext:value-type="float">
            <text:p>24.6116</text:p>
          </table:table-cell>
          <table:table-cell table:number-columns-repeated="17"/>
        </table:table-row>
        <table:table-row table:style-name="ro1">
          <table:table-cell office:value-type="float" office:value="0.33753" calcext:value-type="float">
            <text:p>0.33753</text:p>
          </table:table-cell>
          <table:table-cell office:value-type="float" office:value="21.9137" calcext:value-type="float">
            <text:p>21.9137</text:p>
          </table:table-cell>
          <table:table-cell table:number-columns-repeated="17"/>
        </table:table-row>
        <table:table-row table:style-name="ro1">
          <table:table-cell office:value-type="float" office:value="0.98377" calcext:value-type="float">
            <text:p>0.98377</text:p>
          </table:table-cell>
          <table:table-cell office:value-type="float" office:value="24.92305" calcext:value-type="float">
            <text:p>24.92305</text:p>
          </table:table-cell>
          <table:table-cell table:number-columns-repeated="17"/>
        </table:table-row>
        <table:table-row table:style-name="ro1">
          <table:table-cell office:value-type="float" office:value="0.81369" calcext:value-type="float">
            <text:p>0.81369</text:p>
          </table:table-cell>
          <table:table-cell office:value-type="float" office:value="24.26675" calcext:value-type="float">
            <text:p>24.26675</text:p>
          </table:table-cell>
          <table:table-cell table:number-columns-repeated="17"/>
        </table:table-row>
        <table:table-row table:style-name="ro1">
          <table:table-cell office:value-type="float" office:value="0.81773" calcext:value-type="float">
            <text:p>0.81773</text:p>
          </table:table-cell>
          <table:table-cell office:value-type="float" office:value="24.3431" calcext:value-type="float">
            <text:p>24.3431</text:p>
          </table:table-cell>
          <table:table-cell table:number-columns-repeated="17"/>
        </table:table-row>
        <table:table-row table:style-name="ro1">
          <table:table-cell office:value-type="float" office:value="0.96075" calcext:value-type="float">
            <text:p>0.96075</text:p>
          </table:table-cell>
          <table:table-cell office:value-type="float" office:value="24.5736" calcext:value-type="float">
            <text:p>24.5736</text:p>
          </table:table-cell>
          <table:table-cell table:number-columns-repeated="17"/>
        </table:table-row>
        <table:table-row table:style-name="ro1">
          <table:table-cell office:value-type="float" office:value="0.75669" calcext:value-type="float">
            <text:p>0.75669</text:p>
          </table:table-cell>
          <table:table-cell office:value-type="float" office:value="24.03965" calcext:value-type="float">
            <text:p>24.03965</text:p>
          </table:table-cell>
          <table:table-cell table:number-columns-repeated="17"/>
        </table:table-row>
        <table:table-row table:style-name="ro1">
          <table:table-cell office:value-type="float" office:value="0.87796" calcext:value-type="float">
            <text:p>0.87796</text:p>
          </table:table-cell>
          <table:table-cell office:value-type="float" office:value="24.42165" calcext:value-type="float">
            <text:p>24.42165</text:p>
          </table:table-cell>
          <table:table-cell table:number-columns-repeated="17"/>
        </table:table-row>
        <table:table-row table:style-name="ro1">
          <table:table-cell office:value-type="float" office:value="0.80902" calcext:value-type="float">
            <text:p>0.80902</text:p>
          </table:table-cell>
          <table:table-cell office:value-type="float" office:value="24.20795" calcext:value-type="float">
            <text:p>24.20795</text:p>
          </table:table-cell>
          <table:table-cell table:number-columns-repeated="17"/>
        </table:table-row>
        <table:table-row table:style-name="ro1">
          <table:table-cell office:value-type="float" office:value="0.62723" calcext:value-type="float">
            <text:p>0.62723</text:p>
          </table:table-cell>
          <table:table-cell office:value-type="float" office:value="23.4134" calcext:value-type="float">
            <text:p>23.4134</text:p>
          </table:table-cell>
          <table:table-cell table:number-columns-repeated="17"/>
        </table:table-row>
        <table:table-row table:style-name="ro1">
          <table:table-cell office:value-type="float" office:value="0.93389" calcext:value-type="float">
            <text:p>0.93389</text:p>
          </table:table-cell>
          <table:table-cell office:value-type="float" office:value="24.7653" calcext:value-type="float">
            <text:p>24.7653</text:p>
          </table:table-cell>
          <table:table-cell table:number-columns-repeated="17"/>
        </table:table-row>
        <table:table-row table:style-name="ro1">
          <table:table-cell office:value-type="float" office:value="0.69715" calcext:value-type="float">
            <text:p>0.69715</text:p>
          </table:table-cell>
          <table:table-cell office:value-type="float" office:value="23.78265" calcext:value-type="float">
            <text:p>23.78265</text:p>
          </table:table-cell>
          <table:table-cell table:number-columns-repeated="17"/>
        </table:table-row>
        <table:table-row table:style-name="ro1">
          <table:table-cell office:value-type="float" office:value="0.76706" calcext:value-type="float">
            <text:p>0.76706</text:p>
          </table:table-cell>
          <table:table-cell office:value-type="float" office:value="24.3849" calcext:value-type="float">
            <text:p>24.3849</text:p>
          </table:table-cell>
          <table:table-cell table:number-columns-repeated="17"/>
        </table:table-row>
        <table:table-row table:style-name="ro1">
          <table:table-cell office:value-type="float" office:value="0.86397" calcext:value-type="float">
            <text:p>0.86397</text:p>
          </table:table-cell>
          <table:table-cell office:value-type="float" office:value="24.39625" calcext:value-type="float">
            <text:p>24.39625</text:p>
          </table:table-cell>
          <table:table-cell table:number-columns-repeated="17"/>
        </table:table-row>
        <table:table-row table:style-name="ro1">
          <table:table-cell office:value-type="float" office:value="0.51434" calcext:value-type="float">
            <text:p>0.51434</text:p>
          </table:table-cell>
          <table:table-cell office:value-type="float" office:value="22.98745" calcext:value-type="float">
            <text:p>22.98745</text:p>
          </table:table-cell>
          <table:table-cell table:number-columns-repeated="17"/>
        </table:table-row>
        <table:table-row table:style-name="ro1">
          <table:table-cell office:value-type="float" office:value="0.47039" calcext:value-type="float">
            <text:p>0.47039</text:p>
          </table:table-cell>
          <table:table-cell office:value-type="float" office:value="23.1005" calcext:value-type="float">
            <text:p>23.1005</text:p>
          </table:table-cell>
          <table:table-cell table:number-columns-repeated="17"/>
        </table:table-row>
        <table:table-row table:style-name="ro1">
          <table:table-cell office:value-type="float" office:value="0.9279" calcext:value-type="float">
            <text:p>0.9279</text:p>
          </table:table-cell>
          <table:table-cell office:value-type="float" office:value="24.7789" calcext:value-type="float">
            <text:p>24.7789</text:p>
          </table:table-cell>
          <table:table-cell table:number-columns-repeated="17"/>
        </table:table-row>
        <table:table-row table:style-name="ro1">
          <table:table-cell office:value-type="float" office:value="0.63071" calcext:value-type="float">
            <text:p>0.63071</text:p>
          </table:table-cell>
          <table:table-cell office:value-type="float" office:value="23.4092" calcext:value-type="float">
            <text:p>23.4092</text:p>
          </table:table-cell>
          <table:table-cell table:number-columns-repeated="17"/>
        </table:table-row>
        <table:table-row table:style-name="ro1">
          <table:table-cell office:value-type="float" office:value="0.6157" calcext:value-type="float">
            <text:p>0.6157</text:p>
          </table:table-cell>
          <table:table-cell office:value-type="float" office:value="23.56625" calcext:value-type="float">
            <text:p>23.56625</text:p>
          </table:table-cell>
          <table:table-cell table:number-columns-repeated="17"/>
        </table:table-row>
        <table:table-row table:style-name="ro1">
          <table:table-cell office:value-type="float" office:value="0.56475" calcext:value-type="float">
            <text:p>0.56475</text:p>
          </table:table-cell>
          <table:table-cell office:value-type="float" office:value="23.2891" calcext:value-type="float">
            <text:p>23.2891</text:p>
          </table:table-cell>
          <table:table-cell table:number-columns-repeated="17"/>
        </table:table-row>
        <table:table-row table:style-name="ro1">
          <table:table-cell office:value-type="float" office:value="0.55775" calcext:value-type="float">
            <text:p>0.55775</text:p>
          </table:table-cell>
          <table:table-cell office:value-type="float" office:value="23.2494" calcext:value-type="float">
            <text:p>23.2494</text:p>
          </table:table-cell>
          <table:table-cell table:number-columns-repeated="17"/>
        </table:table-row>
        <table:table-row table:style-name="ro1">
          <table:table-cell office:value-type="float" office:value="0.73561" calcext:value-type="float">
            <text:p>0.73561</text:p>
          </table:table-cell>
          <table:table-cell office:value-type="float" office:value="24.06925" calcext:value-type="float">
            <text:p>24.06925</text:p>
          </table:table-cell>
          <table:table-cell table:number-columns-repeated="17"/>
        </table:table-row>
        <table:table-row table:style-name="ro1">
          <table:table-cell office:value-type="float" office:value="0.26199" calcext:value-type="float">
            <text:p>0.26199</text:p>
          </table:table-cell>
          <table:table-cell office:value-type="float" office:value="21.15835" calcext:value-type="float">
            <text:p>21.15835</text:p>
          </table:table-cell>
          <table:table-cell table:number-columns-repeated="17"/>
        </table:table-row>
        <table:table-row table:style-name="ro1">
          <table:table-cell office:value-type="float" office:value="0.76159" calcext:value-type="float">
            <text:p>0.76159</text:p>
          </table:table-cell>
          <table:table-cell office:value-type="float" office:value="23.97575" calcext:value-type="float">
            <text:p>23.97575</text:p>
          </table:table-cell>
          <table:table-cell table:number-columns-repeated="17"/>
        </table:table-row>
        <table:table-row table:style-name="ro1">
          <table:table-cell office:value-type="float" office:value="0.85852" calcext:value-type="float">
            <text:p>0.85852</text:p>
          </table:table-cell>
          <table:table-cell office:value-type="float" office:value="24.54425" calcext:value-type="float">
            <text:p>24.54425</text:p>
          </table:table-cell>
          <table:table-cell table:number-columns-repeated="17"/>
        </table:table-row>
        <table:table-row table:style-name="ro1">
          <table:table-cell office:value-type="float" office:value="0.55875" calcext:value-type="float">
            <text:p>0.55875</text:p>
          </table:table-cell>
          <table:table-cell office:value-type="float" office:value="23.6061" calcext:value-type="float">
            <text:p>23.6061</text:p>
          </table:table-cell>
          <table:table-cell table:number-columns-repeated="17"/>
        </table:table-row>
        <table:table-row table:style-name="ro1">
          <table:table-cell office:value-type="float" office:value="0.48072" calcext:value-type="float">
            <text:p>0.48072</text:p>
          </table:table-cell>
          <table:table-cell office:value-type="float" office:value="22.74835" calcext:value-type="float">
            <text:p>22.74835</text:p>
          </table:table-cell>
          <table:table-cell table:number-columns-repeated="17"/>
        </table:table-row>
        <table:table-row table:style-name="ro1">
          <table:table-cell office:value-type="float" office:value="0.92224" calcext:value-type="float">
            <text:p>0.92224</text:p>
          </table:table-cell>
          <table:table-cell office:value-type="float" office:value="24.57175" calcext:value-type="float">
            <text:p>24.57175</text:p>
          </table:table-cell>
          <table:table-cell table:number-columns-repeated="17"/>
        </table:table-row>
        <table:table-row table:style-name="ro1">
          <table:table-cell office:value-type="float" office:value="0.47572" calcext:value-type="float">
            <text:p>0.47572</text:p>
          </table:table-cell>
          <table:table-cell office:value-type="float" office:value="22.6952" calcext:value-type="float">
            <text:p>22.6952</text:p>
          </table:table-cell>
          <table:table-cell table:number-columns-repeated="17"/>
        </table:table-row>
        <table:table-row table:style-name="ro1">
          <table:table-cell office:value-type="float" office:value="0.8932" calcext:value-type="float">
            <text:p>0.8932</text:p>
          </table:table-cell>
          <table:table-cell office:value-type="float" office:value="24.5781" calcext:value-type="float">
            <text:p>24.5781</text:p>
          </table:table-cell>
          <table:table-cell table:number-columns-repeated="17"/>
        </table:table-row>
        <table:table-row table:style-name="ro1">
          <table:table-cell office:value-type="float" office:value="0.6319" calcext:value-type="float">
            <text:p>0.6319</text:p>
          </table:table-cell>
          <table:table-cell office:value-type="float" office:value="23.1617" calcext:value-type="float">
            <text:p>23.1617</text:p>
          </table:table-cell>
          <table:table-cell table:number-columns-repeated="17"/>
        </table:table-row>
        <table:table-row table:style-name="ro1">
          <table:table-cell office:value-type="float" office:value="0.73602" calcext:value-type="float">
            <text:p>0.73602</text:p>
          </table:table-cell>
          <table:table-cell office:value-type="float" office:value="24.02845" calcext:value-type="float">
            <text:p>24.02845</text:p>
          </table:table-cell>
          <table:table-cell table:number-columns-repeated="17"/>
        </table:table-row>
        <table:table-row table:style-name="ro1">
          <table:table-cell office:value-type="float" office:value="0.41865" calcext:value-type="float">
            <text:p>0.41865</text:p>
          </table:table-cell>
          <table:table-cell office:value-type="float" office:value="22.38625" calcext:value-type="float">
            <text:p>22.38625</text:p>
          </table:table-cell>
          <table:table-cell table:number-columns-repeated="17"/>
        </table:table-row>
        <table:table-row table:style-name="ro1">
          <table:table-cell office:value-type="float" office:value="0.53578" calcext:value-type="float">
            <text:p>0.53578</text:p>
          </table:table-cell>
          <table:table-cell office:value-type="float" office:value="22.98355" calcext:value-type="float">
            <text:p>22.98355</text:p>
          </table:table-cell>
          <table:table-cell table:number-columns-repeated="17"/>
        </table:table-row>
        <table:table-row table:style-name="ro1">
          <table:table-cell office:value-type="float" office:value="0.73501" calcext:value-type="float">
            <text:p>0.73501</text:p>
          </table:table-cell>
          <table:table-cell office:value-type="float" office:value="24.09175" calcext:value-type="float">
            <text:p>24.09175</text:p>
          </table:table-cell>
          <table:table-cell table:number-columns-repeated="17"/>
        </table:table-row>
        <table:table-row table:style-name="ro1">
          <table:table-cell office:value-type="float" office:value="0.60987" calcext:value-type="float">
            <text:p>0.60987</text:p>
          </table:table-cell>
          <table:table-cell office:value-type="float" office:value="23.5447" calcext:value-type="float">
            <text:p>23.5447</text:p>
          </table:table-cell>
          <table:table-cell table:number-columns-repeated="17"/>
        </table:table-row>
        <table:table-row table:style-name="ro1">
          <table:table-cell office:value-type="float" office:value="0.70198" calcext:value-type="float">
            <text:p>0.70198</text:p>
          </table:table-cell>
          <table:table-cell office:value-type="float" office:value="23.8387" calcext:value-type="float">
            <text:p>23.8387</text:p>
          </table:table-cell>
          <table:table-cell table:number-columns-repeated="17"/>
        </table:table-row>
        <table:table-row table:style-name="ro1">
          <table:table-cell office:value-type="float" office:value="0.9833" calcext:value-type="float">
            <text:p>0.9833</text:p>
          </table:table-cell>
          <table:table-cell office:value-type="float" office:value="24.78095" calcext:value-type="float">
            <text:p>24.78095</text:p>
          </table:table-cell>
          <table:table-cell table:number-columns-repeated="17"/>
        </table:table-row>
        <table:table-row table:style-name="ro1">
          <table:table-cell office:value-type="float" office:value="0.75905" calcext:value-type="float">
            <text:p>0.75905</text:p>
          </table:table-cell>
          <table:table-cell office:value-type="float" office:value="24.0557" calcext:value-type="float">
            <text:p>24.0557</text:p>
          </table:table-cell>
          <table:table-cell table:number-columns-repeated="17"/>
        </table:table-row>
        <table:table-row table:style-name="ro1">
          <table:table-cell office:value-type="float" office:value="0.64364" calcext:value-type="float">
            <text:p>0.64364</text:p>
          </table:table-cell>
          <table:table-cell office:value-type="float" office:value="23.6045" calcext:value-type="float">
            <text:p>23.6045</text:p>
          </table:table-cell>
          <table:table-cell table:number-columns-repeated="17"/>
        </table:table-row>
        <table:table-row table:style-name="ro1">
          <table:table-cell office:value-type="float" office:value="0.51559" calcext:value-type="float">
            <text:p>0.51559</text:p>
          </table:table-cell>
          <table:table-cell office:value-type="float" office:value="23.02365" calcext:value-type="float">
            <text:p>23.02365</text:p>
          </table:table-cell>
          <table:table-cell table:number-columns-repeated="17"/>
        </table:table-row>
        <table:table-row table:style-name="ro1">
          <table:table-cell office:value-type="float" office:value="0.80569" calcext:value-type="float">
            <text:p>0.80569</text:p>
          </table:table-cell>
          <table:table-cell office:value-type="float" office:value="24.0139" calcext:value-type="float">
            <text:p>24.0139</text:p>
          </table:table-cell>
          <table:table-cell table:number-columns-repeated="17"/>
        </table:table-row>
        <table:table-row table:style-name="ro1">
          <table:table-cell office:value-type="float" office:value="0.8007" calcext:value-type="float">
            <text:p>0.8007</text:p>
          </table:table-cell>
          <table:table-cell office:value-type="float" office:value="23.82255" calcext:value-type="float">
            <text:p>23.82255</text:p>
          </table:table-cell>
          <table:table-cell table:number-columns-repeated="17"/>
        </table:table-row>
        <table:table-row table:style-name="ro1">
          <table:table-cell office:value-type="float" office:value="0.71565" calcext:value-type="float">
            <text:p>0.71565</text:p>
          </table:table-cell>
          <table:table-cell office:value-type="float" office:value="23.84395" calcext:value-type="float">
            <text:p>23.84395</text:p>
          </table:table-cell>
          <table:table-cell table:number-columns-repeated="17"/>
        </table:table-row>
        <table:table-row table:style-name="ro1">
          <table:table-cell office:value-type="float" office:value="0.76668" calcext:value-type="float">
            <text:p>0.76668</text:p>
          </table:table-cell>
          <table:table-cell office:value-type="float" office:value="24.2307" calcext:value-type="float">
            <text:p>24.2307</text:p>
          </table:table-cell>
          <table:table-cell table:number-columns-repeated="17"/>
        </table:table-row>
        <table:table-row table:style-name="ro1">
          <table:table-cell office:value-type="float" office:value="0.90173" calcext:value-type="float">
            <text:p>0.90173</text:p>
          </table:table-cell>
          <table:table-cell office:value-type="float" office:value="24.5128" calcext:value-type="float">
            <text:p>24.5128</text:p>
          </table:table-cell>
          <table:table-cell table:number-columns-repeated="17"/>
        </table:table-row>
        <table:table-row table:style-name="ro1">
          <table:table-cell office:value-type="float" office:value="0.71868" calcext:value-type="float">
            <text:p>0.71868</text:p>
          </table:table-cell>
          <table:table-cell office:value-type="float" office:value="23.68915" calcext:value-type="float">
            <text:p>23.68915</text:p>
          </table:table-cell>
          <table:table-cell table:number-columns-repeated="17"/>
        </table:table-row>
        <table:table-row table:style-name="ro1">
          <table:table-cell office:value-type="float" office:value="0.5796" calcext:value-type="float">
            <text:p>0.5796</text:p>
          </table:table-cell>
          <table:table-cell office:value-type="float" office:value="23.1779" calcext:value-type="float">
            <text:p>23.1779</text:p>
          </table:table-cell>
          <table:table-cell table:number-columns-repeated="17"/>
        </table:table-row>
        <table:table-row table:style-name="ro1">
          <table:table-cell office:value-type="float" office:value="0.96074" calcext:value-type="float">
            <text:p>0.96074</text:p>
          </table:table-cell>
          <table:table-cell office:value-type="float" office:value="24.80925" calcext:value-type="float">
            <text:p>24.80925</text:p>
          </table:table-cell>
          <table:table-cell table:number-columns-repeated="17"/>
        </table:table-row>
        <table:table-row table:style-name="ro1">
          <table:table-cell office:value-type="float" office:value="0.64864" calcext:value-type="float">
            <text:p>0.64864</text:p>
          </table:table-cell>
          <table:table-cell office:value-type="float" office:value="23.53665" calcext:value-type="float">
            <text:p>23.53665</text:p>
          </table:table-cell>
          <table:table-cell table:number-columns-repeated="17"/>
        </table:table-row>
        <table:table-row table:style-name="ro1">
          <table:table-cell office:value-type="float" office:value="0.93675" calcext:value-type="float">
            <text:p>0.93675</text:p>
          </table:table-cell>
          <table:table-cell office:value-type="float" office:value="24.4717" calcext:value-type="float">
            <text:p>24.4717</text:p>
          </table:table-cell>
          <table:table-cell table:number-columns-repeated="17"/>
        </table:table-row>
        <table:table-row table:style-name="ro1">
          <table:table-cell office:value-type="float" office:value="0.46156" calcext:value-type="float">
            <text:p>0.46156</text:p>
          </table:table-cell>
          <table:table-cell office:value-type="float" office:value="22.76265" calcext:value-type="float">
            <text:p>22.76265</text:p>
          </table:table-cell>
          <table:table-cell table:number-columns-repeated="17"/>
        </table:table-row>
        <table:table-row table:style-name="ro1">
          <table:table-cell office:value-type="float" office:value="0.67065" calcext:value-type="float">
            <text:p>0.67065</text:p>
          </table:table-cell>
          <table:table-cell office:value-type="float" office:value="23.78495" calcext:value-type="float">
            <text:p>23.78495</text:p>
          </table:table-cell>
          <table:table-cell table:number-columns-repeated="17"/>
        </table:table-row>
        <table:table-row table:style-name="ro1">
          <table:table-cell office:value-type="float" office:value="0.24649" calcext:value-type="float">
            <text:p>0.24649</text:p>
          </table:table-cell>
          <table:table-cell office:value-type="float" office:value="21.16055" calcext:value-type="float">
            <text:p>21.16055</text:p>
          </table:table-cell>
          <table:table-cell table:number-columns-repeated="17"/>
        </table:table-row>
        <table:table-row table:style-name="ro1">
          <table:table-cell office:value-type="float" office:value="0.63822" calcext:value-type="float">
            <text:p>0.63822</text:p>
          </table:table-cell>
          <table:table-cell office:value-type="float" office:value="23.49005" calcext:value-type="float">
            <text:p>23.49005</text:p>
          </table:table-cell>
          <table:table-cell table:number-columns-repeated="17"/>
        </table:table-row>
        <table:table-row table:style-name="ro1">
          <table:table-cell office:value-type="float" office:value="0.53532" calcext:value-type="float">
            <text:p>0.53532</text:p>
          </table:table-cell>
          <table:table-cell office:value-type="float" office:value="23.06945" calcext:value-type="float">
            <text:p>23.06945</text:p>
          </table:table-cell>
          <table:table-cell table:number-columns-repeated="17"/>
        </table:table-row>
        <table:table-row table:style-name="ro1">
          <table:table-cell office:value-type="float" office:value="0.77307" calcext:value-type="float">
            <text:p>0.77307</text:p>
          </table:table-cell>
          <table:table-cell office:value-type="float" office:value="24.17605" calcext:value-type="float">
            <text:p>24.17605</text:p>
          </table:table-cell>
          <table:table-cell table:number-columns-repeated="17"/>
        </table:table-row>
        <table:table-row table:style-name="ro1">
          <table:table-cell office:value-type="float" office:value="0.3705" calcext:value-type="float">
            <text:p>0.3705</text:p>
          </table:table-cell>
          <table:table-cell office:value-type="float" office:value="22.15255" calcext:value-type="float">
            <text:p>22.15255</text:p>
          </table:table-cell>
          <table:table-cell table:number-columns-repeated="17"/>
        </table:table-row>
        <table:table-row table:style-name="ro1">
          <table:table-cell office:value-type="float" office:value="0.69916" calcext:value-type="float">
            <text:p>0.69916</text:p>
          </table:table-cell>
          <table:table-cell office:value-type="float" office:value="23.88895" calcext:value-type="float">
            <text:p>23.88895</text:p>
          </table:table-cell>
          <table:table-cell table:number-columns-repeated="17"/>
        </table:table-row>
        <table:table-row table:style-name="ro1">
          <table:table-cell office:value-type="float" office:value="0.3735" calcext:value-type="float">
            <text:p>0.3735</text:p>
          </table:table-cell>
          <table:table-cell office:value-type="float" office:value="22.11185" calcext:value-type="float">
            <text:p>22.11185</text:p>
          </table:table-cell>
          <table:table-cell table:number-columns-repeated="17"/>
        </table:table-row>
        <table:table-row table:style-name="ro1">
          <table:table-cell office:value-type="float" office:value="0.85298" calcext:value-type="float">
            <text:p>0.85298</text:p>
          </table:table-cell>
          <table:table-cell office:value-type="float" office:value="24.3052" calcext:value-type="float">
            <text:p>24.3052</text:p>
          </table:table-cell>
          <table:table-cell table:number-columns-repeated="17"/>
        </table:table-row>
        <table:table-row table:style-name="ro1">
          <table:table-cell office:value-type="float" office:value="0.60326" calcext:value-type="float">
            <text:p>0.60326</text:p>
          </table:table-cell>
          <table:table-cell office:value-type="float" office:value="23.58805" calcext:value-type="float">
            <text:p>23.58805</text:p>
          </table:table-cell>
          <table:table-cell table:number-columns-repeated="17"/>
        </table:table-row>
        <table:table-row table:style-name="ro1">
          <table:table-cell office:value-type="float" office:value="0.53433" calcext:value-type="float">
            <text:p>0.53433</text:p>
          </table:table-cell>
          <table:table-cell office:value-type="float" office:value="22.9223" calcext:value-type="float">
            <text:p>22.9223</text:p>
          </table:table-cell>
          <table:table-cell table:number-columns-repeated="17"/>
        </table:table-row>
        <table:table-row table:style-name="ro1">
          <table:table-cell office:value-type="float" office:value="0.40048" calcext:value-type="float">
            <text:p>0.40048</text:p>
          </table:table-cell>
          <table:table-cell office:value-type="float" office:value="22.2601" calcext:value-type="float">
            <text:p>22.2601</text:p>
          </table:table-cell>
          <table:table-cell table:number-columns-repeated="17"/>
        </table:table-row>
        <table:table-row table:style-name="ro1">
          <table:table-cell office:value-type="float" office:value="0.3715" calcext:value-type="float">
            <text:p>0.3715</text:p>
          </table:table-cell>
          <table:table-cell office:value-type="float" office:value="22.20135" calcext:value-type="float">
            <text:p>22.20135</text:p>
          </table:table-cell>
          <table:table-cell table:number-columns-repeated="17"/>
        </table:table-row>
        <table:table-row table:style-name="ro1">
          <table:table-cell office:value-type="float" office:value="0.83999" calcext:value-type="float">
            <text:p>0.83999</text:p>
          </table:table-cell>
          <table:table-cell office:value-type="float" office:value="24.0253" calcext:value-type="float">
            <text:p>24.0253</text:p>
          </table:table-cell>
          <table:table-cell table:number-columns-repeated="17"/>
        </table:table-row>
        <table:table-row table:style-name="ro1">
          <table:table-cell office:value-type="float" office:value="0.53278" calcext:value-type="float">
            <text:p>0.53278</text:p>
          </table:table-cell>
          <table:table-cell office:value-type="float" office:value="23.059" calcext:value-type="float">
            <text:p>23.059</text:p>
          </table:table-cell>
          <table:table-cell table:number-columns-repeated="17"/>
        </table:table-row>
        <table:table-row table:style-name="ro1">
          <table:table-cell office:value-type="float" office:value="0.93225" calcext:value-type="float">
            <text:p>0.93225</text:p>
          </table:table-cell>
          <table:table-cell office:value-type="float" office:value="24.704" calcext:value-type="float">
            <text:p>24.704</text:p>
          </table:table-cell>
          <table:table-cell table:number-columns-repeated="17"/>
        </table:table-row>
        <table:table-row table:style-name="ro1">
          <table:table-cell office:value-type="float" office:value="0.55381" calcext:value-type="float">
            <text:p>0.55381</text:p>
          </table:table-cell>
          <table:table-cell office:value-type="float" office:value="23.2838" calcext:value-type="float">
            <text:p>23.2838</text:p>
          </table:table-cell>
          <table:table-cell table:number-columns-repeated="17"/>
        </table:table-row>
        <table:table-row table:style-name="ro1">
          <table:table-cell office:value-type="float" office:value="0.84214" calcext:value-type="float">
            <text:p>0.84214</text:p>
          </table:table-cell>
          <table:table-cell office:value-type="float" office:value="24.3261" calcext:value-type="float">
            <text:p>24.3261</text:p>
          </table:table-cell>
          <table:table-cell table:number-columns-repeated="17"/>
        </table:table-row>
        <table:table-row table:style-name="ro1">
          <table:table-cell office:value-type="float" office:value="0.72767" calcext:value-type="float">
            <text:p>0.72767</text:p>
          </table:table-cell>
          <table:table-cell office:value-type="float" office:value="23.8687" calcext:value-type="float">
            <text:p>23.8687</text:p>
          </table:table-cell>
          <table:table-cell table:number-columns-repeated="17"/>
        </table:table-row>
        <table:table-row table:style-name="ro1">
          <table:table-cell office:value-type="float" office:value="0.44255" calcext:value-type="float">
            <text:p>0.44255</text:p>
          </table:table-cell>
          <table:table-cell office:value-type="float" office:value="22.67285" calcext:value-type="float">
            <text:p>22.67285</text:p>
          </table:table-cell>
          <table:table-cell table:number-columns-repeated="17"/>
        </table:table-row>
        <table:table-row table:style-name="ro1">
          <table:table-cell office:value-type="float" office:value="0.28251" calcext:value-type="float">
            <text:p>0.28251</text:p>
          </table:table-cell>
          <table:table-cell office:value-type="float" office:value="21.5746" calcext:value-type="float">
            <text:p>21.5746</text:p>
          </table:table-cell>
          <table:table-cell table:number-columns-repeated="17"/>
        </table:table-row>
        <table:table-row table:style-name="ro1">
          <table:table-cell office:value-type="float" office:value="0.51961" calcext:value-type="float">
            <text:p>0.51961</text:p>
          </table:table-cell>
          <table:table-cell office:value-type="float" office:value="23.03865" calcext:value-type="float">
            <text:p>23.03865</text:p>
          </table:table-cell>
          <table:table-cell table:number-columns-repeated="17"/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24.6873" calcext:value-type="float">
            <text:p>24.6873</text:p>
          </table:table-cell>
          <table:table-cell table:number-columns-repeated="17"/>
        </table:table-row>
        <table:table-row table:style-name="ro1">
          <table:table-cell office:value-type="float" office:value="0.26849" calcext:value-type="float">
            <text:p>0.26849</text:p>
          </table:table-cell>
          <table:table-cell office:value-type="float" office:value="21.24725" calcext:value-type="float">
            <text:p>21.24725</text:p>
          </table:table-cell>
          <table:table-cell table:number-columns-repeated="17"/>
        </table:table-row>
        <table:table-row table:style-name="ro1">
          <table:table-cell office:value-type="float" office:value="0.2505" calcext:value-type="float">
            <text:p>0.2505</text:p>
          </table:table-cell>
          <table:table-cell office:value-type="float" office:value="21.1763" calcext:value-type="float">
            <text:p>21.1763</text:p>
          </table:table-cell>
          <table:table-cell table:number-columns-repeated="17"/>
        </table:table-row>
        <table:table-row table:style-name="ro1">
          <table:table-cell office:value-type="float" office:value="0.69816" calcext:value-type="float">
            <text:p>0.69816</text:p>
          </table:table-cell>
          <table:table-cell office:value-type="float" office:value="23.7924" calcext:value-type="float">
            <text:p>23.7924</text:p>
          </table:table-cell>
          <table:table-cell table:number-columns-repeated="17"/>
        </table:table-row>
        <table:table-row table:style-name="ro1">
          <table:table-cell office:value-type="float" office:value="0.73012" calcext:value-type="float">
            <text:p>0.73012</text:p>
          </table:table-cell>
          <table:table-cell office:value-type="float" office:value="23.7684" calcext:value-type="float">
            <text:p>23.7684</text:p>
          </table:table-cell>
          <table:table-cell table:number-columns-repeated="17"/>
        </table:table-row>
        <table:table-row table:style-name="ro1">
          <table:table-cell office:value-type="float" office:value="0.99781" calcext:value-type="float">
            <text:p>0.99781</text:p>
          </table:table-cell>
          <table:table-cell office:value-type="float" office:value="24.6122" calcext:value-type="float">
            <text:p>24.6122</text:p>
          </table:table-cell>
          <table:table-cell table:number-columns-repeated="17"/>
        </table:table-row>
        <table:table-row table:style-name="ro1">
          <table:table-cell office:value-type="float" office:value="0.40946" calcext:value-type="float">
            <text:p>0.40946</text:p>
          </table:table-cell>
          <table:table-cell office:value-type="float" office:value="22.451" calcext:value-type="float">
            <text:p>22.451</text:p>
          </table:table-cell>
          <table:table-cell table:number-columns-repeated="17"/>
        </table:table-row>
        <table:table-row table:style-name="ro1">
          <table:table-cell office:value-type="float" office:value="0.12679" calcext:value-type="float">
            <text:p>0.12679</text:p>
          </table:table-cell>
          <table:table-cell office:value-type="float" office:value="19.5429" calcext:value-type="float">
            <text:p>19.5429</text:p>
          </table:table-cell>
          <table:table-cell table:number-columns-repeated="17"/>
        </table:table-row>
        <table:table-row table:style-name="ro1">
          <table:table-cell office:value-type="float" office:value="0.25577" calcext:value-type="float">
            <text:p>0.25577</text:p>
          </table:table-cell>
          <table:table-cell office:value-type="float" office:value="21.3344" calcext:value-type="float">
            <text:p>21.3344</text:p>
          </table:table-cell>
          <table:table-cell table:number-columns-repeated="17"/>
        </table:table-row>
        <table:table-row table:style-name="ro1">
          <table:table-cell office:value-type="float" office:value="0.08859" calcext:value-type="float">
            <text:p>0.08859</text:p>
          </table:table-cell>
          <table:table-cell office:value-type="float" office:value="18.64345" calcext:value-type="float">
            <text:p>18.64345</text:p>
          </table:table-cell>
          <table:table-cell table:number-columns-repeated="17"/>
        </table:table-row>
        <table:table-row table:style-name="ro1">
          <table:table-cell office:value-type="float" office:value="0.11782" calcext:value-type="float">
            <text:p>0.11782</text:p>
          </table:table-cell>
          <table:table-cell office:value-type="float" office:value="19.19345" calcext:value-type="float">
            <text:p>19.19345</text:p>
          </table:table-cell>
          <table:table-cell table:number-columns-repeated="17"/>
        </table:table-row>
        <table:table-row table:style-name="ro1">
          <table:table-cell office:value-type="float" office:value="0.18356" calcext:value-type="float">
            <text:p>0.18356</text:p>
          </table:table-cell>
          <table:table-cell office:value-type="float" office:value="20.2951" calcext:value-type="float">
            <text:p>20.2951</text:p>
          </table:table-cell>
          <table:table-cell table:number-columns-repeated="17"/>
        </table:table-row>
        <table:table-row table:style-name="ro1">
          <table:table-cell office:value-type="float" office:value="0.14055" calcext:value-type="float">
            <text:p>0.14055</text:p>
          </table:table-cell>
          <table:table-cell office:value-type="float" office:value="19.871" calcext:value-type="float">
            <text:p>19.871</text:p>
          </table:table-cell>
          <table:table-cell table:number-columns-repeated="17"/>
        </table:table-row>
        <table:table-row table:style-name="ro1">
          <table:table-cell office:value-type="float" office:value="0.15171" calcext:value-type="float">
            <text:p>0.15171</text:p>
          </table:table-cell>
          <table:table-cell office:value-type="float" office:value="19.7933" calcext:value-type="float">
            <text:p>19.7933</text:p>
          </table:table-cell>
          <table:table-cell table:number-columns-repeated="17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8.889" calcext:value-type="float">
            <text:p>18.889</text:p>
          </table:table-cell>
          <table:table-cell table:number-columns-repeated="17"/>
        </table:table-row>
        <table:table-row table:style-name="ro1">
          <table:table-cell office:value-type="float" office:value="0.28631" calcext:value-type="float">
            <text:p>0.28631</text:p>
          </table:table-cell>
          <table:table-cell office:value-type="float" office:value="21.6827" calcext:value-type="float">
            <text:p>21.6827</text:p>
          </table:table-cell>
          <table:table-cell table:number-columns-repeated="17"/>
        </table:table-row>
        <table:table-row table:style-name="ro1">
          <table:table-cell office:value-type="float" office:value="0.26318" calcext:value-type="float">
            <text:p>0.26318</text:p>
          </table:table-cell>
          <table:table-cell office:value-type="float" office:value="21.3576" calcext:value-type="float">
            <text:p>21.3576</text:p>
          </table:table-cell>
          <table:table-cell table:number-columns-repeated="17"/>
        </table:table-row>
        <table:table-row table:style-name="ro1">
          <table:table-cell office:value-type="float" office:value="0.14167" calcext:value-type="float">
            <text:p>0.14167</text:p>
          </table:table-cell>
          <table:table-cell office:value-type="float" office:value="19.79675" calcext:value-type="float">
            <text:p>19.79675</text:p>
          </table:table-cell>
          <table:table-cell table:number-columns-repeated="17"/>
        </table:table-row>
        <table:table-row table:style-name="ro1">
          <table:table-cell office:value-type="float" office:value="0.16053" calcext:value-type="float">
            <text:p>0.16053</text:p>
          </table:table-cell>
          <table:table-cell office:value-type="float" office:value="19.9329" calcext:value-type="float">
            <text:p>19.9329</text:p>
          </table:table-cell>
          <table:table-cell table:number-columns-repeated="17"/>
        </table:table-row>
        <table:table-row table:style-name="ro1">
          <table:table-cell office:value-type="float" office:value="0.1229" calcext:value-type="float">
            <text:p>0.1229</text:p>
          </table:table-cell>
          <table:table-cell office:value-type="float" office:value="19.3948" calcext:value-type="float">
            <text:p>19.3948</text:p>
          </table:table-cell>
          <table:table-cell table:number-columns-repeated="17"/>
        </table:table-row>
        <table:table-row table:style-name="ro1">
          <table:table-cell office:value-type="float" office:value="0.1262" calcext:value-type="float">
            <text:p>0.1262</text:p>
          </table:table-cell>
          <table:table-cell office:value-type="float" office:value="19.36855" calcext:value-type="float">
            <text:p>19.36855</text:p>
          </table:table-cell>
          <table:table-cell table:number-columns-repeated="17"/>
        </table:table-row>
        <table:table-row table:style-name="ro1">
          <table:table-cell office:value-type="float" office:value="0.17331" calcext:value-type="float">
            <text:p>0.17331</text:p>
          </table:table-cell>
          <table:table-cell office:value-type="float" office:value="20.15345" calcext:value-type="float">
            <text:p>20.15345</text:p>
          </table:table-cell>
          <table:table-cell table:number-columns-repeated="17"/>
        </table:table-row>
        <table:table-row table:style-name="ro1">
          <table:table-cell office:value-type="float" office:value="0.16448" calcext:value-type="float">
            <text:p>0.16448</text:p>
          </table:table-cell>
          <table:table-cell office:value-type="float" office:value="20.03175" calcext:value-type="float">
            <text:p>20.03175</text:p>
          </table:table-cell>
          <table:table-cell table:number-columns-repeated="17"/>
        </table:table-row>
        <table:table-row table:style-name="ro1">
          <table:table-cell office:value-type="float" office:value="0.16018" calcext:value-type="float">
            <text:p>0.16018</text:p>
          </table:table-cell>
          <table:table-cell office:value-type="float" office:value="19.92285" calcext:value-type="float">
            <text:p>19.92285</text:p>
          </table:table-cell>
          <table:table-cell table:number-columns-repeated="17"/>
        </table:table-row>
        <table:table-row table:style-name="ro1">
          <table:table-cell office:value-type="float" office:value="0.24488" calcext:value-type="float">
            <text:p>0.24488</text:p>
          </table:table-cell>
          <table:table-cell office:value-type="float" office:value="20.86815" calcext:value-type="float">
            <text:p>20.86815</text:p>
          </table:table-cell>
          <table:table-cell table:number-columns-repeated="17"/>
        </table:table-row>
        <table:table-row table:style-name="ro1">
          <table:table-cell office:value-type="float" office:value="0.24805" calcext:value-type="float">
            <text:p>0.24805</text:p>
          </table:table-cell>
          <table:table-cell office:value-type="float" office:value="20.98175" calcext:value-type="float">
            <text:p>20.98175</text:p>
          </table:table-cell>
          <table:table-cell table:number-columns-repeated="17"/>
        </table:table-row>
        <table:table-row table:style-name="ro1">
          <table:table-cell office:value-type="float" office:value="0.27511" calcext:value-type="float">
            <text:p>0.27511</text:p>
          </table:table-cell>
          <table:table-cell office:value-type="float" office:value="21.37075" calcext:value-type="float">
            <text:p>21.37075</text:p>
          </table:table-cell>
          <table:table-cell table:number-columns-repeated="17"/>
        </table:table-row>
        <table:table-row table:style-name="ro1">
          <table:table-cell office:value-type="float" office:value="0.33015" calcext:value-type="float">
            <text:p>0.33015</text:p>
          </table:table-cell>
          <table:table-cell office:value-type="float" office:value="21.9321" calcext:value-type="float">
            <text:p>21.9321</text:p>
          </table:table-cell>
          <table:table-cell table:number-columns-repeated="17"/>
        </table:table-row>
        <table:table-row table:style-name="ro1">
          <table:table-cell office:value-type="float" office:value="0.3307" calcext:value-type="float">
            <text:p>0.3307</text:p>
          </table:table-cell>
          <table:table-cell office:value-type="float" office:value="21.82885" calcext:value-type="float">
            <text:p>21.82885</text:p>
          </table:table-cell>
          <table:table-cell table:number-columns-repeated="17"/>
        </table:table-row>
        <table:table-row table:style-name="ro1">
          <table:table-cell office:value-type="float" office:value="0.1604" calcext:value-type="float">
            <text:p>0.1604</text:p>
          </table:table-cell>
          <table:table-cell office:value-type="float" office:value="19.98615" calcext:value-type="float">
            <text:p>19.98615</text:p>
          </table:table-cell>
          <table:table-cell table:number-columns-repeated="17"/>
        </table:table-row>
        <table:table-row table:style-name="ro1">
          <table:table-cell office:value-type="float" office:value="0.21861" calcext:value-type="float">
            <text:p>0.21861</text:p>
          </table:table-cell>
          <table:table-cell office:value-type="float" office:value="20.87005" calcext:value-type="float">
            <text:p>20.87005</text:p>
          </table:table-cell>
          <table:table-cell table:number-columns-repeated="17"/>
        </table:table-row>
        <table:table-row table:style-name="ro1">
          <table:table-cell office:value-type="float" office:value="0.12005" calcext:value-type="float">
            <text:p>0.12005</text:p>
          </table:table-cell>
          <table:table-cell office:value-type="float" office:value="19.36835" calcext:value-type="float">
            <text:p>19.36835</text:p>
          </table:table-cell>
          <table:table-cell table:number-columns-repeated="17"/>
        </table:table-row>
        <table:table-row table:style-name="ro1">
          <table:table-cell office:value-type="float" office:value="0.17818" calcext:value-type="float">
            <text:p>0.17818</text:p>
          </table:table-cell>
          <table:table-cell office:value-type="float" office:value="20.72835" calcext:value-type="float">
            <text:p>20.72835</text:p>
          </table:table-cell>
          <table:table-cell table:number-columns-repeated="17"/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21.50115" calcext:value-type="float">
            <text:p>21.50115</text:p>
          </table:table-cell>
          <table:table-cell table:number-columns-repeated="17"/>
        </table:table-row>
        <table:table-row table:style-name="ro1">
          <table:table-cell office:value-type="float" office:value="0.18562" calcext:value-type="float">
            <text:p>0.18562</text:p>
          </table:table-cell>
          <table:table-cell office:value-type="float" office:value="20.48365" calcext:value-type="float">
            <text:p>20.48365</text:p>
          </table:table-cell>
          <table:table-cell table:number-columns-repeated="17"/>
        </table:table-row>
        <table:table-row table:style-name="ro1">
          <table:table-cell office:value-type="float" office:value="0.06641" calcext:value-type="float">
            <text:p>0.06641</text:p>
          </table:table-cell>
          <table:table-cell office:value-type="float" office:value="17.9881" calcext:value-type="float">
            <text:p>17.9881</text:p>
          </table:table-cell>
          <table:table-cell table:number-columns-repeated="17"/>
        </table:table-row>
        <table:table-row table:style-name="ro1">
          <table:table-cell office:value-type="float" office:value="0.25769" calcext:value-type="float">
            <text:p>0.25769</text:p>
          </table:table-cell>
          <table:table-cell office:value-type="float" office:value="21.2775" calcext:value-type="float">
            <text:p>21.2775</text:p>
          </table:table-cell>
          <table:table-cell table:number-columns-repeated="17"/>
        </table:table-row>
        <table:table-row table:style-name="ro1">
          <table:table-cell office:value-type="float" office:value="0.27946" calcext:value-type="float">
            <text:p>0.27946</text:p>
          </table:table-cell>
          <table:table-cell office:value-type="float" office:value="21.2773" calcext:value-type="float">
            <text:p>21.2773</text:p>
          </table:table-cell>
          <table:table-cell table:number-columns-repeated="17"/>
        </table:table-row>
        <table:table-row table:style-name="ro1">
          <table:table-cell office:value-type="float" office:value="0.2655" calcext:value-type="float">
            <text:p>0.2655</text:p>
          </table:table-cell>
          <table:table-cell office:value-type="float" office:value="21.0609" calcext:value-type="float">
            <text:p>21.0609</text:p>
          </table:table-cell>
          <table:table-cell table:number-columns-repeated="17"/>
        </table:table-row>
        <table:table-row table:style-name="ro1">
          <table:table-cell office:value-type="float" office:value="0.18478" calcext:value-type="float">
            <text:p>0.18478</text:p>
          </table:table-cell>
          <table:table-cell office:value-type="float" office:value="20.37525" calcext:value-type="float">
            <text:p>20.37525</text:p>
          </table:table-cell>
          <table:table-cell table:number-columns-repeated="17"/>
        </table:table-row>
        <table:table-row table:style-name="ro1">
          <table:table-cell office:value-type="float" office:value="0.05715" calcext:value-type="float">
            <text:p>0.05715</text:p>
          </table:table-cell>
          <table:table-cell office:value-type="float" office:value="17.65695" calcext:value-type="float">
            <text:p>17.65695</text:p>
          </table:table-cell>
          <table:table-cell table:number-columns-repeated="17"/>
        </table:table-row>
        <table:table-row table:style-name="ro1">
          <table:table-cell office:value-type="float" office:value="0.32601" calcext:value-type="float">
            <text:p>0.32601</text:p>
          </table:table-cell>
          <table:table-cell office:value-type="float" office:value="21.6733" calcext:value-type="float">
            <text:p>21.6733</text:p>
          </table:table-cell>
          <table:table-cell table:number-columns-repeated="17"/>
        </table:table-row>
        <table:table-row table:style-name="ro1">
          <table:table-cell office:value-type="float" office:value="0.10902" calcext:value-type="float">
            <text:p>0.10902</text:p>
          </table:table-cell>
          <table:table-cell office:value-type="float" office:value="19.1721" calcext:value-type="float">
            <text:p>19.1721</text:p>
          </table:table-cell>
          <table:table-cell table:number-columns-repeated="17"/>
        </table:table-row>
        <table:table-row table:style-name="ro1">
          <table:table-cell office:value-type="float" office:value="0.20299" calcext:value-type="float">
            <text:p>0.20299</text:p>
          </table:table-cell>
          <table:table-cell office:value-type="float" office:value="20.7001" calcext:value-type="float">
            <text:p>20.7001</text:p>
          </table:table-cell>
          <table:table-cell table:number-columns-repeated="17"/>
        </table:table-row>
        <table:table-row table:style-name="ro1">
          <table:table-cell office:value-type="float" office:value="0.37949" calcext:value-type="float">
            <text:p>0.37949</text:p>
          </table:table-cell>
          <table:table-cell office:value-type="float" office:value="22.13745" calcext:value-type="float">
            <text:p>22.13745</text:p>
          </table:table-cell>
          <table:table-cell table:number-columns-repeated="17"/>
        </table:table-row>
        <table:table-row table:style-name="ro1">
          <table:table-cell office:value-type="float" office:value="0.21198" calcext:value-type="float">
            <text:p>0.21198</text:p>
          </table:table-cell>
          <table:table-cell office:value-type="float" office:value="20.68915" calcext:value-type="float">
            <text:p>20.68915</text:p>
          </table:table-cell>
          <table:table-cell table:number-columns-repeated="17"/>
        </table:table-row>
        <table:table-row table:style-name="ro1">
          <table:table-cell office:value-type="float" office:value="0.21327" calcext:value-type="float">
            <text:p>0.21327</text:p>
          </table:table-cell>
          <table:table-cell office:value-type="float" office:value="20.78295" calcext:value-type="float">
            <text:p>20.78295</text:p>
          </table:table-cell>
          <table:table-cell table:number-columns-repeated="17"/>
        </table:table-row>
        <table:table-row table:style-name="ro1">
          <table:table-cell office:value-type="float" office:value="0.14393" calcext:value-type="float">
            <text:p>0.14393</text:p>
          </table:table-cell>
          <table:table-cell office:value-type="float" office:value="19.83575" calcext:value-type="float">
            <text:p>19.83575</text:p>
          </table:table-cell>
          <table:table-cell table:number-columns-repeated="17"/>
        </table:table-row>
        <table:table-row table:style-name="ro1">
          <table:table-cell office:value-type="float" office:value="0.25218" calcext:value-type="float">
            <text:p>0.25218</text:p>
          </table:table-cell>
          <table:table-cell office:value-type="float" office:value="21.1678" calcext:value-type="float">
            <text:p>21.1678</text:p>
          </table:table-cell>
          <table:table-cell table:number-columns-repeated="17"/>
        </table:table-row>
        <table:table-row table:style-name="ro1">
          <table:table-cell office:value-type="float" office:value="0.25641" calcext:value-type="float">
            <text:p>0.25641</text:p>
          </table:table-cell>
          <table:table-cell office:value-type="float" office:value="21.2758" calcext:value-type="float">
            <text:p>21.2758</text:p>
          </table:table-cell>
          <table:table-cell table:number-columns-repeated="17"/>
        </table:table-row>
        <table:table-row table:style-name="ro1">
          <table:table-cell office:value-type="float" office:value="0.2186" calcext:value-type="float">
            <text:p>0.2186</text:p>
          </table:table-cell>
          <table:table-cell office:value-type="float" office:value="20.976" calcext:value-type="float">
            <text:p>20.976</text:p>
          </table:table-cell>
          <table:table-cell table:number-columns-repeated="17"/>
        </table:table-row>
        <table:table-row table:style-name="ro1">
          <table:table-cell office:value-type="float" office:value="0.07883" calcext:value-type="float">
            <text:p>0.07883</text:p>
          </table:table-cell>
          <table:table-cell office:value-type="float" office:value="18.5397" calcext:value-type="float">
            <text:p>18.5397</text:p>
          </table:table-cell>
          <table:table-cell table:number-columns-repeated="17"/>
        </table:table-row>
        <table:table-row table:style-name="ro1">
          <table:table-cell office:value-type="float" office:value="0.08328" calcext:value-type="float">
            <text:p>0.08328</text:p>
          </table:table-cell>
          <table:table-cell office:value-type="float" office:value="18.7438" calcext:value-type="float">
            <text:p>18.7438</text:p>
          </table:table-cell>
          <table:table-cell table:number-columns-repeated="17"/>
        </table:table-row>
        <table:table-row table:style-name="ro1">
          <table:table-cell office:value-type="float" office:value="0.17008" calcext:value-type="float">
            <text:p>0.17008</text:p>
          </table:table-cell>
          <table:table-cell office:value-type="float" office:value="20.2489" calcext:value-type="float">
            <text:p>20.2489</text:p>
          </table:table-cell>
          <table:table-cell table:number-columns-repeated="17"/>
        </table:table-row>
        <table:table-row table:style-name="ro1">
          <table:table-cell office:value-type="float" office:value="0.23643" calcext:value-type="float">
            <text:p>0.23643</text:p>
          </table:table-cell>
          <table:table-cell office:value-type="float" office:value="20.87655" calcext:value-type="float">
            <text:p>20.87655</text:p>
          </table:table-cell>
          <table:table-cell table:number-columns-repeated="17"/>
        </table:table-row>
        <table:table-row table:style-name="ro1">
          <table:table-cell office:value-type="float" office:value="0.30538" calcext:value-type="float">
            <text:p>0.30538</text:p>
          </table:table-cell>
          <table:table-cell office:value-type="float" office:value="21.3803" calcext:value-type="float">
            <text:p>21.3803</text:p>
          </table:table-cell>
          <table:table-cell table:number-columns-repeated="17"/>
        </table:table-row>
        <table:table-row table:style-name="ro1">
          <table:table-cell office:value-type="float" office:value="0.08286" calcext:value-type="float">
            <text:p>0.08286</text:p>
          </table:table-cell>
          <table:table-cell office:value-type="float" office:value="18.5179" calcext:value-type="float">
            <text:p>18.5179</text:p>
          </table:table-cell>
          <table:table-cell table:number-columns-repeated="17"/>
        </table:table-row>
        <table:table-row table:style-name="ro1">
          <table:table-cell office:value-type="float" office:value="0.18905" calcext:value-type="float">
            <text:p>0.18905</text:p>
          </table:table-cell>
          <table:table-cell office:value-type="float" office:value="20.2039" calcext:value-type="float">
            <text:p>20.2039</text:p>
          </table:table-cell>
          <table:table-cell table:number-columns-repeated="17"/>
        </table:table-row>
        <table:table-row table:style-name="ro1">
          <table:table-cell office:value-type="float" office:value="0.08162" calcext:value-type="float">
            <text:p>0.08162</text:p>
          </table:table-cell>
          <table:table-cell office:value-type="float" office:value="18.511" calcext:value-type="float">
            <text:p>18.511</text:p>
          </table:table-cell>
          <table:table-cell table:number-columns-repeated="17"/>
        </table:table-row>
        <table:table-row table:style-name="ro1">
          <table:table-cell office:value-type="float" office:value="0.25626" calcext:value-type="float">
            <text:p>0.25626</text:p>
          </table:table-cell>
          <table:table-cell office:value-type="float" office:value="21.2564" calcext:value-type="float">
            <text:p>21.2564</text:p>
          </table:table-cell>
          <table:table-cell table:number-columns-repeated="17"/>
        </table:table-row>
        <table:table-row table:style-name="ro1">
          <table:table-cell office:value-type="float" office:value="0.12631" calcext:value-type="float">
            <text:p>0.12631</text:p>
          </table:table-cell>
          <table:table-cell office:value-type="float" office:value="19.58525" calcext:value-type="float">
            <text:p>19.58525</text:p>
          </table:table-cell>
          <table:table-cell table:number-columns-repeated="17"/>
        </table:table-row>
        <table:table-row table:style-name="ro1">
          <table:table-cell office:value-type="float" office:value="0.1028" calcext:value-type="float">
            <text:p>0.1028</text:p>
          </table:table-cell>
          <table:table-cell office:value-type="float" office:value="19.16175" calcext:value-type="float">
            <text:p>19.16175</text:p>
          </table:table-cell>
          <table:table-cell table:number-columns-repeated="17"/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19.4784" calcext:value-type="float">
            <text:p>19.4784</text:p>
          </table:table-cell>
          <table:table-cell table:number-columns-repeated="17"/>
        </table:table-row>
        <table:table-row table:style-name="ro1">
          <table:table-cell office:value-type="float" office:value="0.37003" calcext:value-type="float">
            <text:p>0.37003</text:p>
          </table:table-cell>
          <table:table-cell office:value-type="float" office:value="22.46065" calcext:value-type="float">
            <text:p>22.46065</text:p>
          </table:table-cell>
          <table:table-cell table:number-columns-repeated="17"/>
        </table:table-row>
        <table:table-row table:style-name="ro1">
          <table:table-cell office:value-type="float" office:value="0.20192" calcext:value-type="float">
            <text:p>0.20192</text:p>
          </table:table-cell>
          <table:table-cell office:value-type="float" office:value="20.38595" calcext:value-type="float">
            <text:p>20.38595</text:p>
          </table:table-cell>
          <table:table-cell table:number-columns-repeated="17"/>
        </table:table-row>
        <table:table-row table:style-name="ro1">
          <table:table-cell office:value-type="float" office:value="0.18004" calcext:value-type="float">
            <text:p>0.18004</text:p>
          </table:table-cell>
          <table:table-cell office:value-type="float" office:value="20.68245" calcext:value-type="float">
            <text:p>20.68245</text:p>
          </table:table-cell>
          <table:table-cell table:number-columns-repeated="17"/>
        </table:table-row>
        <table:table-row table:style-name="ro1">
          <table:table-cell office:value-type="float" office:value="0.16163" calcext:value-type="float">
            <text:p>0.16163</text:p>
          </table:table-cell>
          <table:table-cell office:value-type="float" office:value="20.1359" calcext:value-type="float">
            <text:p>20.1359</text:p>
          </table:table-cell>
          <table:table-cell table:number-columns-repeated="17"/>
        </table:table-row>
        <table:table-row table:style-name="ro1">
          <table:table-cell office:value-type="float" office:value="0.22644" calcext:value-type="float">
            <text:p>0.22644</text:p>
          </table:table-cell>
          <table:table-cell office:value-type="float" office:value="20.8771" calcext:value-type="float">
            <text:p>20.8771</text:p>
          </table:table-cell>
          <table:table-cell table:number-columns-repeated="17"/>
        </table:table-row>
        <table:table-row table:style-name="ro1">
          <table:table-cell office:value-type="float" office:value="0.29649" calcext:value-type="float">
            <text:p>0.29649</text:p>
          </table:table-cell>
          <table:table-cell office:value-type="float" office:value="21.4449" calcext:value-type="float">
            <text:p>21.4449</text:p>
          </table:table-cell>
          <table:table-cell table:number-columns-repeated="17"/>
        </table:table-row>
        <table:table-row table:style-name="ro1">
          <table:table-cell office:value-type="float" office:value="0.24999" calcext:value-type="float">
            <text:p>0.24999</text:p>
          </table:table-cell>
          <table:table-cell office:value-type="float" office:value="21.20115" calcext:value-type="float">
            <text:p>21.20115</text:p>
          </table:table-cell>
          <table:table-cell table:number-columns-repeated="17"/>
        </table:table-row>
        <table:table-row table:style-name="ro1">
          <table:table-cell office:value-type="float" office:value="0.14864" calcext:value-type="float">
            <text:p>0.14864</text:p>
          </table:table-cell>
          <table:table-cell office:value-type="float" office:value="19.91815" calcext:value-type="float">
            <text:p>19.91815</text:p>
          </table:table-cell>
          <table:table-cell table:number-columns-repeated="17"/>
        </table:table-row>
        <table:table-row table:style-name="ro1">
          <table:table-cell office:value-type="float" office:value="0.14711" calcext:value-type="float">
            <text:p>0.14711</text:p>
          </table:table-cell>
          <table:table-cell office:value-type="float" office:value="19.776" calcext:value-type="float">
            <text:p>19.776</text:p>
          </table:table-cell>
          <table:table-cell table:number-columns-repeated="17"/>
        </table:table-row>
        <table:table-row table:style-name="ro1">
          <table:table-cell office:value-type="float" office:value="0.2149" calcext:value-type="float">
            <text:p>0.2149</text:p>
          </table:table-cell>
          <table:table-cell office:value-type="float" office:value="21.20185" calcext:value-type="float">
            <text:p>21.20185</text:p>
          </table:table-cell>
          <table:table-cell table:number-columns-repeated="17"/>
        </table:table-row>
        <table:table-row table:style-name="ro1">
          <table:table-cell office:value-type="float" office:value="0.14462" calcext:value-type="float">
            <text:p>0.14462</text:p>
          </table:table-cell>
          <table:table-cell office:value-type="float" office:value="19.8106" calcext:value-type="float">
            <text:p>19.8106</text:p>
          </table:table-cell>
          <table:table-cell table:number-columns-repeated="17"/>
        </table:table-row>
        <table:table-row table:style-name="ro1">
          <table:table-cell office:value-type="float" office:value="0.13226" calcext:value-type="float">
            <text:p>0.13226</text:p>
          </table:table-cell>
          <table:table-cell office:value-type="float" office:value="19.9293" calcext:value-type="float">
            <text:p>19.9293</text:p>
          </table:table-cell>
          <table:table-cell table:number-columns-repeated="17"/>
        </table:table-row>
        <table:table-row table:style-name="ro1">
          <table:table-cell office:value-type="float" office:value="0.2195" calcext:value-type="float">
            <text:p>0.2195</text:p>
          </table:table-cell>
          <table:table-cell office:value-type="float" office:value="21.00055" calcext:value-type="float">
            <text:p>21.00055</text:p>
          </table:table-cell>
          <table:table-cell table:number-columns-repeated="17"/>
        </table:table-row>
        <table:table-row table:style-name="ro1">
          <table:table-cell office:value-type="float" office:value="0.38447" calcext:value-type="float">
            <text:p>0.38447</text:p>
          </table:table-cell>
          <table:table-cell office:value-type="float" office:value="22.40575" calcext:value-type="float">
            <text:p>22.40575</text:p>
          </table:table-cell>
          <table:table-cell table:number-columns-repeated="17"/>
        </table:table-row>
        <table:table-row table:style-name="ro1">
          <table:table-cell office:value-type="float" office:value="0.1742" calcext:value-type="float">
            <text:p>0.1742</text:p>
          </table:table-cell>
          <table:table-cell office:value-type="float" office:value="20.3461" calcext:value-type="float">
            <text:p>20.3461</text:p>
          </table:table-cell>
          <table:table-cell table:number-columns-repeated="17"/>
        </table:table-row>
        <table:table-row table:style-name="ro1">
          <table:table-cell office:value-type="float" office:value="0.17772" calcext:value-type="float">
            <text:p>0.17772</text:p>
          </table:table-cell>
          <table:table-cell office:value-type="float" office:value="20.20345" calcext:value-type="float">
            <text:p>20.20345</text:p>
          </table:table-cell>
          <table:table-cell table:number-columns-repeated="17"/>
        </table:table-row>
        <table:table-row table:style-name="ro1">
          <table:table-cell office:value-type="float" office:value="0.29911" calcext:value-type="float">
            <text:p>0.29911</text:p>
          </table:table-cell>
          <table:table-cell office:value-type="float" office:value="21.51975" calcext:value-type="float">
            <text:p>21.51975</text:p>
          </table:table-cell>
          <table:table-cell table:number-columns-repeated="17"/>
        </table:table-row>
        <table:table-row table:style-name="ro1">
          <table:table-cell office:value-type="float" office:value="0.1187" calcext:value-type="float">
            <text:p>0.1187</text:p>
          </table:table-cell>
          <table:table-cell office:value-type="float" office:value="19.44875" calcext:value-type="float">
            <text:p>19.44875</text:p>
          </table:table-cell>
          <table:table-cell table:number-columns-repeated="17"/>
        </table:table-row>
        <table:table-row table:style-name="ro1">
          <table:table-cell office:value-type="float" office:value="0.17685" calcext:value-type="float">
            <text:p>0.17685</text:p>
          </table:table-cell>
          <table:table-cell office:value-type="float" office:value="20.2397" calcext:value-type="float">
            <text:p>20.2397</text:p>
          </table:table-cell>
          <table:table-cell table:number-columns-repeated="17"/>
        </table:table-row>
        <table:table-row table:style-name="ro1">
          <table:table-cell office:value-type="float" office:value="0.24526" calcext:value-type="float">
            <text:p>0.24526</text:p>
          </table:table-cell>
          <table:table-cell office:value-type="float" office:value="21.3752" calcext:value-type="float">
            <text:p>21.3752</text:p>
          </table:table-cell>
          <table:table-cell table:number-columns-repeated="17"/>
        </table:table-row>
        <table:table-row table:style-name="ro1">
          <table:table-cell office:value-type="float" office:value="0.1959" calcext:value-type="float">
            <text:p>0.1959</text:p>
          </table:table-cell>
          <table:table-cell office:value-type="float" office:value="20.54825" calcext:value-type="float">
            <text:p>20.54825</text:p>
          </table:table-cell>
          <table:table-cell table:number-columns-repeated="17"/>
        </table:table-row>
        <table:table-row table:style-name="ro1">
          <table:table-cell office:value-type="float" office:value="0.24832" calcext:value-type="float">
            <text:p>0.24832</text:p>
          </table:table-cell>
          <table:table-cell office:value-type="float" office:value="21.09655" calcext:value-type="float">
            <text:p>21.09655</text:p>
          </table:table-cell>
          <table:table-cell table:number-columns-repeated="17"/>
        </table:table-row>
        <table:table-row table:style-name="ro1">
          <table:table-cell office:value-type="float" office:value="0.30617" calcext:value-type="float">
            <text:p>0.30617</text:p>
          </table:table-cell>
          <table:table-cell office:value-type="float" office:value="21.77705" calcext:value-type="float">
            <text:p>21.77705</text:p>
          </table:table-cell>
          <table:table-cell table:number-columns-repeated="17"/>
        </table:table-row>
        <table:table-row table:style-name="ro1">
          <table:table-cell office:value-type="float" office:value="0.24616" calcext:value-type="float">
            <text:p>0.24616</text:p>
          </table:table-cell>
          <table:table-cell office:value-type="float" office:value="21.1569" calcext:value-type="float">
            <text:p>21.1569</text:p>
          </table:table-cell>
          <table:table-cell table:number-columns-repeated="17"/>
        </table:table-row>
        <table:table-row table:style-name="ro1">
          <table:table-cell office:value-type="float" office:value="0.13527" calcext:value-type="float">
            <text:p>0.13527</text:p>
          </table:table-cell>
          <table:table-cell office:value-type="float" office:value="19.9671" calcext:value-type="float">
            <text:p>19.9671</text:p>
          </table:table-cell>
          <table:table-cell table:number-columns-repeated="17"/>
        </table:table-row>
        <table:table-row table:style-name="ro1">
          <table:table-cell office:value-type="float" office:value="0.21028" calcext:value-type="float">
            <text:p>0.21028</text:p>
          </table:table-cell>
          <table:table-cell office:value-type="float" office:value="20.6402" calcext:value-type="float">
            <text:p>20.6402</text:p>
          </table:table-cell>
          <table:table-cell table:number-columns-repeated="17"/>
        </table:table-row>
        <table:table-row table:style-name="ro1">
          <table:table-cell office:value-type="float" office:value="0.23603" calcext:value-type="float">
            <text:p>0.23603</text:p>
          </table:table-cell>
          <table:table-cell office:value-type="float" office:value="21.1547" calcext:value-type="float">
            <text:p>21.1547</text:p>
          </table:table-cell>
          <table:table-cell table:number-columns-repeated="17"/>
        </table:table-row>
        <table:table-row table:style-name="ro1">
          <table:table-cell office:value-type="float" office:value="0.17831" calcext:value-type="float">
            <text:p>0.17831</text:p>
          </table:table-cell>
          <table:table-cell office:value-type="float" office:value="20.37535" calcext:value-type="float">
            <text:p>20.37535</text:p>
          </table:table-cell>
          <table:table-cell table:number-columns-repeated="17"/>
        </table:table-row>
        <table:table-row table:style-name="ro1">
          <table:table-cell office:value-type="float" office:value="0.22043" calcext:value-type="float">
            <text:p>0.22043</text:p>
          </table:table-cell>
          <table:table-cell office:value-type="float" office:value="20.81795" calcext:value-type="float">
            <text:p>20.81795</text:p>
          </table:table-cell>
          <table:table-cell table:number-columns-repeated="17"/>
        </table:table-row>
        <table:table-row table:style-name="ro1">
          <table:table-cell office:value-type="float" office:value="0.31468" calcext:value-type="float">
            <text:p>0.31468</text:p>
          </table:table-cell>
          <table:table-cell office:value-type="float" office:value="21.8201" calcext:value-type="float">
            <text:p>21.8201</text:p>
          </table:table-cell>
          <table:table-cell table:number-columns-repeated="17"/>
        </table:table-row>
        <table:table-row table:style-name="ro1">
          <table:table-cell office:value-type="float" office:value="0.1846" calcext:value-type="float">
            <text:p>0.1846</text:p>
          </table:table-cell>
          <table:table-cell office:value-type="float" office:value="20.55175" calcext:value-type="float">
            <text:p>20.55175</text:p>
          </table:table-cell>
          <table:table-cell table:number-columns-repeated="17"/>
        </table:table-row>
        <table:table-row table:style-name="ro1">
          <table:table-cell office:value-type="float" office:value="0.2611" calcext:value-type="float">
            <text:p>0.2611</text:p>
          </table:table-cell>
          <table:table-cell office:value-type="float" office:value="21.2036" calcext:value-type="float">
            <text:p>21.2036</text:p>
          </table:table-cell>
          <table:table-cell table:number-columns-repeated="17"/>
        </table:table-row>
        <table:table-row table:style-name="ro1">
          <table:table-cell office:value-type="float" office:value="0.18122" calcext:value-type="float">
            <text:p>0.18122</text:p>
          </table:table-cell>
          <table:table-cell office:value-type="float" office:value="20.21145" calcext:value-type="float">
            <text:p>20.21145</text:p>
          </table:table-cell>
          <table:table-cell table:number-columns-repeated="17"/>
        </table:table-row>
        <table:table-row table:style-name="ro1">
          <table:table-cell office:value-type="float" office:value="0.38003" calcext:value-type="float">
            <text:p>0.38003</text:p>
          </table:table-cell>
          <table:table-cell office:value-type="float" office:value="22.03255" calcext:value-type="float">
            <text:p>22.03255</text:p>
          </table:table-cell>
          <table:table-cell table:number-columns-repeated="17"/>
        </table:table-row>
        <table:table-row table:style-name="ro1">
          <table:table-cell office:value-type="float" office:value="0.1846" calcext:value-type="float">
            <text:p>0.1846</text:p>
          </table:table-cell>
          <table:table-cell office:value-type="float" office:value="20.38765" calcext:value-type="float">
            <text:p>20.38765</text:p>
          </table:table-cell>
          <table:table-cell table:number-columns-repeated="17"/>
        </table:table-row>
        <table:table-row table:style-name="ro1">
          <table:table-cell office:value-type="float" office:value="0.20824" calcext:value-type="float">
            <text:p>0.20824</text:p>
          </table:table-cell>
          <table:table-cell office:value-type="float" office:value="20.65465" calcext:value-type="float">
            <text:p>20.65465</text:p>
          </table:table-cell>
          <table:table-cell table:number-columns-repeated="17"/>
        </table:table-row>
        <table:table-row table:style-name="ro1">
          <table:table-cell office:value-type="float" office:value="0.17746" calcext:value-type="float">
            <text:p>0.17746</text:p>
          </table:table-cell>
          <table:table-cell office:value-type="float" office:value="20.33625" calcext:value-type="float">
            <text:p>20.33625</text:p>
          </table:table-cell>
          <table:table-cell table:number-columns-repeated="17"/>
        </table:table-row>
        <table:table-row table:style-name="ro1">
          <table:table-cell office:value-type="float" office:value="0.31555" calcext:value-type="float">
            <text:p>0.31555</text:p>
          </table:table-cell>
          <table:table-cell office:value-type="float" office:value="21.7168" calcext:value-type="float">
            <text:p>21.7168</text:p>
          </table:table-cell>
          <table:table-cell table:number-columns-repeated="17"/>
        </table:table-row>
        <table:table-row table:style-name="ro1">
          <table:table-cell office:value-type="float" office:value="0.24954" calcext:value-type="float">
            <text:p>0.24954</text:p>
          </table:table-cell>
          <table:table-cell office:value-type="float" office:value="21.1676" calcext:value-type="float">
            <text:p>21.1676</text:p>
          </table:table-cell>
          <table:table-cell table:number-columns-repeated="17"/>
        </table:table-row>
        <table:table-row table:style-name="ro1">
          <table:table-cell office:value-type="float" office:value="0.20324" calcext:value-type="float">
            <text:p>0.20324</text:p>
          </table:table-cell>
          <table:table-cell office:value-type="float" office:value="20.6509" calcext:value-type="float">
            <text:p>20.6509</text:p>
          </table:table-cell>
          <table:table-cell table:number-columns-repeated="17"/>
        </table:table-row>
        <table:table-row table:style-name="ro1">
          <table:table-cell office:value-type="float" office:value="0.12347" calcext:value-type="float">
            <text:p>0.12347</text:p>
          </table:table-cell>
          <table:table-cell office:value-type="float" office:value="19.4198" calcext:value-type="float">
            <text:p>19.4198</text:p>
          </table:table-cell>
          <table:table-cell table:number-columns-repeated="17"/>
        </table:table-row>
        <table:table-row table:style-name="ro1">
          <table:table-cell office:value-type="float" office:value="0.20314" calcext:value-type="float">
            <text:p>0.20314</text:p>
          </table:table-cell>
          <table:table-cell office:value-type="float" office:value="20.64385" calcext:value-type="float">
            <text:p>20.64385</text:p>
          </table:table-cell>
          <table:table-cell table:number-columns-repeated="17"/>
        </table:table-row>
        <table:table-row table:style-name="ro1">
          <table:table-cell office:value-type="float" office:value="0.15352" calcext:value-type="float">
            <text:p>0.15352</text:p>
          </table:table-cell>
          <table:table-cell office:value-type="float" office:value="20.1226" calcext:value-type="float">
            <text:p>20.1226</text:p>
          </table:table-cell>
          <table:table-cell table:number-columns-repeated="17"/>
        </table:table-row>
        <table:table-row table:style-name="ro1">
          <table:table-cell office:value-type="float" office:value="0.33398" calcext:value-type="float">
            <text:p>0.33398</text:p>
          </table:table-cell>
          <table:table-cell office:value-type="float" office:value="21.9349" calcext:value-type="float">
            <text:p>21.9349</text:p>
          </table:table-cell>
          <table:table-cell table:number-columns-repeated="17"/>
        </table:table-row>
        <table:table-row table:style-name="ro1">
          <table:table-cell office:value-type="float" office:value="0.19582" calcext:value-type="float">
            <text:p>0.19582</text:p>
          </table:table-cell>
          <table:table-cell office:value-type="float" office:value="20.5286" calcext:value-type="float">
            <text:p>20.5286</text:p>
          </table:table-cell>
          <table:table-cell table:number-columns-repeated="17"/>
        </table:table-row>
        <table:table-row table:style-name="ro1">
          <table:table-cell office:value-type="float" office:value="0.24943" calcext:value-type="float">
            <text:p>0.24943</text:p>
          </table:table-cell>
          <table:table-cell office:value-type="float" office:value="21.0769" calcext:value-type="float">
            <text:p>21.0769</text:p>
          </table:table-cell>
          <table:table-cell table:number-columns-repeated="17"/>
        </table:table-row>
        <table:table-row table:style-name="ro1">
          <table:table-cell office:value-type="float" office:value="0.1549" calcext:value-type="float">
            <text:p>0.1549</text:p>
          </table:table-cell>
          <table:table-cell office:value-type="float" office:value="20.0251" calcext:value-type="float">
            <text:p>20.0251</text:p>
          </table:table-cell>
          <table:table-cell table:number-columns-repeated="17"/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19.98785" calcext:value-type="float">
            <text:p>19.98785</text:p>
          </table:table-cell>
          <table:table-cell table:number-columns-repeated="17"/>
        </table:table-row>
        <table:table-row table:style-name="ro1">
          <table:table-cell office:value-type="float" office:value="0.15819" calcext:value-type="float">
            <text:p>0.15819</text:p>
          </table:table-cell>
          <table:table-cell office:value-type="float" office:value="19.81685" calcext:value-type="float">
            <text:p>19.81685</text:p>
          </table:table-cell>
          <table:table-cell table:number-columns-repeated="17"/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21.8114" calcext:value-type="float">
            <text:p>21.8114</text:p>
          </table:table-cell>
          <table:table-cell table:number-columns-repeated="17"/>
        </table:table-row>
        <table:table-row table:style-name="ro1">
          <table:table-cell office:value-type="float" office:value="0.24828" calcext:value-type="float">
            <text:p>0.24828</text:p>
          </table:table-cell>
          <table:table-cell office:value-type="float" office:value="21.1261" calcext:value-type="float">
            <text:p>21.1261</text:p>
          </table:table-cell>
          <table:table-cell table:number-columns-repeated="17"/>
        </table:table-row>
        <table:table-row table:style-name="ro1">
          <table:table-cell office:value-type="float" office:value="0.18484" calcext:value-type="float">
            <text:p>0.18484</text:p>
          </table:table-cell>
          <table:table-cell office:value-type="float" office:value="20.31575" calcext:value-type="float">
            <text:p>20.31575</text:p>
          </table:table-cell>
          <table:table-cell table:number-columns-repeated="17"/>
        </table:table-row>
        <table:table-row table:style-name="ro1">
          <table:table-cell office:value-type="float" office:value="0.18353" calcext:value-type="float">
            <text:p>0.18353</text:p>
          </table:table-cell>
          <table:table-cell office:value-type="float" office:value="20.5074" calcext:value-type="float">
            <text:p>20.5074</text:p>
          </table:table-cell>
          <table:table-cell table:number-columns-repeated="17"/>
        </table:table-row>
        <table:table-row table:style-name="ro1">
          <table:table-cell office:value-type="float" office:value="0.18212" calcext:value-type="float">
            <text:p>0.18212</text:p>
          </table:table-cell>
          <table:table-cell office:value-type="float" office:value="20.37965" calcext:value-type="float">
            <text:p>20.37965</text:p>
          </table:table-cell>
          <table:table-cell table:number-columns-repeated="17"/>
        </table:table-row>
        <table:table-row table:style-name="ro1">
          <table:table-cell office:value-type="float" office:value="0.17675" calcext:value-type="float">
            <text:p>0.17675</text:p>
          </table:table-cell>
          <table:table-cell office:value-type="float" office:value="20.28545" calcext:value-type="float">
            <text:p>20.28545</text:p>
          </table:table-cell>
          <table:table-cell table:number-columns-repeated="17"/>
        </table:table-row>
        <table:table-row table:style-name="ro1">
          <table:table-cell office:value-type="float" office:value="0.17748" calcext:value-type="float">
            <text:p>0.17748</text:p>
          </table:table-cell>
          <table:table-cell office:value-type="float" office:value="20.0718" calcext:value-type="float">
            <text:p>20.0718</text:p>
          </table:table-cell>
          <table:table-cell table:number-columns-repeated="17"/>
        </table:table-row>
        <table:table-row table:style-name="ro1">
          <table:table-cell office:value-type="float" office:value="0.0718" calcext:value-type="float">
            <text:p>0.0718</text:p>
          </table:table-cell>
          <table:table-cell office:value-type="float" office:value="18.0121" calcext:value-type="float">
            <text:p>18.0121</text:p>
          </table:table-cell>
          <table:table-cell table:number-columns-repeated="17"/>
        </table:table-row>
        <table:table-row table:style-name="ro1">
          <table:table-cell office:value-type="float" office:value="0.13796" calcext:value-type="float">
            <text:p>0.13796</text:p>
          </table:table-cell>
          <table:table-cell office:value-type="float" office:value="19.66285" calcext:value-type="float">
            <text:p>19.66285</text:p>
          </table:table-cell>
          <table:table-cell table:number-columns-repeated="17"/>
        </table:table-row>
        <table:table-row table:style-name="ro1">
          <table:table-cell office:value-type="float" office:value="0.16941" calcext:value-type="float">
            <text:p>0.16941</text:p>
          </table:table-cell>
          <table:table-cell office:value-type="float" office:value="20.46515" calcext:value-type="float">
            <text:p>20.46515</text:p>
          </table:table-cell>
          <table:table-cell table:number-columns-repeated="17"/>
        </table:table-row>
        <table:table-row table:style-name="ro1">
          <table:table-cell office:value-type="float" office:value="0.24527" calcext:value-type="float">
            <text:p>0.24527</text:p>
          </table:table-cell>
          <table:table-cell office:value-type="float" office:value="20.7198" calcext:value-type="float">
            <text:p>20.7198</text:p>
          </table:table-cell>
          <table:table-cell table:number-columns-repeated="17"/>
        </table:table-row>
        <table:table-row table:style-name="ro1">
          <table:table-cell office:value-type="float" office:value="0.14406" calcext:value-type="float">
            <text:p>0.14406</text:p>
          </table:table-cell>
          <table:table-cell office:value-type="float" office:value="19.81665" calcext:value-type="float">
            <text:p>19.81665</text:p>
          </table:table-cell>
          <table:table-cell table:number-columns-repeated="17"/>
        </table:table-row>
        <table:table-row table:style-name="ro1">
          <table:table-cell office:value-type="float" office:value="0.25163" calcext:value-type="float">
            <text:p>0.25163</text:p>
          </table:table-cell>
          <table:table-cell office:value-type="float" office:value="21.2338" calcext:value-type="float">
            <text:p>21.2338</text:p>
          </table:table-cell>
          <table:table-cell table:number-columns-repeated="17"/>
        </table:table-row>
        <table:table-row table:style-name="ro1">
          <table:table-cell office:value-type="float" office:value="0.03743" calcext:value-type="float">
            <text:p>0.03743</text:p>
          </table:table-cell>
          <table:table-cell office:value-type="float" office:value="16.7708" calcext:value-type="float">
            <text:p>16.7708</text:p>
          </table:table-cell>
          <table:table-cell table:number-columns-repeated="17"/>
        </table:table-row>
        <table:table-row table:style-name="ro1">
          <table:table-cell office:value-type="float" office:value="0.27716" calcext:value-type="float">
            <text:p>0.27716</text:p>
          </table:table-cell>
          <table:table-cell office:value-type="float" office:value="21.8807" calcext:value-type="float">
            <text:p>21.8807</text:p>
          </table:table-cell>
          <table:table-cell table:number-columns-repeated="17"/>
        </table:table-row>
        <table:table-row table:style-name="ro1">
          <table:table-cell office:value-type="float" office:value="0.28712" calcext:value-type="float">
            <text:p>0.28712</text:p>
          </table:table-cell>
          <table:table-cell office:value-type="float" office:value="21.2668" calcext:value-type="float">
            <text:p>21.2668</text:p>
          </table:table-cell>
          <table:table-cell table:number-columns-repeated="17"/>
        </table:table-row>
        <table:table-row table:style-name="ro1">
          <table:table-cell office:value-type="float" office:value="0.19845" calcext:value-type="float">
            <text:p>0.19845</text:p>
          </table:table-cell>
          <table:table-cell office:value-type="float" office:value="20.61015" calcext:value-type="float">
            <text:p>20.61015</text:p>
          </table:table-cell>
          <table:table-cell table:number-columns-repeated="17"/>
        </table:table-row>
        <table:table-row table:style-name="ro1">
          <table:table-cell office:value-type="float" office:value="0.16031" calcext:value-type="float">
            <text:p>0.16031</text:p>
          </table:table-cell>
          <table:table-cell office:value-type="float" office:value="20.07605" calcext:value-type="float">
            <text:p>20.07605</text:p>
          </table:table-cell>
          <table:table-cell table:number-columns-repeated="17"/>
        </table:table-row>
        <table:table-row table:style-name="ro1">
          <table:table-cell office:value-type="float" office:value="0.21053" calcext:value-type="float">
            <text:p>0.21053</text:p>
          </table:table-cell>
          <table:table-cell office:value-type="float" office:value="21.0136" calcext:value-type="float">
            <text:p>21.0136</text:p>
          </table:table-cell>
          <table:table-cell table:number-columns-repeated="17"/>
        </table:table-row>
        <table:table-row table:style-name="ro1">
          <table:table-cell office:value-type="float" office:value="0.23753" calcext:value-type="float">
            <text:p>0.23753</text:p>
          </table:table-cell>
          <table:table-cell office:value-type="float" office:value="21.0147" calcext:value-type="float">
            <text:p>21.0147</text:p>
          </table:table-cell>
          <table:table-cell table:number-columns-repeated="17"/>
        </table:table-row>
        <table:table-row table:style-name="ro1">
          <table:table-cell office:value-type="float" office:value="0.15499" calcext:value-type="float">
            <text:p>0.15499</text:p>
          </table:table-cell>
          <table:table-cell office:value-type="float" office:value="20.14265" calcext:value-type="float">
            <text:p>20.14265</text:p>
          </table:table-cell>
          <table:table-cell table:number-columns-repeated="17"/>
        </table:table-row>
        <table:table-row table:style-name="ro1">
          <table:table-cell office:value-type="float" office:value="0.0939" calcext:value-type="float">
            <text:p>0.0939</text:p>
          </table:table-cell>
          <table:table-cell office:value-type="float" office:value="18.94955" calcext:value-type="float">
            <text:p>18.94955</text:p>
          </table:table-cell>
          <table:table-cell table:number-columns-repeated="17"/>
        </table:table-row>
        <table:table-row table:style-name="ro1">
          <table:table-cell office:value-type="float" office:value="0.15253" calcext:value-type="float">
            <text:p>0.15253</text:p>
          </table:table-cell>
          <table:table-cell office:value-type="float" office:value="20.08555" calcext:value-type="float">
            <text:p>20.08555</text:p>
          </table:table-cell>
          <table:table-cell table:number-columns-repeated="17"/>
        </table:table-row>
        <table:table-row table:style-name="ro1">
          <table:table-cell office:value-type="float" office:value="0.25693" calcext:value-type="float">
            <text:p>0.25693</text:p>
          </table:table-cell>
          <table:table-cell office:value-type="float" office:value="21.2741" calcext:value-type="float">
            <text:p>21.2741</text:p>
          </table:table-cell>
          <table:table-cell table:number-columns-repeated="17"/>
        </table:table-row>
        <table:table-row table:style-name="ro1">
          <table:table-cell office:value-type="float" office:value="0.21231" calcext:value-type="float">
            <text:p>0.21231</text:p>
          </table:table-cell>
          <table:table-cell office:value-type="float" office:value="20.80065" calcext:value-type="float">
            <text:p>20.80065</text:p>
          </table:table-cell>
          <table:table-cell table:number-columns-repeated="17"/>
        </table:table-row>
        <table:table-row table:style-name="ro1">
          <table:table-cell office:value-type="float" office:value="0.24583" calcext:value-type="float">
            <text:p>0.24583</text:p>
          </table:table-cell>
          <table:table-cell office:value-type="float" office:value="20.88445" calcext:value-type="float">
            <text:p>20.88445</text:p>
          </table:table-cell>
          <table:table-cell table:number-columns-repeated="17"/>
        </table:table-row>
        <table:table-row table:style-name="ro1">
          <table:table-cell office:value-type="float" office:value="0.13679" calcext:value-type="float">
            <text:p>0.13679</text:p>
          </table:table-cell>
          <table:table-cell office:value-type="float" office:value="19.76485" calcext:value-type="float">
            <text:p>19.76485</text:p>
          </table:table-cell>
          <table:table-cell table:number-columns-repeated="17"/>
        </table:table-row>
        <table:table-row table:style-name="ro1">
          <table:table-cell office:value-type="float" office:value="0.32529" calcext:value-type="float">
            <text:p>0.32529</text:p>
          </table:table-cell>
          <table:table-cell office:value-type="float" office:value="21.9051" calcext:value-type="float">
            <text:p>21.9051</text:p>
          </table:table-cell>
          <table:table-cell table:number-columns-repeated="17"/>
        </table:table-row>
        <table:table-row table:style-name="ro1">
          <table:table-cell office:value-type="float" office:value="0.10643" calcext:value-type="float">
            <text:p>0.10643</text:p>
          </table:table-cell>
          <table:table-cell office:value-type="float" office:value="19.09035" calcext:value-type="float">
            <text:p>19.09035</text:p>
          </table:table-cell>
          <table:table-cell table:number-columns-repeated="17"/>
        </table:table-row>
        <table:table-row table:style-name="ro1">
          <table:table-cell office:value-type="float" office:value="0.4008" calcext:value-type="float">
            <text:p>0.4008</text:p>
          </table:table-cell>
          <table:table-cell office:value-type="float" office:value="22.30585" calcext:value-type="float">
            <text:p>22.30585</text:p>
          </table:table-cell>
          <table:table-cell table:number-columns-repeated="17"/>
        </table:table-row>
        <table:table-row table:style-name="ro1">
          <table:table-cell office:value-type="float" office:value="0.1891" calcext:value-type="float">
            <text:p>0.1891</text:p>
          </table:table-cell>
          <table:table-cell office:value-type="float" office:value="20.4864" calcext:value-type="float">
            <text:p>20.4864</text:p>
          </table:table-cell>
          <table:table-cell table:number-columns-repeated="17"/>
        </table:table-row>
        <table:table-row table:style-name="ro1">
          <table:table-cell office:value-type="float" office:value="0.19731" calcext:value-type="float">
            <text:p>0.19731</text:p>
          </table:table-cell>
          <table:table-cell office:value-type="float" office:value="20.4352" calcext:value-type="float">
            <text:p>20.4352</text:p>
          </table:table-cell>
          <table:table-cell table:number-columns-repeated="17"/>
        </table:table-row>
        <table:table-row table:style-name="ro1">
          <table:table-cell office:value-type="float" office:value="0.12783" calcext:value-type="float">
            <text:p>0.12783</text:p>
          </table:table-cell>
          <table:table-cell office:value-type="float" office:value="19.5616" calcext:value-type="float">
            <text:p>19.5616</text:p>
          </table:table-cell>
          <table:table-cell table:number-columns-repeated="17"/>
        </table:table-row>
        <table:table-row table:style-name="ro1">
          <table:table-cell office:value-type="float" office:value="0.12291" calcext:value-type="float">
            <text:p>0.12291</text:p>
          </table:table-cell>
          <table:table-cell office:value-type="float" office:value="19.44025" calcext:value-type="float">
            <text:p>19.44025</text:p>
          </table:table-cell>
          <table:table-cell table:number-columns-repeated="17"/>
        </table:table-row>
        <table:table-row table:style-name="ro1">
          <table:table-cell office:value-type="float" office:value="0.12687" calcext:value-type="float">
            <text:p>0.12687</text:p>
          </table:table-cell>
          <table:table-cell office:value-type="float" office:value="19.59325" calcext:value-type="float">
            <text:p>19.59325</text:p>
          </table:table-cell>
          <table:table-cell table:number-columns-repeated="17"/>
        </table:table-row>
        <table:table-row table:style-name="ro1">
          <table:table-cell office:value-type="float" office:value="0.21311" calcext:value-type="float">
            <text:p>0.21311</text:p>
          </table:table-cell>
          <table:table-cell office:value-type="float" office:value="20.67635" calcext:value-type="float">
            <text:p>20.67635</text:p>
          </table:table-cell>
          <table:table-cell table:number-columns-repeated="17"/>
        </table:table-row>
        <table:table-row table:style-name="ro1">
          <table:table-cell office:value-type="float" office:value="0.21075" calcext:value-type="float">
            <text:p>0.21075</text:p>
          </table:table-cell>
          <table:table-cell office:value-type="float" office:value="20.727" calcext:value-type="float">
            <text:p>20.727</text:p>
          </table:table-cell>
          <table:table-cell table:number-columns-repeated="17"/>
        </table:table-row>
        <table:table-row table:style-name="ro1">
          <table:table-cell office:value-type="float" office:value="0.26826" calcext:value-type="float">
            <text:p>0.26826</text:p>
          </table:table-cell>
          <table:table-cell office:value-type="float" office:value="21.4883" calcext:value-type="float">
            <text:p>21.4883</text:p>
          </table:table-cell>
          <table:table-cell table:number-columns-repeated="17"/>
        </table:table-row>
        <table:table-row table:style-name="ro1">
          <table:table-cell office:value-type="float" office:value="0.20431" calcext:value-type="float">
            <text:p>0.20431</text:p>
          </table:table-cell>
          <table:table-cell office:value-type="float" office:value="20.66435" calcext:value-type="float">
            <text:p>20.66435</text:p>
          </table:table-cell>
          <table:table-cell table:number-columns-repeated="17"/>
        </table:table-row>
        <table:table-row table:style-name="ro1">
          <table:table-cell office:value-type="float" office:value="0.26991" calcext:value-type="float">
            <text:p>0.26991</text:p>
          </table:table-cell>
          <table:table-cell office:value-type="float" office:value="21.2859" calcext:value-type="float">
            <text:p>21.2859</text:p>
          </table:table-cell>
          <table:table-cell table:number-columns-repeated="17"/>
        </table:table-row>
        <table:table-row table:style-name="ro1">
          <table:table-cell office:value-type="float" office:value="0.24162" calcext:value-type="float">
            <text:p>0.24162</text:p>
          </table:table-cell>
          <table:table-cell office:value-type="float" office:value="20.98075" calcext:value-type="float">
            <text:p>20.98075</text:p>
          </table:table-cell>
          <table:table-cell table:number-columns-repeated="17"/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21.236" calcext:value-type="float">
            <text:p>21.236</text:p>
          </table:table-cell>
          <table:table-cell table:number-columns-repeated="17"/>
        </table:table-row>
        <table:table-row table:style-name="ro1">
          <table:table-cell office:value-type="float" office:value="0.35306" calcext:value-type="float">
            <text:p>0.35306</text:p>
          </table:table-cell>
          <table:table-cell office:value-type="float" office:value="21.81675" calcext:value-type="float">
            <text:p>21.81675</text:p>
          </table:table-cell>
          <table:table-cell table:number-columns-repeated="17"/>
        </table:table-row>
        <table:table-row table:style-name="ro1">
          <table:table-cell office:value-type="float" office:value="0.28509" calcext:value-type="float">
            <text:p>0.28509</text:p>
          </table:table-cell>
          <table:table-cell office:value-type="float" office:value="21.60225" calcext:value-type="float">
            <text:p>21.60225</text:p>
          </table:table-cell>
          <table:table-cell table:number-columns-repeated="17"/>
        </table:table-row>
        <table:table-row table:style-name="ro1">
          <table:table-cell office:value-type="float" office:value="0.21929" calcext:value-type="float">
            <text:p>0.21929</text:p>
          </table:table-cell>
          <table:table-cell office:value-type="float" office:value="20.6719" calcext:value-type="float">
            <text:p>20.6719</text:p>
          </table:table-cell>
          <table:table-cell table:number-columns-repeated="17"/>
        </table:table-row>
        <table:table-row table:style-name="ro1">
          <table:table-cell office:value-type="float" office:value="0.17537" calcext:value-type="float">
            <text:p>0.17537</text:p>
          </table:table-cell>
          <table:table-cell office:value-type="float" office:value="20.24765" calcext:value-type="float">
            <text:p>20.24765</text:p>
          </table:table-cell>
          <table:table-cell table:number-columns-repeated="17"/>
        </table:table-row>
        <table:table-row table:style-name="ro1">
          <table:table-cell office:value-type="float" office:value="0.23517" calcext:value-type="float">
            <text:p>0.23517</text:p>
          </table:table-cell>
          <table:table-cell office:value-type="float" office:value="20.9929" calcext:value-type="float">
            <text:p>20.9929</text:p>
          </table:table-cell>
          <table:table-cell table:number-columns-repeated="17"/>
        </table:table-row>
        <table:table-row table:style-name="ro1">
          <table:table-cell office:value-type="float" office:value="0.15298" calcext:value-type="float">
            <text:p>0.15298</text:p>
          </table:table-cell>
          <table:table-cell office:value-type="float" office:value="19.99965" calcext:value-type="float">
            <text:p>19.99965</text:p>
          </table:table-cell>
          <table:table-cell table:number-columns-repeated="17"/>
        </table:table-row>
        <table:table-row table:style-name="ro1">
          <table:table-cell office:value-type="float" office:value="0.20982" calcext:value-type="float">
            <text:p>0.20982</text:p>
          </table:table-cell>
          <table:table-cell office:value-type="float" office:value="20.90475" calcext:value-type="float">
            <text:p>20.90475</text:p>
          </table:table-cell>
          <table:table-cell table:number-columns-repeated="17"/>
        </table:table-row>
        <table:table-row table:style-name="ro1">
          <table:table-cell office:value-type="float" office:value="0.29121" calcext:value-type="float">
            <text:p>0.29121</text:p>
          </table:table-cell>
          <table:table-cell office:value-type="float" office:value="21.51945" calcext:value-type="float">
            <text:p>21.51945</text:p>
          </table:table-cell>
          <table:table-cell table:number-columns-repeated="17"/>
        </table:table-row>
        <table:table-row table:style-name="ro1">
          <table:table-cell office:value-type="float" office:value="0.31353" calcext:value-type="float">
            <text:p>0.31353</text:p>
          </table:table-cell>
          <table:table-cell office:value-type="float" office:value="21.8225" calcext:value-type="float">
            <text:p>21.8225</text:p>
          </table:table-cell>
          <table:table-cell table:number-columns-repeated="17"/>
        </table:table-row>
        <table:table-row table:style-name="ro1">
          <table:table-cell office:value-type="float" office:value="0.13672" calcext:value-type="float">
            <text:p>0.13672</text:p>
          </table:table-cell>
          <table:table-cell office:value-type="float" office:value="19.7402" calcext:value-type="float">
            <text:p>19.7402</text:p>
          </table:table-cell>
          <table:table-cell table:number-columns-repeated="17"/>
        </table:table-row>
        <table:table-row table:style-name="ro1">
          <table:table-cell office:value-type="float" office:value="0.29532" calcext:value-type="float">
            <text:p>0.29532</text:p>
          </table:table-cell>
          <table:table-cell office:value-type="float" office:value="21.7708" calcext:value-type="float">
            <text:p>21.7708</text:p>
          </table:table-cell>
          <table:table-cell table:number-columns-repeated="17"/>
        </table:table-row>
        <table:table-row table:style-name="ro1">
          <table:table-cell office:value-type="float" office:value="0.30369" calcext:value-type="float">
            <text:p>0.30369</text:p>
          </table:table-cell>
          <table:table-cell office:value-type="float" office:value="21.49625" calcext:value-type="float">
            <text:p>21.49625</text:p>
          </table:table-cell>
          <table:table-cell table:number-columns-repeated="17"/>
        </table:table-row>
        <table:table-row table:style-name="ro1">
          <table:table-cell office:value-type="float" office:value="0.20532" calcext:value-type="float">
            <text:p>0.20532</text:p>
          </table:table-cell>
          <table:table-cell office:value-type="float" office:value="20.73155" calcext:value-type="float">
            <text:p>20.73155</text:p>
          </table:table-cell>
          <table:table-cell table:number-columns-repeated="17"/>
        </table:table-row>
        <table:table-row table:style-name="ro1">
          <table:table-cell office:value-type="float" office:value="0.12175" calcext:value-type="float">
            <text:p>0.12175</text:p>
          </table:table-cell>
          <table:table-cell office:value-type="float" office:value="19.34125" calcext:value-type="float">
            <text:p>19.34125</text:p>
          </table:table-cell>
          <table:table-cell table:number-columns-repeated="17"/>
        </table:table-row>
        <table:table-row table:style-name="ro1">
          <table:table-cell office:value-type="float" office:value="0.17424" calcext:value-type="float">
            <text:p>0.17424</text:p>
          </table:table-cell>
          <table:table-cell office:value-type="float" office:value="20.2369" calcext:value-type="float">
            <text:p>20.2369</text:p>
          </table:table-cell>
          <table:table-cell table:number-columns-repeated="17"/>
        </table:table-row>
        <table:table-row table:style-name="ro1">
          <table:table-cell office:value-type="float" office:value="0.24862" calcext:value-type="float">
            <text:p>0.24862</text:p>
          </table:table-cell>
          <table:table-cell office:value-type="float" office:value="21.2028" calcext:value-type="float">
            <text:p>21.2028</text:p>
          </table:table-cell>
          <table:table-cell table:number-columns-repeated="17"/>
        </table:table-row>
        <table:table-row table:style-name="ro1">
          <table:table-cell office:value-type="float" office:value="0.2453" calcext:value-type="float">
            <text:p>0.2453</text:p>
          </table:table-cell>
          <table:table-cell office:value-type="float" office:value="21.1159" calcext:value-type="float">
            <text:p>21.1159</text:p>
          </table:table-cell>
          <table:table-cell table:number-columns-repeated="17"/>
        </table:table-row>
        <table:table-row table:style-name="ro1">
          <table:table-cell office:value-type="float" office:value="0.13816" calcext:value-type="float">
            <text:p>0.13816</text:p>
          </table:table-cell>
          <table:table-cell office:value-type="float" office:value="19.8495" calcext:value-type="float">
            <text:p>19.8495</text:p>
          </table:table-cell>
          <table:table-cell table:number-columns-repeated="17"/>
        </table:table-row>
        <table:table-row table:style-name="ro1">
          <table:table-cell office:value-type="float" office:value="0.24288" calcext:value-type="float">
            <text:p>0.24288</text:p>
          </table:table-cell>
          <table:table-cell office:value-type="float" office:value="21.02795" calcext:value-type="float">
            <text:p>21.02795</text:p>
          </table:table-cell>
          <table:table-cell table:number-columns-repeated="17"/>
        </table:table-row>
        <table:table-row table:style-name="ro1">
          <table:table-cell office:value-type="float" office:value="0.24237" calcext:value-type="float">
            <text:p>0.24237</text:p>
          </table:table-cell>
          <table:table-cell office:value-type="float" office:value="21.18455" calcext:value-type="float">
            <text:p>21.18455</text:p>
          </table:table-cell>
          <table:table-cell table:number-columns-repeated="17"/>
        </table:table-row>
        <table:table-row table:style-name="ro1">
          <table:table-cell office:value-type="float" office:value="0.31437" calcext:value-type="float">
            <text:p>0.31437</text:p>
          </table:table-cell>
          <table:table-cell office:value-type="float" office:value="21.3618" calcext:value-type="float">
            <text:p>21.3618</text:p>
          </table:table-cell>
          <table:table-cell table:number-columns-repeated="17"/>
        </table:table-row>
        <table:table-row table:style-name="ro1">
          <table:table-cell office:value-type="float" office:value="0.2754" calcext:value-type="float">
            <text:p>0.2754</text:p>
          </table:table-cell>
          <table:table-cell office:value-type="float" office:value="21.4485" calcext:value-type="float">
            <text:p>21.4485</text:p>
          </table:table-cell>
          <table:table-cell table:number-columns-repeated="17"/>
        </table:table-row>
        <table:table-row table:style-name="ro1">
          <table:table-cell office:value-type="float" office:value="0.30004" calcext:value-type="float">
            <text:p>0.30004</text:p>
          </table:table-cell>
          <table:table-cell office:value-type="float" office:value="21.4204" calcext:value-type="float">
            <text:p>21.4204</text:p>
          </table:table-cell>
          <table:table-cell table:number-columns-repeated="17"/>
        </table:table-row>
        <table:table-row table:style-name="ro1">
          <table:table-cell office:value-type="float" office:value="0.21735" calcext:value-type="float">
            <text:p>0.21735</text:p>
          </table:table-cell>
          <table:table-cell office:value-type="float" office:value="20.89395" calcext:value-type="float">
            <text:p>20.89395</text:p>
          </table:table-cell>
          <table:table-cell table:number-columns-repeated="17"/>
        </table:table-row>
        <table:table-row table:style-name="ro1">
          <table:table-cell office:value-type="float" office:value="0.20311" calcext:value-type="float">
            <text:p>0.20311</text:p>
          </table:table-cell>
          <table:table-cell office:value-type="float" office:value="20.5734" calcext:value-type="float">
            <text:p>20.5734</text:p>
          </table:table-cell>
          <table:table-cell table:number-columns-repeated="17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20.4061" calcext:value-type="float">
            <text:p>20.4061</text:p>
          </table:table-cell>
          <table:table-cell table:number-columns-repeated="17"/>
        </table:table-row>
        <table:table-row table:style-name="ro1">
          <table:table-cell office:value-type="float" office:value="0.29003" calcext:value-type="float">
            <text:p>0.29003</text:p>
          </table:table-cell>
          <table:table-cell office:value-type="float" office:value="21.3714" calcext:value-type="float">
            <text:p>21.3714</text:p>
          </table:table-cell>
          <table:table-cell table:number-columns-repeated="17"/>
        </table:table-row>
        <table:table-row table:style-name="ro1">
          <table:table-cell office:value-type="float" office:value="0.22796" calcext:value-type="float">
            <text:p>0.22796</text:p>
          </table:table-cell>
          <table:table-cell office:value-type="float" office:value="20.83435" calcext:value-type="float">
            <text:p>20.83435</text:p>
          </table:table-cell>
          <table:table-cell table:number-columns-repeated="17"/>
        </table:table-row>
        <table:table-row table:style-name="ro1">
          <table:table-cell office:value-type="float" office:value="0.31032" calcext:value-type="float">
            <text:p>0.31032</text:p>
          </table:table-cell>
          <table:table-cell office:value-type="float" office:value="21.45975" calcext:value-type="float">
            <text:p>21.45975</text:p>
          </table:table-cell>
          <table:table-cell table:number-columns-repeated="17"/>
        </table:table-row>
        <table:table-row table:style-name="ro1">
          <table:table-cell office:value-type="float" office:value="0.13712" calcext:value-type="float">
            <text:p>0.13712</text:p>
          </table:table-cell>
          <table:table-cell office:value-type="float" office:value="20.12265" calcext:value-type="float">
            <text:p>20.12265</text:p>
          </table:table-cell>
          <table:table-cell table:number-columns-repeated="17"/>
        </table:table-row>
        <table:table-row table:style-name="ro1">
          <table:table-cell office:value-type="float" office:value="0.08798" calcext:value-type="float">
            <text:p>0.08798</text:p>
          </table:table-cell>
          <table:table-cell office:value-type="float" office:value="18.6796" calcext:value-type="float">
            <text:p>18.6796</text:p>
          </table:table-cell>
          <table:table-cell table:number-columns-repeated="17"/>
        </table:table-row>
        <table:table-row table:style-name="ro1">
          <table:table-cell office:value-type="float" office:value="0.08534" calcext:value-type="float">
            <text:p>0.08534</text:p>
          </table:table-cell>
          <table:table-cell office:value-type="float" office:value="18.62285" calcext:value-type="float">
            <text:p>18.62285</text:p>
          </table:table-cell>
          <table:table-cell table:number-columns-repeated="17"/>
        </table:table-row>
        <table:table-row table:style-name="ro1">
          <table:table-cell office:value-type="float" office:value="0.19024" calcext:value-type="float">
            <text:p>0.19024</text:p>
          </table:table-cell>
          <table:table-cell office:value-type="float" office:value="20.6486" calcext:value-type="float">
            <text:p>20.6486</text:p>
          </table:table-cell>
          <table:table-cell table:number-columns-repeated="17"/>
        </table:table-row>
        <table:table-row table:style-name="ro1">
          <table:table-cell office:value-type="float" office:value="0.09278" calcext:value-type="float">
            <text:p>0.09278</text:p>
          </table:table-cell>
          <table:table-cell office:value-type="float" office:value="18.8576" calcext:value-type="float">
            <text:p>18.8576</text:p>
          </table:table-cell>
          <table:table-cell table:number-columns-repeated="17"/>
        </table:table-row>
        <table:table-row table:style-name="ro1">
          <table:table-cell office:value-type="float" office:value="0.12891" calcext:value-type="float">
            <text:p>0.12891</text:p>
          </table:table-cell>
          <table:table-cell office:value-type="float" office:value="19.58985" calcext:value-type="float">
            <text:p>19.58985</text:p>
          </table:table-cell>
          <table:table-cell table:number-columns-repeated="17"/>
        </table:table-row>
        <table:table-row table:style-name="ro1">
          <table:table-cell office:value-type="float" office:value="0.26136" calcext:value-type="float">
            <text:p>0.26136</text:p>
          </table:table-cell>
          <table:table-cell office:value-type="float" office:value="21.1668" calcext:value-type="float">
            <text:p>21.1668</text:p>
          </table:table-cell>
          <table:table-cell table:number-columns-repeated="17"/>
        </table:table-row>
        <table:table-row table:style-name="ro1">
          <table:table-cell office:value-type="float" office:value="0.26132" calcext:value-type="float">
            <text:p>0.26132</text:p>
          </table:table-cell>
          <table:table-cell office:value-type="float" office:value="21.4559" calcext:value-type="float">
            <text:p>21.4559</text:p>
          </table:table-cell>
          <table:table-cell table:number-columns-repeated="17"/>
        </table:table-row>
        <table:table-row table:style-name="ro1">
          <table:table-cell office:value-type="float" office:value="0.1957" calcext:value-type="float">
            <text:p>0.1957</text:p>
          </table:table-cell>
          <table:table-cell office:value-type="float" office:value="20.61715" calcext:value-type="float">
            <text:p>20.61715</text:p>
          </table:table-cell>
          <table:table-cell table:number-columns-repeated="17"/>
        </table:table-row>
        <table:table-row table:style-name="ro1">
          <table:table-cell office:value-type="float" office:value="0.14723" calcext:value-type="float">
            <text:p>0.14723</text:p>
          </table:table-cell>
          <table:table-cell office:value-type="float" office:value="19.83975" calcext:value-type="float">
            <text:p>19.83975</text:p>
          </table:table-cell>
          <table:table-cell table:number-columns-repeated="17"/>
        </table:table-row>
        <table:table-row table:style-name="ro1">
          <table:table-cell office:value-type="float" office:value="0.21154" calcext:value-type="float">
            <text:p>0.21154</text:p>
          </table:table-cell>
          <table:table-cell office:value-type="float" office:value="21.14485" calcext:value-type="float">
            <text:p>21.14485</text:p>
          </table:table-cell>
          <table:table-cell table:number-columns-repeated="17"/>
        </table:table-row>
        <table:table-row table:style-name="ro1">
          <table:table-cell office:value-type="float" office:value="0.17972" calcext:value-type="float">
            <text:p>0.17972</text:p>
          </table:table-cell>
          <table:table-cell office:value-type="float" office:value="20.30175" calcext:value-type="float">
            <text:p>20.30175</text:p>
          </table:table-cell>
          <table:table-cell table:number-columns-repeated="17"/>
        </table:table-row>
        <table:table-row table:style-name="ro1">
          <table:table-cell office:value-type="float" office:value="0.1907" calcext:value-type="float">
            <text:p>0.1907</text:p>
          </table:table-cell>
          <table:table-cell office:value-type="float" office:value="20.6928" calcext:value-type="float">
            <text:p>20.6928</text:p>
          </table:table-cell>
          <table:table-cell table:number-columns-repeated="17"/>
        </table:table-row>
        <table:table-row table:style-name="ro1">
          <table:table-cell office:value-type="float" office:value="0.3385" calcext:value-type="float">
            <text:p>0.3385</text:p>
          </table:table-cell>
          <table:table-cell office:value-type="float" office:value="21.7897" calcext:value-type="float">
            <text:p>21.7897</text:p>
          </table:table-cell>
          <table:table-cell table:number-columns-repeated="17"/>
        </table:table-row>
        <table:table-row table:style-name="ro1">
          <table:table-cell office:value-type="float" office:value="0.11762" calcext:value-type="float">
            <text:p>0.11762</text:p>
          </table:table-cell>
          <table:table-cell office:value-type="float" office:value="19.41925" calcext:value-type="float">
            <text:p>19.41925</text:p>
          </table:table-cell>
          <table:table-cell table:number-columns-repeated="17"/>
        </table:table-row>
        <table:table-row table:style-name="ro1">
          <table:table-cell office:value-type="float" office:value="0.28854" calcext:value-type="float">
            <text:p>0.28854</text:p>
          </table:table-cell>
          <table:table-cell office:value-type="float" office:value="21.5295" calcext:value-type="float">
            <text:p>21.5295</text:p>
          </table:table-cell>
          <table:table-cell table:number-columns-repeated="17"/>
        </table:table-row>
        <table:table-row table:style-name="ro1">
          <table:table-cell office:value-type="float" office:value="0.26377" calcext:value-type="float">
            <text:p>0.26377</text:p>
          </table:table-cell>
          <table:table-cell office:value-type="float" office:value="21.2679" calcext:value-type="float">
            <text:p>21.2679</text:p>
          </table:table-cell>
          <table:table-cell table:number-columns-repeated="17"/>
        </table:table-row>
        <table:table-row table:style-name="ro1">
          <table:table-cell office:value-type="float" office:value="0.24931" calcext:value-type="float">
            <text:p>0.24931</text:p>
          </table:table-cell>
          <table:table-cell office:value-type="float" office:value="21.38165" calcext:value-type="float">
            <text:p>21.38165</text:p>
          </table:table-cell>
          <table:table-cell table:number-columns-repeated="17"/>
        </table:table-row>
        <table:table-row table:style-name="ro1">
          <table:table-cell office:value-type="float" office:value="0.22939" calcext:value-type="float">
            <text:p>0.22939</text:p>
          </table:table-cell>
          <table:table-cell office:value-type="float" office:value="20.8794" calcext:value-type="float">
            <text:p>20.8794</text:p>
          </table:table-cell>
          <table:table-cell table:number-columns-repeated="17"/>
        </table:table-row>
        <table:table-row table:style-name="ro1">
          <table:table-cell office:value-type="float" office:value="0.08575" calcext:value-type="float">
            <text:p>0.08575</text:p>
          </table:table-cell>
          <table:table-cell office:value-type="float" office:value="18.608" calcext:value-type="float">
            <text:p>18.608</text:p>
          </table:table-cell>
          <table:table-cell table:number-columns-repeated="17"/>
        </table:table-row>
        <table:table-row table:style-name="ro1">
          <table:table-cell office:value-type="float" office:value="0.27631" calcext:value-type="float">
            <text:p>0.27631</text:p>
          </table:table-cell>
          <table:table-cell office:value-type="float" office:value="21.62545" calcext:value-type="float">
            <text:p>21.62545</text:p>
          </table:table-cell>
          <table:table-cell table:number-columns-repeated="17"/>
        </table:table-row>
        <table:table-row table:style-name="ro1">
          <table:table-cell office:value-type="float" office:value="0.36165" calcext:value-type="float">
            <text:p>0.36165</text:p>
          </table:table-cell>
          <table:table-cell office:value-type="float" office:value="22.1744" calcext:value-type="float">
            <text:p>22.1744</text:p>
          </table:table-cell>
          <table:table-cell table:number-columns-repeated="17"/>
        </table:table-row>
        <table:table-row table:style-name="ro1">
          <table:table-cell office:value-type="float" office:value="0.30006" calcext:value-type="float">
            <text:p>0.30006</text:p>
          </table:table-cell>
          <table:table-cell office:value-type="float" office:value="21.62535" calcext:value-type="float">
            <text:p>21.62535</text:p>
          </table:table-cell>
          <table:table-cell table:number-columns-repeated="17"/>
        </table:table-row>
        <table:table-row table:style-name="ro1">
          <table:table-cell office:value-type="float" office:value="0.11659" calcext:value-type="float">
            <text:p>0.11659</text:p>
          </table:table-cell>
          <table:table-cell office:value-type="float" office:value="19.38465" calcext:value-type="float">
            <text:p>19.38465</text:p>
          </table:table-cell>
          <table:table-cell table:number-columns-repeated="17"/>
        </table:table-row>
        <table:table-row table:style-name="ro1">
          <table:table-cell office:value-type="float" office:value="0.15474" calcext:value-type="float">
            <text:p>0.15474</text:p>
          </table:table-cell>
          <table:table-cell office:value-type="float" office:value="19.83105" calcext:value-type="float">
            <text:p>19.83105</text:p>
          </table:table-cell>
          <table:table-cell table:number-columns-repeated="17"/>
        </table:table-row>
        <table:table-row table:style-name="ro1">
          <table:table-cell office:value-type="float" office:value="0.2501" calcext:value-type="float">
            <text:p>0.2501</text:p>
          </table:table-cell>
          <table:table-cell office:value-type="float" office:value="21.2982" calcext:value-type="float">
            <text:p>21.2982</text:p>
          </table:table-cell>
          <table:table-cell table:number-columns-repeated="17"/>
        </table:table-row>
        <table:table-row table:style-name="ro1">
          <table:table-cell office:value-type="float" office:value="0.25149" calcext:value-type="float">
            <text:p>0.25149</text:p>
          </table:table-cell>
          <table:table-cell office:value-type="float" office:value="21.209" calcext:value-type="float">
            <text:p>21.209</text:p>
          </table:table-cell>
          <table:table-cell table:number-columns-repeated="17"/>
        </table:table-row>
        <table:table-row table:style-name="ro1">
          <table:table-cell office:value-type="float" office:value="0.12941" calcext:value-type="float">
            <text:p>0.12941</text:p>
          </table:table-cell>
          <table:table-cell office:value-type="float" office:value="19.5471" calcext:value-type="float">
            <text:p>19.5471</text:p>
          </table:table-cell>
          <table:table-cell table:number-columns-repeated="17"/>
        </table:table-row>
        <table:table-row table:style-name="ro1">
          <table:table-cell office:value-type="float" office:value="0.30894" calcext:value-type="float">
            <text:p>0.30894</text:p>
          </table:table-cell>
          <table:table-cell office:value-type="float" office:value="21.72385" calcext:value-type="float">
            <text:p>21.72385</text:p>
          </table:table-cell>
          <table:table-cell table:number-columns-repeated="17"/>
        </table:table-row>
        <table:table-row table:style-name="ro1">
          <table:table-cell office:value-type="float" office:value="0.29859" calcext:value-type="float">
            <text:p>0.29859</text:p>
          </table:table-cell>
          <table:table-cell office:value-type="float" office:value="21.66705" calcext:value-type="float">
            <text:p>21.66705</text:p>
          </table:table-cell>
          <table:table-cell table:number-columns-repeated="17"/>
        </table:table-row>
        <table:table-row table:style-name="ro1">
          <table:table-cell office:value-type="float" office:value="0.27057" calcext:value-type="float">
            <text:p>0.27057</text:p>
          </table:table-cell>
          <table:table-cell office:value-type="float" office:value="21.3419" calcext:value-type="float">
            <text:p>21.3419</text:p>
          </table:table-cell>
          <table:table-cell table:number-columns-repeated="17"/>
        </table:table-row>
        <table:table-row table:style-name="ro1">
          <table:table-cell office:value-type="float" office:value="0.29318" calcext:value-type="float">
            <text:p>0.29318</text:p>
          </table:table-cell>
          <table:table-cell office:value-type="float" office:value="21.57975" calcext:value-type="float">
            <text:p>21.57975</text:p>
          </table:table-cell>
          <table:table-cell table:number-columns-repeated="17"/>
        </table:table-row>
        <table:table-row table:style-name="ro1">
          <table:table-cell office:value-type="float" office:value="0.18988" calcext:value-type="float">
            <text:p>0.18988</text:p>
          </table:table-cell>
          <table:table-cell office:value-type="float" office:value="20.46505" calcext:value-type="float">
            <text:p>20.46505</text:p>
          </table:table-cell>
          <table:table-cell table:number-columns-repeated="17"/>
        </table:table-row>
        <table:table-row table:style-name="ro1">
          <table:table-cell office:value-type="float" office:value="0.12368" calcext:value-type="float">
            <text:p>0.12368</text:p>
          </table:table-cell>
          <table:table-cell office:value-type="float" office:value="19.4023" calcext:value-type="float">
            <text:p>19.4023</text:p>
          </table:table-cell>
          <table:table-cell table:number-columns-repeated="17"/>
        </table:table-row>
        <table:table-row table:style-name="ro1">
          <table:table-cell office:value-type="float" office:value="0.31262" calcext:value-type="float">
            <text:p>0.31262</text:p>
          </table:table-cell>
          <table:table-cell office:value-type="float" office:value="21.63085" calcext:value-type="float">
            <text:p>21.63085</text:p>
          </table:table-cell>
          <table:table-cell table:number-columns-repeated="17"/>
        </table:table-row>
        <table:table-row table:style-name="ro1">
          <table:table-cell office:value-type="float" office:value="0.3088" calcext:value-type="float">
            <text:p>0.3088</text:p>
          </table:table-cell>
          <table:table-cell office:value-type="float" office:value="21.83605" calcext:value-type="float">
            <text:p>21.83605</text:p>
          </table:table-cell>
          <table:table-cell table:number-columns-repeated="17"/>
        </table:table-row>
        <table:table-row table:style-name="ro1">
          <table:table-cell office:value-type="float" office:value="0.20244" calcext:value-type="float">
            <text:p>0.20244</text:p>
          </table:table-cell>
          <table:table-cell office:value-type="float" office:value="20.60265" calcext:value-type="float">
            <text:p>20.60265</text:p>
          </table:table-cell>
          <table:table-cell table:number-columns-repeated="17"/>
        </table:table-row>
        <table:table-row table:style-name="ro1">
          <table:table-cell office:value-type="float" office:value="0.21139" calcext:value-type="float">
            <text:p>0.21139</text:p>
          </table:table-cell>
          <table:table-cell office:value-type="float" office:value="20.6247" calcext:value-type="float">
            <text:p>20.6247</text:p>
          </table:table-cell>
          <table:table-cell table:number-columns-repeated="17"/>
        </table:table-row>
        <table:table-row table:style-name="ro1">
          <table:table-cell office:value-type="float" office:value="0.1787" calcext:value-type="float">
            <text:p>0.1787</text:p>
          </table:table-cell>
          <table:table-cell office:value-type="float" office:value="20.4025" calcext:value-type="float">
            <text:p>20.4025</text:p>
          </table:table-cell>
          <table:table-cell table:number-columns-repeated="17"/>
        </table:table-row>
        <table:table-row table:style-name="ro1">
          <table:table-cell office:value-type="float" office:value="0.30317" calcext:value-type="float">
            <text:p>0.30317</text:p>
          </table:table-cell>
          <table:table-cell office:value-type="float" office:value="21.872" calcext:value-type="float">
            <text:p>21.872</text:p>
          </table:table-cell>
          <table:table-cell table:number-columns-repeated="17"/>
        </table:table-row>
        <table:table-row table:style-name="ro1">
          <table:table-cell office:value-type="float" office:value="0.21432" calcext:value-type="float">
            <text:p>0.21432</text:p>
          </table:table-cell>
          <table:table-cell office:value-type="float" office:value="20.8217" calcext:value-type="float">
            <text:p>20.8217</text:p>
          </table:table-cell>
          <table:table-cell table:number-columns-repeated="17"/>
        </table:table-row>
        <table:table-row table:style-name="ro1">
          <table:table-cell office:value-type="float" office:value="0.32007" calcext:value-type="float">
            <text:p>0.32007</text:p>
          </table:table-cell>
          <table:table-cell office:value-type="float" office:value="21.6956" calcext:value-type="float">
            <text:p>21.6956</text:p>
          </table:table-cell>
          <table:table-cell table:number-columns-repeated="17"/>
        </table:table-row>
        <table:table-row table:style-name="ro1">
          <table:table-cell office:value-type="float" office:value="0.21791" calcext:value-type="float">
            <text:p>0.21791</text:p>
          </table:table-cell>
          <table:table-cell office:value-type="float" office:value="20.9318" calcext:value-type="float">
            <text:p>20.9318</text:p>
          </table:table-cell>
          <table:table-cell table:number-columns-repeated="17"/>
        </table:table-row>
        <table:table-row table:style-name="ro1">
          <table:table-cell office:value-type="float" office:value="0.07523" calcext:value-type="float">
            <text:p>0.07523</text:p>
          </table:table-cell>
          <table:table-cell office:value-type="float" office:value="18.2988" calcext:value-type="float">
            <text:p>18.2988</text:p>
          </table:table-cell>
          <table:table-cell table:number-columns-repeated="17"/>
        </table:table-row>
        <table:table-row table:style-name="ro1">
          <table:table-cell office:value-type="float" office:value="0.2574" calcext:value-type="float">
            <text:p>0.2574</text:p>
          </table:table-cell>
          <table:table-cell office:value-type="float" office:value="21.37115" calcext:value-type="float">
            <text:p>21.37115</text:p>
          </table:table-cell>
          <table:table-cell table:number-columns-repeated="17"/>
        </table:table-row>
        <table:table-row table:style-name="ro1">
          <table:table-cell office:value-type="float" office:value="0.18446" calcext:value-type="float">
            <text:p>0.18446</text:p>
          </table:table-cell>
          <table:table-cell office:value-type="float" office:value="20.3647" calcext:value-type="float">
            <text:p>20.3647</text:p>
          </table:table-cell>
          <table:table-cell table:number-columns-repeated="17"/>
        </table:table-row>
        <table:table-row table:style-name="ro1">
          <table:table-cell office:value-type="float" office:value="0.11639" calcext:value-type="float">
            <text:p>0.11639</text:p>
          </table:table-cell>
          <table:table-cell office:value-type="float" office:value="19.29475" calcext:value-type="float">
            <text:p>19.29475</text:p>
          </table:table-cell>
          <table:table-cell table:number-columns-repeated="17"/>
        </table:table-row>
        <table:table-row table:style-name="ro1">
          <table:table-cell office:value-type="float" office:value="0.06481" calcext:value-type="float">
            <text:p>0.06481</text:p>
          </table:table-cell>
          <table:table-cell office:value-type="float" office:value="17.87655" calcext:value-type="float">
            <text:p>17.87655</text:p>
          </table:table-cell>
          <table:table-cell table:number-columns-repeated="17"/>
        </table:table-row>
        <table:table-row table:style-name="ro1">
          <table:table-cell office:value-type="float" office:value="0.10298" calcext:value-type="float">
            <text:p>0.10298</text:p>
          </table:table-cell>
          <table:table-cell office:value-type="float" office:value="19.16045" calcext:value-type="float">
            <text:p>19.16045</text:p>
          </table:table-cell>
          <table:table-cell table:number-columns-repeated="17"/>
        </table:table-row>
        <table:table-row table:style-name="ro1">
          <table:table-cell office:value-type="float" office:value="0.04437" calcext:value-type="float">
            <text:p>0.04437</text:p>
          </table:table-cell>
          <table:table-cell office:value-type="float" office:value="16.92415" calcext:value-type="float">
            <text:p>16.92415</text:p>
          </table:table-cell>
          <table:table-cell table:number-columns-repeated="17"/>
        </table:table-row>
        <table:table-row table:style-name="ro1">
          <table:table-cell office:value-type="float" office:value="0.16576" calcext:value-type="float">
            <text:p>0.16576</text:p>
          </table:table-cell>
          <table:table-cell office:value-type="float" office:value="19.9345" calcext:value-type="float">
            <text:p>19.9345</text:p>
          </table:table-cell>
          <table:table-cell table:number-columns-repeated="17"/>
        </table:table-row>
        <table:table-row table:style-name="ro1">
          <table:table-cell office:value-type="float" office:value="0.16799" calcext:value-type="float">
            <text:p>0.16799</text:p>
          </table:table-cell>
          <table:table-cell office:value-type="float" office:value="20.0523" calcext:value-type="float">
            <text:p>20.0523</text:p>
          </table:table-cell>
          <table:table-cell table:number-columns-repeated="17"/>
        </table:table-row>
        <table:table-row table:style-name="ro1">
          <table:table-cell office:value-type="float" office:value="0.17043" calcext:value-type="float">
            <text:p>0.17043</text:p>
          </table:table-cell>
          <table:table-cell office:value-type="float" office:value="20.12375" calcext:value-type="float">
            <text:p>20.12375</text:p>
          </table:table-cell>
          <table:table-cell table:number-columns-repeated="17"/>
        </table:table-row>
        <table:table-row table:style-name="ro1">
          <table:table-cell office:value-type="float" office:value="0.12029" calcext:value-type="float">
            <text:p>0.12029</text:p>
          </table:table-cell>
          <table:table-cell office:value-type="float" office:value="19.52005" calcext:value-type="float">
            <text:p>19.52005</text:p>
          </table:table-cell>
          <table:table-cell table:number-columns-repeated="17"/>
        </table:table-row>
        <table:table-row table:style-name="ro1">
          <table:table-cell office:value-type="float" office:value="0.13855" calcext:value-type="float">
            <text:p>0.13855</text:p>
          </table:table-cell>
          <table:table-cell office:value-type="float" office:value="19.76995" calcext:value-type="float">
            <text:p>19.76995</text:p>
          </table:table-cell>
          <table:table-cell table:number-columns-repeated="17"/>
        </table:table-row>
        <table:table-row table:style-name="ro1">
          <table:table-cell office:value-type="float" office:value="0.23353" calcext:value-type="float">
            <text:p>0.23353</text:p>
          </table:table-cell>
          <table:table-cell office:value-type="float" office:value="20.92065" calcext:value-type="float">
            <text:p>20.92065</text:p>
          </table:table-cell>
          <table:table-cell table:number-columns-repeated="17"/>
        </table:table-row>
        <table:table-row table:style-name="ro1">
          <table:table-cell office:value-type="float" office:value="0.24615" calcext:value-type="float">
            <text:p>0.24615</text:p>
          </table:table-cell>
          <table:table-cell office:value-type="float" office:value="21.0223" calcext:value-type="float">
            <text:p>21.0223</text:p>
          </table:table-cell>
          <table:table-cell table:number-columns-repeated="17"/>
        </table:table-row>
        <table:table-row table:style-name="ro1">
          <table:table-cell office:value-type="float" office:value="0.22259" calcext:value-type="float">
            <text:p>0.22259</text:p>
          </table:table-cell>
          <table:table-cell office:value-type="float" office:value="21.0804" calcext:value-type="float">
            <text:p>21.0804</text:p>
          </table:table-cell>
          <table:table-cell table:number-columns-repeated="17"/>
        </table:table-row>
        <table:table-row table:style-name="ro1">
          <table:table-cell office:value-type="float" office:value="0.17893" calcext:value-type="float">
            <text:p>0.17893</text:p>
          </table:table-cell>
          <table:table-cell office:value-type="float" office:value="20.2809" calcext:value-type="float">
            <text:p>20.2809</text:p>
          </table:table-cell>
          <table:table-cell table:number-columns-repeated="17"/>
        </table:table-row>
        <table:table-row table:style-name="ro1">
          <table:table-cell office:value-type="float" office:value="0.19694" calcext:value-type="float">
            <text:p>0.19694</text:p>
          </table:table-cell>
          <table:table-cell office:value-type="float" office:value="20.5818" calcext:value-type="float">
            <text:p>20.5818</text:p>
          </table:table-cell>
          <table:table-cell table:number-columns-repeated="17"/>
        </table:table-row>
        <table:table-row table:style-name="ro1">
          <table:table-cell office:value-type="float" office:value="0.22889" calcext:value-type="float">
            <text:p>0.22889</text:p>
          </table:table-cell>
          <table:table-cell office:value-type="float" office:value="20.99445" calcext:value-type="float">
            <text:p>20.99445</text:p>
          </table:table-cell>
          <table:table-cell table:number-columns-repeated="17"/>
        </table:table-row>
        <table:table-row table:style-name="ro1">
          <table:table-cell office:value-type="float" office:value="0.26419" calcext:value-type="float">
            <text:p>0.26419</text:p>
          </table:table-cell>
          <table:table-cell office:value-type="float" office:value="21.45355" calcext:value-type="float">
            <text:p>21.45355</text:p>
          </table:table-cell>
          <table:table-cell table:number-columns-repeated="17"/>
        </table:table-row>
        <table:table-row table:style-name="ro1">
          <table:table-cell office:value-type="float" office:value="0.1034" calcext:value-type="float">
            <text:p>0.1034</text:p>
          </table:table-cell>
          <table:table-cell office:value-type="float" office:value="19.10195" calcext:value-type="float">
            <text:p>19.10195</text:p>
          </table:table-cell>
          <table:table-cell table:number-columns-repeated="17"/>
        </table:table-row>
        <table:table-row table:style-name="ro1">
          <table:table-cell office:value-type="float" office:value="0.21313" calcext:value-type="float">
            <text:p>0.21313</text:p>
          </table:table-cell>
          <table:table-cell office:value-type="float" office:value="20.73185" calcext:value-type="float">
            <text:p>20.73185</text:p>
          </table:table-cell>
          <table:table-cell table:number-columns-repeated="17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19.944" calcext:value-type="float">
            <text:p>19.944</text:p>
          </table:table-cell>
          <table:table-cell table:number-columns-repeated="17"/>
        </table:table-row>
        <table:table-row table:style-name="ro1">
          <table:table-cell office:value-type="float" office:value="0.24317" calcext:value-type="float">
            <text:p>0.24317</text:p>
          </table:table-cell>
          <table:table-cell office:value-type="float" office:value="21.24885" calcext:value-type="float">
            <text:p>21.24885</text:p>
          </table:table-cell>
          <table:table-cell table:number-columns-repeated="17"/>
        </table:table-row>
        <table:table-row table:style-name="ro1">
          <table:table-cell office:value-type="float" office:value="0.23823" calcext:value-type="float">
            <text:p>0.23823</text:p>
          </table:table-cell>
          <table:table-cell office:value-type="float" office:value="21.2481" calcext:value-type="float">
            <text:p>21.2481</text:p>
          </table:table-cell>
          <table:table-cell table:number-columns-repeated="17"/>
        </table:table-row>
        <table:table-row table:style-name="ro1">
          <table:table-cell office:value-type="float" office:value="0.20827" calcext:value-type="float">
            <text:p>0.20827</text:p>
          </table:table-cell>
          <table:table-cell office:value-type="float" office:value="20.70195" calcext:value-type="float">
            <text:p>20.70195</text:p>
          </table:table-cell>
          <table:table-cell table:number-columns-repeated="17"/>
        </table:table-row>
        <table:table-row table:style-name="ro1">
          <table:table-cell office:value-type="float" office:value="0.25085" calcext:value-type="float">
            <text:p>0.25085</text:p>
          </table:table-cell>
          <table:table-cell office:value-type="float" office:value="21.4064" calcext:value-type="float">
            <text:p>21.4064</text:p>
          </table:table-cell>
          <table:table-cell table:number-columns-repeated="17"/>
        </table:table-row>
        <table:table-row table:style-name="ro1">
          <table:table-cell office:value-type="float" office:value="0.2251" calcext:value-type="float">
            <text:p>0.2251</text:p>
          </table:table-cell>
          <table:table-cell office:value-type="float" office:value="20.861" calcext:value-type="float">
            <text:p>20.861</text:p>
          </table:table-cell>
          <table:table-cell table:number-columns-repeated="17"/>
        </table:table-row>
        <table:table-row table:style-name="ro1">
          <table:table-cell office:value-type="float" office:value="0.28707" calcext:value-type="float">
            <text:p>0.28707</text:p>
          </table:table-cell>
          <table:table-cell office:value-type="float" office:value="21.45405" calcext:value-type="float">
            <text:p>21.45405</text:p>
          </table:table-cell>
          <table:table-cell table:number-columns-repeated="17"/>
        </table:table-row>
        <table:table-row table:style-name="ro1">
          <table:table-cell office:value-type="float" office:value="0.32944" calcext:value-type="float">
            <text:p>0.32944</text:p>
          </table:table-cell>
          <table:table-cell office:value-type="float" office:value="21.65335" calcext:value-type="float">
            <text:p>21.65335</text:p>
          </table:table-cell>
          <table:table-cell table:number-columns-repeated="17"/>
        </table:table-row>
        <table:table-row table:style-name="ro1">
          <table:table-cell office:value-type="float" office:value="0.24575" calcext:value-type="float">
            <text:p>0.24575</text:p>
          </table:table-cell>
          <table:table-cell office:value-type="float" office:value="21.128" calcext:value-type="float">
            <text:p>21.128</text:p>
          </table:table-cell>
          <table:table-cell table:number-columns-repeated="17"/>
        </table:table-row>
        <table:table-row table:style-name="ro1">
          <table:table-cell office:value-type="float" office:value="0.11981" calcext:value-type="float">
            <text:p>0.11981</text:p>
          </table:table-cell>
          <table:table-cell office:value-type="float" office:value="19.65185" calcext:value-type="float">
            <text:p>19.65185</text:p>
          </table:table-cell>
          <table:table-cell table:number-columns-repeated="17"/>
        </table:table-row>
        <table:table-row table:style-name="ro1">
          <table:table-cell office:value-type="float" office:value="0.32891" calcext:value-type="float">
            <text:p>0.32891</text:p>
          </table:table-cell>
          <table:table-cell office:value-type="float" office:value="22.21015" calcext:value-type="float">
            <text:p>22.21015</text:p>
          </table:table-cell>
          <table:table-cell table:number-columns-repeated="17"/>
        </table:table-row>
        <table:table-row table:style-name="ro1">
          <table:table-cell office:value-type="float" office:value="0.21037" calcext:value-type="float">
            <text:p>0.21037</text:p>
          </table:table-cell>
          <table:table-cell office:value-type="float" office:value="20.57655" calcext:value-type="float">
            <text:p>20.57655</text:p>
          </table:table-cell>
          <table:table-cell table:number-columns-repeated="17"/>
        </table:table-row>
        <table:table-row table:style-name="ro1">
          <table:table-cell office:value-type="float" office:value="0.20284" calcext:value-type="float">
            <text:p>0.20284</text:p>
          </table:table-cell>
          <table:table-cell office:value-type="float" office:value="20.7349" calcext:value-type="float">
            <text:p>20.7349</text:p>
          </table:table-cell>
          <table:table-cell table:number-columns-repeated="17"/>
        </table:table-row>
        <table:table-row table:style-name="ro1">
          <table:table-cell office:value-type="float" office:value="0.28403" calcext:value-type="float">
            <text:p>0.28403</text:p>
          </table:table-cell>
          <table:table-cell office:value-type="float" office:value="21.2982" calcext:value-type="float">
            <text:p>21.2982</text:p>
          </table:table-cell>
          <table:table-cell table:number-columns-repeated="17"/>
        </table:table-row>
        <table:table-row table:style-name="ro1">
          <table:table-cell office:value-type="float" office:value="0.18046" calcext:value-type="float">
            <text:p>0.18046</text:p>
          </table:table-cell>
          <table:table-cell office:value-type="float" office:value="20.13755" calcext:value-type="float">
            <text:p>20.13755</text:p>
          </table:table-cell>
          <table:table-cell table:number-columns-repeated="17"/>
        </table:table-row>
        <table:table-row table:style-name="ro1">
          <table:table-cell office:value-type="float" office:value="0.26043" calcext:value-type="float">
            <text:p>0.26043</text:p>
          </table:table-cell>
          <table:table-cell office:value-type="float" office:value="21.31275" calcext:value-type="float">
            <text:p>21.31275</text:p>
          </table:table-cell>
          <table:table-cell table:number-columns-repeated="17"/>
        </table:table-row>
        <table:table-row table:style-name="ro1">
          <table:table-cell office:value-type="float" office:value="0.14774" calcext:value-type="float">
            <text:p>0.14774</text:p>
          </table:table-cell>
          <table:table-cell office:value-type="float" office:value="19.8403" calcext:value-type="float">
            <text:p>19.8403</text:p>
          </table:table-cell>
          <table:table-cell table:number-columns-repeated="17"/>
        </table:table-row>
        <table:table-row table:style-name="ro1">
          <table:table-cell office:value-type="float" office:value="0.32753" calcext:value-type="float">
            <text:p>0.32753</text:p>
          </table:table-cell>
          <table:table-cell office:value-type="float" office:value="21.80515" calcext:value-type="float">
            <text:p>21.80515</text:p>
          </table:table-cell>
          <table:table-cell table:number-columns-repeated="17"/>
        </table:table-row>
        <table:table-row table:style-name="ro1">
          <table:table-cell office:value-type="float" office:value="0.24177" calcext:value-type="float">
            <text:p>0.24177</text:p>
          </table:table-cell>
          <table:table-cell office:value-type="float" office:value="21.3452" calcext:value-type="float">
            <text:p>21.3452</text:p>
          </table:table-cell>
          <table:table-cell table:number-columns-repeated="17"/>
        </table:table-row>
        <table:table-row table:style-name="ro1">
          <table:table-cell office:value-type="float" office:value="0.22308" calcext:value-type="float">
            <text:p>0.22308</text:p>
          </table:table-cell>
          <table:table-cell office:value-type="float" office:value="20.93075" calcext:value-type="float">
            <text:p>20.93075</text:p>
          </table:table-cell>
          <table:table-cell table:number-columns-repeated="17"/>
        </table:table-row>
        <table:table-row table:style-name="ro1">
          <table:table-cell office:value-type="float" office:value="0.18261" calcext:value-type="float">
            <text:p>0.18261</text:p>
          </table:table-cell>
          <table:table-cell office:value-type="float" office:value="20.58185" calcext:value-type="float">
            <text:p>20.58185</text:p>
          </table:table-cell>
          <table:table-cell table:number-columns-repeated="17"/>
        </table:table-row>
        <table:table-row table:style-name="ro1">
          <table:table-cell office:value-type="float" office:value="0.15286" calcext:value-type="float">
            <text:p>0.15286</text:p>
          </table:table-cell>
          <table:table-cell office:value-type="float" office:value="20.0024" calcext:value-type="float">
            <text:p>20.0024</text:p>
          </table:table-cell>
          <table:table-cell table:number-columns-repeated="17"/>
        </table:table-row>
        <table:table-row table:style-name="ro1">
          <table:table-cell office:value-type="float" office:value="0.13806" calcext:value-type="float">
            <text:p>0.13806</text:p>
          </table:table-cell>
          <table:table-cell office:value-type="float" office:value="19.70325" calcext:value-type="float">
            <text:p>19.70325</text:p>
          </table:table-cell>
          <table:table-cell table:number-columns-repeated="17"/>
        </table:table-row>
        <table:table-row table:style-name="ro1">
          <table:table-cell office:value-type="float" office:value="0.2071" calcext:value-type="float">
            <text:p>0.2071</text:p>
          </table:table-cell>
          <table:table-cell office:value-type="float" office:value="21.03995" calcext:value-type="float">
            <text:p>21.03995</text:p>
          </table:table-cell>
          <table:table-cell table:number-columns-repeated="17"/>
        </table:table-row>
        <table:table-row table:style-name="ro1">
          <table:table-cell office:value-type="float" office:value="0.20291" calcext:value-type="float">
            <text:p>0.20291</text:p>
          </table:table-cell>
          <table:table-cell office:value-type="float" office:value="20.64165" calcext:value-type="float">
            <text:p>20.64165</text:p>
          </table:table-cell>
          <table:table-cell table:number-columns-repeated="17"/>
        </table:table-row>
        <table:table-row table:style-name="ro1">
          <table:table-cell office:value-type="float" office:value="0.19777" calcext:value-type="float">
            <text:p>0.19777</text:p>
          </table:table-cell>
          <table:table-cell office:value-type="float" office:value="20.49105" calcext:value-type="float">
            <text:p>20.49105</text:p>
          </table:table-cell>
          <table:table-cell table:number-columns-repeated="17"/>
        </table:table-row>
        <table:table-row table:style-name="ro1">
          <table:table-cell office:value-type="float" office:value="0.2223" calcext:value-type="float">
            <text:p>0.2223</text:p>
          </table:table-cell>
          <table:table-cell office:value-type="float" office:value="20.9356" calcext:value-type="float">
            <text:p>20.9356</text:p>
          </table:table-cell>
          <table:table-cell table:number-columns-repeated="17"/>
        </table:table-row>
        <table:table-row table:style-name="ro1">
          <table:table-cell office:value-type="float" office:value="0.27307" calcext:value-type="float">
            <text:p>0.27307</text:p>
          </table:table-cell>
          <table:table-cell office:value-type="float" office:value="21.30625" calcext:value-type="float">
            <text:p>21.30625</text:p>
          </table:table-cell>
          <table:table-cell table:number-columns-repeated="17"/>
        </table:table-row>
        <table:table-row table:style-name="ro1">
          <table:table-cell office:value-type="float" office:value="0.18628" calcext:value-type="float">
            <text:p>0.18628</text:p>
          </table:table-cell>
          <table:table-cell office:value-type="float" office:value="20.52515" calcext:value-type="float">
            <text:p>20.52515</text:p>
          </table:table-cell>
          <table:table-cell table:number-columns-repeated="17"/>
        </table:table-row>
        <table:table-row table:style-name="ro1">
          <table:table-cell office:value-type="float" office:value="0.15933" calcext:value-type="float">
            <text:p>0.15933</text:p>
          </table:table-cell>
          <table:table-cell office:value-type="float" office:value="19.83815" calcext:value-type="float">
            <text:p>19.83815</text:p>
          </table:table-cell>
          <table:table-cell table:number-columns-repeated="17"/>
        </table:table-row>
        <table:table-row table:style-name="ro1">
          <table:table-cell office:value-type="float" office:value="0.21911" calcext:value-type="float">
            <text:p>0.21911</text:p>
          </table:table-cell>
          <table:table-cell office:value-type="float" office:value="20.8854" calcext:value-type="float">
            <text:p>20.8854</text:p>
          </table:table-cell>
          <table:table-cell table:number-columns-repeated="17"/>
        </table:table-row>
        <table:table-row table:style-name="ro1">
          <table:table-cell office:value-type="float" office:value="0.17354" calcext:value-type="float">
            <text:p>0.17354</text:p>
          </table:table-cell>
          <table:table-cell office:value-type="float" office:value="20.4812" calcext:value-type="float">
            <text:p>20.4812</text:p>
          </table:table-cell>
          <table:table-cell table:number-columns-repeated="17"/>
        </table:table-row>
        <table:table-row table:style-name="ro1">
          <table:table-cell office:value-type="float" office:value="0.2441" calcext:value-type="float">
            <text:p>0.2441</text:p>
          </table:table-cell>
          <table:table-cell office:value-type="float" office:value="20.96025" calcext:value-type="float">
            <text:p>20.96025</text:p>
          </table:table-cell>
          <table:table-cell table:number-columns-repeated="17"/>
        </table:table-row>
        <table:table-row table:style-name="ro1">
          <table:table-cell office:value-type="float" office:value="0.13366" calcext:value-type="float">
            <text:p>0.13366</text:p>
          </table:table-cell>
          <table:table-cell office:value-type="float" office:value="19.59395" calcext:value-type="float">
            <text:p>19.59395</text:p>
          </table:table-cell>
          <table:table-cell table:number-columns-repeated="17"/>
        </table:table-row>
        <table:table-row table:style-name="ro1">
          <table:table-cell office:value-type="float" office:value="0.28313" calcext:value-type="float">
            <text:p>0.28313</text:p>
          </table:table-cell>
          <table:table-cell office:value-type="float" office:value="21.4441" calcext:value-type="float">
            <text:p>21.4441</text:p>
          </table:table-cell>
          <table:table-cell table:number-columns-repeated="17"/>
        </table:table-row>
        <table:table-row table:style-name="ro1">
          <table:table-cell office:value-type="float" office:value="0.17365" calcext:value-type="float">
            <text:p>0.17365</text:p>
          </table:table-cell>
          <table:table-cell office:value-type="float" office:value="20.3284" calcext:value-type="float">
            <text:p>20.3284</text:p>
          </table:table-cell>
          <table:table-cell table:number-columns-repeated="17"/>
        </table:table-row>
        <table:table-row table:style-name="ro1">
          <table:table-cell office:value-type="float" office:value="0.1963" calcext:value-type="float">
            <text:p>0.1963</text:p>
          </table:table-cell>
          <table:table-cell office:value-type="float" office:value="20.70795" calcext:value-type="float">
            <text:p>20.70795</text:p>
          </table:table-cell>
          <table:table-cell table:number-columns-repeated="17"/>
        </table:table-row>
        <table:table-row table:style-name="ro1">
          <table:table-cell office:value-type="float" office:value="0.36924" calcext:value-type="float">
            <text:p>0.36924</text:p>
          </table:table-cell>
          <table:table-cell office:value-type="float" office:value="22.26255" calcext:value-type="float">
            <text:p>22.26255</text:p>
          </table:table-cell>
          <table:table-cell table:number-columns-repeated="17"/>
        </table:table-row>
        <table:table-row table:style-name="ro1">
          <table:table-cell office:value-type="float" office:value="0.20562" calcext:value-type="float">
            <text:p>0.20562</text:p>
          </table:table-cell>
          <table:table-cell office:value-type="float" office:value="20.5658" calcext:value-type="float">
            <text:p>20.5658</text:p>
          </table:table-cell>
          <table:table-cell table:number-columns-repeated="17"/>
        </table:table-row>
        <table:table-row table:style-name="ro1">
          <table:table-cell office:value-type="float" office:value="0.17371" calcext:value-type="float">
            <text:p>0.17371</text:p>
          </table:table-cell>
          <table:table-cell office:value-type="float" office:value="20.28215" calcext:value-type="float">
            <text:p>20.28215</text:p>
          </table:table-cell>
          <table:table-cell table:number-columns-repeated="17"/>
        </table:table-row>
        <table:table-row table:style-name="ro1">
          <table:table-cell office:value-type="float" office:value="0.12672" calcext:value-type="float">
            <text:p>0.12672</text:p>
          </table:table-cell>
          <table:table-cell office:value-type="float" office:value="19.526" calcext:value-type="float">
            <text:p>19.526</text:p>
          </table:table-cell>
          <table:table-cell table:number-columns-repeated="17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21.474" calcext:value-type="float">
            <text:p>21.474</text:p>
          </table:table-cell>
          <table:table-cell table:number-columns-repeated="17"/>
        </table:table-row>
        <table:table-row table:style-name="ro1">
          <table:table-cell office:value-type="float" office:value="0.19358" calcext:value-type="float">
            <text:p>0.19358</text:p>
          </table:table-cell>
          <table:table-cell office:value-type="float" office:value="20.5958" calcext:value-type="float">
            <text:p>20.5958</text:p>
          </table:table-cell>
          <table:table-cell table:number-columns-repeated="17"/>
        </table:table-row>
        <table:table-row table:style-name="ro1">
          <table:table-cell office:value-type="float" office:value="0.10036" calcext:value-type="float">
            <text:p>0.10036</text:p>
          </table:table-cell>
          <table:table-cell office:value-type="float" office:value="18.95705" calcext:value-type="float">
            <text:p>18.95705</text:p>
          </table:table-cell>
          <table:table-cell table:number-columns-repeated="17"/>
        </table:table-row>
        <table:table-row table:style-name="ro1">
          <table:table-cell office:value-type="float" office:value="0.37386" calcext:value-type="float">
            <text:p>0.37386</text:p>
          </table:table-cell>
          <table:table-cell office:value-type="float" office:value="22.3047" calcext:value-type="float">
            <text:p>22.3047</text:p>
          </table:table-cell>
          <table:table-cell table:number-columns-repeated="17"/>
        </table:table-row>
        <table:table-row table:style-name="ro1">
          <table:table-cell office:value-type="float" office:value="0.11787" calcext:value-type="float">
            <text:p>0.11787</text:p>
          </table:table-cell>
          <table:table-cell office:value-type="float" office:value="19.35185" calcext:value-type="float">
            <text:p>19.35185</text:p>
          </table:table-cell>
          <table:table-cell table:number-columns-repeated="17"/>
        </table:table-row>
        <table:table-row table:style-name="ro1">
          <table:table-cell office:value-type="float" office:value="0.1919" calcext:value-type="float">
            <text:p>0.1919</text:p>
          </table:table-cell>
          <table:table-cell office:value-type="float" office:value="20.5315" calcext:value-type="float">
            <text:p>20.5315</text:p>
          </table:table-cell>
          <table:table-cell table:number-columns-repeated="17"/>
        </table:table-row>
        <table:table-row table:style-name="ro1">
          <table:table-cell office:value-type="float" office:value="0.23657" calcext:value-type="float">
            <text:p>0.23657</text:p>
          </table:table-cell>
          <table:table-cell office:value-type="float" office:value="21.01435" calcext:value-type="float">
            <text:p>21.01435</text:p>
          </table:table-cell>
          <table:table-cell table:number-columns-repeated="17"/>
        </table:table-row>
        <table:table-row table:style-name="ro1">
          <table:table-cell office:value-type="float" office:value="0.15881" calcext:value-type="float">
            <text:p>0.15881</text:p>
          </table:table-cell>
          <table:table-cell office:value-type="float" office:value="19.99615" calcext:value-type="float">
            <text:p>19.99615</text:p>
          </table:table-cell>
          <table:table-cell table:number-columns-repeated="17"/>
        </table:table-row>
        <table:table-row table:style-name="ro1">
          <table:table-cell office:value-type="float" office:value="0.07877" calcext:value-type="float">
            <text:p>0.07877</text:p>
          </table:table-cell>
          <table:table-cell office:value-type="float" office:value="18.7576" calcext:value-type="float">
            <text:p>18.7576</text:p>
          </table:table-cell>
          <table:table-cell table:number-columns-repeated="17"/>
        </table:table-row>
        <table:table-row table:style-name="ro1">
          <table:table-cell office:value-type="float" office:value="0.13847" calcext:value-type="float">
            <text:p>0.13847</text:p>
          </table:table-cell>
          <table:table-cell office:value-type="float" office:value="19.99935" calcext:value-type="float">
            <text:p>19.99935</text:p>
          </table:table-cell>
          <table:table-cell table:number-columns-repeated="17"/>
        </table:table-row>
        <table:table-row table:style-name="ro1">
          <table:table-cell office:value-type="float" office:value="0.23359" calcext:value-type="float">
            <text:p>0.23359</text:p>
          </table:table-cell>
          <table:table-cell office:value-type="float" office:value="20.88475" calcext:value-type="float">
            <text:p>20.88475</text:p>
          </table:table-cell>
          <table:table-cell table:number-columns-repeated="17"/>
        </table:table-row>
        <table:table-row table:style-name="ro1">
          <table:table-cell office:value-type="float" office:value="0.1567" calcext:value-type="float">
            <text:p>0.1567</text:p>
          </table:table-cell>
          <table:table-cell office:value-type="float" office:value="20.02475" calcext:value-type="float">
            <text:p>20.02475</text:p>
          </table:table-cell>
          <table:table-cell table:number-columns-repeated="17"/>
        </table:table-row>
        <table:table-row table:style-name="ro1">
          <table:table-cell office:value-type="float" office:value="0.08833" calcext:value-type="float">
            <text:p>0.08833</text:p>
          </table:table-cell>
          <table:table-cell office:value-type="float" office:value="18.4809" calcext:value-type="float">
            <text:p>18.4809</text:p>
          </table:table-cell>
          <table:table-cell table:number-columns-repeated="17"/>
        </table:table-row>
        <table:table-row table:style-name="ro1">
          <table:table-cell office:value-type="float" office:value="0.12995" calcext:value-type="float">
            <text:p>0.12995</text:p>
          </table:table-cell>
          <table:table-cell office:value-type="float" office:value="19.79635" calcext:value-type="float">
            <text:p>19.79635</text:p>
          </table:table-cell>
          <table:table-cell table:number-columns-repeated="17"/>
        </table:table-row>
        <table:table-row table:style-name="ro1">
          <table:table-cell office:value-type="float" office:value="0.18223" calcext:value-type="float">
            <text:p>0.18223</text:p>
          </table:table-cell>
          <table:table-cell office:value-type="float" office:value="20.3359" calcext:value-type="float">
            <text:p>20.3359</text:p>
          </table:table-cell>
          <table:table-cell table:number-columns-repeated="17"/>
        </table:table-row>
        <table:table-row table:style-name="ro1">
          <table:table-cell office:value-type="float" office:value="0.25654" calcext:value-type="float">
            <text:p>0.25654</text:p>
          </table:table-cell>
          <table:table-cell office:value-type="float" office:value="21.13985" calcext:value-type="float">
            <text:p>21.13985</text:p>
          </table:table-cell>
          <table:table-cell table:number-columns-repeated="17"/>
        </table:table-row>
        <table:table-row table:style-name="ro1">
          <table:table-cell office:value-type="float" office:value="0.21651" calcext:value-type="float">
            <text:p>0.21651</text:p>
          </table:table-cell>
          <table:table-cell office:value-type="float" office:value="20.8123" calcext:value-type="float">
            <text:p>20.8123</text:p>
          </table:table-cell>
          <table:table-cell table:number-columns-repeated="17"/>
        </table:table-row>
        <table:table-row table:style-name="ro1">
          <table:table-cell office:value-type="float" office:value="0.14519" calcext:value-type="float">
            <text:p>0.14519</text:p>
          </table:table-cell>
          <table:table-cell office:value-type="float" office:value="19.90865" calcext:value-type="float">
            <text:p>19.90865</text:p>
          </table:table-cell>
          <table:table-cell table:number-columns-repeated="17"/>
        </table:table-row>
        <table:table-row table:style-name="ro1">
          <table:table-cell office:value-type="float" office:value="0.13653" calcext:value-type="float">
            <text:p>0.13653</text:p>
          </table:table-cell>
          <table:table-cell office:value-type="float" office:value="19.58645" calcext:value-type="float">
            <text:p>19.58645</text:p>
          </table:table-cell>
          <table:table-cell table:number-columns-repeated="17"/>
        </table:table-row>
        <table:table-row table:style-name="ro1">
          <table:table-cell office:value-type="float" office:value="0.20493" calcext:value-type="float">
            <text:p>0.20493</text:p>
          </table:table-cell>
          <table:table-cell office:value-type="float" office:value="20.934" calcext:value-type="float">
            <text:p>20.934</text:p>
          </table:table-cell>
          <table:table-cell table:number-columns-repeated="17"/>
        </table:table-row>
        <table:table-row table:style-name="ro1">
          <table:table-cell office:value-type="float" office:value="0.36939" calcext:value-type="float">
            <text:p>0.36939</text:p>
          </table:table-cell>
          <table:table-cell office:value-type="float" office:value="22.04745" calcext:value-type="float">
            <text:p>22.04745</text:p>
          </table:table-cell>
          <table:table-cell table:number-columns-repeated="17"/>
        </table:table-row>
        <table:table-row table:style-name="ro1">
          <table:table-cell office:value-type="float" office:value="0.12924" calcext:value-type="float">
            <text:p>0.12924</text:p>
          </table:table-cell>
          <table:table-cell office:value-type="float" office:value="19.61205" calcext:value-type="float">
            <text:p>19.61205</text:p>
          </table:table-cell>
          <table:table-cell table:number-columns-repeated="17"/>
        </table:table-row>
        <table:table-row table:style-name="ro1">
          <table:table-cell office:value-type="float" office:value="0.26658" calcext:value-type="float">
            <text:p>0.26658</text:p>
          </table:table-cell>
          <table:table-cell office:value-type="float" office:value="21.33225" calcext:value-type="float">
            <text:p>21.33225</text:p>
          </table:table-cell>
          <table:table-cell table:number-columns-repeated="17"/>
        </table:table-row>
        <table:table-row table:style-name="ro1">
          <table:table-cell office:value-type="float" office:value="0.27805" calcext:value-type="float">
            <text:p>0.27805</text:p>
          </table:table-cell>
          <table:table-cell office:value-type="float" office:value="21.3866" calcext:value-type="float">
            <text:p>21.3866</text:p>
          </table:table-cell>
          <table:table-cell table:number-columns-repeated="17"/>
        </table:table-row>
        <table:table-row table:style-name="ro1">
          <table:table-cell office:value-type="float" office:value="0.17461" calcext:value-type="float">
            <text:p>0.17461</text:p>
          </table:table-cell>
          <table:table-cell office:value-type="float" office:value="20.5056" calcext:value-type="float">
            <text:p>20.5056</text:p>
          </table:table-cell>
          <table:table-cell table:number-columns-repeated="17"/>
        </table:table-row>
        <table:table-row table:style-name="ro1">
          <table:table-cell office:value-type="float" office:value="0.11376" calcext:value-type="float">
            <text:p>0.11376</text:p>
          </table:table-cell>
          <table:table-cell office:value-type="float" office:value="19.1271" calcext:value-type="float">
            <text:p>19.1271</text:p>
          </table:table-cell>
          <table:table-cell table:number-columns-repeated="17"/>
        </table:table-row>
        <table:table-row table:style-name="ro1">
          <table:table-cell office:value-type="float" office:value="0.11229" calcext:value-type="float">
            <text:p>0.11229</text:p>
          </table:table-cell>
          <table:table-cell office:value-type="float" office:value="19.38095" calcext:value-type="float">
            <text:p>19.38095</text:p>
          </table:table-cell>
          <table:table-cell table:number-columns-repeated="17"/>
        </table:table-row>
        <table:table-row table:style-name="ro1">
          <table:table-cell office:value-type="float" office:value="0.15333" calcext:value-type="float">
            <text:p>0.15333</text:p>
          </table:table-cell>
          <table:table-cell office:value-type="float" office:value="19.8424" calcext:value-type="float">
            <text:p>19.8424</text:p>
          </table:table-cell>
          <table:table-cell table:number-columns-repeated="17"/>
        </table:table-row>
        <table:table-row table:style-name="ro1">
          <table:table-cell office:value-type="float" office:value="0.1965" calcext:value-type="float">
            <text:p>0.1965</text:p>
          </table:table-cell>
          <table:table-cell office:value-type="float" office:value="20.7379" calcext:value-type="float">
            <text:p>20.7379</text:p>
          </table:table-cell>
          <table:table-cell table:number-columns-repeated="17"/>
        </table:table-row>
        <table:table-row table:style-name="ro1">
          <table:table-cell office:value-type="float" office:value="0.18914" calcext:value-type="float">
            <text:p>0.18914</text:p>
          </table:table-cell>
          <table:table-cell office:value-type="float" office:value="20.88525" calcext:value-type="float">
            <text:p>20.88525</text:p>
          </table:table-cell>
          <table:table-cell table:number-columns-repeated="17"/>
        </table:table-row>
        <table:table-row table:style-name="ro1">
          <table:table-cell office:value-type="float" office:value="0.17708" calcext:value-type="float">
            <text:p>0.17708</text:p>
          </table:table-cell>
          <table:table-cell office:value-type="float" office:value="20.47675" calcext:value-type="float">
            <text:p>20.47675</text:p>
          </table:table-cell>
          <table:table-cell table:number-columns-repeated="17"/>
        </table:table-row>
        <table:table-row table:style-name="ro1">
          <table:table-cell office:value-type="float" office:value="0.21731" calcext:value-type="float">
            <text:p>0.21731</text:p>
          </table:table-cell>
          <table:table-cell office:value-type="float" office:value="20.7809" calcext:value-type="float">
            <text:p>20.7809</text:p>
          </table:table-cell>
          <table:table-cell table:number-columns-repeated="17"/>
        </table:table-row>
        <table:table-row table:style-name="ro1">
          <table:table-cell office:value-type="float" office:value="0.18542" calcext:value-type="float">
            <text:p>0.18542</text:p>
          </table:table-cell>
          <table:table-cell office:value-type="float" office:value="20.33785" calcext:value-type="float">
            <text:p>20.33785</text:p>
          </table:table-cell>
          <table:table-cell table:number-columns-repeated="17"/>
        </table:table-row>
        <table:table-row table:style-name="ro1">
          <table:table-cell office:value-type="float" office:value="0.16382" calcext:value-type="float">
            <text:p>0.16382</text:p>
          </table:table-cell>
          <table:table-cell office:value-type="float" office:value="20.0237" calcext:value-type="float">
            <text:p>20.0237</text:p>
          </table:table-cell>
          <table:table-cell table:number-columns-repeated="17"/>
        </table:table-row>
        <table:table-row table:style-name="ro1">
          <table:table-cell office:value-type="float" office:value="0.2569" calcext:value-type="float">
            <text:p>0.2569</text:p>
          </table:table-cell>
          <table:table-cell office:value-type="float" office:value="21.34695" calcext:value-type="float">
            <text:p>21.34695</text:p>
          </table:table-cell>
          <table:table-cell table:number-columns-repeated="17"/>
        </table:table-row>
        <table:table-row table:style-name="ro1">
          <table:table-cell office:value-type="float" office:value="0.1218" calcext:value-type="float">
            <text:p>0.1218</text:p>
          </table:table-cell>
          <table:table-cell office:value-type="float" office:value="19.58065" calcext:value-type="float">
            <text:p>19.58065</text:p>
          </table:table-cell>
          <table:table-cell table:number-columns-repeated="17"/>
        </table:table-row>
        <table:table-row table:style-name="ro1">
          <table:table-cell office:value-type="float" office:value="0.16514" calcext:value-type="float">
            <text:p>0.16514</text:p>
          </table:table-cell>
          <table:table-cell office:value-type="float" office:value="20.09405" calcext:value-type="float">
            <text:p>20.09405</text:p>
          </table:table-cell>
          <table:table-cell table:number-columns-repeated="17"/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20.6407" calcext:value-type="float">
            <text:p>20.6407</text:p>
          </table:table-cell>
          <table:table-cell table:number-columns-repeated="17"/>
        </table:table-row>
        <table:table-row table:style-name="ro1">
          <table:table-cell office:value-type="float" office:value="0.26828" calcext:value-type="float">
            <text:p>0.26828</text:p>
          </table:table-cell>
          <table:table-cell office:value-type="float" office:value="21.39935" calcext:value-type="float">
            <text:p>21.39935</text:p>
          </table:table-cell>
          <table:table-cell table:number-columns-repeated="17"/>
        </table:table-row>
        <table:table-row table:style-name="ro1">
          <table:table-cell office:value-type="float" office:value="0.40078" calcext:value-type="float">
            <text:p>0.40078</text:p>
          </table:table-cell>
          <table:table-cell office:value-type="float" office:value="22.165" calcext:value-type="float">
            <text:p>22.165</text:p>
          </table:table-cell>
          <table:table-cell table:number-columns-repeated="17"/>
        </table:table-row>
        <table:table-row table:style-name="ro1">
          <table:table-cell office:value-type="float" office:value="0.14566" calcext:value-type="float">
            <text:p>0.14566</text:p>
          </table:table-cell>
          <table:table-cell office:value-type="float" office:value="19.6731" calcext:value-type="float">
            <text:p>19.6731</text:p>
          </table:table-cell>
          <table:table-cell table:number-columns-repeated="17"/>
        </table:table-row>
        <table:table-row table:style-name="ro1">
          <table:table-cell office:value-type="float" office:value="0.05573" calcext:value-type="float">
            <text:p>0.05573</text:p>
          </table:table-cell>
          <table:table-cell office:value-type="float" office:value="17.56165" calcext:value-type="float">
            <text:p>17.56165</text:p>
          </table:table-cell>
          <table:table-cell table:number-columns-repeated="17"/>
        </table:table-row>
        <table:table-row table:style-name="ro1">
          <table:table-cell office:value-type="float" office:value="0.22425" calcext:value-type="float">
            <text:p>0.22425</text:p>
          </table:table-cell>
          <table:table-cell office:value-type="float" office:value="21.16495" calcext:value-type="float">
            <text:p>21.16495</text:p>
          </table:table-cell>
          <table:table-cell table:number-columns-repeated="17"/>
        </table:table-row>
        <table:table-row table:style-name="ro1">
          <table:table-cell office:value-type="float" office:value="0.28622" calcext:value-type="float">
            <text:p>0.28622</text:p>
          </table:table-cell>
          <table:table-cell office:value-type="float" office:value="21.42305" calcext:value-type="float">
            <text:p>21.42305</text:p>
          </table:table-cell>
          <table:table-cell table:number-columns-repeated="17"/>
        </table:table-row>
        <table:table-row table:style-name="ro1">
          <table:table-cell office:value-type="float" office:value="0.18365" calcext:value-type="float">
            <text:p>0.18365</text:p>
          </table:table-cell>
          <table:table-cell office:value-type="float" office:value="20.55265" calcext:value-type="float">
            <text:p>20.55265</text:p>
          </table:table-cell>
          <table:table-cell table:number-columns-repeated="17"/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18.96075" calcext:value-type="float">
            <text:p>18.96075</text:p>
          </table:table-cell>
          <table:table-cell table:number-columns-repeated="17"/>
        </table:table-row>
        <table:table-row table:style-name="ro1">
          <table:table-cell office:value-type="float" office:value="0.33096" calcext:value-type="float">
            <text:p>0.33096</text:p>
          </table:table-cell>
          <table:table-cell office:value-type="float" office:value="22.03" calcext:value-type="float">
            <text:p>22.03</text:p>
          </table:table-cell>
          <table:table-cell table:number-columns-repeated="17"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20.76195" calcext:value-type="float">
            <text:p>20.76195</text:p>
          </table:table-cell>
          <table:table-cell table:number-columns-repeated="17"/>
        </table:table-row>
        <table:table-row table:style-name="ro1">
          <table:table-cell office:value-type="float" office:value="0.26327" calcext:value-type="float">
            <text:p>0.26327</text:p>
          </table:table-cell>
          <table:table-cell office:value-type="float" office:value="21.035" calcext:value-type="float">
            <text:p>21.035</text:p>
          </table:table-cell>
          <table:table-cell table:number-columns-repeated="17"/>
        </table:table-row>
        <table:table-row table:style-name="ro1">
          <table:table-cell office:value-type="float" office:value="0.16267" calcext:value-type="float">
            <text:p>0.16267</text:p>
          </table:table-cell>
          <table:table-cell office:value-type="float" office:value="20.2483" calcext:value-type="float">
            <text:p>20.2483</text:p>
          </table:table-cell>
          <table:table-cell table:number-columns-repeated="17"/>
        </table:table-row>
        <table:table-row table:style-name="ro1">
          <table:table-cell office:value-type="float" office:value="0.10689" calcext:value-type="float">
            <text:p>0.10689</text:p>
          </table:table-cell>
          <table:table-cell office:value-type="float" office:value="19.2184" calcext:value-type="float">
            <text:p>19.2184</text:p>
          </table:table-cell>
          <table:table-cell table:number-columns-repeated="17"/>
        </table:table-row>
        <table:table-row table:style-name="ro1">
          <table:table-cell office:value-type="float" office:value="0.16503" calcext:value-type="float">
            <text:p>0.16503</text:p>
          </table:table-cell>
          <table:table-cell office:value-type="float" office:value="20.0849" calcext:value-type="float">
            <text:p>20.0849</text:p>
          </table:table-cell>
          <table:table-cell table:number-columns-repeated="17"/>
        </table:table-row>
        <table:table-row table:style-name="ro1">
          <table:table-cell office:value-type="float" office:value="0.10757" calcext:value-type="float">
            <text:p>0.10757</text:p>
          </table:table-cell>
          <table:table-cell office:value-type="float" office:value="19.24475" calcext:value-type="float">
            <text:p>19.24475</text:p>
          </table:table-cell>
          <table:table-cell table:number-columns-repeated="17"/>
        </table:table-row>
        <table:table-row table:style-name="ro1">
          <table:table-cell office:value-type="float" office:value="0.12913" calcext:value-type="float">
            <text:p>0.12913</text:p>
          </table:table-cell>
          <table:table-cell office:value-type="float" office:value="19.5083" calcext:value-type="float">
            <text:p>19.5083</text:p>
          </table:table-cell>
          <table:table-cell table:number-columns-repeated="17"/>
        </table:table-row>
        <table:table-row table:style-name="ro1">
          <table:table-cell office:value-type="float" office:value="0.05948" calcext:value-type="float">
            <text:p>0.05948</text:p>
          </table:table-cell>
          <table:table-cell office:value-type="float" office:value="17.71775" calcext:value-type="float">
            <text:p>17.71775</text:p>
          </table:table-cell>
          <table:table-cell table:number-columns-repeated="17"/>
        </table:table-row>
        <table:table-row table:style-name="ro1">
          <table:table-cell office:value-type="float" office:value="0.04093" calcext:value-type="float">
            <text:p>0.04093</text:p>
          </table:table-cell>
          <table:table-cell office:value-type="float" office:value="17.0528" calcext:value-type="float">
            <text:p>17.0528</text:p>
          </table:table-cell>
          <table:table-cell table:number-columns-repeated="17"/>
        </table:table-row>
        <table:table-row table:style-name="ro1">
          <table:table-cell office:value-type="float" office:value="0.01705" calcext:value-type="float">
            <text:p>0.01705</text:p>
          </table:table-cell>
          <table:table-cell office:value-type="float" office:value="14.85645" calcext:value-type="float">
            <text:p>14.85645</text:p>
          </table:table-cell>
          <table:table-cell table:number-columns-repeated="17"/>
        </table:table-row>
        <table:table-row table:style-name="ro1">
          <table:table-cell office:value-type="float" office:value="0.01531" calcext:value-type="float">
            <text:p>0.01531</text:p>
          </table:table-cell>
          <table:table-cell office:value-type="float" office:value="14.59755" calcext:value-type="float">
            <text:p>14.59755</text:p>
          </table:table-cell>
          <table:table-cell table:number-columns-repeated="17"/>
        </table:table-row>
        <table:table-row table:style-name="ro1">
          <table:table-cell office:value-type="float" office:value="0.01472" calcext:value-type="float">
            <text:p>0.01472</text:p>
          </table:table-cell>
          <table:table-cell office:value-type="float" office:value="14.6158" calcext:value-type="float">
            <text:p>14.6158</text:p>
          </table:table-cell>
          <table:table-cell table:number-columns-repeated="17"/>
        </table:table-row>
        <table:table-row table:style-name="ro1">
          <table:table-cell office:value-type="float" office:value="0.02673" calcext:value-type="float">
            <text:p>0.02673</text:p>
          </table:table-cell>
          <table:table-cell office:value-type="float" office:value="15.97105" calcext:value-type="float">
            <text:p>15.97105</text:p>
          </table:table-cell>
          <table:table-cell table:number-columns-repeated="17"/>
        </table:table-row>
        <table:table-row table:style-name="ro1">
          <table:table-cell office:value-type="float" office:value="0.01732" calcext:value-type="float">
            <text:p>0.01732</text:p>
          </table:table-cell>
          <table:table-cell office:value-type="float" office:value="14.8718" calcext:value-type="float">
            <text:p>14.8718</text:p>
          </table:table-cell>
          <table:table-cell table:number-columns-repeated="17"/>
        </table:table-row>
        <table:table-row table:style-name="ro1">
          <table:table-cell office:value-type="float" office:value="0.04437" calcext:value-type="float">
            <text:p>0.04437</text:p>
          </table:table-cell>
          <table:table-cell office:value-type="float" office:value="16.72085" calcext:value-type="float">
            <text:p>16.72085</text:p>
          </table:table-cell>
          <table:table-cell table:number-columns-repeated="17"/>
        </table:table-row>
        <table:table-row table:style-name="ro1">
          <table:table-cell office:value-type="float" office:value="0.01567" calcext:value-type="float">
            <text:p>0.01567</text:p>
          </table:table-cell>
          <table:table-cell office:value-type="float" office:value="14.4307" calcext:value-type="float">
            <text:p>14.4307</text:p>
          </table:table-cell>
          <table:table-cell table:number-columns-repeated="17"/>
        </table:table-row>
        <table:table-row table:style-name="ro1">
          <table:table-cell office:value-type="float" office:value="0.02477" calcext:value-type="float">
            <text:p>0.02477</text:p>
          </table:table-cell>
          <table:table-cell office:value-type="float" office:value="15.6593" calcext:value-type="float">
            <text:p>15.6593</text:p>
          </table:table-cell>
          <table:table-cell table:number-columns-repeated="17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6.7664" calcext:value-type="float">
            <text:p>16.7664</text:p>
          </table:table-cell>
          <table:table-cell table:number-columns-repeated="17"/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16.2413" calcext:value-type="float">
            <text:p>16.2413</text:p>
          </table:table-cell>
          <table:table-cell table:number-columns-repeated="17"/>
        </table:table-row>
        <table:table-row table:style-name="ro1">
          <table:table-cell office:value-type="float" office:value="0.01012" calcext:value-type="float">
            <text:p>0.01012</text:p>
          </table:table-cell>
          <table:table-cell office:value-type="float" office:value="13.90745" calcext:value-type="float">
            <text:p>13.90745</text:p>
          </table:table-cell>
          <table:table-cell table:number-columns-repeated="17"/>
        </table:table-row>
        <table:table-row table:style-name="ro1">
          <table:table-cell office:value-type="float" office:value="0.0258" calcext:value-type="float">
            <text:p>0.0258</text:p>
          </table:table-cell>
          <table:table-cell office:value-type="float" office:value="16.1648" calcext:value-type="float">
            <text:p>16.1648</text:p>
          </table:table-cell>
          <table:table-cell table:number-columns-repeated="17"/>
        </table:table-row>
        <table:table-row table:style-name="ro1">
          <table:table-cell office:value-type="float" office:value="0.01038" calcext:value-type="float">
            <text:p>0.01038</text:p>
          </table:table-cell>
          <table:table-cell office:value-type="float" office:value="14.0496" calcext:value-type="float">
            <text:p>14.0496</text:p>
          </table:table-cell>
          <table:table-cell table:number-columns-repeated="17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16.5851" calcext:value-type="float">
            <text:p>16.5851</text:p>
          </table:table-cell>
          <table:table-cell table:number-columns-repeated="17"/>
        </table:table-row>
        <table:table-row table:style-name="ro1">
          <table:table-cell office:value-type="float" office:value="0.03507" calcext:value-type="float">
            <text:p>0.03507</text:p>
          </table:table-cell>
          <table:table-cell office:value-type="float" office:value="16.45115" calcext:value-type="float">
            <text:p>16.45115</text:p>
          </table:table-cell>
          <table:table-cell table:number-columns-repeated="17"/>
        </table:table-row>
        <table:table-row table:style-name="ro1">
          <table:table-cell office:value-type="float" office:value="0.01268" calcext:value-type="float">
            <text:p>0.01268</text:p>
          </table:table-cell>
          <table:table-cell office:value-type="float" office:value="14.4486" calcext:value-type="float">
            <text:p>14.4486</text:p>
          </table:table-cell>
          <table:table-cell table:number-columns-repeated="17"/>
        </table:table-row>
        <table:table-row table:style-name="ro1">
          <table:table-cell office:value-type="float" office:value="0.02525" calcext:value-type="float">
            <text:p>0.02525</text:p>
          </table:table-cell>
          <table:table-cell office:value-type="float" office:value="15.82815" calcext:value-type="float">
            <text:p>15.82815</text:p>
          </table:table-cell>
          <table:table-cell table:number-columns-repeated="17"/>
        </table:table-row>
        <table:table-row table:style-name="ro1">
          <table:table-cell office:value-type="float" office:value="0.01908" calcext:value-type="float">
            <text:p>0.01908</text:p>
          </table:table-cell>
          <table:table-cell office:value-type="float" office:value="15.3534" calcext:value-type="float">
            <text:p>15.3534</text:p>
          </table:table-cell>
          <table:table-cell table:number-columns-repeated="17"/>
        </table:table-row>
        <table:table-row table:style-name="ro1">
          <table:table-cell office:value-type="float" office:value="0.03489" calcext:value-type="float">
            <text:p>0.03489</text:p>
          </table:table-cell>
          <table:table-cell office:value-type="float" office:value="16.36835" calcext:value-type="float">
            <text:p>16.36835</text:p>
          </table:table-cell>
          <table:table-cell table:number-columns-repeated="17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16.3438" calcext:value-type="float">
            <text:p>16.3438</text:p>
          </table:table-cell>
          <table:table-cell table:number-columns-repeated="17"/>
        </table:table-row>
        <table:table-row table:style-name="ro1">
          <table:table-cell office:value-type="float" office:value="0.03416" calcext:value-type="float">
            <text:p>0.03416</text:p>
          </table:table-cell>
          <table:table-cell office:value-type="float" office:value="16.57565" calcext:value-type="float">
            <text:p>16.57565</text:p>
          </table:table-cell>
          <table:table-cell table:number-columns-repeated="17"/>
        </table:table-row>
        <table:table-row table:style-name="ro1">
          <table:table-cell office:value-type="float" office:value="0.04067" calcext:value-type="float">
            <text:p>0.04067</text:p>
          </table:table-cell>
          <table:table-cell office:value-type="float" office:value="16.7928" calcext:value-type="float">
            <text:p>16.7928</text:p>
          </table:table-cell>
          <table:table-cell table:number-columns-repeated="17"/>
        </table:table-row>
        <table:table-row table:style-name="ro1">
          <table:table-cell office:value-type="float" office:value="0.07515" calcext:value-type="float">
            <text:p>0.07515</text:p>
          </table:table-cell>
          <table:table-cell office:value-type="float" office:value="17.8882" calcext:value-type="float">
            <text:p>17.8882</text:p>
          </table:table-cell>
          <table:table-cell table:number-columns-repeated="17"/>
        </table:table-row>
        <table:table-row table:style-name="ro1">
          <table:table-cell office:value-type="float" office:value="0.05581" calcext:value-type="float">
            <text:p>0.05581</text:p>
          </table:table-cell>
          <table:table-cell office:value-type="float" office:value="17.23215" calcext:value-type="float">
            <text:p>17.23215</text:p>
          </table:table-cell>
          <table:table-cell table:number-columns-repeated="17"/>
        </table:table-row>
        <table:table-row table:style-name="ro1">
          <table:table-cell office:value-type="float" office:value="0.02529" calcext:value-type="float">
            <text:p>0.02529</text:p>
          </table:table-cell>
          <table:table-cell office:value-type="float" office:value="15.7896" calcext:value-type="float">
            <text:p>15.7896</text:p>
          </table:table-cell>
          <table:table-cell table:number-columns-repeated="17"/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16.6581" calcext:value-type="float">
            <text:p>16.6581</text:p>
          </table:table-cell>
          <table:table-cell table:number-columns-repeated="17"/>
        </table:table-row>
        <table:table-row table:style-name="ro1">
          <table:table-cell office:value-type="float" office:value="0.02846" calcext:value-type="float">
            <text:p>0.02846</text:p>
          </table:table-cell>
          <table:table-cell office:value-type="float" office:value="16.0051" calcext:value-type="float">
            <text:p>16.0051</text:p>
          </table:table-cell>
          <table:table-cell table:number-columns-repeated="17"/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16.64085" calcext:value-type="float">
            <text:p>16.64085</text:p>
          </table:table-cell>
          <table:table-cell table:number-columns-repeated="17"/>
        </table:table-row>
        <table:table-row table:style-name="ro1">
          <table:table-cell office:value-type="float" office:value="0.03378" calcext:value-type="float">
            <text:p>0.03378</text:p>
          </table:table-cell>
          <table:table-cell office:value-type="float" office:value="16.38795" calcext:value-type="float">
            <text:p>16.38795</text:p>
          </table:table-cell>
          <table:table-cell table:number-columns-repeated="17"/>
        </table:table-row>
        <table:table-row table:style-name="ro1">
          <table:table-cell office:value-type="float" office:value="0.04597" calcext:value-type="float">
            <text:p>0.04597</text:p>
          </table:table-cell>
          <table:table-cell office:value-type="float" office:value="17.2822" calcext:value-type="float">
            <text:p>17.2822</text:p>
          </table:table-cell>
          <table:table-cell table:number-columns-repeated="17"/>
        </table:table-row>
        <table:table-row table:style-name="ro1">
          <table:table-cell office:value-type="float" office:value="0.04341" calcext:value-type="float">
            <text:p>0.04341</text:p>
          </table:table-cell>
          <table:table-cell office:value-type="float" office:value="16.93145" calcext:value-type="float">
            <text:p>16.93145</text:p>
          </table:table-cell>
          <table:table-cell table:number-columns-repeated="17"/>
        </table:table-row>
        <table:table-row table:style-name="ro1">
          <table:table-cell office:value-type="float" office:value="0.05684" calcext:value-type="float">
            <text:p>0.05684</text:p>
          </table:table-cell>
          <table:table-cell office:value-type="float" office:value="17.73355" calcext:value-type="float">
            <text:p>17.73355</text:p>
          </table:table-cell>
          <table:table-cell table:number-columns-repeated="17"/>
        </table:table-row>
        <table:table-row table:style-name="ro1">
          <table:table-cell office:value-type="float" office:value="0.02024" calcext:value-type="float">
            <text:p>0.02024</text:p>
          </table:table-cell>
          <table:table-cell office:value-type="float" office:value="15.2868" calcext:value-type="float">
            <text:p>15.2868</text:p>
          </table:table-cell>
          <table:table-cell table:number-columns-repeated="17"/>
        </table:table-row>
        <table:table-row table:style-name="ro1">
          <table:table-cell office:value-type="float" office:value="0.03191" calcext:value-type="float">
            <text:p>0.03191</text:p>
          </table:table-cell>
          <table:table-cell office:value-type="float" office:value="16.59205" calcext:value-type="float">
            <text:p>16.59205</text:p>
          </table:table-cell>
          <table:table-cell table:number-columns-repeated="17"/>
        </table:table-row>
        <table:table-row table:style-name="ro1">
          <table:table-cell office:value-type="float" office:value="0.0415" calcext:value-type="float">
            <text:p>0.0415</text:p>
          </table:table-cell>
          <table:table-cell office:value-type="float" office:value="16.9967" calcext:value-type="float">
            <text:p>16.9967</text:p>
          </table:table-cell>
          <table:table-cell table:number-columns-repeated="17"/>
        </table:table-row>
        <table:table-row table:style-name="ro1">
          <table:table-cell office:value-type="float" office:value="0.02639" calcext:value-type="float">
            <text:p>0.02639</text:p>
          </table:table-cell>
          <table:table-cell office:value-type="float" office:value="15.93305" calcext:value-type="float">
            <text:p>15.93305</text:p>
          </table:table-cell>
          <table:table-cell table:number-columns-repeated="17"/>
        </table:table-row>
        <table:table-row table:style-name="ro1">
          <table:table-cell office:value-type="float" office:value="0.02651" calcext:value-type="float">
            <text:p>0.02651</text:p>
          </table:table-cell>
          <table:table-cell office:value-type="float" office:value="16.06745" calcext:value-type="float">
            <text:p>16.06745</text:p>
          </table:table-cell>
          <table:table-cell table:number-columns-repeated="17"/>
        </table:table-row>
        <table:table-row table:style-name="ro1">
          <table:table-cell office:value-type="float" office:value="0.02689" calcext:value-type="float">
            <text:p>0.02689</text:p>
          </table:table-cell>
          <table:table-cell office:value-type="float" office:value="15.87545" calcext:value-type="float">
            <text:p>15.87545</text:p>
          </table:table-cell>
          <table:table-cell table:number-columns-repeated="17"/>
        </table:table-row>
        <table:table-row table:style-name="ro1">
          <table:table-cell office:value-type="float" office:value="0.02349" calcext:value-type="float">
            <text:p>0.02349</text:p>
          </table:table-cell>
          <table:table-cell office:value-type="float" office:value="15.6236" calcext:value-type="float">
            <text:p>15.6236</text:p>
          </table:table-cell>
          <table:table-cell table:number-columns-repeated="17"/>
        </table:table-row>
        <table:table-row table:style-name="ro1">
          <table:table-cell office:value-type="float" office:value="0.05067" calcext:value-type="float">
            <text:p>0.05067</text:p>
          </table:table-cell>
          <table:table-cell office:value-type="float" office:value="17.57225" calcext:value-type="float">
            <text:p>17.57225</text:p>
          </table:table-cell>
          <table:table-cell table:number-columns-repeated="17"/>
        </table:table-row>
        <table:table-row table:style-name="ro1">
          <table:table-cell office:value-type="float" office:value="0.04093" calcext:value-type="float">
            <text:p>0.04093</text:p>
          </table:table-cell>
          <table:table-cell office:value-type="float" office:value="16.7302" calcext:value-type="float">
            <text:p>16.7302</text:p>
          </table:table-cell>
          <table:table-cell table:number-columns-repeated="17"/>
        </table:table-row>
        <table:table-row table:style-name="ro1">
          <table:table-cell office:value-type="float" office:value="0.06877" calcext:value-type="float">
            <text:p>0.06877</text:p>
          </table:table-cell>
          <table:table-cell office:value-type="float" office:value="18.16815" calcext:value-type="float">
            <text:p>18.16815</text:p>
          </table:table-cell>
          <table:table-cell table:number-columns-repeated="17"/>
        </table:table-row>
        <table:table-row table:style-name="ro1">
          <table:table-cell office:value-type="float" office:value="0.01754" calcext:value-type="float">
            <text:p>0.01754</text:p>
          </table:table-cell>
          <table:table-cell office:value-type="float" office:value="14.9841" calcext:value-type="float">
            <text:p>14.9841</text:p>
          </table:table-cell>
          <table:table-cell table:number-columns-repeated="17"/>
        </table:table-row>
        <table:table-row table:style-name="ro1">
          <table:table-cell office:value-type="float" office:value="0.02557" calcext:value-type="float">
            <text:p>0.02557</text:p>
          </table:table-cell>
          <table:table-cell office:value-type="float" office:value="15.8607" calcext:value-type="float">
            <text:p>15.8607</text:p>
          </table:table-cell>
          <table:table-cell table:number-columns-repeated="17"/>
        </table:table-row>
        <table:table-row table:style-name="ro1">
          <table:table-cell office:value-type="float" office:value="0.02189" calcext:value-type="float">
            <text:p>0.02189</text:p>
          </table:table-cell>
          <table:table-cell office:value-type="float" office:value="15.53085" calcext:value-type="float">
            <text:p>15.53085</text:p>
          </table:table-cell>
          <table:table-cell table:number-columns-repeated="17"/>
        </table:table-row>
        <table:table-row table:style-name="ro1">
          <table:table-cell office:value-type="float" office:value="0.03155" calcext:value-type="float">
            <text:p>0.03155</text:p>
          </table:table-cell>
          <table:table-cell office:value-type="float" office:value="16.1279" calcext:value-type="float">
            <text:p>16.1279</text:p>
          </table:table-cell>
          <table:table-cell table:number-columns-repeated="17"/>
        </table:table-row>
        <table:table-row table:style-name="ro1">
          <table:table-cell office:value-type="float" office:value="0.06845" calcext:value-type="float">
            <text:p>0.06845</text:p>
          </table:table-cell>
          <table:table-cell office:value-type="float" office:value="18.31035" calcext:value-type="float">
            <text:p>18.31035</text:p>
          </table:table-cell>
          <table:table-cell table:number-columns-repeated="17"/>
        </table:table-row>
        <table:table-row table:style-name="ro1">
          <table:table-cell office:value-type="float" office:value="0.02249" calcext:value-type="float">
            <text:p>0.02249</text:p>
          </table:table-cell>
          <table:table-cell office:value-type="float" office:value="15.56975" calcext:value-type="float">
            <text:p>15.56975</text:p>
          </table:table-cell>
          <table:table-cell table:number-columns-repeated="17"/>
        </table:table-row>
        <table:table-row table:style-name="ro1">
          <table:table-cell office:value-type="float" office:value="0.04949" calcext:value-type="float">
            <text:p>0.04949</text:p>
          </table:table-cell>
          <table:table-cell office:value-type="float" office:value="17.32405" calcext:value-type="float">
            <text:p>17.32405</text:p>
          </table:table-cell>
          <table:table-cell table:number-columns-repeated="17"/>
        </table:table-row>
        <table:table-row table:style-name="ro1">
          <table:table-cell office:value-type="float" office:value="0.03161" calcext:value-type="float">
            <text:p>0.03161</text:p>
          </table:table-cell>
          <table:table-cell office:value-type="float" office:value="16.3736" calcext:value-type="float">
            <text:p>16.3736</text:p>
          </table:table-cell>
          <table:table-cell table:number-columns-repeated="17"/>
        </table:table-row>
        <table:table-row table:style-name="ro1">
          <table:table-cell office:value-type="float" office:value="0.03434" calcext:value-type="float">
            <text:p>0.03434</text:p>
          </table:table-cell>
          <table:table-cell office:value-type="float" office:value="16.61295" calcext:value-type="float">
            <text:p>16.61295</text:p>
          </table:table-cell>
          <table:table-cell table:number-columns-repeated="17"/>
        </table:table-row>
        <table:table-row table:style-name="ro1">
          <table:table-cell office:value-type="float" office:value="0.04486" calcext:value-type="float">
            <text:p>0.04486</text:p>
          </table:table-cell>
          <table:table-cell office:value-type="float" office:value="17.2055" calcext:value-type="float">
            <text:p>17.2055</text:p>
          </table:table-cell>
          <table:table-cell table:number-columns-repeated="17"/>
        </table:table-row>
        <table:table-row table:style-name="ro1">
          <table:table-cell office:value-type="float" office:value="0.01531" calcext:value-type="float">
            <text:p>0.01531</text:p>
          </table:table-cell>
          <table:table-cell office:value-type="float" office:value="14.74935" calcext:value-type="float">
            <text:p>14.74935</text:p>
          </table:table-cell>
          <table:table-cell table:number-columns-repeated="17"/>
        </table:table-row>
        <table:table-row table:style-name="ro1">
          <table:table-cell office:value-type="float" office:value="0.03048" calcext:value-type="float">
            <text:p>0.03048</text:p>
          </table:table-cell>
          <table:table-cell office:value-type="float" office:value="16.25295" calcext:value-type="float">
            <text:p>16.25295</text:p>
          </table:table-cell>
          <table:table-cell table:number-columns-repeated="17"/>
        </table:table-row>
        <table:table-row table:style-name="ro1">
          <table:table-cell office:value-type="float" office:value="0.03837" calcext:value-type="float">
            <text:p>0.03837</text:p>
          </table:table-cell>
          <table:table-cell office:value-type="float" office:value="16.9021" calcext:value-type="float">
            <text:p>16.9021</text:p>
          </table:table-cell>
          <table:table-cell table:number-columns-repeated="17"/>
        </table:table-row>
        <table:table-row table:style-name="ro1">
          <table:table-cell office:value-type="float" office:value="0.03682" calcext:value-type="float">
            <text:p>0.03682</text:p>
          </table:table-cell>
          <table:table-cell office:value-type="float" office:value="16.77055" calcext:value-type="float">
            <text:p>16.77055</text:p>
          </table:table-cell>
          <table:table-cell table:number-columns-repeated="17"/>
        </table:table-row>
        <table:table-row table:style-name="ro1">
          <table:table-cell office:value-type="float" office:value="0.0221" calcext:value-type="float">
            <text:p>0.0221</text:p>
          </table:table-cell>
          <table:table-cell office:value-type="float" office:value="15.7795" calcext:value-type="float">
            <text:p>15.7795</text:p>
          </table:table-cell>
          <table:table-cell table:number-columns-repeated="17"/>
        </table:table-row>
        <table:table-row table:style-name="ro1">
          <table:table-cell office:value-type="float" office:value="0.01402" calcext:value-type="float">
            <text:p>0.01402</text:p>
          </table:table-cell>
          <table:table-cell office:value-type="float" office:value="14.64805" calcext:value-type="float">
            <text:p>14.64805</text:p>
          </table:table-cell>
          <table:table-cell table:number-columns-repeated="17"/>
        </table:table-row>
        <table:table-row table:style-name="ro1">
          <table:table-cell office:value-type="float" office:value="0.0589" calcext:value-type="float">
            <text:p>0.0589</text:p>
          </table:table-cell>
          <table:table-cell office:value-type="float" office:value="17.792" calcext:value-type="float">
            <text:p>17.792</text:p>
          </table:table-cell>
          <table:table-cell table:number-columns-repeated="17"/>
        </table:table-row>
        <table:table-row table:style-name="ro1">
          <table:table-cell office:value-type="float" office:value="0.05895" calcext:value-type="float">
            <text:p>0.05895</text:p>
          </table:table-cell>
          <table:table-cell office:value-type="float" office:value="17.7707" calcext:value-type="float">
            <text:p>17.7707</text:p>
          </table:table-cell>
          <table:table-cell table:number-columns-repeated="17"/>
        </table:table-row>
        <table:table-row table:style-name="ro1">
          <table:table-cell office:value-type="float" office:value="0.06888" calcext:value-type="float">
            <text:p>0.06888</text:p>
          </table:table-cell>
          <table:table-cell office:value-type="float" office:value="18.1778" calcext:value-type="float">
            <text:p>18.1778</text:p>
          </table:table-cell>
          <table:table-cell table:number-columns-repeated="17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15.7067" calcext:value-type="float">
            <text:p>15.7067</text:p>
          </table:table-cell>
          <table:table-cell table:number-columns-repeated="17"/>
        </table:table-row>
        <table:table-row table:style-name="ro1">
          <table:table-cell office:value-type="float" office:value="0.02894" calcext:value-type="float">
            <text:p>0.02894</text:p>
          </table:table-cell>
          <table:table-cell office:value-type="float" office:value="16.02685" calcext:value-type="float">
            <text:p>16.02685</text:p>
          </table:table-cell>
          <table:table-cell table:number-columns-repeated="17"/>
        </table:table-row>
        <table:table-row table:style-name="ro1">
          <table:table-cell office:value-type="float" office:value="0.02384" calcext:value-type="float">
            <text:p>0.02384</text:p>
          </table:table-cell>
          <table:table-cell office:value-type="float" office:value="15.7013" calcext:value-type="float">
            <text:p>15.7013</text:p>
          </table:table-cell>
          <table:table-cell table:number-columns-repeated="17"/>
        </table:table-row>
        <table:table-row table:style-name="ro1">
          <table:table-cell office:value-type="float" office:value="0.01451" calcext:value-type="float">
            <text:p>0.01451</text:p>
          </table:table-cell>
          <table:table-cell office:value-type="float" office:value="14.89705" calcext:value-type="float">
            <text:p>14.89705</text:p>
          </table:table-cell>
          <table:table-cell table:number-columns-repeated="17"/>
        </table:table-row>
        <table:table-row table:style-name="ro1">
          <table:table-cell office:value-type="float" office:value="0.03292" calcext:value-type="float">
            <text:p>0.03292</text:p>
          </table:table-cell>
          <table:table-cell office:value-type="float" office:value="16.452" calcext:value-type="float">
            <text:p>16.452</text:p>
          </table:table-cell>
          <table:table-cell table:number-columns-repeated="17"/>
        </table:table-row>
        <table:table-row table:style-name="ro1">
          <table:table-cell office:value-type="float" office:value="0.06455" calcext:value-type="float">
            <text:p>0.06455</text:p>
          </table:table-cell>
          <table:table-cell office:value-type="float" office:value="17.78945" calcext:value-type="float">
            <text:p>17.78945</text:p>
          </table:table-cell>
          <table:table-cell table:number-columns-repeated="17"/>
        </table:table-row>
        <table:table-row table:style-name="ro1">
          <table:table-cell office:value-type="float" office:value="0.01663" calcext:value-type="float">
            <text:p>0.01663</text:p>
          </table:table-cell>
          <table:table-cell office:value-type="float" office:value="15.01385" calcext:value-type="float">
            <text:p>15.01385</text:p>
          </table:table-cell>
          <table:table-cell table:number-columns-repeated="17"/>
        </table:table-row>
        <table:table-row table:style-name="ro1">
          <table:table-cell office:value-type="float" office:value="0.05359" calcext:value-type="float">
            <text:p>0.05359</text:p>
          </table:table-cell>
          <table:table-cell office:value-type="float" office:value="17.4687" calcext:value-type="float">
            <text:p>17.4687</text:p>
          </table:table-cell>
          <table:table-cell table:number-columns-repeated="17"/>
        </table:table-row>
        <table:table-row table:style-name="ro1">
          <table:table-cell office:value-type="float" office:value="0.03163" calcext:value-type="float">
            <text:p>0.03163</text:p>
          </table:table-cell>
          <table:table-cell office:value-type="float" office:value="16.21965" calcext:value-type="float">
            <text:p>16.21965</text:p>
          </table:table-cell>
          <table:table-cell table:number-columns-repeated="17"/>
        </table:table-row>
        <table:table-row table:style-name="ro1">
          <table:table-cell office:value-type="float" office:value="0.02751" calcext:value-type="float">
            <text:p>0.02751</text:p>
          </table:table-cell>
          <table:table-cell office:value-type="float" office:value="15.9978" calcext:value-type="float">
            <text:p>15.9978</text:p>
          </table:table-cell>
          <table:table-cell table:number-columns-repeated="17"/>
        </table:table-row>
        <table:table-row table:style-name="ro1">
          <table:table-cell office:value-type="float" office:value="0.02559" calcext:value-type="float">
            <text:p>0.02559</text:p>
          </table:table-cell>
          <table:table-cell office:value-type="float" office:value="15.5514" calcext:value-type="float">
            <text:p>15.5514</text:p>
          </table:table-cell>
          <table:table-cell table:number-columns-repeated="17"/>
        </table:table-row>
        <table:table-row table:style-name="ro1">
          <table:table-cell office:value-type="float" office:value="0.02401" calcext:value-type="float">
            <text:p>0.02401</text:p>
          </table:table-cell>
          <table:table-cell office:value-type="float" office:value="15.78645" calcext:value-type="float">
            <text:p>15.78645</text:p>
          </table:table-cell>
          <table:table-cell table:number-columns-repeated="17"/>
        </table:table-row>
        <table:table-row table:style-name="ro1">
          <table:table-cell office:value-type="float" office:value="0.03713" calcext:value-type="float">
            <text:p>0.03713</text:p>
          </table:table-cell>
          <table:table-cell office:value-type="float" office:value="16.56045" calcext:value-type="float">
            <text:p>16.56045</text:p>
          </table:table-cell>
          <table:table-cell table:number-columns-repeated="17"/>
        </table:table-row>
        <table:table-row table:style-name="ro1">
          <table:table-cell office:value-type="float" office:value="0.03408" calcext:value-type="float">
            <text:p>0.03408</text:p>
          </table:table-cell>
          <table:table-cell office:value-type="float" office:value="16.39975" calcext:value-type="float">
            <text:p>16.39975</text:p>
          </table:table-cell>
          <table:table-cell table:number-columns-repeated="17"/>
        </table:table-row>
        <table:table-row table:style-name="ro1">
          <table:table-cell office:value-type="float" office:value="0.02454" calcext:value-type="float">
            <text:p>0.02454</text:p>
          </table:table-cell>
          <table:table-cell office:value-type="float" office:value="15.6001" calcext:value-type="float">
            <text:p>15.6001</text:p>
          </table:table-cell>
          <table:table-cell table:number-columns-repeated="17"/>
        </table:table-row>
        <table:table-row table:style-name="ro1">
          <table:table-cell office:value-type="float" office:value="0.01697" calcext:value-type="float">
            <text:p>0.01697</text:p>
          </table:table-cell>
          <table:table-cell office:value-type="float" office:value="14.91335" calcext:value-type="float">
            <text:p>14.91335</text:p>
          </table:table-cell>
          <table:table-cell table:number-columns-repeated="17"/>
        </table:table-row>
        <table:table-row table:style-name="ro1">
          <table:table-cell office:value-type="float" office:value="0.01629" calcext:value-type="float">
            <text:p>0.01629</text:p>
          </table:table-cell>
          <table:table-cell office:value-type="float" office:value="15.17685" calcext:value-type="float">
            <text:p>15.17685</text:p>
          </table:table-cell>
          <table:table-cell table:number-columns-repeated="17"/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16.34225" calcext:value-type="float">
            <text:p>16.34225</text:p>
          </table:table-cell>
          <table:table-cell table:number-columns-repeated="17"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16.74885" calcext:value-type="float">
            <text:p>16.74885</text:p>
          </table:table-cell>
          <table:table-cell table:number-columns-repeated="17"/>
        </table:table-row>
        <table:table-row table:style-name="ro1">
          <table:table-cell office:value-type="float" office:value="0.02932" calcext:value-type="float">
            <text:p>0.02932</text:p>
          </table:table-cell>
          <table:table-cell office:value-type="float" office:value="15.8648" calcext:value-type="float">
            <text:p>15.8648</text:p>
          </table:table-cell>
          <table:table-cell table:number-columns-repeated="17"/>
        </table:table-row>
        <table:table-row table:style-name="ro1">
          <table:table-cell office:value-type="float" office:value="0.0174" calcext:value-type="float">
            <text:p>0.0174</text:p>
          </table:table-cell>
          <table:table-cell office:value-type="float" office:value="15.26595" calcext:value-type="float">
            <text:p>15.26595</text:p>
          </table:table-cell>
          <table:table-cell table:number-columns-repeated="17"/>
        </table:table-row>
        <table:table-row table:style-name="ro1">
          <table:table-cell office:value-type="float" office:value="0.03578" calcext:value-type="float">
            <text:p>0.03578</text:p>
          </table:table-cell>
          <table:table-cell office:value-type="float" office:value="16.59205" calcext:value-type="float">
            <text:p>16.59205</text:p>
          </table:table-cell>
          <table:table-cell table:number-columns-repeated="17"/>
        </table:table-row>
        <table:table-row table:style-name="ro1">
          <table:table-cell office:value-type="float" office:value="0.02845" calcext:value-type="float">
            <text:p>0.02845</text:p>
          </table:table-cell>
          <table:table-cell office:value-type="float" office:value="16.04785" calcext:value-type="float">
            <text:p>16.04785</text:p>
          </table:table-cell>
          <table:table-cell table:number-columns-repeated="17"/>
        </table:table-row>
        <table:table-row table:style-name="ro1">
          <table:table-cell office:value-type="float" office:value="0.05035" calcext:value-type="float">
            <text:p>0.05035</text:p>
          </table:table-cell>
          <table:table-cell office:value-type="float" office:value="17.2903" calcext:value-type="float">
            <text:p>17.2903</text:p>
          </table:table-cell>
          <table:table-cell table:number-columns-repeated="17"/>
        </table:table-row>
        <table:table-row table:style-name="ro1">
          <table:table-cell office:value-type="float" office:value="0.04269" calcext:value-type="float">
            <text:p>0.04269</text:p>
          </table:table-cell>
          <table:table-cell office:value-type="float" office:value="16.93325" calcext:value-type="float">
            <text:p>16.93325</text:p>
          </table:table-cell>
          <table:table-cell table:number-columns-repeated="17"/>
        </table:table-row>
        <table:table-row table:style-name="ro1">
          <table:table-cell office:value-type="float" office:value="0.03212" calcext:value-type="float">
            <text:p>0.03212</text:p>
          </table:table-cell>
          <table:table-cell office:value-type="float" office:value="16.23615" calcext:value-type="float">
            <text:p>16.23615</text:p>
          </table:table-cell>
          <table:table-cell table:number-columns-repeated="17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16.0669" calcext:value-type="float">
            <text:p>16.0669</text:p>
          </table:table-cell>
          <table:table-cell table:number-columns-repeated="17"/>
        </table:table-row>
        <table:table-row table:style-name="ro1">
          <table:table-cell office:value-type="float" office:value="0.03049" calcext:value-type="float">
            <text:p>0.03049</text:p>
          </table:table-cell>
          <table:table-cell office:value-type="float" office:value="16.28725" calcext:value-type="float">
            <text:p>16.28725</text:p>
          </table:table-cell>
          <table:table-cell table:number-columns-repeated="17"/>
        </table:table-row>
        <table:table-row table:style-name="ro1">
          <table:table-cell office:value-type="float" office:value="0.01724" calcext:value-type="float">
            <text:p>0.01724</text:p>
          </table:table-cell>
          <table:table-cell office:value-type="float" office:value="14.9294" calcext:value-type="float">
            <text:p>14.9294</text:p>
          </table:table-cell>
          <table:table-cell table:number-columns-repeated="17"/>
        </table:table-row>
        <table:table-row table:style-name="ro1">
          <table:table-cell office:value-type="float" office:value="0.07063" calcext:value-type="float">
            <text:p>0.07063</text:p>
          </table:table-cell>
          <table:table-cell office:value-type="float" office:value="18.05925" calcext:value-type="float">
            <text:p>18.05925</text:p>
          </table:table-cell>
          <table:table-cell table:number-columns-repeated="17"/>
        </table:table-row>
        <table:table-row table:style-name="ro1">
          <table:table-cell office:value-type="float" office:value="0.05344" calcext:value-type="float">
            <text:p>0.05344</text:p>
          </table:table-cell>
          <table:table-cell office:value-type="float" office:value="17.62205" calcext:value-type="float">
            <text:p>17.62205</text:p>
          </table:table-cell>
          <table:table-cell table:number-columns-repeated="17"/>
        </table:table-row>
        <table:table-row table:style-name="ro1">
          <table:table-cell office:value-type="float" office:value="0.02878" calcext:value-type="float">
            <text:p>0.02878</text:p>
          </table:table-cell>
          <table:table-cell office:value-type="float" office:value="16.10835" calcext:value-type="float">
            <text:p>16.10835</text:p>
          </table:table-cell>
          <table:table-cell table:number-columns-repeated="17"/>
        </table:table-row>
        <table:table-row table:style-name="ro1">
          <table:table-cell office:value-type="float" office:value="0.03518" calcext:value-type="float">
            <text:p>0.03518</text:p>
          </table:table-cell>
          <table:table-cell office:value-type="float" office:value="16.42245" calcext:value-type="float">
            <text:p>16.42245</text:p>
          </table:table-cell>
          <table:table-cell table:number-columns-repeated="17"/>
        </table:table-row>
        <table:table-row table:style-name="ro1">
          <table:table-cell office:value-type="float" office:value="0.03348" calcext:value-type="float">
            <text:p>0.03348</text:p>
          </table:table-cell>
          <table:table-cell office:value-type="float" office:value="16.4802" calcext:value-type="float">
            <text:p>16.4802</text:p>
          </table:table-cell>
          <table:table-cell table:number-columns-repeated="17"/>
        </table:table-row>
        <table:table-row table:style-name="ro1">
          <table:table-cell office:value-type="float" office:value="0.04651" calcext:value-type="float">
            <text:p>0.04651</text:p>
          </table:table-cell>
          <table:table-cell office:value-type="float" office:value="17.18185" calcext:value-type="float">
            <text:p>17.18185</text:p>
          </table:table-cell>
          <table:table-cell table:number-columns-repeated="17"/>
        </table:table-row>
        <table:table-row table:style-name="ro1">
          <table:table-cell office:value-type="float" office:value="0.06119" calcext:value-type="float">
            <text:p>0.06119</text:p>
          </table:table-cell>
          <table:table-cell office:value-type="float" office:value="17.9246" calcext:value-type="float">
            <text:p>17.9246</text:p>
          </table:table-cell>
          <table:table-cell table:number-columns-repeated="17"/>
        </table:table-row>
        <table:table-row table:style-name="ro1">
          <table:table-cell office:value-type="float" office:value="0.04714" calcext:value-type="float">
            <text:p>0.04714</text:p>
          </table:table-cell>
          <table:table-cell office:value-type="float" office:value="17.16275" calcext:value-type="float">
            <text:p>17.16275</text:p>
          </table:table-cell>
          <table:table-cell table:number-columns-repeated="17"/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15.4466" calcext:value-type="float">
            <text:p>15.4466</text:p>
          </table:table-cell>
          <table:table-cell table:number-columns-repeated="17"/>
        </table:table-row>
        <table:table-row table:style-name="ro1">
          <table:table-cell office:value-type="float" office:value="0.04028" calcext:value-type="float">
            <text:p>0.04028</text:p>
          </table:table-cell>
          <table:table-cell office:value-type="float" office:value="16.8206" calcext:value-type="float">
            <text:p>16.8206</text:p>
          </table:table-cell>
          <table:table-cell table:number-columns-repeated="17"/>
        </table:table-row>
        <table:table-row table:style-name="ro1">
          <table:table-cell office:value-type="float" office:value="0.03863" calcext:value-type="float">
            <text:p>0.03863</text:p>
          </table:table-cell>
          <table:table-cell office:value-type="float" office:value="16.86145" calcext:value-type="float">
            <text:p>16.86145</text:p>
          </table:table-cell>
          <table:table-cell table:number-columns-repeated="17"/>
        </table:table-row>
        <table:table-row table:style-name="ro1">
          <table:table-cell office:value-type="float" office:value="0.03314" calcext:value-type="float">
            <text:p>0.03314</text:p>
          </table:table-cell>
          <table:table-cell office:value-type="float" office:value="16.39225" calcext:value-type="float">
            <text:p>16.39225</text:p>
          </table:table-cell>
          <table:table-cell table:number-columns-repeated="17"/>
        </table:table-row>
        <table:table-row table:style-name="ro1">
          <table:table-cell office:value-type="float" office:value="0.02414" calcext:value-type="float">
            <text:p>0.02414</text:p>
          </table:table-cell>
          <table:table-cell office:value-type="float" office:value="15.68035" calcext:value-type="float">
            <text:p>15.68035</text:p>
          </table:table-cell>
          <table:table-cell table:number-columns-repeated="17"/>
        </table:table-row>
        <table:table-row table:style-name="ro1">
          <table:table-cell office:value-type="float" office:value="0.02837" calcext:value-type="float">
            <text:p>0.02837</text:p>
          </table:table-cell>
          <table:table-cell office:value-type="float" office:value="16.1044" calcext:value-type="float">
            <text:p>16.1044</text:p>
          </table:table-cell>
          <table:table-cell table:number-columns-repeated="17"/>
        </table:table-row>
        <table:table-row table:style-name="ro1">
          <table:table-cell office:value-type="float" office:value="0.01043" calcext:value-type="float">
            <text:p>0.01043</text:p>
          </table:table-cell>
          <table:table-cell office:value-type="float" office:value="13.9248" calcext:value-type="float">
            <text:p>13.9248</text:p>
          </table:table-cell>
          <table:table-cell table:number-columns-repeated="17"/>
        </table:table-row>
        <table:table-row table:style-name="ro1">
          <table:table-cell office:value-type="float" office:value="0.02038" calcext:value-type="float">
            <text:p>0.02038</text:p>
          </table:table-cell>
          <table:table-cell office:value-type="float" office:value="15.42955" calcext:value-type="float">
            <text:p>15.42955</text:p>
          </table:table-cell>
          <table:table-cell table:number-columns-repeated="17"/>
        </table:table-row>
        <table:table-row table:style-name="ro1">
          <table:table-cell office:value-type="float" office:value="0.0471" calcext:value-type="float">
            <text:p>0.0471</text:p>
          </table:table-cell>
          <table:table-cell office:value-type="float" office:value="16.9842" calcext:value-type="float">
            <text:p>16.9842</text:p>
          </table:table-cell>
          <table:table-cell table:number-columns-repeated="17"/>
        </table:table-row>
        <table:table-row table:style-name="ro1">
          <table:table-cell office:value-type="float" office:value="0.03984" calcext:value-type="float">
            <text:p>0.03984</text:p>
          </table:table-cell>
          <table:table-cell office:value-type="float" office:value="16.7074" calcext:value-type="float">
            <text:p>16.7074</text:p>
          </table:table-cell>
          <table:table-cell table:number-columns-repeated="17"/>
        </table:table-row>
        <table:table-row table:style-name="ro1">
          <table:table-cell office:value-type="float" office:value="0.0122" calcext:value-type="float">
            <text:p>0.0122</text:p>
          </table:table-cell>
          <table:table-cell office:value-type="float" office:value="14.4566" calcext:value-type="float">
            <text:p>14.4566</text:p>
          </table:table-cell>
          <table:table-cell table:number-columns-repeated="17"/>
        </table:table-row>
        <table:table-row table:style-name="ro1">
          <table:table-cell office:value-type="float" office:value="0.01271" calcext:value-type="float">
            <text:p>0.01271</text:p>
          </table:table-cell>
          <table:table-cell office:value-type="float" office:value="14.2811" calcext:value-type="float">
            <text:p>14.2811</text:p>
          </table:table-cell>
          <table:table-cell table:number-columns-repeated="17"/>
        </table:table-row>
        <table:table-row table:style-name="ro1">
          <table:table-cell office:value-type="float" office:value="0.01763" calcext:value-type="float">
            <text:p>0.01763</text:p>
          </table:table-cell>
          <table:table-cell office:value-type="float" office:value="14.9354" calcext:value-type="float">
            <text:p>14.9354</text:p>
          </table:table-cell>
          <table:table-cell table:number-columns-repeated="17"/>
        </table:table-row>
        <table:table-row table:style-name="ro1">
          <table:table-cell office:value-type="float" office:value="0.02171" calcext:value-type="float">
            <text:p>0.02171</text:p>
          </table:table-cell>
          <table:table-cell office:value-type="float" office:value="15.502" calcext:value-type="float">
            <text:p>15.502</text:p>
          </table:table-cell>
          <table:table-cell table:number-columns-repeated="17"/>
        </table:table-row>
        <table:table-row table:style-name="ro1">
          <table:table-cell office:value-type="float" office:value="0.01572" calcext:value-type="float">
            <text:p>0.01572</text:p>
          </table:table-cell>
          <table:table-cell office:value-type="float" office:value="14.86115" calcext:value-type="float">
            <text:p>14.86115</text:p>
          </table:table-cell>
          <table:table-cell table:number-columns-repeated="17"/>
        </table:table-row>
        <table:table-row table:style-name="ro1">
          <table:table-cell office:value-type="float" office:value="0.01972" calcext:value-type="float">
            <text:p>0.01972</text:p>
          </table:table-cell>
          <table:table-cell office:value-type="float" office:value="15.27645" calcext:value-type="float">
            <text:p>15.27645</text:p>
          </table:table-cell>
          <table:table-cell table:number-columns-repeated="17"/>
        </table:table-row>
        <table:table-row table:style-name="ro1">
          <table:table-cell office:value-type="float" office:value="0.01678" calcext:value-type="float">
            <text:p>0.01678</text:p>
          </table:table-cell>
          <table:table-cell office:value-type="float" office:value="14.92685" calcext:value-type="float">
            <text:p>14.92685</text:p>
          </table:table-cell>
          <table:table-cell table:number-columns-repeated="17"/>
        </table:table-row>
        <table:table-row table:style-name="ro1">
          <table:table-cell office:value-type="float" office:value="0.01226" calcext:value-type="float">
            <text:p>0.01226</text:p>
          </table:table-cell>
          <table:table-cell office:value-type="float" office:value="14.4674" calcext:value-type="float">
            <text:p>14.4674</text:p>
          </table:table-cell>
          <table:table-cell table:number-columns-repeated="17"/>
        </table:table-row>
        <table:table-row table:style-name="ro1">
          <table:table-cell office:value-type="float" office:value="0.05322" calcext:value-type="float">
            <text:p>0.05322</text:p>
          </table:table-cell>
          <table:table-cell office:value-type="float" office:value="17.57915" calcext:value-type="float">
            <text:p>17.57915</text:p>
          </table:table-cell>
          <table:table-cell table:number-columns-repeated="17"/>
        </table:table-row>
        <table:table-row table:style-name="ro1">
          <table:table-cell office:value-type="float" office:value="0.03055" calcext:value-type="float">
            <text:p>0.03055</text:p>
          </table:table-cell>
          <table:table-cell office:value-type="float" office:value="15.88935" calcext:value-type="float">
            <text:p>15.88935</text:p>
          </table:table-cell>
          <table:table-cell table:number-columns-repeated="17"/>
        </table:table-row>
        <table:table-row table:style-name="ro1">
          <table:table-cell office:value-type="float" office:value="0.03001" calcext:value-type="float">
            <text:p>0.03001</text:p>
          </table:table-cell>
          <table:table-cell office:value-type="float" office:value="16.1733" calcext:value-type="float">
            <text:p>16.1733</text:p>
          </table:table-cell>
          <table:table-cell table:number-columns-repeated="17"/>
        </table:table-row>
        <table:table-row table:style-name="ro1">
          <table:table-cell office:value-type="float" office:value="0.01506" calcext:value-type="float">
            <text:p>0.01506</text:p>
          </table:table-cell>
          <table:table-cell office:value-type="float" office:value="14.6193" calcext:value-type="float">
            <text:p>14.6193</text:p>
          </table:table-cell>
          <table:table-cell table:number-columns-repeated="17"/>
        </table:table-row>
        <table:table-row table:style-name="ro1">
          <table:table-cell office:value-type="float" office:value="0.0153" calcext:value-type="float">
            <text:p>0.0153</text:p>
          </table:table-cell>
          <table:table-cell office:value-type="float" office:value="14.6705" calcext:value-type="float">
            <text:p>14.6705</text:p>
          </table:table-cell>
          <table:table-cell table:number-columns-repeated="17"/>
        </table:table-row>
        <table:table-row table:style-name="ro1">
          <table:table-cell office:value-type="float" office:value="0.04713" calcext:value-type="float">
            <text:p>0.04713</text:p>
          </table:table-cell>
          <table:table-cell office:value-type="float" office:value="17.1679" calcext:value-type="float">
            <text:p>17.1679</text:p>
          </table:table-cell>
          <table:table-cell table:number-columns-repeated="17"/>
        </table:table-row>
        <table:table-row table:style-name="ro1">
          <table:table-cell office:value-type="float" office:value="0.03411" calcext:value-type="float">
            <text:p>0.03411</text:p>
          </table:table-cell>
          <table:table-cell office:value-type="float" office:value="16.515" calcext:value-type="float">
            <text:p>16.515</text:p>
          </table:table-cell>
          <table:table-cell table:number-columns-repeated="17"/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14.53545" calcext:value-type="float">
            <text:p>14.53545</text:p>
          </table:table-cell>
          <table:table-cell table:number-columns-repeated="17"/>
        </table:table-row>
        <table:table-row table:style-name="ro1">
          <table:table-cell office:value-type="float" office:value="0.01504" calcext:value-type="float">
            <text:p>0.01504</text:p>
          </table:table-cell>
          <table:table-cell office:value-type="float" office:value="14.69915" calcext:value-type="float">
            <text:p>14.69915</text:p>
          </table:table-cell>
          <table:table-cell table:number-columns-repeated="17"/>
        </table:table-row>
        <table:table-row table:style-name="ro1">
          <table:table-cell office:value-type="float" office:value="0.02763" calcext:value-type="float">
            <text:p>0.02763</text:p>
          </table:table-cell>
          <table:table-cell office:value-type="float" office:value="16.23455" calcext:value-type="float">
            <text:p>16.23455</text:p>
          </table:table-cell>
          <table:table-cell table:number-columns-repeated="17"/>
        </table:table-row>
        <table:table-row table:style-name="ro1">
          <table:table-cell office:value-type="float" office:value="0.03359" calcext:value-type="float">
            <text:p>0.03359</text:p>
          </table:table-cell>
          <table:table-cell office:value-type="float" office:value="16.59355" calcext:value-type="float">
            <text:p>16.59355</text:p>
          </table:table-cell>
          <table:table-cell table:number-columns-repeated="17"/>
        </table:table-row>
        <table:table-row table:style-name="ro1">
          <table:table-cell office:value-type="float" office:value="0.01447" calcext:value-type="float">
            <text:p>0.01447</text:p>
          </table:table-cell>
          <table:table-cell office:value-type="float" office:value="14.6408" calcext:value-type="float">
            <text:p>14.6408</text:p>
          </table:table-cell>
          <table:table-cell table:number-columns-repeated="17"/>
        </table:table-row>
        <table:table-row table:style-name="ro1">
          <table:table-cell office:value-type="float" office:value="0.02547" calcext:value-type="float">
            <text:p>0.02547</text:p>
          </table:table-cell>
          <table:table-cell office:value-type="float" office:value="15.86575" calcext:value-type="float">
            <text:p>15.86575</text:p>
          </table:table-cell>
          <table:table-cell table:number-columns-repeated="17"/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14.0086" calcext:value-type="float">
            <text:p>14.0086</text:p>
          </table:table-cell>
          <table:table-cell table:number-columns-repeated="17"/>
        </table:table-row>
        <table:table-row table:style-name="ro1">
          <table:table-cell office:value-type="float" office:value="0.01741" calcext:value-type="float">
            <text:p>0.01741</text:p>
          </table:table-cell>
          <table:table-cell office:value-type="float" office:value="15.1" calcext:value-type="float">
            <text:p>15.1</text:p>
          </table:table-cell>
          <table:table-cell table:number-columns-repeated="17"/>
        </table:table-row>
        <table:table-row table:style-name="ro1">
          <table:table-cell office:value-type="float" office:value="0.02031" calcext:value-type="float">
            <text:p>0.02031</text:p>
          </table:table-cell>
          <table:table-cell office:value-type="float" office:value="15.30565" calcext:value-type="float">
            <text:p>15.30565</text:p>
          </table:table-cell>
          <table:table-cell table:number-columns-repeated="17"/>
        </table:table-row>
        <table:table-row table:style-name="ro1">
          <table:table-cell office:value-type="float" office:value="0.04819" calcext:value-type="float">
            <text:p>0.04819</text:p>
          </table:table-cell>
          <table:table-cell office:value-type="float" office:value="17.4344" calcext:value-type="float">
            <text:p>17.4344</text:p>
          </table:table-cell>
          <table:table-cell table:number-columns-repeated="17"/>
        </table:table-row>
        <table:table-row table:style-name="ro1">
          <table:table-cell office:value-type="float" office:value="0.02223" calcext:value-type="float">
            <text:p>0.02223</text:p>
          </table:table-cell>
          <table:table-cell office:value-type="float" office:value="15.3918" calcext:value-type="float">
            <text:p>15.3918</text:p>
          </table:table-cell>
          <table:table-cell table:number-columns-repeated="17"/>
        </table:table-row>
        <table:table-row table:style-name="ro1">
          <table:table-cell office:value-type="float" office:value="0.02811" calcext:value-type="float">
            <text:p>0.02811</text:p>
          </table:table-cell>
          <table:table-cell office:value-type="float" office:value="16.3465" calcext:value-type="float">
            <text:p>16.3465</text:p>
          </table:table-cell>
          <table:table-cell table:number-columns-repeated="17"/>
        </table:table-row>
        <table:table-row table:style-name="ro1">
          <table:table-cell office:value-type="float" office:value="0.05458" calcext:value-type="float">
            <text:p>0.05458</text:p>
          </table:table-cell>
          <table:table-cell office:value-type="float" office:value="17.4521" calcext:value-type="float">
            <text:p>17.4521</text:p>
          </table:table-cell>
          <table:table-cell table:number-columns-repeated="17"/>
        </table:table-row>
        <table:table-row table:style-name="ro1">
          <table:table-cell office:value-type="float" office:value="0.05721" calcext:value-type="float">
            <text:p>0.05721</text:p>
          </table:table-cell>
          <table:table-cell office:value-type="float" office:value="17.60445" calcext:value-type="float">
            <text:p>17.60445</text:p>
          </table:table-cell>
          <table:table-cell table:number-columns-repeated="17"/>
        </table:table-row>
        <table:table-row table:style-name="ro1">
          <table:table-cell office:value-type="float" office:value="0.02091" calcext:value-type="float">
            <text:p>0.02091</text:p>
          </table:table-cell>
          <table:table-cell office:value-type="float" office:value="15.36595" calcext:value-type="float">
            <text:p>15.36595</text:p>
          </table:table-cell>
          <table:table-cell table:number-columns-repeated="17"/>
        </table:table-row>
        <table:table-row table:style-name="ro1">
          <table:table-cell office:value-type="float" office:value="0.01454" calcext:value-type="float">
            <text:p>0.01454</text:p>
          </table:table-cell>
          <table:table-cell office:value-type="float" office:value="14.99535" calcext:value-type="float">
            <text:p>14.99535</text:p>
          </table:table-cell>
          <table:table-cell table:number-columns-repeated="17"/>
        </table:table-row>
        <table:table-row table:style-name="ro1">
          <table:table-cell office:value-type="float" office:value="0.0431" calcext:value-type="float">
            <text:p>0.0431</text:p>
          </table:table-cell>
          <table:table-cell office:value-type="float" office:value="16.97675" calcext:value-type="float">
            <text:p>16.97675</text:p>
          </table:table-cell>
          <table:table-cell table:number-columns-repeated="17"/>
        </table:table-row>
        <table:table-row table:style-name="ro1">
          <table:table-cell office:value-type="float" office:value="0.03273" calcext:value-type="float">
            <text:p>0.03273</text:p>
          </table:table-cell>
          <table:table-cell office:value-type="float" office:value="16.3843" calcext:value-type="float">
            <text:p>16.3843</text:p>
          </table:table-cell>
          <table:table-cell table:number-columns-repeated="17"/>
        </table:table-row>
        <table:table-row table:style-name="ro1">
          <table:table-cell office:value-type="float" office:value="0.03399" calcext:value-type="float">
            <text:p>0.03399</text:p>
          </table:table-cell>
          <table:table-cell office:value-type="float" office:value="16.35135" calcext:value-type="float">
            <text:p>16.35135</text:p>
          </table:table-cell>
          <table:table-cell table:number-columns-repeated="17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14.47835" calcext:value-type="float">
            <text:p>14.47835</text:p>
          </table:table-cell>
          <table:table-cell table:number-columns-repeated="17"/>
        </table:table-row>
        <table:table-row table:style-name="ro1">
          <table:table-cell office:value-type="float" office:value="0.05092" calcext:value-type="float">
            <text:p>0.05092</text:p>
          </table:table-cell>
          <table:table-cell office:value-type="float" office:value="17.42035" calcext:value-type="float">
            <text:p>17.42035</text:p>
          </table:table-cell>
          <table:table-cell table:number-columns-repeated="17"/>
        </table:table-row>
        <table:table-row table:style-name="ro1">
          <table:table-cell office:value-type="float" office:value="0.01752" calcext:value-type="float">
            <text:p>0.01752</text:p>
          </table:table-cell>
          <table:table-cell office:value-type="float" office:value="15.0558" calcext:value-type="float">
            <text:p>15.0558</text:p>
          </table:table-cell>
          <table:table-cell table:number-columns-repeated="17"/>
        </table:table-row>
        <table:table-row table:style-name="ro1">
          <table:table-cell office:value-type="float" office:value="0.02482" calcext:value-type="float">
            <text:p>0.02482</text:p>
          </table:table-cell>
          <table:table-cell office:value-type="float" office:value="15.64995" calcext:value-type="float">
            <text:p>15.64995</text:p>
          </table:table-cell>
          <table:table-cell table:number-columns-repeated="17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16.09165" calcext:value-type="float">
            <text:p>16.09165</text:p>
          </table:table-cell>
          <table:table-cell table:number-columns-repeated="17"/>
        </table:table-row>
        <table:table-row table:style-name="ro1">
          <table:table-cell office:value-type="float" office:value="0.01568" calcext:value-type="float">
            <text:p>0.01568</text:p>
          </table:table-cell>
          <table:table-cell office:value-type="float" office:value="14.7589" calcext:value-type="float">
            <text:p>14.7589</text:p>
          </table:table-cell>
          <table:table-cell table:number-columns-repeated="17"/>
        </table:table-row>
        <table:table-row table:style-name="ro1">
          <table:table-cell office:value-type="float" office:value="0.02197" calcext:value-type="float">
            <text:p>0.02197</text:p>
          </table:table-cell>
          <table:table-cell office:value-type="float" office:value="15.36745" calcext:value-type="float">
            <text:p>15.36745</text:p>
          </table:table-cell>
          <table:table-cell table:number-columns-repeated="17"/>
        </table:table-row>
        <table:table-row table:style-name="ro1">
          <table:table-cell office:value-type="float" office:value="0.03426" calcext:value-type="float">
            <text:p>0.03426</text:p>
          </table:table-cell>
          <table:table-cell office:value-type="float" office:value="16.4701" calcext:value-type="float">
            <text:p>16.4701</text:p>
          </table:table-cell>
          <table:table-cell table:number-columns-repeated="17"/>
        </table:table-row>
        <table:table-row table:style-name="ro1">
          <table:table-cell office:value-type="float" office:value="0.01698" calcext:value-type="float">
            <text:p>0.01698</text:p>
          </table:table-cell>
          <table:table-cell office:value-type="float" office:value="14.6697" calcext:value-type="float">
            <text:p>14.6697</text:p>
          </table:table-cell>
          <table:table-cell table:number-columns-repeated="17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16.23595" calcext:value-type="float">
            <text:p>16.23595</text:p>
          </table:table-cell>
          <table:table-cell table:number-columns-repeated="17"/>
        </table:table-row>
        <table:table-row table:style-name="ro1">
          <table:table-cell office:value-type="float" office:value="0.03438" calcext:value-type="float">
            <text:p>0.03438</text:p>
          </table:table-cell>
          <table:table-cell office:value-type="float" office:value="16.6071" calcext:value-type="float">
            <text:p>16.6071</text:p>
          </table:table-cell>
          <table:table-cell table:number-columns-repeated="17"/>
        </table:table-row>
        <table:table-row table:style-name="ro1">
          <table:table-cell office:value-type="float" office:value="0.01318" calcext:value-type="float">
            <text:p>0.01318</text:p>
          </table:table-cell>
          <table:table-cell office:value-type="float" office:value="14.55605" calcext:value-type="float">
            <text:p>14.55605</text:p>
          </table:table-cell>
          <table:table-cell table:number-columns-repeated="17"/>
        </table:table-row>
        <table:table-row table:style-name="ro1">
          <table:table-cell office:value-type="float" office:value="0.01726" calcext:value-type="float">
            <text:p>0.01726</text:p>
          </table:table-cell>
          <table:table-cell office:value-type="float" office:value="14.9156" calcext:value-type="float">
            <text:p>14.9156</text:p>
          </table:table-cell>
          <table:table-cell table:number-columns-repeated="17"/>
        </table:table-row>
        <table:table-row table:style-name="ro1">
          <table:table-cell office:value-type="float" office:value="0.01209" calcext:value-type="float">
            <text:p>0.01209</text:p>
          </table:table-cell>
          <table:table-cell office:value-type="float" office:value="13.9791" calcext:value-type="float">
            <text:p>13.9791</text:p>
          </table:table-cell>
          <table:table-cell table:number-columns-repeated="17"/>
        </table:table-row>
        <table:table-row table:style-name="ro1">
          <table:table-cell office:value-type="float" office:value="0.05418" calcext:value-type="float">
            <text:p>0.05418</text:p>
          </table:table-cell>
          <table:table-cell office:value-type="float" office:value="17.3218" calcext:value-type="float">
            <text:p>17.3218</text:p>
          </table:table-cell>
          <table:table-cell table:number-columns-repeated="17"/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15.45455" calcext:value-type="float">
            <text:p>15.45455</text:p>
          </table:table-cell>
          <table:table-cell table:number-columns-repeated="17"/>
        </table:table-row>
        <table:table-row table:style-name="ro1">
          <table:table-cell office:value-type="float" office:value="0.01662" calcext:value-type="float">
            <text:p>0.01662</text:p>
          </table:table-cell>
          <table:table-cell office:value-type="float" office:value="14.6312" calcext:value-type="float">
            <text:p>14.6312</text:p>
          </table:table-cell>
          <table:table-cell table:number-columns-repeated="17"/>
        </table:table-row>
        <table:table-row table:style-name="ro1">
          <table:table-cell office:value-type="float" office:value="0.02398" calcext:value-type="float">
            <text:p>0.02398</text:p>
          </table:table-cell>
          <table:table-cell office:value-type="float" office:value="15.8239" calcext:value-type="float">
            <text:p>15.8239</text:p>
          </table:table-cell>
          <table:table-cell table:number-columns-repeated="17"/>
        </table:table-row>
        <table:table-row table:style-name="ro1">
          <table:table-cell office:value-type="float" office:value="0.03144" calcext:value-type="float">
            <text:p>0.03144</text:p>
          </table:table-cell>
          <table:table-cell office:value-type="float" office:value="16.31895" calcext:value-type="float">
            <text:p>16.31895</text:p>
          </table:table-cell>
          <table:table-cell table:number-columns-repeated="17"/>
        </table:table-row>
        <table:table-row table:style-name="ro1">
          <table:table-cell office:value-type="float" office:value="0.01291" calcext:value-type="float">
            <text:p>0.01291</text:p>
          </table:table-cell>
          <table:table-cell office:value-type="float" office:value="14.1903" calcext:value-type="float">
            <text:p>14.1903</text:p>
          </table:table-cell>
          <table:table-cell table:number-columns-repeated="17"/>
        </table:table-row>
        <table:table-row table:style-name="ro1">
          <table:table-cell office:value-type="float" office:value="0.03827" calcext:value-type="float">
            <text:p>0.03827</text:p>
          </table:table-cell>
          <table:table-cell office:value-type="float" office:value="16.99715" calcext:value-type="float">
            <text:p>16.99715</text:p>
          </table:table-cell>
          <table:table-cell table:number-columns-repeated="17"/>
        </table:table-row>
        <table:table-row table:style-name="ro1">
          <table:table-cell office:value-type="float" office:value="0.01532" calcext:value-type="float">
            <text:p>0.01532</text:p>
          </table:table-cell>
          <table:table-cell office:value-type="float" office:value="14.9486" calcext:value-type="float">
            <text:p>14.9486</text:p>
          </table:table-cell>
          <table:table-cell table:number-columns-repeated="17"/>
        </table:table-row>
        <table:table-row table:style-name="ro1">
          <table:table-cell office:value-type="float" office:value="0.02643" calcext:value-type="float">
            <text:p>0.02643</text:p>
          </table:table-cell>
          <table:table-cell office:value-type="float" office:value="15.91835" calcext:value-type="float">
            <text:p>15.91835</text:p>
          </table:table-cell>
          <table:table-cell table:number-columns-repeated="17"/>
        </table:table-row>
        <table:table-row table:style-name="ro1">
          <table:table-cell office:value-type="float" office:value="0.0202" calcext:value-type="float">
            <text:p>0.0202</text:p>
          </table:table-cell>
          <table:table-cell office:value-type="float" office:value="15.02285" calcext:value-type="float">
            <text:p>15.02285</text:p>
          </table:table-cell>
          <table:table-cell table:number-columns-repeated="17"/>
        </table:table-row>
        <table:table-row table:style-name="ro1">
          <table:table-cell office:value-type="float" office:value="0.0373" calcext:value-type="float">
            <text:p>0.0373</text:p>
          </table:table-cell>
          <table:table-cell office:value-type="float" office:value="16.8196" calcext:value-type="float">
            <text:p>16.8196</text:p>
          </table:table-cell>
          <table:table-cell table:number-columns-repeated="17"/>
        </table:table-row>
        <table:table-row table:style-name="ro1">
          <table:table-cell office:value-type="float" office:value="0.02348" calcext:value-type="float">
            <text:p>0.02348</text:p>
          </table:table-cell>
          <table:table-cell office:value-type="float" office:value="15.66265" calcext:value-type="float">
            <text:p>15.66265</text:p>
          </table:table-cell>
          <table:table-cell table:number-columns-repeated="17"/>
        </table:table-row>
        <table:table-row table:style-name="ro1">
          <table:table-cell office:value-type="float" office:value="0.01635" calcext:value-type="float">
            <text:p>0.01635</text:p>
          </table:table-cell>
          <table:table-cell office:value-type="float" office:value="14.8831" calcext:value-type="float">
            <text:p>14.8831</text:p>
          </table:table-cell>
          <table:table-cell table:number-columns-repeated="17"/>
        </table:table-row>
        <table:table-row table:style-name="ro1">
          <table:table-cell office:value-type="float" office:value="0.02275" calcext:value-type="float">
            <text:p>0.02275</text:p>
          </table:table-cell>
          <table:table-cell office:value-type="float" office:value="15.5348" calcext:value-type="float">
            <text:p>15.5348</text:p>
          </table:table-cell>
          <table:table-cell table:number-columns-repeated="17"/>
        </table:table-row>
        <table:table-row table:style-name="ro1">
          <table:table-cell office:value-type="float" office:value="0.23027" calcext:value-type="float">
            <text:p>0.23027</text:p>
          </table:table-cell>
          <table:table-cell office:value-type="float" office:value="21.0138" calcext:value-type="float">
            <text:p>21.0138</text:p>
          </table:table-cell>
          <table:table-cell table:number-columns-repeated="17"/>
        </table:table-row>
        <table:table-row table:style-name="ro1">
          <table:table-cell office:value-type="float" office:value="0.38164" calcext:value-type="float">
            <text:p>0.38164</text:p>
          </table:table-cell>
          <table:table-cell office:value-type="float" office:value="22.52675" calcext:value-type="float">
            <text:p>22.52675</text:p>
          </table:table-cell>
          <table:table-cell table:number-columns-repeated="17"/>
        </table:table-row>
        <table:table-row table:style-name="ro1">
          <table:table-cell office:value-type="float" office:value="0.2534" calcext:value-type="float">
            <text:p>0.2534</text:p>
          </table:table-cell>
          <table:table-cell office:value-type="float" office:value="21.09145" calcext:value-type="float">
            <text:p>21.09145</text:p>
          </table:table-cell>
          <table:table-cell table:number-columns-repeated="17"/>
        </table:table-row>
        <table:table-row table:style-name="ro1">
          <table:table-cell office:value-type="float" office:value="0.15269" calcext:value-type="float">
            <text:p>0.15269</text:p>
          </table:table-cell>
          <table:table-cell office:value-type="float" office:value="19.93715" calcext:value-type="float">
            <text:p>19.93715</text:p>
          </table:table-cell>
          <table:table-cell table:number-columns-repeated="17"/>
        </table:table-row>
        <table:table-row table:style-name="ro1">
          <table:table-cell office:value-type="float" office:value="0.43673" calcext:value-type="float">
            <text:p>0.43673</text:p>
          </table:table-cell>
          <table:table-cell office:value-type="float" office:value="22.84545" calcext:value-type="float">
            <text:p>22.84545</text:p>
          </table:table-cell>
          <table:table-cell table:number-columns-repeated="17"/>
        </table:table-row>
        <table:table-row table:style-name="ro1">
          <table:table-cell office:value-type="float" office:value="0.10242" calcext:value-type="float">
            <text:p>0.10242</text:p>
          </table:table-cell>
          <table:table-cell office:value-type="float" office:value="19.15365" calcext:value-type="float">
            <text:p>19.15365</text:p>
          </table:table-cell>
          <table:table-cell table:number-columns-repeated="17"/>
        </table:table-row>
        <table:table-row table:style-name="ro1">
          <table:table-cell office:value-type="float" office:value="0.37164" calcext:value-type="float">
            <text:p>0.37164</text:p>
          </table:table-cell>
          <table:table-cell office:value-type="float" office:value="22.12745" calcext:value-type="float">
            <text:p>22.12745</text:p>
          </table:table-cell>
          <table:table-cell table:number-columns-repeated="17"/>
        </table:table-row>
        <table:table-row table:style-name="ro1">
          <table:table-cell office:value-type="float" office:value="0.46664" calcext:value-type="float">
            <text:p>0.46664</text:p>
          </table:table-cell>
          <table:table-cell office:value-type="float" office:value="22.7822" calcext:value-type="float">
            <text:p>22.7822</text:p>
          </table:table-cell>
          <table:table-cell table:number-columns-repeated="17"/>
        </table:table-row>
        <table:table-row table:style-name="ro1">
          <table:table-cell office:value-type="float" office:value="0.19602" calcext:value-type="float">
            <text:p>0.19602</text:p>
          </table:table-cell>
          <table:table-cell office:value-type="float" office:value="20.50135" calcext:value-type="float">
            <text:p>20.50135</text:p>
          </table:table-cell>
          <table:table-cell table:number-columns-repeated="17"/>
        </table:table-row>
        <table:table-row table:style-name="ro1">
          <table:table-cell office:value-type="float" office:value="0.31156" calcext:value-type="float">
            <text:p>0.31156</text:p>
          </table:table-cell>
          <table:table-cell office:value-type="float" office:value="21.7417" calcext:value-type="float">
            <text:p>21.7417</text:p>
          </table:table-cell>
          <table:table-cell table:number-columns-repeated="17"/>
        </table:table-row>
        <table:table-row table:style-name="ro1">
          <table:table-cell office:value-type="float" office:value="0.0322" calcext:value-type="float">
            <text:p>0.0322</text:p>
          </table:table-cell>
          <table:table-cell office:value-type="float" office:value="16.472" calcext:value-type="float">
            <text:p>16.472</text:p>
          </table:table-cell>
          <table:table-cell table:number-columns-repeated="17"/>
        </table:table-row>
        <table:table-row table:style-name="ro1">
          <table:table-cell office:value-type="float" office:value="0.10989" calcext:value-type="float">
            <text:p>0.10989</text:p>
          </table:table-cell>
          <table:table-cell office:value-type="float" office:value="19.29245" calcext:value-type="float">
            <text:p>19.29245</text:p>
          </table:table-cell>
          <table:table-cell table:number-columns-repeated="17"/>
        </table:table-row>
        <table:table-row table:style-name="ro1">
          <table:table-cell office:value-type="float" office:value="0.22562" calcext:value-type="float">
            <text:p>0.22562</text:p>
          </table:table-cell>
          <table:table-cell office:value-type="float" office:value="20.723" calcext:value-type="float">
            <text:p>20.723</text:p>
          </table:table-cell>
          <table:table-cell table:number-columns-repeated="17"/>
        </table:table-row>
        <table:table-row table:style-name="ro1">
          <table:table-cell office:value-type="float" office:value="0.26051" calcext:value-type="float">
            <text:p>0.26051</text:p>
          </table:table-cell>
          <table:table-cell office:value-type="float" office:value="21.22765" calcext:value-type="float">
            <text:p>21.22765</text:p>
          </table:table-cell>
          <table:table-cell table:number-columns-repeated="17"/>
        </table:table-row>
        <table:table-row table:style-name="ro1">
          <table:table-cell office:value-type="float" office:value="0.22556" calcext:value-type="float">
            <text:p>0.22556</text:p>
          </table:table-cell>
          <table:table-cell office:value-type="float" office:value="20.8629" calcext:value-type="float">
            <text:p>20.8629</text:p>
          </table:table-cell>
          <table:table-cell table:number-columns-repeated="17"/>
        </table:table-row>
        <table:table-row table:style-name="ro1">
          <table:table-cell office:value-type="float" office:value="0.44758" calcext:value-type="float">
            <text:p>0.44758</text:p>
          </table:table-cell>
          <table:table-cell office:value-type="float" office:value="22.59905" calcext:value-type="float">
            <text:p>22.59905</text:p>
          </table:table-cell>
          <table:table-cell table:number-columns-repeated="17"/>
        </table:table-row>
        <table:table-row table:style-name="ro1">
          <table:table-cell office:value-type="float" office:value="0.44007" calcext:value-type="float">
            <text:p>0.44007</text:p>
          </table:table-cell>
          <table:table-cell office:value-type="float" office:value="22.85455" calcext:value-type="float">
            <text:p>22.85455</text:p>
          </table:table-cell>
          <table:table-cell table:number-columns-repeated="17"/>
        </table:table-row>
        <table:table-row table:style-name="ro1">
          <table:table-cell office:value-type="float" office:value="0.33742" calcext:value-type="float">
            <text:p>0.33742</text:p>
          </table:table-cell>
          <table:table-cell office:value-type="float" office:value="21.74045" calcext:value-type="float">
            <text:p>21.74045</text:p>
          </table:table-cell>
          <table:table-cell table:number-columns-repeated="17"/>
        </table:table-row>
        <table:table-row table:style-name="ro1">
          <table:table-cell office:value-type="float" office:value="0.52851" calcext:value-type="float">
            <text:p>0.52851</text:p>
          </table:table-cell>
          <table:table-cell office:value-type="float" office:value="22.8422" calcext:value-type="float">
            <text:p>22.8422</text:p>
          </table:table-cell>
          <table:table-cell table:number-columns-repeated="17"/>
        </table:table-row>
        <table:table-row table:style-name="ro1">
          <table:table-cell office:value-type="float" office:value="0.57613" calcext:value-type="float">
            <text:p>0.57613</text:p>
          </table:table-cell>
          <table:table-cell office:value-type="float" office:value="23.2359" calcext:value-type="float">
            <text:p>23.2359</text:p>
          </table:table-cell>
          <table:table-cell table:number-columns-repeated="17"/>
        </table:table-row>
        <table:table-row table:style-name="ro1">
          <table:table-cell office:value-type="float" office:value="0.38775" calcext:value-type="float">
            <text:p>0.38775</text:p>
          </table:table-cell>
          <table:table-cell office:value-type="float" office:value="22.3891" calcext:value-type="float">
            <text:p>22.3891</text:p>
          </table:table-cell>
          <table:table-cell table:number-columns-repeated="17"/>
        </table:table-row>
        <table:table-row table:style-name="ro1">
          <table:table-cell office:value-type="float" office:value="0.36001" calcext:value-type="float">
            <text:p>0.36001</text:p>
          </table:table-cell>
          <table:table-cell office:value-type="float" office:value="21.92755" calcext:value-type="float">
            <text:p>21.92755</text:p>
          </table:table-cell>
          <table:table-cell table:number-columns-repeated="17"/>
        </table:table-row>
        <table:table-row table:style-name="ro1">
          <table:table-cell office:value-type="float" office:value="0.34701" calcext:value-type="float">
            <text:p>0.34701</text:p>
          </table:table-cell>
          <table:table-cell office:value-type="float" office:value="21.7912" calcext:value-type="float">
            <text:p>21.7912</text:p>
          </table:table-cell>
          <table:table-cell table:number-columns-repeated="17"/>
        </table:table-row>
        <table:table-row table:style-name="ro1">
          <table:table-cell office:value-type="float" office:value="0.43927" calcext:value-type="float">
            <text:p>0.43927</text:p>
          </table:table-cell>
          <table:table-cell office:value-type="float" office:value="22.56615" calcext:value-type="float">
            <text:p>22.56615</text:p>
          </table:table-cell>
          <table:table-cell table:number-columns-repeated="17"/>
        </table:table-row>
        <table:table-row table:style-name="ro1">
          <table:table-cell office:value-type="float" office:value="0.34923" calcext:value-type="float">
            <text:p>0.34923</text:p>
          </table:table-cell>
          <table:table-cell office:value-type="float" office:value="21.8575" calcext:value-type="float">
            <text:p>21.8575</text:p>
          </table:table-cell>
          <table:table-cell table:number-columns-repeated="17"/>
        </table:table-row>
        <table:table-row table:style-name="ro1">
          <table:table-cell office:value-type="float" office:value="0.43015" calcext:value-type="float">
            <text:p>0.43015</text:p>
          </table:table-cell>
          <table:table-cell office:value-type="float" office:value="22.5444" calcext:value-type="float">
            <text:p>22.5444</text:p>
          </table:table-cell>
          <table:table-cell table:number-columns-repeated="17"/>
        </table:table-row>
        <table:table-row table:style-name="ro1">
          <table:table-cell office:value-type="float" office:value="0.50818" calcext:value-type="float">
            <text:p>0.50818</text:p>
          </table:table-cell>
          <table:table-cell office:value-type="float" office:value="22.7793" calcext:value-type="float">
            <text:p>22.7793</text:p>
          </table:table-cell>
          <table:table-cell table:number-columns-repeated="17"/>
        </table:table-row>
        <table:table-row table:style-name="ro1">
          <table:table-cell office:value-type="float" office:value="0.28845" calcext:value-type="float">
            <text:p>0.28845</text:p>
          </table:table-cell>
          <table:table-cell office:value-type="float" office:value="21.4826" calcext:value-type="float">
            <text:p>21.4826</text:p>
          </table:table-cell>
          <table:table-cell table:number-columns-repeated="17"/>
        </table:table-row>
        <table:table-row table:style-name="ro1">
          <table:table-cell office:value-type="float" office:value="0.17281" calcext:value-type="float">
            <text:p>0.17281</text:p>
          </table:table-cell>
          <table:table-cell office:value-type="float" office:value="20.49025" calcext:value-type="float">
            <text:p>20.49025</text:p>
          </table:table-cell>
          <table:table-cell table:number-columns-repeated="17"/>
        </table:table-row>
        <table:table-row table:style-name="ro1">
          <table:table-cell office:value-type="float" office:value="0.31774" calcext:value-type="float">
            <text:p>0.31774</text:p>
          </table:table-cell>
          <table:table-cell office:value-type="float" office:value="21.8387" calcext:value-type="float">
            <text:p>21.8387</text:p>
          </table:table-cell>
          <table:table-cell table:number-columns-repeated="17"/>
        </table:table-row>
        <table:table-row table:style-name="ro1">
          <table:table-cell office:value-type="float" office:value="0.27509" calcext:value-type="float">
            <text:p>0.27509</text:p>
          </table:table-cell>
          <table:table-cell office:value-type="float" office:value="21.50715" calcext:value-type="float">
            <text:p>21.50715</text:p>
          </table:table-cell>
          <table:table-cell table:number-columns-repeated="17"/>
        </table:table-row>
        <table:table-row table:style-name="ro1">
          <table:table-cell office:value-type="float" office:value="0.10293" calcext:value-type="float">
            <text:p>0.10293</text:p>
          </table:table-cell>
          <table:table-cell office:value-type="float" office:value="18.90405" calcext:value-type="float">
            <text:p>18.90405</text:p>
          </table:table-cell>
          <table:table-cell table:number-columns-repeated="17"/>
        </table:table-row>
        <table:table-row table:style-name="ro1">
          <table:table-cell office:value-type="float" office:value="0.20584" calcext:value-type="float">
            <text:p>0.20584</text:p>
          </table:table-cell>
          <table:table-cell office:value-type="float" office:value="20.5539" calcext:value-type="float">
            <text:p>20.5539</text:p>
          </table:table-cell>
          <table:table-cell table:number-columns-repeated="17"/>
        </table:table-row>
        <table:table-row table:style-name="ro1">
          <table:table-cell office:value-type="float" office:value="0.2646" calcext:value-type="float">
            <text:p>0.2646</text:p>
          </table:table-cell>
          <table:table-cell office:value-type="float" office:value="21.2449" calcext:value-type="float">
            <text:p>21.2449</text:p>
          </table:table-cell>
          <table:table-cell table:number-columns-repeated="17"/>
        </table:table-row>
        <table:table-row table:style-name="ro1">
          <table:table-cell office:value-type="float" office:value="0.23466" calcext:value-type="float">
            <text:p>0.23466</text:p>
          </table:table-cell>
          <table:table-cell office:value-type="float" office:value="20.8644" calcext:value-type="float">
            <text:p>20.8644</text:p>
          </table:table-cell>
          <table:table-cell table:number-columns-repeated="17"/>
        </table:table-row>
        <table:table-row table:style-name="ro1">
          <table:table-cell office:value-type="float" office:value="0.21434" calcext:value-type="float">
            <text:p>0.21434</text:p>
          </table:table-cell>
          <table:table-cell office:value-type="float" office:value="20.73405" calcext:value-type="float">
            <text:p>20.73405</text:p>
          </table:table-cell>
          <table:table-cell table:number-columns-repeated="17"/>
        </table:table-row>
        <table:table-row table:style-name="ro1">
          <table:table-cell office:value-type="float" office:value="0.42784" calcext:value-type="float">
            <text:p>0.42784</text:p>
          </table:table-cell>
          <table:table-cell office:value-type="float" office:value="23.03515" calcext:value-type="float">
            <text:p>23.03515</text:p>
          </table:table-cell>
          <table:table-cell table:number-columns-repeated="17"/>
        </table:table-row>
        <table:table-row table:style-name="ro1">
          <table:table-cell office:value-type="float" office:value="0.40214" calcext:value-type="float">
            <text:p>0.40214</text:p>
          </table:table-cell>
          <table:table-cell office:value-type="float" office:value="22.2536" calcext:value-type="float">
            <text:p>22.2536</text:p>
          </table:table-cell>
          <table:table-cell table:number-columns-repeated="17"/>
        </table:table-row>
        <table:table-row table:style-name="ro1">
          <table:table-cell office:value-type="float" office:value="0.32218" calcext:value-type="float">
            <text:p>0.32218</text:p>
          </table:table-cell>
          <table:table-cell office:value-type="float" office:value="21.54775" calcext:value-type="float">
            <text:p>21.54775</text:p>
          </table:table-cell>
          <table:table-cell table:number-columns-repeated="17"/>
        </table:table-row>
        <table:table-row table:style-name="ro1">
          <table:table-cell office:value-type="float" office:value="0.45173" calcext:value-type="float">
            <text:p>0.45173</text:p>
          </table:table-cell>
          <table:table-cell office:value-type="float" office:value="22.72345" calcext:value-type="float">
            <text:p>22.72345</text:p>
          </table:table-cell>
          <table:table-cell table:number-columns-repeated="17"/>
        </table:table-row>
        <table:table-row table:style-name="ro1">
          <table:table-cell office:value-type="float" office:value="0.16139" calcext:value-type="float">
            <text:p>0.16139</text:p>
          </table:table-cell>
          <table:table-cell office:value-type="float" office:value="20.07365" calcext:value-type="float">
            <text:p>20.07365</text:p>
          </table:table-cell>
          <table:table-cell table:number-columns-repeated="17"/>
        </table:table-row>
        <table:table-row table:style-name="ro1">
          <table:table-cell office:value-type="float" office:value="0.35161" calcext:value-type="float">
            <text:p>0.35161</text:p>
          </table:table-cell>
          <table:table-cell office:value-type="float" office:value="22.05965" calcext:value-type="float">
            <text:p>22.05965</text:p>
          </table:table-cell>
          <table:table-cell table:number-columns-repeated="17"/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21.02715" calcext:value-type="float">
            <text:p>21.02715</text:p>
          </table:table-cell>
          <table:table-cell table:number-columns-repeated="17"/>
        </table:table-row>
        <table:table-row table:style-name="ro1">
          <table:table-cell office:value-type="float" office:value="0.08223" calcext:value-type="float">
            <text:p>0.08223</text:p>
          </table:table-cell>
          <table:table-cell office:value-type="float" office:value="18.52945" calcext:value-type="float">
            <text:p>18.52945</text:p>
          </table:table-cell>
          <table:table-cell table:number-columns-repeated="17"/>
        </table:table-row>
        <table:table-row table:style-name="ro1">
          <table:table-cell office:value-type="float" office:value="0.10588" calcext:value-type="float">
            <text:p>0.10588</text:p>
          </table:table-cell>
          <table:table-cell office:value-type="float" office:value="19.1167" calcext:value-type="float">
            <text:p>19.1167</text:p>
          </table:table-cell>
          <table:table-cell table:number-columns-repeated="17"/>
        </table:table-row>
        <table:table-row table:style-name="ro1">
          <table:table-cell office:value-type="float" office:value="0.33293" calcext:value-type="float">
            <text:p>0.33293</text:p>
          </table:table-cell>
          <table:table-cell office:value-type="float" office:value="22.0508" calcext:value-type="float">
            <text:p>22.0508</text:p>
          </table:table-cell>
          <table:table-cell table:number-columns-repeated="17"/>
        </table:table-row>
        <table:table-row table:style-name="ro1">
          <table:table-cell office:value-type="float" office:value="0.10227" calcext:value-type="float">
            <text:p>0.10227</text:p>
          </table:table-cell>
          <table:table-cell office:value-type="float" office:value="19.0531" calcext:value-type="float">
            <text:p>19.0531</text:p>
          </table:table-cell>
          <table:table-cell table:number-columns-repeated="17"/>
        </table:table-row>
        <table:table-row table:style-name="ro1">
          <table:table-cell office:value-type="float" office:value="0.29282" calcext:value-type="float">
            <text:p>0.29282</text:p>
          </table:table-cell>
          <table:table-cell office:value-type="float" office:value="21.4896" calcext:value-type="float">
            <text:p>21.4896</text:p>
          </table:table-cell>
          <table:table-cell table:number-columns-repeated="17"/>
        </table:table-row>
        <table:table-row table:style-name="ro1">
          <table:table-cell office:value-type="float" office:value="0.13269" calcext:value-type="float">
            <text:p>0.13269</text:p>
          </table:table-cell>
          <table:table-cell office:value-type="float" office:value="19.53775" calcext:value-type="float">
            <text:p>19.53775</text:p>
          </table:table-cell>
          <table:table-cell table:number-columns-repeated="17"/>
        </table:table-row>
        <table:table-row table:style-name="ro1">
          <table:table-cell office:value-type="float" office:value="0.27088" calcext:value-type="float">
            <text:p>0.27088</text:p>
          </table:table-cell>
          <table:table-cell office:value-type="float" office:value="21.22425" calcext:value-type="float">
            <text:p>21.22425</text:p>
          </table:table-cell>
          <table:table-cell table:number-columns-repeated="17"/>
        </table:table-row>
        <table:table-row table:style-name="ro1">
          <table:table-cell office:value-type="float" office:value="0.10044" calcext:value-type="float">
            <text:p>0.10044</text:p>
          </table:table-cell>
          <table:table-cell office:value-type="float" office:value="19.0807" calcext:value-type="float">
            <text:p>19.0807</text:p>
          </table:table-cell>
          <table:table-cell table:number-columns-repeated="17"/>
        </table:table-row>
        <table:table-row table:style-name="ro1">
          <table:table-cell office:value-type="float" office:value="0.35363" calcext:value-type="float">
            <text:p>0.35363</text:p>
          </table:table-cell>
          <table:table-cell office:value-type="float" office:value="22.1458" calcext:value-type="float">
            <text:p>22.1458</text:p>
          </table:table-cell>
          <table:table-cell table:number-columns-repeated="17"/>
        </table:table-row>
        <table:table-row table:style-name="ro1">
          <table:table-cell office:value-type="float" office:value="0.42353" calcext:value-type="float">
            <text:p>0.42353</text:p>
          </table:table-cell>
          <table:table-cell office:value-type="float" office:value="22.599" calcext:value-type="float">
            <text:p>22.599</text:p>
          </table:table-cell>
          <table:table-cell table:number-columns-repeated="17"/>
        </table:table-row>
        <table:table-row table:style-name="ro1">
          <table:table-cell office:value-type="float" office:value="0.30012" calcext:value-type="float">
            <text:p>0.30012</text:p>
          </table:table-cell>
          <table:table-cell office:value-type="float" office:value="21.71085" calcext:value-type="float">
            <text:p>21.71085</text:p>
          </table:table-cell>
          <table:table-cell table:number-columns-repeated="17"/>
        </table:table-row>
        <table:table-row table:style-name="ro1">
          <table:table-cell office:value-type="float" office:value="0.14761" calcext:value-type="float">
            <text:p>0.14761</text:p>
          </table:table-cell>
          <table:table-cell office:value-type="float" office:value="19.88745" calcext:value-type="float">
            <text:p>19.88745</text:p>
          </table:table-cell>
          <table:table-cell table:number-columns-repeated="17"/>
        </table:table-row>
        <table:table-row table:style-name="ro1">
          <table:table-cell office:value-type="float" office:value="0.22853" calcext:value-type="float">
            <text:p>0.22853</text:p>
          </table:table-cell>
          <table:table-cell office:value-type="float" office:value="20.96525" calcext:value-type="float">
            <text:p>20.96525</text:p>
          </table:table-cell>
          <table:table-cell table:number-columns-repeated="17"/>
        </table:table-row>
        <table:table-row table:style-name="ro1">
          <table:table-cell office:value-type="float" office:value="0.1388" calcext:value-type="float">
            <text:p>0.1388</text:p>
          </table:table-cell>
          <table:table-cell office:value-type="float" office:value="19.82205" calcext:value-type="float">
            <text:p>19.82205</text:p>
          </table:table-cell>
          <table:table-cell table:number-columns-repeated="17"/>
        </table:table-row>
        <table:table-row table:style-name="ro1">
          <table:table-cell office:value-type="float" office:value="0.14343" calcext:value-type="float">
            <text:p>0.14343</text:p>
          </table:table-cell>
          <table:table-cell office:value-type="float" office:value="19.88005" calcext:value-type="float">
            <text:p>19.88005</text:p>
          </table:table-cell>
          <table:table-cell table:number-columns-repeated="17"/>
        </table:table-row>
        <table:table-row table:style-name="ro1">
          <table:table-cell office:value-type="float" office:value="0.09201" calcext:value-type="float">
            <text:p>0.09201</text:p>
          </table:table-cell>
          <table:table-cell office:value-type="float" office:value="18.9547" calcext:value-type="float">
            <text:p>18.9547</text:p>
          </table:table-cell>
          <table:table-cell table:number-columns-repeated="17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20.1239" calcext:value-type="float">
            <text:p>20.1239</text:p>
          </table:table-cell>
          <table:table-cell table:number-columns-repeated="17"/>
        </table:table-row>
        <table:table-row table:style-name="ro1">
          <table:table-cell office:value-type="float" office:value="0.23851" calcext:value-type="float">
            <text:p>0.23851</text:p>
          </table:table-cell>
          <table:table-cell office:value-type="float" office:value="21.19555" calcext:value-type="float">
            <text:p>21.19555</text:p>
          </table:table-cell>
          <table:table-cell table:number-columns-repeated="17"/>
        </table:table-row>
        <table:table-row table:style-name="ro1">
          <table:table-cell office:value-type="float" office:value="0.14949" calcext:value-type="float">
            <text:p>0.14949</text:p>
          </table:table-cell>
          <table:table-cell office:value-type="float" office:value="20.15155" calcext:value-type="float">
            <text:p>20.15155</text:p>
          </table:table-cell>
          <table:table-cell table:number-columns-repeated="17"/>
        </table:table-row>
        <table:table-row table:style-name="ro1">
          <table:table-cell office:value-type="float" office:value="0.50718" calcext:value-type="float">
            <text:p>0.50718</text:p>
          </table:table-cell>
          <table:table-cell office:value-type="float" office:value="22.9937" calcext:value-type="float">
            <text:p>22.9937</text:p>
          </table:table-cell>
          <table:table-cell table:number-columns-repeated="17"/>
        </table:table-row>
        <table:table-row table:style-name="ro1">
          <table:table-cell office:value-type="float" office:value="0.25249" calcext:value-type="float">
            <text:p>0.25249</text:p>
          </table:table-cell>
          <table:table-cell office:value-type="float" office:value="21.20755" calcext:value-type="float">
            <text:p>21.20755</text:p>
          </table:table-cell>
          <table:table-cell table:number-columns-repeated="17"/>
        </table:table-row>
        <table:table-row table:style-name="ro1">
          <table:table-cell office:value-type="float" office:value="0.28397" calcext:value-type="float">
            <text:p>0.28397</text:p>
          </table:table-cell>
          <table:table-cell office:value-type="float" office:value="21.3163" calcext:value-type="float">
            <text:p>21.3163</text:p>
          </table:table-cell>
          <table:table-cell table:number-columns-repeated="17"/>
        </table:table-row>
        <table:table-row table:style-name="ro1">
          <table:table-cell office:value-type="float" office:value="0.2368" calcext:value-type="float">
            <text:p>0.2368</text:p>
          </table:table-cell>
          <table:table-cell office:value-type="float" office:value="21.0224" calcext:value-type="float">
            <text:p>21.0224</text:p>
          </table:table-cell>
          <table:table-cell table:number-columns-repeated="17"/>
        </table:table-row>
        <table:table-row table:style-name="ro1">
          <table:table-cell office:value-type="float" office:value="0.34092" calcext:value-type="float">
            <text:p>0.34092</text:p>
          </table:table-cell>
          <table:table-cell office:value-type="float" office:value="21.88785" calcext:value-type="float">
            <text:p>21.88785</text:p>
          </table:table-cell>
          <table:table-cell table:number-columns-repeated="17"/>
        </table:table-row>
        <table:table-row table:style-name="ro1">
          <table:table-cell office:value-type="float" office:value="0.26388" calcext:value-type="float">
            <text:p>0.26388</text:p>
          </table:table-cell>
          <table:table-cell office:value-type="float" office:value="21.064" calcext:value-type="float">
            <text:p>21.064</text:p>
          </table:table-cell>
          <table:table-cell table:number-columns-repeated="17"/>
        </table:table-row>
        <table:table-row table:style-name="ro1">
          <table:table-cell office:value-type="float" office:value="0.34872" calcext:value-type="float">
            <text:p>0.34872</text:p>
          </table:table-cell>
          <table:table-cell office:value-type="float" office:value="22.1162" calcext:value-type="float">
            <text:p>22.1162</text:p>
          </table:table-cell>
          <table:table-cell table:number-columns-repeated="17"/>
        </table:table-row>
        <table:table-row table:style-name="ro1">
          <table:table-cell office:value-type="float" office:value="0.32095" calcext:value-type="float">
            <text:p>0.32095</text:p>
          </table:table-cell>
          <table:table-cell office:value-type="float" office:value="21.71485" calcext:value-type="float">
            <text:p>21.71485</text:p>
          </table:table-cell>
          <table:table-cell table:number-columns-repeated="17"/>
        </table:table-row>
        <table:table-row table:style-name="ro1">
          <table:table-cell office:value-type="float" office:value="0.13523" calcext:value-type="float">
            <text:p>0.13523</text:p>
          </table:table-cell>
          <table:table-cell office:value-type="float" office:value="19.80745" calcext:value-type="float">
            <text:p>19.80745</text:p>
          </table:table-cell>
          <table:table-cell table:number-columns-repeated="17"/>
        </table:table-row>
        <table:table-row table:style-name="ro1">
          <table:table-cell office:value-type="float" office:value="0.30666" calcext:value-type="float">
            <text:p>0.30666</text:p>
          </table:table-cell>
          <table:table-cell office:value-type="float" office:value="21.88165" calcext:value-type="float">
            <text:p>21.88165</text:p>
          </table:table-cell>
          <table:table-cell table:number-columns-repeated="17"/>
        </table:table-row>
        <table:table-row table:style-name="ro1">
          <table:table-cell office:value-type="float" office:value="0.23362" calcext:value-type="float">
            <text:p>0.23362</text:p>
          </table:table-cell>
          <table:table-cell office:value-type="float" office:value="21.21045" calcext:value-type="float">
            <text:p>21.21045</text:p>
          </table:table-cell>
          <table:table-cell table:number-columns-repeated="17"/>
        </table:table-row>
        <table:table-row table:style-name="ro1">
          <table:table-cell office:value-type="float" office:value="0.30078" calcext:value-type="float">
            <text:p>0.30078</text:p>
          </table:table-cell>
          <table:table-cell office:value-type="float" office:value="21.91835" calcext:value-type="float">
            <text:p>21.91835</text:p>
          </table:table-cell>
          <table:table-cell table:number-columns-repeated="17"/>
        </table:table-row>
        <table:table-row table:style-name="ro1">
          <table:table-cell office:value-type="float" office:value="0.36783" calcext:value-type="float">
            <text:p>0.36783</text:p>
          </table:table-cell>
          <table:table-cell office:value-type="float" office:value="21.9904" calcext:value-type="float">
            <text:p>21.9904</text:p>
          </table:table-cell>
          <table:table-cell table:number-columns-repeated="17"/>
        </table:table-row>
        <table:table-row table:style-name="ro1">
          <table:table-cell office:value-type="float" office:value="0.1694" calcext:value-type="float">
            <text:p>0.1694</text:p>
          </table:table-cell>
          <table:table-cell office:value-type="float" office:value="20.2554" calcext:value-type="float">
            <text:p>20.2554</text:p>
          </table:table-cell>
          <table:table-cell table:number-columns-repeated="17"/>
        </table:table-row>
        <table:table-row table:style-name="ro1">
          <table:table-cell office:value-type="float" office:value="0.07976" calcext:value-type="float">
            <text:p>0.07976</text:p>
          </table:table-cell>
          <table:table-cell office:value-type="float" office:value="18.337" calcext:value-type="float">
            <text:p>18.337</text:p>
          </table:table-cell>
          <table:table-cell table:number-columns-repeated="17"/>
        </table:table-row>
        <table:table-row table:style-name="ro1">
          <table:table-cell office:value-type="float" office:value="0.1806" calcext:value-type="float">
            <text:p>0.1806</text:p>
          </table:table-cell>
          <table:table-cell office:value-type="float" office:value="20.3864" calcext:value-type="float">
            <text:p>20.3864</text:p>
          </table:table-cell>
          <table:table-cell table:number-columns-repeated="17"/>
        </table:table-row>
        <table:table-row table:style-name="ro1">
          <table:table-cell office:value-type="float" office:value="0.18071" calcext:value-type="float">
            <text:p>0.18071</text:p>
          </table:table-cell>
          <table:table-cell office:value-type="float" office:value="20.34675" calcext:value-type="float">
            <text:p>20.34675</text:p>
          </table:table-cell>
          <table:table-cell table:number-columns-repeated="17"/>
        </table:table-row>
        <table:table-row table:style-name="ro1">
          <table:table-cell office:value-type="float" office:value="0.23086" calcext:value-type="float">
            <text:p>0.23086</text:p>
          </table:table-cell>
          <table:table-cell office:value-type="float" office:value="21.03315" calcext:value-type="float">
            <text:p>21.03315</text:p>
          </table:table-cell>
          <table:table-cell table:number-columns-repeated="17"/>
        </table:table-row>
        <table:table-row table:style-name="ro1">
          <table:table-cell office:value-type="float" office:value="0.04582" calcext:value-type="float">
            <text:p>0.04582</text:p>
          </table:table-cell>
          <table:table-cell office:value-type="float" office:value="17.29255" calcext:value-type="float">
            <text:p>17.29255</text:p>
          </table:table-cell>
          <table:table-cell table:number-columns-repeated="17"/>
        </table:table-row>
        <table:table-row table:style-name="ro1">
          <table:table-cell office:value-type="float" office:value="0.22146" calcext:value-type="float">
            <text:p>0.22146</text:p>
          </table:table-cell>
          <table:table-cell office:value-type="float" office:value="20.7853" calcext:value-type="float">
            <text:p>20.7853</text:p>
          </table:table-cell>
          <table:table-cell table:number-columns-repeated="17"/>
        </table:table-row>
        <table:table-row table:style-name="ro1">
          <table:table-cell office:value-type="float" office:value="0.20073" calcext:value-type="float">
            <text:p>0.20073</text:p>
          </table:table-cell>
          <table:table-cell office:value-type="float" office:value="20.5274" calcext:value-type="float">
            <text:p>20.5274</text:p>
          </table:table-cell>
          <table:table-cell table:number-columns-repeated="17"/>
        </table:table-row>
        <table:table-row table:style-name="ro1">
          <table:table-cell office:value-type="float" office:value="0.0755" calcext:value-type="float">
            <text:p>0.0755</text:p>
          </table:table-cell>
          <table:table-cell office:value-type="float" office:value="18.378" calcext:value-type="float">
            <text:p>18.378</text:p>
          </table:table-cell>
          <table:table-cell table:number-columns-repeated="17"/>
        </table:table-row>
        <table:table-row table:style-name="ro1">
          <table:table-cell office:value-type="float" office:value="0.02627" calcext:value-type="float">
            <text:p>0.02627</text:p>
          </table:table-cell>
          <table:table-cell office:value-type="float" office:value="15.98385" calcext:value-type="float">
            <text:p>15.98385</text:p>
          </table:table-cell>
          <table:table-cell table:number-columns-repeated="17"/>
        </table:table-row>
        <table:table-row table:style-name="ro1">
          <table:table-cell office:value-type="float" office:value="0.19141" calcext:value-type="float">
            <text:p>0.19141</text:p>
          </table:table-cell>
          <table:table-cell office:value-type="float" office:value="20.055" calcext:value-type="float">
            <text:p>20.055</text:p>
          </table:table-cell>
          <table:table-cell table:number-columns-repeated="17"/>
        </table:table-row>
        <table:table-row table:style-name="ro1">
          <table:table-cell office:value-type="float" office:value="0.1777" calcext:value-type="float">
            <text:p>0.1777</text:p>
          </table:table-cell>
          <table:table-cell office:value-type="float" office:value="20.3552" calcext:value-type="float">
            <text:p>20.3552</text:p>
          </table:table-cell>
          <table:table-cell table:number-columns-repeated="17"/>
        </table:table-row>
        <table:table-row table:style-name="ro1">
          <table:table-cell office:value-type="float" office:value="0.18542" calcext:value-type="float">
            <text:p>0.18542</text:p>
          </table:table-cell>
          <table:table-cell office:value-type="float" office:value="20.5371" calcext:value-type="float">
            <text:p>20.5371</text:p>
          </table:table-cell>
          <table:table-cell table:number-columns-repeated="17"/>
        </table:table-row>
        <table:table-row table:style-name="ro1">
          <table:table-cell office:value-type="float" office:value="0.34931" calcext:value-type="float">
            <text:p>0.34931</text:p>
          </table:table-cell>
          <table:table-cell office:value-type="float" office:value="22.02925" calcext:value-type="float">
            <text:p>22.02925</text:p>
          </table:table-cell>
          <table:table-cell table:number-columns-repeated="17"/>
        </table:table-row>
        <table:table-row table:style-name="ro1">
          <table:table-cell office:value-type="float" office:value="0.27131" calcext:value-type="float">
            <text:p>0.27131</text:p>
          </table:table-cell>
          <table:table-cell office:value-type="float" office:value="21.30945" calcext:value-type="float">
            <text:p>21.30945</text:p>
          </table:table-cell>
          <table:table-cell table:number-columns-repeated="17"/>
        </table:table-row>
        <table:table-row table:style-name="ro1">
          <table:table-cell office:value-type="float" office:value="0.29212" calcext:value-type="float">
            <text:p>0.29212</text:p>
          </table:table-cell>
          <table:table-cell office:value-type="float" office:value="21.17535" calcext:value-type="float">
            <text:p>21.17535</text:p>
          </table:table-cell>
          <table:table-cell table:number-columns-repeated="17"/>
        </table:table-row>
        <table:table-row table:style-name="ro1">
          <table:table-cell office:value-type="float" office:value="0.37051" calcext:value-type="float">
            <text:p>0.37051</text:p>
          </table:table-cell>
          <table:table-cell office:value-type="float" office:value="21.7944" calcext:value-type="float">
            <text:p>21.7944</text:p>
          </table:table-cell>
          <table:table-cell table:number-columns-repeated="17"/>
        </table:table-row>
        <table:table-row table:style-name="ro1">
          <table:table-cell office:value-type="float" office:value="0.09641" calcext:value-type="float">
            <text:p>0.09641</text:p>
          </table:table-cell>
          <table:table-cell office:value-type="float" office:value="18.8215" calcext:value-type="float">
            <text:p>18.8215</text:p>
          </table:table-cell>
          <table:table-cell table:number-columns-repeated="17"/>
        </table:table-row>
        <table:table-row table:style-name="ro1">
          <table:table-cell office:value-type="float" office:value="0.18058" calcext:value-type="float">
            <text:p>0.18058</text:p>
          </table:table-cell>
          <table:table-cell office:value-type="float" office:value="20.2752" calcext:value-type="float">
            <text:p>20.2752</text:p>
          </table:table-cell>
          <table:table-cell table:number-columns-repeated="17"/>
        </table:table-row>
        <table:table-row table:style-name="ro1">
          <table:table-cell office:value-type="float" office:value="0.27446" calcext:value-type="float">
            <text:p>0.27446</text:p>
          </table:table-cell>
          <table:table-cell office:value-type="float" office:value="21.3734" calcext:value-type="float">
            <text:p>21.3734</text:p>
          </table:table-cell>
          <table:table-cell table:number-columns-repeated="17"/>
        </table:table-row>
        <table:table-row table:style-name="ro1">
          <table:table-cell office:value-type="float" office:value="0.2451" calcext:value-type="float">
            <text:p>0.2451</text:p>
          </table:table-cell>
          <table:table-cell office:value-type="float" office:value="21.2589" calcext:value-type="float">
            <text:p>21.2589</text:p>
          </table:table-cell>
          <table:table-cell table:number-columns-repeated="17"/>
        </table:table-row>
        <table:table-row table:style-name="ro1">
          <table:table-cell office:value-type="float" office:value="0.36135" calcext:value-type="float">
            <text:p>0.36135</text:p>
          </table:table-cell>
          <table:table-cell office:value-type="float" office:value="21.9082" calcext:value-type="float">
            <text:p>21.9082</text:p>
          </table:table-cell>
          <table:table-cell table:number-columns-repeated="17"/>
        </table:table-row>
        <table:table-row table:style-name="ro1">
          <table:table-cell office:value-type="float" office:value="0.23152" calcext:value-type="float">
            <text:p>0.23152</text:p>
          </table:table-cell>
          <table:table-cell office:value-type="float" office:value="20.92185" calcext:value-type="float">
            <text:p>20.92185</text:p>
          </table:table-cell>
          <table:table-cell table:number-columns-repeated="17"/>
        </table:table-row>
        <table:table-row table:style-name="ro1">
          <table:table-cell office:value-type="float" office:value="0.14648" calcext:value-type="float">
            <text:p>0.14648</text:p>
          </table:table-cell>
          <table:table-cell office:value-type="float" office:value="19.91105" calcext:value-type="float">
            <text:p>19.91105</text:p>
          </table:table-cell>
          <table:table-cell table:number-columns-repeated="17"/>
        </table:table-row>
        <table:table-row table:style-name="ro1">
          <table:table-cell office:value-type="float" office:value="0.15948" calcext:value-type="float">
            <text:p>0.15948</text:p>
          </table:table-cell>
          <table:table-cell office:value-type="float" office:value="20.18505" calcext:value-type="float">
            <text:p>20.18505</text:p>
          </table:table-cell>
          <table:table-cell table:number-columns-repeated="17"/>
        </table:table-row>
        <table:table-row table:style-name="ro1">
          <table:table-cell office:value-type="float" office:value="0.41929" calcext:value-type="float">
            <text:p>0.41929</text:p>
          </table:table-cell>
          <table:table-cell office:value-type="float" office:value="22.4583" calcext:value-type="float">
            <text:p>22.4583</text:p>
          </table:table-cell>
          <table:table-cell table:number-columns-repeated="17"/>
        </table:table-row>
        <table:table-row table:style-name="ro1">
          <table:table-cell office:value-type="float" office:value="0.31894" calcext:value-type="float">
            <text:p>0.31894</text:p>
          </table:table-cell>
          <table:table-cell office:value-type="float" office:value="21.66595" calcext:value-type="float">
            <text:p>21.66595</text:p>
          </table:table-cell>
          <table:table-cell table:number-columns-repeated="17"/>
        </table:table-row>
        <table:table-row table:style-name="ro1">
          <table:table-cell office:value-type="float" office:value="0.51941" calcext:value-type="float">
            <text:p>0.51941</text:p>
          </table:table-cell>
          <table:table-cell office:value-type="float" office:value="22.97595" calcext:value-type="float">
            <text:p>22.97595</text:p>
          </table:table-cell>
          <table:table-cell table:number-columns-repeated="17"/>
        </table:table-row>
        <table:table-row table:style-name="ro1">
          <table:table-cell office:value-type="float" office:value="0.15069" calcext:value-type="float">
            <text:p>0.15069</text:p>
          </table:table-cell>
          <table:table-cell office:value-type="float" office:value="19.9375" calcext:value-type="float">
            <text:p>19.9375</text:p>
          </table:table-cell>
          <table:table-cell table:number-columns-repeated="17"/>
        </table:table-row>
        <table:table-row table:style-name="ro1">
          <table:table-cell office:value-type="float" office:value="0.30249" calcext:value-type="float">
            <text:p>0.30249</text:p>
          </table:table-cell>
          <table:table-cell office:value-type="float" office:value="21.6135" calcext:value-type="float">
            <text:p>21.6135</text:p>
          </table:table-cell>
          <table:table-cell table:number-columns-repeated="17"/>
        </table:table-row>
        <table:table-row table:style-name="ro1">
          <table:table-cell office:value-type="float" office:value="0.21073" calcext:value-type="float">
            <text:p>0.21073</text:p>
          </table:table-cell>
          <table:table-cell office:value-type="float" office:value="20.73865" calcext:value-type="float">
            <text:p>20.73865</text:p>
          </table:table-cell>
          <table:table-cell table:number-columns-repeated="17"/>
        </table:table-row>
        <table:table-row table:style-name="ro1">
          <table:table-cell office:value-type="float" office:value="0.23943" calcext:value-type="float">
            <text:p>0.23943</text:p>
          </table:table-cell>
          <table:table-cell office:value-type="float" office:value="20.71895" calcext:value-type="float">
            <text:p>20.71895</text:p>
          </table:table-cell>
          <table:table-cell table:number-columns-repeated="17"/>
        </table:table-row>
        <table:table-row table:style-name="ro1">
          <table:table-cell office:value-type="float" office:value="0.3318" calcext:value-type="float">
            <text:p>0.3318</text:p>
          </table:table-cell>
          <table:table-cell office:value-type="float" office:value="21.7581" calcext:value-type="float">
            <text:p>21.7581</text:p>
          </table:table-cell>
          <table:table-cell table:number-columns-repeated="17"/>
        </table:table-row>
        <table:table-row table:style-name="ro1">
          <table:table-cell office:value-type="float" office:value="0.20072" calcext:value-type="float">
            <text:p>0.20072</text:p>
          </table:table-cell>
          <table:table-cell office:value-type="float" office:value="20.72485" calcext:value-type="float">
            <text:p>20.72485</text:p>
          </table:table-cell>
          <table:table-cell table:number-columns-repeated="17"/>
        </table:table-row>
        <table:table-row table:style-name="ro1">
          <table:table-cell office:value-type="float" office:value="0.36082" calcext:value-type="float">
            <text:p>0.36082</text:p>
          </table:table-cell>
          <table:table-cell office:value-type="float" office:value="22.1621" calcext:value-type="float">
            <text:p>22.1621</text:p>
          </table:table-cell>
          <table:table-cell table:number-columns-repeated="17"/>
        </table:table-row>
        <table:table-row table:style-name="ro1">
          <table:table-cell office:value-type="float" office:value="0.24275" calcext:value-type="float">
            <text:p>0.24275</text:p>
          </table:table-cell>
          <table:table-cell office:value-type="float" office:value="21.3408" calcext:value-type="float">
            <text:p>21.3408</text:p>
          </table:table-cell>
          <table:table-cell table:number-columns-repeated="17"/>
        </table:table-row>
        <table:table-row table:style-name="ro1">
          <table:table-cell office:value-type="float" office:value="0.22146" calcext:value-type="float">
            <text:p>0.22146</text:p>
          </table:table-cell>
          <table:table-cell office:value-type="float" office:value="20.82175" calcext:value-type="float">
            <text:p>20.82175</text:p>
          </table:table-cell>
          <table:table-cell table:number-columns-repeated="17"/>
        </table:table-row>
        <table:table-row table:style-name="ro1">
          <table:table-cell office:value-type="float" office:value="0.12068" calcext:value-type="float">
            <text:p>0.12068</text:p>
          </table:table-cell>
          <table:table-cell office:value-type="float" office:value="19.3688" calcext:value-type="float">
            <text:p>19.3688</text:p>
          </table:table-cell>
          <table:table-cell table:number-columns-repeated="17"/>
        </table:table-row>
        <table:table-row table:style-name="ro1">
          <table:table-cell office:value-type="float" office:value="0.3416" calcext:value-type="float">
            <text:p>0.3416</text:p>
          </table:table-cell>
          <table:table-cell office:value-type="float" office:value="21.88605" calcext:value-type="float">
            <text:p>21.88605</text:p>
          </table:table-cell>
          <table:table-cell table:number-columns-repeated="17"/>
        </table:table-row>
        <table:table-row table:style-name="ro1">
          <table:table-cell office:value-type="float" office:value="0.25051" calcext:value-type="float">
            <text:p>0.25051</text:p>
          </table:table-cell>
          <table:table-cell office:value-type="float" office:value="21.0268" calcext:value-type="float">
            <text:p>21.0268</text:p>
          </table:table-cell>
          <table:table-cell table:number-columns-repeated="17"/>
        </table:table-row>
        <table:table-row table:style-name="ro1">
          <table:table-cell office:value-type="float" office:value="0.38054" calcext:value-type="float">
            <text:p>0.38054</text:p>
          </table:table-cell>
          <table:table-cell office:value-type="float" office:value="22.1535" calcext:value-type="float">
            <text:p>22.1535</text:p>
          </table:table-cell>
          <table:table-cell table:number-columns-repeated="17"/>
        </table:table-row>
        <table:table-row table:style-name="ro1">
          <table:table-cell office:value-type="float" office:value="0.31079" calcext:value-type="float">
            <text:p>0.31079</text:p>
          </table:table-cell>
          <table:table-cell office:value-type="float" office:value="21.81735" calcext:value-type="float">
            <text:p>21.81735</text:p>
          </table:table-cell>
          <table:table-cell table:number-columns-repeated="17"/>
        </table:table-row>
        <table:table-row table:style-name="ro1">
          <table:table-cell office:value-type="float" office:value="0.1994" calcext:value-type="float">
            <text:p>0.1994</text:p>
          </table:table-cell>
          <table:table-cell office:value-type="float" office:value="20.3968" calcext:value-type="float">
            <text:p>20.3968</text:p>
          </table:table-cell>
          <table:table-cell table:number-columns-repeated="17"/>
        </table:table-row>
        <table:table-row table:style-name="ro1">
          <table:table-cell office:value-type="float" office:value="0.24001" calcext:value-type="float">
            <text:p>0.24001</text:p>
          </table:table-cell>
          <table:table-cell office:value-type="float" office:value="21.0934" calcext:value-type="float">
            <text:p>21.0934</text:p>
          </table:table-cell>
          <table:table-cell table:number-columns-repeated="17"/>
        </table:table-row>
        <table:table-row table:style-name="ro1">
          <table:table-cell office:value-type="float" office:value="0.50275" calcext:value-type="float">
            <text:p>0.50275</text:p>
          </table:table-cell>
          <table:table-cell office:value-type="float" office:value="22.89585" calcext:value-type="float">
            <text:p>22.89585</text:p>
          </table:table-cell>
          <table:table-cell table:number-columns-repeated="17"/>
        </table:table-row>
        <table:table-row table:style-name="ro1">
          <table:table-cell office:value-type="float" office:value="0.37013" calcext:value-type="float">
            <text:p>0.37013</text:p>
          </table:table-cell>
          <table:table-cell office:value-type="float" office:value="22.10035" calcext:value-type="float">
            <text:p>22.10035</text:p>
          </table:table-cell>
          <table:table-cell table:number-columns-repeated="17"/>
        </table:table-row>
        <table:table-row table:style-name="ro1">
          <table:table-cell office:value-type="float" office:value="0.27001" calcext:value-type="float">
            <text:p>0.27001</text:p>
          </table:table-cell>
          <table:table-cell office:value-type="float" office:value="21.36745" calcext:value-type="float">
            <text:p>21.36745</text:p>
          </table:table-cell>
          <table:table-cell table:number-columns-repeated="17"/>
        </table:table-row>
        <table:table-row table:style-name="ro1">
          <table:table-cell office:value-type="float" office:value="0.26312" calcext:value-type="float">
            <text:p>0.26312</text:p>
          </table:table-cell>
          <table:table-cell office:value-type="float" office:value="21.391" calcext:value-type="float">
            <text:p>21.391</text:p>
          </table:table-cell>
          <table:table-cell table:number-columns-repeated="17"/>
        </table:table-row>
        <table:table-row table:style-name="ro1">
          <table:table-cell office:value-type="float" office:value="0.26801" calcext:value-type="float">
            <text:p>0.26801</text:p>
          </table:table-cell>
          <table:table-cell office:value-type="float" office:value="21.22475" calcext:value-type="float">
            <text:p>21.22475</text:p>
          </table:table-cell>
          <table:table-cell table:number-columns-repeated="17"/>
        </table:table-row>
        <table:table-row table:style-name="ro1">
          <table:table-cell office:value-type="float" office:value="0.30801" calcext:value-type="float">
            <text:p>0.30801</text:p>
          </table:table-cell>
          <table:table-cell office:value-type="float" office:value="21.95175" calcext:value-type="float">
            <text:p>21.95175</text:p>
          </table:table-cell>
          <table:table-cell table:number-columns-repeated="17"/>
        </table:table-row>
        <table:table-row table:style-name="ro1">
          <table:table-cell office:value-type="float" office:value="0.25001" calcext:value-type="float">
            <text:p>0.25001</text:p>
          </table:table-cell>
          <table:table-cell office:value-type="float" office:value="21.3768" calcext:value-type="float">
            <text:p>21.3768</text:p>
          </table:table-cell>
          <table:table-cell table:number-columns-repeated="17"/>
        </table:table-row>
        <table:table-row table:style-name="ro1">
          <table:table-cell office:value-type="float" office:value="0.28051" calcext:value-type="float">
            <text:p>0.28051</text:p>
          </table:table-cell>
          <table:table-cell office:value-type="float" office:value="21.3787" calcext:value-type="float">
            <text:p>21.3787</text:p>
          </table:table-cell>
          <table:table-cell table:number-columns-repeated="17"/>
        </table:table-row>
        <table:table-row table:style-name="ro1">
          <table:table-cell office:value-type="float" office:value="0.3148" calcext:value-type="float">
            <text:p>0.3148</text:p>
          </table:table-cell>
          <table:table-cell office:value-type="float" office:value="21.9041" calcext:value-type="float">
            <text:p>21.9041</text:p>
          </table:table-cell>
          <table:table-cell table:number-columns-repeated="17"/>
        </table:table-row>
        <table:table-row table:style-name="ro1">
          <table:table-cell office:value-type="float" office:value="0.3284" calcext:value-type="float">
            <text:p>0.3284</text:p>
          </table:table-cell>
          <table:table-cell office:value-type="float" office:value="22.1329" calcext:value-type="float">
            <text:p>22.1329</text:p>
          </table:table-cell>
          <table:table-cell table:number-columns-repeated="17"/>
        </table:table-row>
        <table:table-row table:style-name="ro1">
          <table:table-cell office:value-type="float" office:value="0.32944" calcext:value-type="float">
            <text:p>0.32944</text:p>
          </table:table-cell>
          <table:table-cell office:value-type="float" office:value="21.9869" calcext:value-type="float">
            <text:p>21.9869</text:p>
          </table:table-cell>
          <table:table-cell table:number-columns-repeated="17"/>
        </table:table-row>
        <table:table-row table:style-name="ro1">
          <table:table-cell office:value-type="float" office:value="0.25848" calcext:value-type="float">
            <text:p>0.25848</text:p>
          </table:table-cell>
          <table:table-cell office:value-type="float" office:value="21.13905" calcext:value-type="float">
            <text:p>21.13905</text:p>
          </table:table-cell>
          <table:table-cell table:number-columns-repeated="17"/>
        </table:table-row>
        <table:table-row table:style-name="ro1">
          <table:table-cell office:value-type="float" office:value="0.22448" calcext:value-type="float">
            <text:p>0.22448</text:p>
          </table:table-cell>
          <table:table-cell office:value-type="float" office:value="20.6681" calcext:value-type="float">
            <text:p>20.6681</text:p>
          </table:table-cell>
          <table:table-cell table:number-columns-repeated="17"/>
        </table:table-row>
        <table:table-row table:style-name="ro1">
          <table:table-cell office:value-type="float" office:value="0.21079" calcext:value-type="float">
            <text:p>0.21079</text:p>
          </table:table-cell>
          <table:table-cell office:value-type="float" office:value="20.9208" calcext:value-type="float">
            <text:p>20.9208</text:p>
          </table:table-cell>
          <table:table-cell table:number-columns-repeated="17"/>
        </table:table-row>
        <table:table-row table:style-name="ro1">
          <table:table-cell office:value-type="float" office:value="0.38734" calcext:value-type="float">
            <text:p>0.38734</text:p>
          </table:table-cell>
          <table:table-cell office:value-type="float" office:value="22.2944" calcext:value-type="float">
            <text:p>22.2944</text:p>
          </table:table-cell>
          <table:table-cell table:number-columns-repeated="17"/>
        </table:table-row>
        <table:table-row table:style-name="ro1">
          <table:table-cell office:value-type="float" office:value="0.30642" calcext:value-type="float">
            <text:p>0.30642</text:p>
          </table:table-cell>
          <table:table-cell office:value-type="float" office:value="21.6875" calcext:value-type="float">
            <text:p>21.6875</text:p>
          </table:table-cell>
          <table:table-cell table:number-columns-repeated="17"/>
        </table:table-row>
        <table:table-row table:style-name="ro1">
          <table:table-cell office:value-type="float" office:value="0.36491" calcext:value-type="float">
            <text:p>0.36491</text:p>
          </table:table-cell>
          <table:table-cell office:value-type="float" office:value="22.2065" calcext:value-type="float">
            <text:p>22.2065</text:p>
          </table:table-cell>
          <table:table-cell table:number-columns-repeated="17"/>
        </table:table-row>
        <table:table-row table:style-name="ro1">
          <table:table-cell office:value-type="float" office:value="0.2488" calcext:value-type="float">
            <text:p>0.2488</text:p>
          </table:table-cell>
          <table:table-cell office:value-type="float" office:value="21.1327" calcext:value-type="float">
            <text:p>21.1327</text:p>
          </table:table-cell>
          <table:table-cell table:number-columns-repeated="17"/>
        </table:table-row>
        <table:table-row table:style-name="ro1">
          <table:table-cell office:value-type="float" office:value="0.2988" calcext:value-type="float">
            <text:p>0.2988</text:p>
          </table:table-cell>
          <table:table-cell office:value-type="float" office:value="21.39335" calcext:value-type="float">
            <text:p>21.39335</text:p>
          </table:table-cell>
          <table:table-cell table:number-columns-repeated="17"/>
        </table:table-row>
        <table:table-row table:style-name="ro1">
          <table:table-cell office:value-type="float" office:value="0.12365" calcext:value-type="float">
            <text:p>0.12365</text:p>
          </table:table-cell>
          <table:table-cell office:value-type="float" office:value="19.5741" calcext:value-type="float">
            <text:p>19.5741</text:p>
          </table:table-cell>
          <table:table-cell table:number-columns-repeated="17"/>
        </table:table-row>
        <table:table-row table:style-name="ro1">
          <table:table-cell office:value-type="float" office:value="0.33159" calcext:value-type="float">
            <text:p>0.33159</text:p>
          </table:table-cell>
          <table:table-cell office:value-type="float" office:value="21.7689" calcext:value-type="float">
            <text:p>21.7689</text:p>
          </table:table-cell>
          <table:table-cell table:number-columns-repeated="17"/>
        </table:table-row>
        <table:table-row table:style-name="ro1">
          <table:table-cell office:value-type="float" office:value="0.38246" calcext:value-type="float">
            <text:p>0.38246</text:p>
          </table:table-cell>
          <table:table-cell office:value-type="float" office:value="22.18595" calcext:value-type="float">
            <text:p>22.18595</text:p>
          </table:table-cell>
          <table:table-cell table:number-columns-repeated="17"/>
        </table:table-row>
        <table:table-row table:style-name="ro1">
          <table:table-cell office:value-type="float" office:value="0.24074" calcext:value-type="float">
            <text:p>0.24074</text:p>
          </table:table-cell>
          <table:table-cell office:value-type="float" office:value="21.13115" calcext:value-type="float">
            <text:p>21.13115</text:p>
          </table:table-cell>
          <table:table-cell table:number-columns-repeated="17"/>
        </table:table-row>
        <table:table-row table:style-name="ro1">
          <table:table-cell office:value-type="float" office:value="0.17144" calcext:value-type="float">
            <text:p>0.17144</text:p>
          </table:table-cell>
          <table:table-cell office:value-type="float" office:value="20.2873" calcext:value-type="float">
            <text:p>20.2873</text:p>
          </table:table-cell>
          <table:table-cell table:number-columns-repeated="17"/>
        </table:table-row>
        <table:table-row table:style-name="ro1">
          <table:table-cell office:value-type="float" office:value="0.2088" calcext:value-type="float">
            <text:p>0.2088</text:p>
          </table:table-cell>
          <table:table-cell office:value-type="float" office:value="20.859" calcext:value-type="float">
            <text:p>20.859</text:p>
          </table:table-cell>
          <table:table-cell table:number-columns-repeated="17"/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21.715" calcext:value-type="float">
            <text:p>21.715</text:p>
          </table:table-cell>
          <table:table-cell table:number-columns-repeated="17"/>
        </table:table-row>
        <table:table-row table:style-name="ro1">
          <table:table-cell office:value-type="float" office:value="0.24599" calcext:value-type="float">
            <text:p>0.24599</text:p>
          </table:table-cell>
          <table:table-cell office:value-type="float" office:value="21.1466" calcext:value-type="float">
            <text:p>21.1466</text:p>
          </table:table-cell>
          <table:table-cell table:number-columns-repeated="17"/>
        </table:table-row>
        <table:table-row table:style-name="ro1">
          <table:table-cell office:value-type="float" office:value="0.13659" calcext:value-type="float">
            <text:p>0.13659</text:p>
          </table:table-cell>
          <table:table-cell office:value-type="float" office:value="19.76145" calcext:value-type="float">
            <text:p>19.76145</text:p>
          </table:table-cell>
          <table:table-cell table:number-columns-repeated="17"/>
        </table:table-row>
        <table:table-row table:style-name="ro1">
          <table:table-cell office:value-type="float" office:value="0.15062" calcext:value-type="float">
            <text:p>0.15062</text:p>
          </table:table-cell>
          <table:table-cell office:value-type="float" office:value="19.8557" calcext:value-type="float">
            <text:p>19.8557</text:p>
          </table:table-cell>
          <table:table-cell table:number-columns-repeated="17"/>
        </table:table-row>
        <table:table-row table:style-name="ro1">
          <table:table-cell office:value-type="float" office:value="0.1187" calcext:value-type="float">
            <text:p>0.1187</text:p>
          </table:table-cell>
          <table:table-cell office:value-type="float" office:value="19.26765" calcext:value-type="float">
            <text:p>19.26765</text:p>
          </table:table-cell>
          <table:table-cell table:number-columns-repeated="17"/>
        </table:table-row>
        <table:table-row table:style-name="ro1">
          <table:table-cell office:value-type="float" office:value="0.24494" calcext:value-type="float">
            <text:p>0.24494</text:p>
          </table:table-cell>
          <table:table-cell office:value-type="float" office:value="21.05305" calcext:value-type="float">
            <text:p>21.05305</text:p>
          </table:table-cell>
          <table:table-cell table:number-columns-repeated="17"/>
        </table:table-row>
        <table:table-row table:style-name="ro1">
          <table:table-cell office:value-type="float" office:value="0.3507" calcext:value-type="float">
            <text:p>0.3507</text:p>
          </table:table-cell>
          <table:table-cell office:value-type="float" office:value="21.9623" calcext:value-type="float">
            <text:p>21.9623</text:p>
          </table:table-cell>
          <table:table-cell table:number-columns-repeated="17"/>
        </table:table-row>
        <table:table-row table:style-name="ro1">
          <table:table-cell office:value-type="float" office:value="0.61992" calcext:value-type="float">
            <text:p>0.61992</text:p>
          </table:table-cell>
          <table:table-cell office:value-type="float" office:value="23.4834" calcext:value-type="float">
            <text:p>23.4834</text:p>
          </table:table-cell>
          <table:table-cell table:number-columns-repeated="17"/>
        </table:table-row>
        <table:table-row table:style-name="ro1">
          <table:table-cell office:value-type="float" office:value="0.21986" calcext:value-type="float">
            <text:p>0.21986</text:p>
          </table:table-cell>
          <table:table-cell office:value-type="float" office:value="20.83145" calcext:value-type="float">
            <text:p>20.83145</text:p>
          </table:table-cell>
          <table:table-cell table:number-columns-repeated="17"/>
        </table:table-row>
        <table:table-row table:style-name="ro1">
          <table:table-cell office:value-type="float" office:value="0.09929" calcext:value-type="float">
            <text:p>0.09929</text:p>
          </table:table-cell>
          <table:table-cell office:value-type="float" office:value="19.1829" calcext:value-type="float">
            <text:p>19.1829</text:p>
          </table:table-cell>
          <table:table-cell table:number-columns-repeated="17"/>
        </table:table-row>
        <table:table-row table:style-name="ro1">
          <table:table-cell office:value-type="float" office:value="0.40996" calcext:value-type="float">
            <text:p>0.40996</text:p>
          </table:table-cell>
          <table:table-cell office:value-type="float" office:value="22.4668" calcext:value-type="float">
            <text:p>22.4668</text:p>
          </table:table-cell>
          <table:table-cell table:number-columns-repeated="17"/>
        </table:table-row>
        <table:table-row table:style-name="ro1">
          <table:table-cell office:value-type="float" office:value="0.50276" calcext:value-type="float">
            <text:p>0.50276</text:p>
          </table:table-cell>
          <table:table-cell office:value-type="float" office:value="22.81425" calcext:value-type="float">
            <text:p>22.81425</text:p>
          </table:table-cell>
          <table:table-cell table:number-columns-repeated="17"/>
        </table:table-row>
        <table:table-row table:style-name="ro1">
          <table:table-cell office:value-type="float" office:value="0.38171" calcext:value-type="float">
            <text:p>0.38171</text:p>
          </table:table-cell>
          <table:table-cell office:value-type="float" office:value="22.31495" calcext:value-type="float">
            <text:p>22.31495</text:p>
          </table:table-cell>
          <table:table-cell table:number-columns-repeated="17"/>
        </table:table-row>
        <table:table-row table:style-name="ro1">
          <table:table-cell office:value-type="float" office:value="0.27989" calcext:value-type="float">
            <text:p>0.27989</text:p>
          </table:table-cell>
          <table:table-cell office:value-type="float" office:value="21.2969" calcext:value-type="float">
            <text:p>21.2969</text:p>
          </table:table-cell>
          <table:table-cell table:number-columns-repeated="17"/>
        </table:table-row>
        <table:table-row table:style-name="ro1">
          <table:table-cell office:value-type="float" office:value="0.23071" calcext:value-type="float">
            <text:p>0.23071</text:p>
          </table:table-cell>
          <table:table-cell office:value-type="float" office:value="20.74845" calcext:value-type="float">
            <text:p>20.74845</text:p>
          </table:table-cell>
          <table:table-cell table:number-columns-repeated="17"/>
        </table:table-row>
        <table:table-row table:style-name="ro1">
          <table:table-cell office:value-type="float" office:value="0.42693" calcext:value-type="float">
            <text:p>0.42693</text:p>
          </table:table-cell>
          <table:table-cell office:value-type="float" office:value="22.5594" calcext:value-type="float">
            <text:p>22.5594</text:p>
          </table:table-cell>
          <table:table-cell table:number-columns-repeated="17"/>
        </table:table-row>
        <table:table-row table:style-name="ro1">
          <table:table-cell office:value-type="float" office:value="0.55014" calcext:value-type="float">
            <text:p>0.55014</text:p>
          </table:table-cell>
          <table:table-cell office:value-type="float" office:value="23.1391" calcext:value-type="float">
            <text:p>23.1391</text:p>
          </table:table-cell>
          <table:table-cell table:number-columns-repeated="17"/>
        </table:table-row>
        <table:table-row table:style-name="ro1">
          <table:table-cell office:value-type="float" office:value="0.32531" calcext:value-type="float">
            <text:p>0.32531</text:p>
          </table:table-cell>
          <table:table-cell office:value-type="float" office:value="21.96765" calcext:value-type="float">
            <text:p>21.96765</text:p>
          </table:table-cell>
          <table:table-cell table:number-columns-repeated="17"/>
        </table:table-row>
        <table:table-row table:style-name="ro1">
          <table:table-cell office:value-type="float" office:value="0.35092" calcext:value-type="float">
            <text:p>0.35092</text:p>
          </table:table-cell>
          <table:table-cell office:value-type="float" office:value="22.00245" calcext:value-type="float">
            <text:p>22.00245</text:p>
          </table:table-cell>
          <table:table-cell table:number-columns-repeated="17"/>
        </table:table-row>
        <table:table-row table:style-name="ro1">
          <table:table-cell office:value-type="float" office:value="0.32832" calcext:value-type="float">
            <text:p>0.32832</text:p>
          </table:table-cell>
          <table:table-cell office:value-type="float" office:value="21.97245" calcext:value-type="float">
            <text:p>21.97245</text:p>
          </table:table-cell>
          <table:table-cell table:number-columns-repeated="17"/>
        </table:table-row>
        <table:table-row table:style-name="ro1">
          <table:table-cell office:value-type="float" office:value="0.45059" calcext:value-type="float">
            <text:p>0.45059</text:p>
          </table:table-cell>
          <table:table-cell office:value-type="float" office:value="22.4503" calcext:value-type="float">
            <text:p>22.4503</text:p>
          </table:table-cell>
          <table:table-cell table:number-columns-repeated="17"/>
        </table:table-row>
        <table:table-row table:style-name="ro1">
          <table:table-cell office:value-type="float" office:value="0.06441" calcext:value-type="float">
            <text:p>0.06441</text:p>
          </table:table-cell>
          <table:table-cell office:value-type="float" office:value="18.09975" calcext:value-type="float">
            <text:p>18.09975</text:p>
          </table:table-cell>
          <table:table-cell table:number-columns-repeated="17"/>
        </table:table-row>
        <table:table-row table:style-name="ro1">
          <table:table-cell office:value-type="float" office:value="0.06559" calcext:value-type="float">
            <text:p>0.06559</text:p>
          </table:table-cell>
          <table:table-cell office:value-type="float" office:value="17.91255" calcext:value-type="float">
            <text:p>17.91255</text:p>
          </table:table-cell>
          <table:table-cell table:number-columns-repeated="17"/>
        </table:table-row>
        <table:table-row table:style-name="ro1">
          <table:table-cell office:value-type="float" office:value="0.31811" calcext:value-type="float">
            <text:p>0.31811</text:p>
          </table:table-cell>
          <table:table-cell office:value-type="float" office:value="21.8116" calcext:value-type="float">
            <text:p>21.8116</text:p>
          </table:table-cell>
          <table:table-cell table:number-columns-repeated="17"/>
        </table:table-row>
        <table:table-row table:style-name="ro1">
          <table:table-cell office:value-type="float" office:value="0.14539" calcext:value-type="float">
            <text:p>0.14539</text:p>
          </table:table-cell>
          <table:table-cell office:value-type="float" office:value="20.2551" calcext:value-type="float">
            <text:p>20.2551</text:p>
          </table:table-cell>
          <table:table-cell table:number-columns-repeated="17"/>
        </table:table-row>
        <table:table-row table:style-name="ro1">
          <table:table-cell office:value-type="float" office:value="0.13947" calcext:value-type="float">
            <text:p>0.13947</text:p>
          </table:table-cell>
          <table:table-cell office:value-type="float" office:value="19.7799" calcext:value-type="float">
            <text:p>19.7799</text:p>
          </table:table-cell>
          <table:table-cell table:number-columns-repeated="17"/>
        </table:table-row>
        <table:table-row table:style-name="ro1">
          <table:table-cell office:value-type="float" office:value="0.42967" calcext:value-type="float">
            <text:p>0.42967</text:p>
          </table:table-cell>
          <table:table-cell office:value-type="float" office:value="22.75515" calcext:value-type="float">
            <text:p>22.75515</text:p>
          </table:table-cell>
          <table:table-cell table:number-columns-repeated="17"/>
        </table:table-row>
        <table:table-row table:style-name="ro1">
          <table:table-cell office:value-type="float" office:value="0.21641" calcext:value-type="float">
            <text:p>0.21641</text:p>
          </table:table-cell>
          <table:table-cell office:value-type="float" office:value="20.59575" calcext:value-type="float">
            <text:p>20.59575</text:p>
          </table:table-cell>
          <table:table-cell table:number-columns-repeated="17"/>
        </table:table-row>
        <table:table-row table:style-name="ro1">
          <table:table-cell office:value-type="float" office:value="0.36616" calcext:value-type="float">
            <text:p>0.36616</text:p>
          </table:table-cell>
          <table:table-cell office:value-type="float" office:value="21.88675" calcext:value-type="float">
            <text:p>21.88675</text:p>
          </table:table-cell>
          <table:table-cell table:number-columns-repeated="17"/>
        </table:table-row>
        <table:table-row table:style-name="ro1">
          <table:table-cell office:value-type="float" office:value="0.38083" calcext:value-type="float">
            <text:p>0.38083</text:p>
          </table:table-cell>
          <table:table-cell office:value-type="float" office:value="22.2063" calcext:value-type="float">
            <text:p>22.2063</text:p>
          </table:table-cell>
          <table:table-cell table:number-columns-repeated="17"/>
        </table:table-row>
        <table:table-row table:style-name="ro1">
          <table:table-cell office:value-type="float" office:value="0.42086" calcext:value-type="float">
            <text:p>0.42086</text:p>
          </table:table-cell>
          <table:table-cell office:value-type="float" office:value="22.47585" calcext:value-type="float">
            <text:p>22.47585</text:p>
          </table:table-cell>
          <table:table-cell table:number-columns-repeated="17"/>
        </table:table-row>
        <table:table-row table:style-name="ro1">
          <table:table-cell office:value-type="float" office:value="0.19958" calcext:value-type="float">
            <text:p>0.19958</text:p>
          </table:table-cell>
          <table:table-cell office:value-type="float" office:value="20.61175" calcext:value-type="float">
            <text:p>20.61175</text:p>
          </table:table-cell>
          <table:table-cell table:number-columns-repeated="17"/>
        </table:table-row>
        <table:table-row table:style-name="ro1">
          <table:table-cell office:value-type="float" office:value="0.5109" calcext:value-type="float">
            <text:p>0.5109</text:p>
          </table:table-cell>
          <table:table-cell office:value-type="float" office:value="22.8206" calcext:value-type="float">
            <text:p>22.8206</text:p>
          </table:table-cell>
          <table:table-cell table:number-columns-repeated="17"/>
        </table:table-row>
        <table:table-row table:style-name="ro1">
          <table:table-cell office:value-type="float" office:value="0.42696" calcext:value-type="float">
            <text:p>0.42696</text:p>
          </table:table-cell>
          <table:table-cell office:value-type="float" office:value="22.6189" calcext:value-type="float">
            <text:p>22.6189</text:p>
          </table:table-cell>
          <table:table-cell table:number-columns-repeated="17"/>
        </table:table-row>
        <table:table-row table:style-name="ro1">
          <table:table-cell office:value-type="float" office:value="0.31579" calcext:value-type="float">
            <text:p>0.31579</text:p>
          </table:table-cell>
          <table:table-cell office:value-type="float" office:value="21.9342" calcext:value-type="float">
            <text:p>21.9342</text:p>
          </table:table-cell>
          <table:table-cell table:number-columns-repeated="17"/>
        </table:table-row>
        <table:table-row table:style-name="ro1">
          <table:table-cell office:value-type="float" office:value="0.57824" calcext:value-type="float">
            <text:p>0.57824</text:p>
          </table:table-cell>
          <table:table-cell office:value-type="float" office:value="23.2802" calcext:value-type="float">
            <text:p>23.2802</text:p>
          </table:table-cell>
          <table:table-cell table:number-columns-repeated="17"/>
        </table:table-row>
        <table:table-row table:style-name="ro1">
          <table:table-cell office:value-type="float" office:value="0.48176" calcext:value-type="float">
            <text:p>0.48176</text:p>
          </table:table-cell>
          <table:table-cell office:value-type="float" office:value="23.0166" calcext:value-type="float">
            <text:p>23.0166</text:p>
          </table:table-cell>
          <table:table-cell table:number-columns-repeated="17"/>
        </table:table-row>
        <table:table-row table:style-name="ro1">
          <table:table-cell office:value-type="float" office:value="0.39267" calcext:value-type="float">
            <text:p>0.39267</text:p>
          </table:table-cell>
          <table:table-cell office:value-type="float" office:value="22.18855" calcext:value-type="float">
            <text:p>22.18855</text:p>
          </table:table-cell>
          <table:table-cell table:number-columns-repeated="17"/>
        </table:table-row>
        <table:table-row table:style-name="ro1">
          <table:table-cell office:value-type="float" office:value="0.17359" calcext:value-type="float">
            <text:p>0.17359</text:p>
          </table:table-cell>
          <table:table-cell office:value-type="float" office:value="20.08825" calcext:value-type="float">
            <text:p>20.08825</text:p>
          </table:table-cell>
          <table:table-cell table:number-columns-repeated="17"/>
        </table:table-row>
        <table:table-row table:style-name="ro1">
          <table:table-cell office:value-type="float" office:value="0.33059" calcext:value-type="float">
            <text:p>0.33059</text:p>
          </table:table-cell>
          <table:table-cell office:value-type="float" office:value="21.9984" calcext:value-type="float">
            <text:p>21.9984</text:p>
          </table:table-cell>
          <table:table-cell table:number-columns-repeated="17"/>
        </table:table-row>
        <table:table-row table:style-name="ro1">
          <table:table-cell office:value-type="float" office:value="0.29948" calcext:value-type="float">
            <text:p>0.29948</text:p>
          </table:table-cell>
          <table:table-cell office:value-type="float" office:value="21.70345" calcext:value-type="float">
            <text:p>21.70345</text:p>
          </table:table-cell>
          <table:table-cell table:number-columns-repeated="17"/>
        </table:table-row>
        <table:table-row table:style-name="ro1">
          <table:table-cell office:value-type="float" office:value="0.22943" calcext:value-type="float">
            <text:p>0.22943</text:p>
          </table:table-cell>
          <table:table-cell office:value-type="float" office:value="20.95825" calcext:value-type="float">
            <text:p>20.95825</text:p>
          </table:table-cell>
          <table:table-cell table:number-columns-repeated="17"/>
        </table:table-row>
        <table:table-row table:style-name="ro1">
          <table:table-cell office:value-type="float" office:value="0.29291" calcext:value-type="float">
            <text:p>0.29291</text:p>
          </table:table-cell>
          <table:table-cell office:value-type="float" office:value="21.54425" calcext:value-type="float">
            <text:p>21.54425</text:p>
          </table:table-cell>
          <table:table-cell table:number-columns-repeated="17"/>
        </table:table-row>
        <table:table-row table:style-name="ro1">
          <table:table-cell office:value-type="float" office:value="0.20861" calcext:value-type="float">
            <text:p>0.20861</text:p>
          </table:table-cell>
          <table:table-cell office:value-type="float" office:value="20.59295" calcext:value-type="float">
            <text:p>20.59295</text:p>
          </table:table-cell>
          <table:table-cell table:number-columns-repeated="17"/>
        </table:table-row>
        <table:table-row table:style-name="ro1">
          <table:table-cell office:value-type="float" office:value="0.27509" calcext:value-type="float">
            <text:p>0.27509</text:p>
          </table:table-cell>
          <table:table-cell office:value-type="float" office:value="21.2869" calcext:value-type="float">
            <text:p>21.2869</text:p>
          </table:table-cell>
          <table:table-cell table:number-columns-repeated="17"/>
        </table:table-row>
        <table:table-row table:style-name="ro1">
          <table:table-cell office:value-type="float" office:value="0.30337" calcext:value-type="float">
            <text:p>0.30337</text:p>
          </table:table-cell>
          <table:table-cell office:value-type="float" office:value="21.66825" calcext:value-type="float">
            <text:p>21.66825</text:p>
          </table:table-cell>
          <table:table-cell table:number-columns-repeated="17"/>
        </table:table-row>
        <table:table-row table:style-name="ro1">
          <table:table-cell office:value-type="float" office:value="0.35902" calcext:value-type="float">
            <text:p>0.35902</text:p>
          </table:table-cell>
          <table:table-cell office:value-type="float" office:value="22.19585" calcext:value-type="float">
            <text:p>22.19585</text:p>
          </table:table-cell>
          <table:table-cell table:number-columns-repeated="17"/>
        </table:table-row>
        <table:table-row table:style-name="ro1">
          <table:table-cell office:value-type="float" office:value="0.3602" calcext:value-type="float">
            <text:p>0.3602</text:p>
          </table:table-cell>
          <table:table-cell office:value-type="float" office:value="21.8702" calcext:value-type="float">
            <text:p>21.8702</text:p>
          </table:table-cell>
          <table:table-cell table:number-columns-repeated="17"/>
        </table:table-row>
        <table:table-row table:style-name="ro1">
          <table:table-cell office:value-type="float" office:value="0.34902" calcext:value-type="float">
            <text:p>0.34902</text:p>
          </table:table-cell>
          <table:table-cell office:value-type="float" office:value="21.98165" calcext:value-type="float">
            <text:p>21.98165</text:p>
          </table:table-cell>
          <table:table-cell table:number-columns-repeated="17"/>
        </table:table-row>
        <table:table-row table:style-name="ro1">
          <table:table-cell office:value-type="float" office:value="0.63056" calcext:value-type="float">
            <text:p>0.63056</text:p>
          </table:table-cell>
          <table:table-cell office:value-type="float" office:value="23.3169" calcext:value-type="float">
            <text:p>23.3169</text:p>
          </table:table-cell>
          <table:table-cell table:number-columns-repeated="17"/>
        </table:table-row>
        <table:table-row table:style-name="ro1">
          <table:table-cell office:value-type="float" office:value="0.32092" calcext:value-type="float">
            <text:p>0.32092</text:p>
          </table:table-cell>
          <table:table-cell office:value-type="float" office:value="22.0192" calcext:value-type="float">
            <text:p>22.0192</text:p>
          </table:table-cell>
          <table:table-cell table:number-columns-repeated="17"/>
        </table:table-row>
        <table:table-row table:style-name="ro1">
          <table:table-cell office:value-type="float" office:value="0.51002" calcext:value-type="float">
            <text:p>0.51002</text:p>
          </table:table-cell>
          <table:table-cell office:value-type="float" office:value="22.84675" calcext:value-type="float">
            <text:p>22.84675</text:p>
          </table:table-cell>
          <table:table-cell table:number-columns-repeated="17"/>
        </table:table-row>
        <table:table-row table:style-name="ro1">
          <table:table-cell office:value-type="float" office:value="0.36646" calcext:value-type="float">
            <text:p>0.36646</text:p>
          </table:table-cell>
          <table:table-cell office:value-type="float" office:value="22.0067" calcext:value-type="float">
            <text:p>22.0067</text:p>
          </table:table-cell>
          <table:table-cell table:number-columns-repeated="17"/>
        </table:table-row>
        <table:table-row table:style-name="ro1">
          <table:table-cell office:value-type="float" office:value="0.13823" calcext:value-type="float">
            <text:p>0.13823</text:p>
          </table:table-cell>
          <table:table-cell office:value-type="float" office:value="19.7944" calcext:value-type="float">
            <text:p>19.7944</text:p>
          </table:table-cell>
          <table:table-cell table:number-columns-repeated="17"/>
        </table:table-row>
        <table:table-row table:style-name="ro1">
          <table:table-cell office:value-type="float" office:value="0.1792" calcext:value-type="float">
            <text:p>0.1792</text:p>
          </table:table-cell>
          <table:table-cell office:value-type="float" office:value="20.54675" calcext:value-type="float">
            <text:p>20.54675</text:p>
          </table:table-cell>
          <table:table-cell table:number-columns-repeated="17"/>
        </table:table-row>
        <table:table-row table:style-name="ro1">
          <table:table-cell office:value-type="float" office:value="0.17157" calcext:value-type="float">
            <text:p>0.17157</text:p>
          </table:table-cell>
          <table:table-cell office:value-type="float" office:value="20.22" calcext:value-type="float">
            <text:p>20.22</text:p>
          </table:table-cell>
          <table:table-cell table:number-columns-repeated="17"/>
        </table:table-row>
        <table:table-row table:style-name="ro1">
          <table:table-cell office:value-type="float" office:value="0.27047" calcext:value-type="float">
            <text:p>0.27047</text:p>
          </table:table-cell>
          <table:table-cell office:value-type="float" office:value="21.2356" calcext:value-type="float">
            <text:p>21.2356</text:p>
          </table:table-cell>
          <table:table-cell table:number-columns-repeated="17"/>
        </table:table-row>
        <table:table-row table:style-name="ro1">
          <table:table-cell office:value-type="float" office:value="0.34688" calcext:value-type="float">
            <text:p>0.34688</text:p>
          </table:table-cell>
          <table:table-cell office:value-type="float" office:value="22.23255" calcext:value-type="float">
            <text:p>22.23255</text:p>
          </table:table-cell>
          <table:table-cell table:number-columns-repeated="17"/>
        </table:table-row>
        <table:table-row table:style-name="ro1">
          <table:table-cell office:value-type="float" office:value="0.47942" calcext:value-type="float">
            <text:p>0.47942</text:p>
          </table:table-cell>
          <table:table-cell office:value-type="float" office:value="22.6131" calcext:value-type="float">
            <text:p>22.6131</text:p>
          </table:table-cell>
          <table:table-cell table:number-columns-repeated="17"/>
        </table:table-row>
        <table:table-row table:style-name="ro1">
          <table:table-cell office:value-type="float" office:value="0.31894" calcext:value-type="float">
            <text:p>0.31894</text:p>
          </table:table-cell>
          <table:table-cell office:value-type="float" office:value="21.9169" calcext:value-type="float">
            <text:p>21.9169</text:p>
          </table:table-cell>
          <table:table-cell table:number-columns-repeated="17"/>
        </table:table-row>
        <table:table-row table:style-name="ro1">
          <table:table-cell office:value-type="float" office:value="0.51879" calcext:value-type="float">
            <text:p>0.51879</text:p>
          </table:table-cell>
          <table:table-cell office:value-type="float" office:value="22.9578" calcext:value-type="float">
            <text:p>22.9578</text:p>
          </table:table-cell>
          <table:table-cell table:number-columns-repeated="17"/>
        </table:table-row>
        <table:table-row table:style-name="ro1">
          <table:table-cell office:value-type="float" office:value="0.3799" calcext:value-type="float">
            <text:p>0.3799</text:p>
          </table:table-cell>
          <table:table-cell office:value-type="float" office:value="22.18215" calcext:value-type="float">
            <text:p>22.18215</text:p>
          </table:table-cell>
          <table:table-cell table:number-columns-repeated="17"/>
        </table:table-row>
        <table:table-row table:style-name="ro1">
          <table:table-cell office:value-type="float" office:value="0.37089" calcext:value-type="float">
            <text:p>0.37089</text:p>
          </table:table-cell>
          <table:table-cell office:value-type="float" office:value="22.13805" calcext:value-type="float">
            <text:p>22.13805</text:p>
          </table:table-cell>
          <table:table-cell table:number-columns-repeated="17"/>
        </table:table-row>
        <table:table-row table:style-name="ro1">
          <table:table-cell office:value-type="float" office:value="0.18152" calcext:value-type="float">
            <text:p>0.18152</text:p>
          </table:table-cell>
          <table:table-cell office:value-type="float" office:value="20.474" calcext:value-type="float">
            <text:p>20.474</text:p>
          </table:table-cell>
          <table:table-cell table:number-columns-repeated="17"/>
        </table:table-row>
        <table:table-row table:style-name="ro1">
          <table:table-cell office:value-type="float" office:value="0.22374" calcext:value-type="float">
            <text:p>0.22374</text:p>
          </table:table-cell>
          <table:table-cell office:value-type="float" office:value="20.75105" calcext:value-type="float">
            <text:p>20.75105</text:p>
          </table:table-cell>
          <table:table-cell table:number-columns-repeated="17"/>
        </table:table-row>
        <table:table-row table:style-name="ro1">
          <table:table-cell office:value-type="float" office:value="0.14135" calcext:value-type="float">
            <text:p>0.14135</text:p>
          </table:table-cell>
          <table:table-cell office:value-type="float" office:value="19.8422" calcext:value-type="float">
            <text:p>19.8422</text:p>
          </table:table-cell>
          <table:table-cell table:number-columns-repeated="17"/>
        </table:table-row>
        <table:table-row table:style-name="ro1">
          <table:table-cell office:value-type="float" office:value="0.30567" calcext:value-type="float">
            <text:p>0.30567</text:p>
          </table:table-cell>
          <table:table-cell office:value-type="float" office:value="21.68485" calcext:value-type="float">
            <text:p>21.68485</text:p>
          </table:table-cell>
          <table:table-cell table:number-columns-repeated="17"/>
        </table:table-row>
        <table:table-row table:style-name="ro1">
          <table:table-cell office:value-type="float" office:value="0.40471" calcext:value-type="float">
            <text:p>0.40471</text:p>
          </table:table-cell>
          <table:table-cell office:value-type="float" office:value="22.12805" calcext:value-type="float">
            <text:p>22.12805</text:p>
          </table:table-cell>
          <table:table-cell table:number-columns-repeated="17"/>
        </table:table-row>
        <table:table-row table:style-name="ro1">
          <table:table-cell office:value-type="float" office:value="0.28578" calcext:value-type="float">
            <text:p>0.28578</text:p>
          </table:table-cell>
          <table:table-cell office:value-type="float" office:value="21.43725" calcext:value-type="float">
            <text:p>21.43725</text:p>
          </table:table-cell>
          <table:table-cell table:number-columns-repeated="17"/>
        </table:table-row>
        <table:table-row table:style-name="ro1">
          <table:table-cell office:value-type="float" office:value="0.30156" calcext:value-type="float">
            <text:p>0.30156</text:p>
          </table:table-cell>
          <table:table-cell office:value-type="float" office:value="21.5859" calcext:value-type="float">
            <text:p>21.5859</text:p>
          </table:table-cell>
          <table:table-cell table:number-columns-repeated="17"/>
        </table:table-row>
        <table:table-row table:style-name="ro1">
          <table:table-cell office:value-type="float" office:value="0.26388" calcext:value-type="float">
            <text:p>0.26388</text:p>
          </table:table-cell>
          <table:table-cell office:value-type="float" office:value="21.2319" calcext:value-type="float">
            <text:p>21.2319</text:p>
          </table:table-cell>
          <table:table-cell table:number-columns-repeated="17"/>
        </table:table-row>
        <table:table-row table:style-name="ro1">
          <table:table-cell office:value-type="float" office:value="0.50091" calcext:value-type="float">
            <text:p>0.50091</text:p>
          </table:table-cell>
          <table:table-cell office:value-type="float" office:value="22.9717" calcext:value-type="float">
            <text:p>22.9717</text:p>
          </table:table-cell>
          <table:table-cell table:number-columns-repeated="17"/>
        </table:table-row>
        <table:table-row table:style-name="ro1">
          <table:table-cell office:value-type="float" office:value="0.30525" calcext:value-type="float">
            <text:p>0.30525</text:p>
          </table:table-cell>
          <table:table-cell office:value-type="float" office:value="21.64295" calcext:value-type="float">
            <text:p>21.64295</text:p>
          </table:table-cell>
          <table:table-cell table:number-columns-repeated="17"/>
        </table:table-row>
        <table:table-row table:style-name="ro1">
          <table:table-cell office:value-type="float" office:value="0.38598" calcext:value-type="float">
            <text:p>0.38598</text:p>
          </table:table-cell>
          <table:table-cell office:value-type="float" office:value="22.28245" calcext:value-type="float">
            <text:p>22.28245</text:p>
          </table:table-cell>
          <table:table-cell table:number-columns-repeated="17"/>
        </table:table-row>
        <table:table-row table:style-name="ro1">
          <table:table-cell office:value-type="float" office:value="0.1986" calcext:value-type="float">
            <text:p>0.1986</text:p>
          </table:table-cell>
          <table:table-cell office:value-type="float" office:value="20.6442" calcext:value-type="float">
            <text:p>20.6442</text:p>
          </table:table-cell>
          <table:table-cell table:number-columns-repeated="17"/>
        </table:table-row>
        <table:table-row table:style-name="ro1">
          <table:table-cell office:value-type="float" office:value="0.09121" calcext:value-type="float">
            <text:p>0.09121</text:p>
          </table:table-cell>
          <table:table-cell office:value-type="float" office:value="18.75805" calcext:value-type="float">
            <text:p>18.75805</text:p>
          </table:table-cell>
          <table:table-cell table:number-columns-repeated="17"/>
        </table:table-row>
        <table:table-row table:style-name="ro1">
          <table:table-cell office:value-type="float" office:value="0.47796" calcext:value-type="float">
            <text:p>0.47796</text:p>
          </table:table-cell>
          <table:table-cell office:value-type="float" office:value="22.9261" calcext:value-type="float">
            <text:p>22.9261</text:p>
          </table:table-cell>
          <table:table-cell table:number-columns-repeated="17"/>
        </table:table-row>
        <table:table-row table:style-name="ro1">
          <table:table-cell office:value-type="float" office:value="0.33159" calcext:value-type="float">
            <text:p>0.33159</text:p>
          </table:table-cell>
          <table:table-cell office:value-type="float" office:value="21.831" calcext:value-type="float">
            <text:p>21.831</text:p>
          </table:table-cell>
          <table:table-cell table:number-columns-repeated="17"/>
        </table:table-row>
        <table:table-row table:style-name="ro1">
          <table:table-cell office:value-type="float" office:value="0.47175" calcext:value-type="float">
            <text:p>0.47175</text:p>
          </table:table-cell>
          <table:table-cell office:value-type="float" office:value="22.70965" calcext:value-type="float">
            <text:p>22.70965</text:p>
          </table:table-cell>
          <table:table-cell table:number-columns-repeated="17"/>
        </table:table-row>
        <table:table-row table:style-name="ro1">
          <table:table-cell office:value-type="float" office:value="0.33081" calcext:value-type="float">
            <text:p>0.33081</text:p>
          </table:table-cell>
          <table:table-cell office:value-type="float" office:value="21.7726" calcext:value-type="float">
            <text:p>21.7726</text:p>
          </table:table-cell>
          <table:table-cell table:number-columns-repeated="17"/>
        </table:table-row>
        <table:table-row table:style-name="ro1">
          <table:table-cell office:value-type="float" office:value="0.26088" calcext:value-type="float">
            <text:p>0.26088</text:p>
          </table:table-cell>
          <table:table-cell office:value-type="float" office:value="21.3572" calcext:value-type="float">
            <text:p>21.3572</text:p>
          </table:table-cell>
          <table:table-cell table:number-columns-repeated="17"/>
        </table:table-row>
        <table:table-row table:style-name="ro1">
          <table:table-cell office:value-type="float" office:value="0.07141" calcext:value-type="float">
            <text:p>0.07141</text:p>
          </table:table-cell>
          <table:table-cell office:value-type="float" office:value="18.15745" calcext:value-type="float">
            <text:p>18.15745</text:p>
          </table:table-cell>
          <table:table-cell table:number-columns-repeated="17"/>
        </table:table-row>
        <table:table-row table:style-name="ro1">
          <table:table-cell office:value-type="float" office:value="0.18141" calcext:value-type="float">
            <text:p>0.18141</text:p>
          </table:table-cell>
          <table:table-cell office:value-type="float" office:value="20.426" calcext:value-type="float">
            <text:p>20.426</text:p>
          </table:table-cell>
          <table:table-cell table:number-columns-repeated="17"/>
        </table:table-row>
        <table:table-row table:style-name="ro1">
          <table:table-cell office:value-type="float" office:value="0.33829" calcext:value-type="float">
            <text:p>0.33829</text:p>
          </table:table-cell>
          <table:table-cell office:value-type="float" office:value="21.91315" calcext:value-type="float">
            <text:p>21.91315</text:p>
          </table:table-cell>
          <table:table-cell table:number-columns-repeated="17"/>
        </table:table-row>
        <table:table-row table:style-name="ro1">
          <table:table-cell office:value-type="float" office:value="0.12211" calcext:value-type="float">
            <text:p>0.12211</text:p>
          </table:table-cell>
          <table:table-cell office:value-type="float" office:value="19.37365" calcext:value-type="float">
            <text:p>19.37365</text:p>
          </table:table-cell>
          <table:table-cell table:number-columns-repeated="17"/>
        </table:table-row>
        <table:table-row table:style-name="ro1">
          <table:table-cell office:value-type="float" office:value="0.25012" calcext:value-type="float">
            <text:p>0.25012</text:p>
          </table:table-cell>
          <table:table-cell office:value-type="float" office:value="21.1135" calcext:value-type="float">
            <text:p>21.1135</text:p>
          </table:table-cell>
          <table:table-cell table:number-columns-repeated="17"/>
        </table:table-row>
        <table:table-row table:style-name="ro1">
          <table:table-cell office:value-type="float" office:value="0.16046" calcext:value-type="float">
            <text:p>0.16046</text:p>
          </table:table-cell>
          <table:table-cell office:value-type="float" office:value="20.16235" calcext:value-type="float">
            <text:p>20.16235</text:p>
          </table:table-cell>
          <table:table-cell table:number-columns-repeated="17"/>
        </table:table-row>
        <table:table-row table:style-name="ro1">
          <table:table-cell office:value-type="float" office:value="0.29843" calcext:value-type="float">
            <text:p>0.29843</text:p>
          </table:table-cell>
          <table:table-cell office:value-type="float" office:value="21.99485" calcext:value-type="float">
            <text:p>21.99485</text:p>
          </table:table-cell>
          <table:table-cell table:number-columns-repeated="17"/>
        </table:table-row>
        <table:table-row table:style-name="ro1">
          <table:table-cell office:value-type="float" office:value="0.38887" calcext:value-type="float">
            <text:p>0.38887</text:p>
          </table:table-cell>
          <table:table-cell office:value-type="float" office:value="22.11805" calcext:value-type="float">
            <text:p>22.11805</text:p>
          </table:table-cell>
          <table:table-cell table:number-columns-repeated="17"/>
        </table:table-row>
        <table:table-row table:style-name="ro1">
          <table:table-cell office:value-type="float" office:value="0.29245" calcext:value-type="float">
            <text:p>0.29245</text:p>
          </table:table-cell>
          <table:table-cell office:value-type="float" office:value="21.4687" calcext:value-type="float">
            <text:p>21.4687</text:p>
          </table:table-cell>
          <table:table-cell table:number-columns-repeated="17"/>
        </table:table-row>
        <table:table-row table:style-name="ro1">
          <table:table-cell office:value-type="float" office:value="0.32841" calcext:value-type="float">
            <text:p>0.32841</text:p>
          </table:table-cell>
          <table:table-cell office:value-type="float" office:value="21.6655" calcext:value-type="float">
            <text:p>21.6655</text:p>
          </table:table-cell>
          <table:table-cell table:number-columns-repeated="17"/>
        </table:table-row>
        <table:table-row table:style-name="ro1">
          <table:table-cell office:value-type="float" office:value="0.30549" calcext:value-type="float">
            <text:p>0.30549</text:p>
          </table:table-cell>
          <table:table-cell office:value-type="float" office:value="21.6995" calcext:value-type="float">
            <text:p>21.6995</text:p>
          </table:table-cell>
          <table:table-cell table:number-columns-repeated="17"/>
        </table:table-row>
        <table:table-row table:style-name="ro1">
          <table:table-cell office:value-type="float" office:value="0.28546" calcext:value-type="float">
            <text:p>0.28546</text:p>
          </table:table-cell>
          <table:table-cell office:value-type="float" office:value="21.46645" calcext:value-type="float">
            <text:p>21.46645</text:p>
          </table:table-cell>
          <table:table-cell table:number-columns-repeated="17"/>
        </table:table-row>
        <table:table-row table:style-name="ro1">
          <table:table-cell office:value-type="float" office:value="0.42886" calcext:value-type="float">
            <text:p>0.42886</text:p>
          </table:table-cell>
          <table:table-cell office:value-type="float" office:value="22.4792" calcext:value-type="float">
            <text:p>22.4792</text:p>
          </table:table-cell>
          <table:table-cell table:number-columns-repeated="17"/>
        </table:table-row>
        <table:table-row table:style-name="ro1">
          <table:table-cell office:value-type="float" office:value="0.17967" calcext:value-type="float">
            <text:p>0.17967</text:p>
          </table:table-cell>
          <table:table-cell office:value-type="float" office:value="20.481" calcext:value-type="float">
            <text:p>20.481</text:p>
          </table:table-cell>
          <table:table-cell table:number-columns-repeated="17"/>
        </table:table-row>
        <table:table-row table:style-name="ro1">
          <table:table-cell office:value-type="float" office:value="0.18959" calcext:value-type="float">
            <text:p>0.18959</text:p>
          </table:table-cell>
          <table:table-cell office:value-type="float" office:value="20.50025" calcext:value-type="float">
            <text:p>20.50025</text:p>
          </table:table-cell>
          <table:table-cell table:number-columns-repeated="17"/>
        </table:table-row>
        <table:table-row table:style-name="ro1">
          <table:table-cell office:value-type="float" office:value="0.24849" calcext:value-type="float">
            <text:p>0.24849</text:p>
          </table:table-cell>
          <table:table-cell office:value-type="float" office:value="21.19025" calcext:value-type="float">
            <text:p>21.19025</text:p>
          </table:table-cell>
          <table:table-cell table:number-columns-repeated="17"/>
        </table:table-row>
        <table:table-row table:style-name="ro1">
          <table:table-cell office:value-type="float" office:value="0.40927" calcext:value-type="float">
            <text:p>0.40927</text:p>
          </table:table-cell>
          <table:table-cell office:value-type="float" office:value="22.48095" calcext:value-type="float">
            <text:p>22.48095</text:p>
          </table:table-cell>
          <table:table-cell table:number-columns-repeated="17"/>
        </table:table-row>
        <table:table-row table:style-name="ro1">
          <table:table-cell office:value-type="float" office:value="0.24146" calcext:value-type="float">
            <text:p>0.24146</text:p>
          </table:table-cell>
          <table:table-cell office:value-type="float" office:value="20.85675" calcext:value-type="float">
            <text:p>20.85675</text:p>
          </table:table-cell>
          <table:table-cell table:number-columns-repeated="17"/>
        </table:table-row>
        <table:table-row table:style-name="ro1">
          <table:table-cell office:value-type="float" office:value="0.33748" calcext:value-type="float">
            <text:p>0.33748</text:p>
          </table:table-cell>
          <table:table-cell office:value-type="float" office:value="21.8791" calcext:value-type="float">
            <text:p>21.8791</text:p>
          </table:table-cell>
          <table:table-cell table:number-columns-repeated="17"/>
        </table:table-row>
        <table:table-row table:style-name="ro1">
          <table:table-cell office:value-type="float" office:value="0.0706" calcext:value-type="float">
            <text:p>0.0706</text:p>
          </table:table-cell>
          <table:table-cell office:value-type="float" office:value="18.48435" calcext:value-type="float">
            <text:p>18.48435</text:p>
          </table:table-cell>
          <table:table-cell table:number-columns-repeated="17"/>
        </table:table-row>
        <table:table-row table:style-name="ro1">
          <table:table-cell office:value-type="float" office:value="0.34546" calcext:value-type="float">
            <text:p>0.34546</text:p>
          </table:table-cell>
          <table:table-cell office:value-type="float" office:value="21.9593" calcext:value-type="float">
            <text:p>21.9593</text:p>
          </table:table-cell>
          <table:table-cell table:number-columns-repeated="17"/>
        </table:table-row>
        <table:table-row table:style-name="ro1">
          <table:table-cell office:value-type="float" office:value="0.3306" calcext:value-type="float">
            <text:p>0.3306</text:p>
          </table:table-cell>
          <table:table-cell office:value-type="float" office:value="21.98705" calcext:value-type="float">
            <text:p>21.98705</text:p>
          </table:table-cell>
          <table:table-cell table:number-columns-repeated="17"/>
        </table:table-row>
        <table:table-row table:style-name="ro1">
          <table:table-cell office:value-type="float" office:value="0.05495" calcext:value-type="float">
            <text:p>0.05495</text:p>
          </table:table-cell>
          <table:table-cell office:value-type="float" office:value="17.60185" calcext:value-type="float">
            <text:p>17.60185</text:p>
          </table:table-cell>
          <table:table-cell table:number-columns-repeated="17"/>
        </table:table-row>
        <table:table-row table:style-name="ro1">
          <table:table-cell office:value-type="float" office:value="0.42359" calcext:value-type="float">
            <text:p>0.42359</text:p>
          </table:table-cell>
          <table:table-cell office:value-type="float" office:value="22.37855" calcext:value-type="float">
            <text:p>22.37855</text:p>
          </table:table-cell>
          <table:table-cell table:number-columns-repeated="17"/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19.19495" calcext:value-type="float">
            <text:p>19.19495</text:p>
          </table:table-cell>
          <table:table-cell table:number-columns-repeated="17"/>
        </table:table-row>
        <table:table-row table:style-name="ro1">
          <table:table-cell office:value-type="float" office:value="0.2854" calcext:value-type="float">
            <text:p>0.2854</text:p>
          </table:table-cell>
          <table:table-cell office:value-type="float" office:value="21.2265" calcext:value-type="float">
            <text:p>21.2265</text:p>
          </table:table-cell>
          <table:table-cell table:number-columns-repeated="17"/>
        </table:table-row>
        <table:table-row table:style-name="ro1">
          <table:table-cell office:value-type="float" office:value="0.32553" calcext:value-type="float">
            <text:p>0.32553</text:p>
          </table:table-cell>
          <table:table-cell office:value-type="float" office:value="21.91925" calcext:value-type="float">
            <text:p>21.91925</text:p>
          </table:table-cell>
          <table:table-cell table:number-columns-repeated="17"/>
        </table:table-row>
        <table:table-row table:style-name="ro1">
          <table:table-cell office:value-type="float" office:value="0.33493" calcext:value-type="float">
            <text:p>0.33493</text:p>
          </table:table-cell>
          <table:table-cell office:value-type="float" office:value="21.74575" calcext:value-type="float">
            <text:p>21.74575</text:p>
          </table:table-cell>
          <table:table-cell table:number-columns-repeated="17"/>
        </table:table-row>
        <table:table-row table:style-name="ro1">
          <table:table-cell office:value-type="float" office:value="0.2909" calcext:value-type="float">
            <text:p>0.2909</text:p>
          </table:table-cell>
          <table:table-cell office:value-type="float" office:value="21.30595" calcext:value-type="float">
            <text:p>21.30595</text:p>
          </table:table-cell>
          <table:table-cell table:number-columns-repeated="17"/>
        </table:table-row>
        <table:table-row table:style-name="ro1">
          <table:table-cell office:value-type="float" office:value="0.44058" calcext:value-type="float">
            <text:p>0.44058</text:p>
          </table:table-cell>
          <table:table-cell office:value-type="float" office:value="22.4238" calcext:value-type="float">
            <text:p>22.4238</text:p>
          </table:table-cell>
          <table:table-cell table:number-columns-repeated="17"/>
        </table:table-row>
        <table:table-row table:style-name="ro1">
          <table:table-cell office:value-type="float" office:value="0.24111" calcext:value-type="float">
            <text:p>0.24111</text:p>
          </table:table-cell>
          <table:table-cell office:value-type="float" office:value="21.09055" calcext:value-type="float">
            <text:p>21.09055</text:p>
          </table:table-cell>
          <table:table-cell table:number-columns-repeated="17"/>
        </table:table-row>
        <table:table-row table:style-name="ro1">
          <table:table-cell office:value-type="float" office:value="0.46101" calcext:value-type="float">
            <text:p>0.46101</text:p>
          </table:table-cell>
          <table:table-cell office:value-type="float" office:value="22.75035" calcext:value-type="float">
            <text:p>22.75035</text:p>
          </table:table-cell>
          <table:table-cell table:number-columns-repeated="17"/>
        </table:table-row>
        <table:table-row table:style-name="ro1">
          <table:table-cell office:value-type="float" office:value="0.11944" calcext:value-type="float">
            <text:p>0.11944</text:p>
          </table:table-cell>
          <table:table-cell office:value-type="float" office:value="19.33475" calcext:value-type="float">
            <text:p>19.33475</text:p>
          </table:table-cell>
          <table:table-cell table:number-columns-repeated="17"/>
        </table:table-row>
        <table:table-row table:style-name="ro1">
          <table:table-cell office:value-type="float" office:value="0.54539" calcext:value-type="float">
            <text:p>0.54539</text:p>
          </table:table-cell>
          <table:table-cell office:value-type="float" office:value="23.34415" calcext:value-type="float">
            <text:p>23.34415</text:p>
          </table:table-cell>
          <table:table-cell table:number-columns-repeated="17"/>
        </table:table-row>
        <table:table-row table:style-name="ro1">
          <table:table-cell office:value-type="float" office:value="0.41155" calcext:value-type="float">
            <text:p>0.41155</text:p>
          </table:table-cell>
          <table:table-cell office:value-type="float" office:value="22.6089" calcext:value-type="float">
            <text:p>22.6089</text:p>
          </table:table-cell>
          <table:table-cell table:number-columns-repeated="17"/>
        </table:table-row>
        <table:table-row table:style-name="ro1">
          <table:table-cell office:value-type="float" office:value="0.26848" calcext:value-type="float">
            <text:p>0.26848</text:p>
          </table:table-cell>
          <table:table-cell office:value-type="float" office:value="21.34225" calcext:value-type="float">
            <text:p>21.34225</text:p>
          </table:table-cell>
          <table:table-cell table:number-columns-repeated="17"/>
        </table:table-row>
        <table:table-row table:style-name="ro1">
          <table:table-cell office:value-type="float" office:value="0.04976" calcext:value-type="float">
            <text:p>0.04976</text:p>
          </table:table-cell>
          <table:table-cell office:value-type="float" office:value="17.35275" calcext:value-type="float">
            <text:p>17.35275</text:p>
          </table:table-cell>
          <table:table-cell table:number-columns-repeated="17"/>
        </table:table-row>
        <table:table-row table:style-name="ro1">
          <table:table-cell office:value-type="float" office:value="0.41131" calcext:value-type="float">
            <text:p>0.41131</text:p>
          </table:table-cell>
          <table:table-cell office:value-type="float" office:value="22.5817" calcext:value-type="float">
            <text:p>22.5817</text:p>
          </table:table-cell>
          <table:table-cell table:number-columns-repeated="17"/>
        </table:table-row>
        <table:table-row table:style-name="ro1">
          <table:table-cell office:value-type="float" office:value="0.07369" calcext:value-type="float">
            <text:p>0.07369</text:p>
          </table:table-cell>
          <table:table-cell office:value-type="float" office:value="18.2355" calcext:value-type="float">
            <text:p>18.2355</text:p>
          </table:table-cell>
          <table:table-cell table:number-columns-repeated="17"/>
        </table:table-row>
        <table:table-row table:style-name="ro1">
          <table:table-cell office:value-type="float" office:value="0.31841" calcext:value-type="float">
            <text:p>0.31841</text:p>
          </table:table-cell>
          <table:table-cell office:value-type="float" office:value="22.0816" calcext:value-type="float">
            <text:p>22.0816</text:p>
          </table:table-cell>
          <table:table-cell table:number-columns-repeated="17"/>
        </table:table-row>
        <table:table-row table:style-name="ro1">
          <table:table-cell office:value-type="float" office:value="0.4193" calcext:value-type="float">
            <text:p>0.4193</text:p>
          </table:table-cell>
          <table:table-cell office:value-type="float" office:value="22.16135" calcext:value-type="float">
            <text:p>22.16135</text:p>
          </table:table-cell>
          <table:table-cell table:number-columns-repeated="17"/>
        </table:table-row>
        <table:table-row table:style-name="ro1">
          <table:table-cell office:value-type="float" office:value="0.42028" calcext:value-type="float">
            <text:p>0.42028</text:p>
          </table:table-cell>
          <table:table-cell office:value-type="float" office:value="22.49015" calcext:value-type="float">
            <text:p>22.49015</text:p>
          </table:table-cell>
          <table:table-cell table:number-columns-repeated="17"/>
        </table:table-row>
        <table:table-row table:style-name="ro1">
          <table:table-cell office:value-type="float" office:value="0.43885" calcext:value-type="float">
            <text:p>0.43885</text:p>
          </table:table-cell>
          <table:table-cell office:value-type="float" office:value="22.46285" calcext:value-type="float">
            <text:p>22.46285</text:p>
          </table:table-cell>
          <table:table-cell table:number-columns-repeated="17"/>
        </table:table-row>
        <table:table-row table:style-name="ro1">
          <table:table-cell office:value-type="float" office:value="0.4804" calcext:value-type="float">
            <text:p>0.4804</text:p>
          </table:table-cell>
          <table:table-cell office:value-type="float" office:value="22.68865" calcext:value-type="float">
            <text:p>22.68865</text:p>
          </table:table-cell>
          <table:table-cell table:number-columns-repeated="17"/>
        </table:table-row>
        <table:table-row table:style-name="ro1">
          <table:table-cell office:value-type="float" office:value="0.1998" calcext:value-type="float">
            <text:p>0.1998</text:p>
          </table:table-cell>
          <table:table-cell office:value-type="float" office:value="20.66375" calcext:value-type="float">
            <text:p>20.66375</text:p>
          </table:table-cell>
          <table:table-cell table:number-columns-repeated="17"/>
        </table:table-row>
        <table:table-row table:style-name="ro1">
          <table:table-cell office:value-type="float" office:value="0.30143" calcext:value-type="float">
            <text:p>0.30143</text:p>
          </table:table-cell>
          <table:table-cell office:value-type="float" office:value="21.81235" calcext:value-type="float">
            <text:p>21.81235</text:p>
          </table:table-cell>
          <table:table-cell table:number-columns-repeated="17"/>
        </table:table-row>
        <table:table-row table:style-name="ro1">
          <table:table-cell office:value-type="float" office:value="0.2902" calcext:value-type="float">
            <text:p>0.2902</text:p>
          </table:table-cell>
          <table:table-cell office:value-type="float" office:value="21.4412" calcext:value-type="float">
            <text:p>21.4412</text:p>
          </table:table-cell>
          <table:table-cell table:number-columns-repeated="17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21.58775" calcext:value-type="float">
            <text:p>21.58775</text:p>
          </table:table-cell>
          <table:table-cell table:number-columns-repeated="17"/>
        </table:table-row>
        <table:table-row table:style-name="ro1">
          <table:table-cell office:value-type="float" office:value="0.2956" calcext:value-type="float">
            <text:p>0.2956</text:p>
          </table:table-cell>
          <table:table-cell office:value-type="float" office:value="21.7291" calcext:value-type="float">
            <text:p>21.7291</text:p>
          </table:table-cell>
          <table:table-cell table:number-columns-repeated="17"/>
        </table:table-row>
        <table:table-row table:style-name="ro1">
          <table:table-cell office:value-type="float" office:value="0.33848" calcext:value-type="float">
            <text:p>0.33848</text:p>
          </table:table-cell>
          <table:table-cell office:value-type="float" office:value="21.88335" calcext:value-type="float">
            <text:p>21.88335</text:p>
          </table:table-cell>
          <table:table-cell table:number-columns-repeated="17"/>
        </table:table-row>
        <table:table-row table:style-name="ro1">
          <table:table-cell office:value-type="float" office:value="0.3786" calcext:value-type="float">
            <text:p>0.3786</text:p>
          </table:table-cell>
          <table:table-cell office:value-type="float" office:value="22.21555" calcext:value-type="float">
            <text:p>22.21555</text:p>
          </table:table-cell>
          <table:table-cell table:number-columns-repeated="17"/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18.72405" calcext:value-type="float">
            <text:p>18.72405</text:p>
          </table:table-cell>
          <table:table-cell table:number-columns-repeated="17"/>
        </table:table-row>
        <table:table-row table:style-name="ro1">
          <table:table-cell office:value-type="float" office:value="0.4507" calcext:value-type="float">
            <text:p>0.4507</text:p>
          </table:table-cell>
          <table:table-cell office:value-type="float" office:value="22.6586" calcext:value-type="float">
            <text:p>22.6586</text:p>
          </table:table-cell>
          <table:table-cell table:number-columns-repeated="17"/>
        </table:table-row>
        <table:table-row table:style-name="ro1">
          <table:table-cell office:value-type="float" office:value="0.4604" calcext:value-type="float">
            <text:p>0.4604</text:p>
          </table:table-cell>
          <table:table-cell office:value-type="float" office:value="22.8011" calcext:value-type="float">
            <text:p>22.8011</text:p>
          </table:table-cell>
          <table:table-cell table:number-columns-repeated="17"/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25.73935" calcext:value-type="float">
            <text:p>25.73935</text:p>
          </table:table-cell>
          <table:table-cell table:number-columns-repeated="17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5.6034" calcext:value-type="float">
            <text:p>25.6034</text:p>
          </table:table-cell>
          <table:table-cell table:number-columns-repeated="17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5.9072" calcext:value-type="float">
            <text:p>25.9072</text:p>
          </table:table-cell>
          <table:table-cell table:number-columns-repeated="17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6.00705" calcext:value-type="float">
            <text:p>26.00705</text:p>
          </table:table-cell>
          <table:table-cell table:number-columns-repeated="17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6.0592" calcext:value-type="float">
            <text:p>26.0592</text:p>
          </table:table-cell>
          <table:table-cell table:number-columns-repeated="1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6.2011" calcext:value-type="float">
            <text:p>26.2011</text:p>
          </table:table-cell>
          <table:table-cell table:number-columns-repeated="17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6.877" calcext:value-type="float">
            <text:p>26.877</text:p>
          </table:table-cell>
          <table:table-cell table:number-columns-repeated="17"/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26.1609" calcext:value-type="float">
            <text:p>26.1609</text:p>
          </table:table-cell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.52015" calcext:value-type="float">
            <text:p>25.52015</text:p>
          </table:table-cell>
          <table:table-cell table:number-columns-repeated="17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5.4652" calcext:value-type="float">
            <text:p>25.4652</text:p>
          </table:table-cell>
          <table:table-cell table:number-columns-repeated="17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4.88235" calcext:value-type="float">
            <text:p>24.88235</text:p>
          </table:table-cell>
          <table:table-cell table:number-columns-repeated="17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3.70605" calcext:value-type="float">
            <text:p>23.70605</text:p>
          </table:table-cell>
          <table:table-cell table:number-columns-repeated="17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5.0639" calcext:value-type="float">
            <text:p>25.0639</text:p>
          </table:table-cell>
          <table:table-cell table:number-columns-repeated="17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5.28615" calcext:value-type="float">
            <text:p>25.28615</text:p>
          </table:table-cell>
          <table:table-cell table:number-columns-repeated="17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5.4985" calcext:value-type="float">
            <text:p>25.4985</text:p>
          </table:table-cell>
          <table:table-cell table:number-columns-repeated="17"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24.3128" calcext:value-type="float">
            <text:p>24.3128</text:p>
          </table:table-cell>
          <table:table-cell table:number-columns-repeated="17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5.5159" calcext:value-type="float">
            <text:p>25.5159</text:p>
          </table:table-cell>
          <table:table-cell table:number-columns-repeated="17"/>
        </table:table-row>
        <table:table-row table:style-name="ro1">
          <table:table-cell office:value-type="float" office:value="0.9752" calcext:value-type="float">
            <text:p>0.9752</text:p>
          </table:table-cell>
          <table:table-cell office:value-type="float" office:value="24.7061" calcext:value-type="float">
            <text:p>24.7061</text:p>
          </table:table-cell>
          <table:table-cell table:number-columns-repeated="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5.11545" calcext:value-type="float">
            <text:p>25.11545</text:p>
          </table:table-cell>
          <table:table-cell table:number-columns-repeated="17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3.8446" calcext:value-type="float">
            <text:p>23.8446</text:p>
          </table:table-cell>
          <table:table-cell table:number-columns-repeated="17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5.36305" calcext:value-type="float">
            <text:p>25.36305</text:p>
          </table:table-cell>
          <table:table-cell table:number-columns-repeated="17"/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25.2642" calcext:value-type="float">
            <text:p>25.2642</text:p>
          </table:table-cell>
          <table:table-cell table:number-columns-repeated="17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24.2666" calcext:value-type="float">
            <text:p>24.2666</text:p>
          </table:table-cell>
          <table:table-cell table:number-columns-repeated="17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4.85445" calcext:value-type="float">
            <text:p>24.85445</text:p>
          </table:table-cell>
          <table:table-cell table:number-columns-repeated="17"/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25.54235" calcext:value-type="float">
            <text:p>25.54235</text:p>
          </table:table-cell>
          <table:table-cell table:number-columns-repeated="17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4.63835" calcext:value-type="float">
            <text:p>24.6383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17:11:57.194348681</dc:date>
    <meta:editing-duration>PT3M46S</meta:editing-duration>
    <meta:editing-cycles>1</meta:editing-cycles>
    <meta:document-statistic meta:table-count="1" meta:cell-count="2098" meta:object-count="0"/>
    <meta:generator>LibreOffice/5.1.6.2$Linux_X86_64 LibreOffice_project/10m0$Build-2</meta:generator>
  </office:meta>
</office:document-meta>
</file>